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Tabla88" style:family="table">
      <style:table-properties style:width="16.103cm" table:align="left"/>
    </style:style>
    <style:style style:name="Tabla88.A" style:family="table-column">
      <style:table-column-properties style:column-width="3.995cm"/>
    </style:style>
    <style:style style:name="Tabla88.B" style:family="table-column">
      <style:table-column-properties style:column-width="1.101cm"/>
    </style:style>
    <style:style style:name="Tabla88.1" style:family="table-row">
      <style:table-row-properties style:min-row-height="0.683cm"/>
    </style:style>
    <style:style style:name="Tabla88.A1" style:family="table-cell">
      <style:table-cell-properties fo:padding="0.097cm" fo:border-left="0.05pt solid #000000" fo:border-right="none" fo:border-top="0.05pt solid #000000" fo:border-bottom="0.05pt solid #000000"/>
    </style:style>
    <style:style style:name="Tabla88.L1" style:family="table-cell">
      <style:table-cell-properties fo:padding="0.097cm" fo:border="0.05pt solid #000000"/>
    </style:style>
    <style:style style:name="Tabla88.A2" style:family="table-cell">
      <style:table-cell-properties fo:padding="0.097cm" fo:border-left="0.05pt solid #000000" fo:border-right="none" fo:border-top="none" fo:border-bottom="0.05pt solid #000000"/>
    </style:style>
    <style:style style:name="Tabla88.L2" style:family="table-cell">
      <style:table-cell-properties fo:padding="0.097cm" fo:border-left="0.05pt solid #000000" fo:border-right="0.05pt solid #000000" fo:border-top="none" fo:border-bottom="0.05pt solid #000000"/>
    </style:style>
    <style:style style:name="Tabla95" style:family="table">
      <style:table-properties style:width="16.103cm" table:align="left"/>
    </style:style>
    <style:style style:name="Tabla95.A" style:family="table-column">
      <style:table-column-properties style:column-width="3.995cm"/>
    </style:style>
    <style:style style:name="Tabla95.B" style:family="table-column">
      <style:table-column-properties style:column-width="1.101cm"/>
    </style:style>
    <style:style style:name="Tabla95.1" style:family="table-row">
      <style:table-row-properties style:min-row-height="0.683cm"/>
    </style:style>
    <style:style style:name="Tabla95.A1" style:family="table-cell">
      <style:table-cell-properties fo:padding="0.097cm" fo:border-left="0.05pt solid #000000" fo:border-right="none" fo:border-top="0.05pt solid #000000" fo:border-bottom="0.05pt solid #000000"/>
    </style:style>
    <style:style style:name="Tabla95.L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L2" style:family="table-cell">
      <style:table-cell-properties fo:padding="0.097cm" fo:border-left="0.05pt solid #000000" fo:border-right="0.05pt solid #000000" fo:border-top="none" fo:border-bottom="0.05pt solid #000000"/>
    </style:style>
    <style:style style:name="Tabla96" style:family="table">
      <style:table-properties style:width="16.103cm" table:align="left"/>
    </style:style>
    <style:style style:name="Tabla96.A" style:family="table-column">
      <style:table-column-properties style:column-width="3.995cm"/>
    </style:style>
    <style:style style:name="Tabla96.B" style:family="table-column">
      <style:table-column-properties style:column-width="1.101cm"/>
    </style:style>
    <style:style style:name="Tabla96.1" style:family="table-row">
      <style:table-row-properties style:min-row-height="0.683cm"/>
    </style:style>
    <style:style style:name="Tabla96.A1" style:family="table-cell">
      <style:table-cell-properties fo:padding="0.097cm" fo:border-left="0.05pt solid #000000" fo:border-right="none" fo:border-top="0.05pt solid #000000" fo:border-bottom="0.05pt solid #000000"/>
    </style:style>
    <style:style style:name="Tabla96.L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L2" style:family="table-cell">
      <style:table-cell-properties fo:padding="0.097cm" fo:border-left="0.05pt solid #000000" fo:border-right="0.05pt solid #000000" fo:border-top="none" fo:border-bottom="0.05pt solid #000000"/>
    </style:style>
    <style:style style:name="Tabla97" style:family="table">
      <style:table-properties style:width="16.103cm" table:align="left"/>
    </style:style>
    <style:style style:name="Tabla97.A" style:family="table-column">
      <style:table-column-properties style:column-width="3.995cm"/>
    </style:style>
    <style:style style:name="Tabla97.B" style:family="table-column">
      <style:table-column-properties style:column-width="1.101cm"/>
    </style:style>
    <style:style style:name="Tabla97.1" style:family="table-row">
      <style:table-row-properties style:min-row-height="0.683cm"/>
    </style:style>
    <style:style style:name="Tabla97.A1" style:family="table-cell">
      <style:table-cell-properties fo:padding="0.097cm" fo:border-left="0.05pt solid #000000" fo:border-right="none" fo:border-top="0.05pt solid #000000" fo:border-bottom="0.05pt solid #000000"/>
    </style:style>
    <style:style style:name="Tabla97.L1" style:family="table-cell">
      <style:table-cell-properties fo:padding="0.097cm" fo:border="0.05pt solid #000000"/>
    </style:style>
    <style:style style:name="Tabla97.A2" style:family="table-cell">
      <style:table-cell-properties fo:padding="0.097cm" fo:border-left="0.05pt solid #000000" fo:border-right="none" fo:border-top="none" fo:border-bottom="0.05pt solid #000000"/>
    </style:style>
    <style:style style:name="Tabla97.L2" style:family="table-cell">
      <style:table-cell-properties fo:padding="0.097cm" fo:border-left="0.05pt solid #000000" fo:border-right="0.05pt solid #000000" fo:border-top="none" fo:border-bottom="0.05pt solid #000000"/>
    </style:style>
    <style:style style:name="Tabla98" style:family="table">
      <style:table-properties style:width="16.103cm" table:align="left"/>
    </style:style>
    <style:style style:name="Tabla98.A" style:family="table-column">
      <style:table-column-properties style:column-width="3.995cm"/>
    </style:style>
    <style:style style:name="Tabla98.B" style:family="table-column">
      <style:table-column-properties style:column-width="1.101cm"/>
    </style:style>
    <style:style style:name="Tabla98.1" style:family="table-row">
      <style:table-row-properties style:min-row-height="0.683cm"/>
    </style:style>
    <style:style style:name="Tabla98.A1" style:family="table-cell">
      <style:table-cell-properties fo:padding="0.097cm" fo:border-left="0.05pt solid #000000" fo:border-right="none" fo:border-top="0.05pt solid #000000" fo:border-bottom="0.05pt solid #000000"/>
    </style:style>
    <style:style style:name="Tabla98.L1" style:family="table-cell">
      <style:table-cell-properties fo:padding="0.097cm" fo:border="0.05pt solid #000000"/>
    </style:style>
    <style:style style:name="Tabla98.A2" style:family="table-cell">
      <style:table-cell-properties fo:padding="0.097cm" fo:border-left="0.05pt solid #000000" fo:border-right="none" fo:border-top="none" fo:border-bottom="0.05pt solid #000000"/>
    </style:style>
    <style:style style:name="Tabla98.L2" style:family="table-cell">
      <style:table-cell-properties fo:padding="0.097cm" fo:border-left="0.05pt solid #000000" fo:border-right="0.05pt solid #000000" fo:border-top="none" fo:border-bottom="0.05pt solid #000000"/>
    </style:style>
    <style:style style:name="Tabla99" style:family="table">
      <style:table-properties style:width="16.103cm" table:align="left"/>
    </style:style>
    <style:style style:name="Tabla99.A" style:family="table-column">
      <style:table-column-properties style:column-width="3.995cm"/>
    </style:style>
    <style:style style:name="Tabla99.B" style:family="table-column">
      <style:table-column-properties style:column-width="1.101cm"/>
    </style:style>
    <style:style style:name="Tabla99.1" style:family="table-row">
      <style:table-row-properties style:min-row-height="0.683cm"/>
    </style:style>
    <style:style style:name="Tabla99.A1" style:family="table-cell">
      <style:table-cell-properties fo:padding="0.097cm" fo:border-left="0.05pt solid #000000" fo:border-right="none" fo:border-top="0.05pt solid #000000" fo:border-bottom="0.05pt solid #000000"/>
    </style:style>
    <style:style style:name="Tabla99.L1" style:family="table-cell">
      <style:table-cell-properties fo:padding="0.097cm" fo:border="0.05pt solid #000000"/>
    </style:style>
    <style:style style:name="Tabla99.A2" style:family="table-cell">
      <style:table-cell-properties fo:padding="0.097cm" fo:border-left="0.05pt solid #000000" fo:border-right="none" fo:border-top="none" fo:border-bottom="0.05pt solid #000000"/>
    </style:style>
    <style:style style:name="Tabla99.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e47ec1" officeooo:paragraph-rsid="00e47ec1" fo:background-color="#ff3333"/>
    </style:style>
    <style:style style:name="P67" style:family="paragraph" style:parent-style-name="Standard">
      <style:text-properties officeooo:rsid="00e9fa2d" officeooo:paragraph-rsid="00e9fa2d" fo:background-color="#ff3333"/>
    </style:style>
    <style:style style:name="P68" style:family="paragraph" style:parent-style-name="Standard">
      <style:text-properties fo:font-weight="normal" officeooo:rsid="00fd2104" officeooo:paragraph-rsid="00fd2104" style:font-weight-asian="normal" style:font-weight-complex="normal"/>
    </style:style>
    <style:style style:name="P69" style:family="paragraph" style:parent-style-name="Text_20_body">
      <style:text-properties officeooo:rsid="001696b6" officeooo:paragraph-rsid="001696b6"/>
    </style:style>
    <style:style style:name="P70" style:family="paragraph" style:parent-style-name="Text_20_body">
      <style:text-properties officeooo:rsid="001696b6" officeooo:paragraph-rsid="00172a40"/>
    </style:style>
    <style:style style:name="P71" style:family="paragraph" style:parent-style-name="Text_20_body">
      <style:text-properties officeooo:rsid="0017182d" officeooo:paragraph-rsid="0017182d"/>
    </style:style>
    <style:style style:name="P72" style:family="paragraph" style:parent-style-name="Text_20_body">
      <style:text-properties officeooo:rsid="0017182d" officeooo:paragraph-rsid="0018e555"/>
    </style:style>
    <style:style style:name="P73" style:family="paragraph" style:parent-style-name="Text_20_body">
      <style:text-properties officeooo:rsid="0017182d" officeooo:paragraph-rsid="0028f7cc"/>
    </style:style>
    <style:style style:name="P74" style:family="paragraph" style:parent-style-name="Text_20_body">
      <style:text-properties officeooo:rsid="0017182d" officeooo:paragraph-rsid="002bcc67"/>
    </style:style>
    <style:style style:name="P75" style:family="paragraph" style:parent-style-name="Text_20_body">
      <style:text-properties officeooo:rsid="0017182d" officeooo:paragraph-rsid="006faa41"/>
    </style:style>
    <style:style style:name="P76" style:family="paragraph" style:parent-style-name="Text_20_body">
      <style:text-properties officeooo:rsid="00172a40" officeooo:paragraph-rsid="00172a40"/>
    </style:style>
    <style:style style:name="P77" style:family="paragraph" style:parent-style-name="Text_20_body">
      <style:text-properties officeooo:rsid="0018e555" officeooo:paragraph-rsid="0018e555"/>
    </style:style>
    <style:style style:name="P78" style:family="paragraph" style:parent-style-name="Text_20_body">
      <style:text-properties officeooo:rsid="0019608c" officeooo:paragraph-rsid="0019608c"/>
    </style:style>
    <style:style style:name="P79" style:family="paragraph" style:parent-style-name="Text_20_body">
      <style:text-properties officeooo:rsid="0019608c" officeooo:paragraph-rsid="001d70ae"/>
    </style:style>
    <style:style style:name="P80" style:family="paragraph" style:parent-style-name="Text_20_body">
      <style:text-properties officeooo:rsid="0019608c" officeooo:paragraph-rsid="002d710d"/>
    </style:style>
    <style:style style:name="P81" style:family="paragraph" style:parent-style-name="Text_20_body">
      <style:paragraph-properties fo:text-align="center" style:justify-single-word="false"/>
    </style:style>
    <style:style style:name="P82" style:family="paragraph" style:parent-style-name="Text_20_body">
      <style:text-properties officeooo:rsid="001b86e1" officeooo:paragraph-rsid="001b86e1"/>
    </style:style>
    <style:style style:name="P83" style:family="paragraph" style:parent-style-name="Text_20_body">
      <style:paragraph-properties fo:text-align="start" style:justify-single-word="false"/>
      <style:text-properties officeooo:paragraph-rsid="001d70ae"/>
    </style:style>
    <style:style style:name="P84" style:family="paragraph" style:parent-style-name="Text_20_body">
      <style:text-properties officeooo:rsid="001f9c80" officeooo:paragraph-rsid="00211ef7"/>
    </style:style>
    <style:style style:name="P85" style:family="paragraph" style:parent-style-name="Text_20_body">
      <style:text-properties officeooo:rsid="001f9c80" officeooo:paragraph-rsid="0026f443"/>
    </style:style>
    <style:style style:name="P86" style:family="paragraph" style:parent-style-name="Text_20_body">
      <style:paragraph-properties fo:text-align="center" style:justify-single-word="false"/>
      <style:text-properties officeooo:rsid="001d70ae" officeooo:paragraph-rsid="001d70ae"/>
    </style:style>
    <style:style style:name="P87" style:family="paragraph" style:parent-style-name="Text_20_body">
      <style:paragraph-properties fo:text-align="start"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2043e5" officeooo:paragraph-rsid="002043e5"/>
    </style:style>
    <style:style style:name="P89" style:family="paragraph" style:parent-style-name="Text_20_body">
      <style:text-properties officeooo:rsid="00211ef7" officeooo:paragraph-rsid="00211ef7"/>
    </style:style>
    <style:style style:name="P90" style:family="paragraph" style:parent-style-name="Text_20_body">
      <style:paragraph-properties fo:line-height="100%"/>
      <style:text-properties officeooo:rsid="00211ef7" officeooo:paragraph-rsid="00211ef7"/>
    </style:style>
    <style:style style:name="P91" style:family="paragraph" style:parent-style-name="Text_20_body">
      <style:paragraph-properties fo:line-height="100%"/>
      <style:text-properties officeooo:rsid="00211ef7" officeooo:paragraph-rsid="00234b88"/>
    </style:style>
    <style:style style:name="P92" style:family="paragraph" style:parent-style-name="Text_20_body">
      <style:paragraph-properties fo:line-height="100%"/>
      <style:text-properties officeooo:paragraph-rsid="00234b88"/>
    </style:style>
    <style:style style:name="P93"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4"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6"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7"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9" style:family="paragraph" style:parent-style-name="Text_20_body">
      <style:text-properties style:font-name="Liberation Mono" fo:font-size="10pt" officeooo:rsid="00717bb1" officeooo:paragraph-rsid="00717bb1" style:font-size-asian="10pt" style:font-size-complex="10pt"/>
    </style:style>
    <style:style style:name="P100" style:family="paragraph" style:parent-style-name="Text_20_body">
      <style:text-properties style:font-name="Liberation Mono" fo:font-size="10pt" officeooo:rsid="00717bb1" officeooo:paragraph-rsid="00d908b8" style:font-size-asian="10pt" style:font-size-complex="10pt"/>
    </style:style>
    <style:style style:name="P101" style:family="paragraph" style:parent-style-name="Text_20_body">
      <style:text-properties style:font-name="Liberation Mono" fo:font-size="10pt" officeooo:rsid="0061deea" officeooo:paragraph-rsid="0061deea" style:font-size-asian="10pt" style:font-size-complex="10pt"/>
    </style:style>
    <style:style style:name="P102" style:family="paragraph" style:parent-style-name="Text_20_body">
      <style:text-properties style:font-name="Liberation Mono" fo:font-size="10pt" officeooo:rsid="0061deea" officeooo:paragraph-rsid="007f31c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5"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7"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8"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9"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0"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2" style:family="paragraph" style:parent-style-name="Text_20_body">
      <style:paragraph-properties fo:line-height="100%" fo:text-align="center" style:justify-single-word="false"/>
      <style:text-properties style:font-name="Liberation Mono" officeooo:rsid="0080fb97" officeooo:paragraph-rsid="0080fb97"/>
    </style:style>
    <style:style style:name="P113" style:family="paragraph" style:parent-style-name="Text_20_body">
      <style:paragraph-properties fo:text-align="center" style:justify-single-word="false"/>
      <style:text-properties style:font-name="Liberation Mono"/>
    </style:style>
    <style:style style:name="P114" style:family="paragraph" style:parent-style-name="Text_20_body">
      <style:paragraph-properties fo:line-height="100%" fo:text-align="center" style:justify-single-word="false"/>
      <style:text-properties style:font-name="Liberation Mono" officeooo:rsid="00af8e1d" officeooo:paragraph-rsid="00af8e1d"/>
    </style:style>
    <style:style style:name="P115" style:family="paragraph" style:parent-style-name="Text_20_body">
      <style:text-properties officeooo:rsid="00234b88" officeooo:paragraph-rsid="00234b88"/>
    </style:style>
    <style:style style:name="P116" style:family="paragraph" style:parent-style-name="Text_20_body">
      <style:text-properties officeooo:rsid="00234b88" officeooo:paragraph-rsid="00b8f31e"/>
    </style:style>
    <style:style style:name="P117" style:family="paragraph" style:parent-style-name="Text_20_body">
      <style:text-properties officeooo:rsid="0027970d" officeooo:paragraph-rsid="0027970d"/>
    </style:style>
    <style:style style:name="P118" style:family="paragraph" style:parent-style-name="Text_20_body">
      <style:text-properties officeooo:rsid="0027970d" officeooo:paragraph-rsid="00750515"/>
    </style:style>
    <style:style style:name="P119" style:family="paragraph" style:parent-style-name="Text_20_body">
      <style:text-properties officeooo:rsid="0027970d" officeooo:paragraph-rsid="007659cd"/>
    </style:style>
    <style:style style:name="P120" style:family="paragraph" style:parent-style-name="Text_20_body">
      <style:text-properties officeooo:rsid="0028f7cc" officeooo:paragraph-rsid="0028f7cc"/>
    </style:style>
    <style:style style:name="P121" style:family="paragraph" style:parent-style-name="Text_20_body">
      <style:text-properties officeooo:rsid="002ae0a1" officeooo:paragraph-rsid="002ae0a1"/>
    </style:style>
    <style:style style:name="P122" style:family="paragraph" style:parent-style-name="Text_20_body">
      <style:text-properties officeooo:rsid="00301195" officeooo:paragraph-rsid="00301195"/>
    </style:style>
    <style:style style:name="P123" style:family="paragraph" style:parent-style-name="Text_20_body">
      <style:paragraph-properties fo:line-height="100%"/>
      <style:text-properties officeooo:rsid="00301195" officeooo:paragraph-rsid="00301195"/>
    </style:style>
    <style:style style:name="P124" style:family="paragraph" style:parent-style-name="Text_20_body">
      <style:text-properties officeooo:rsid="0032f3c3" officeooo:paragraph-rsid="0032f3c3"/>
    </style:style>
    <style:style style:name="P125" style:family="paragraph" style:parent-style-name="Text_20_body">
      <style:text-properties officeooo:rsid="003614a9" officeooo:paragraph-rsid="003614a9"/>
    </style:style>
    <style:style style:name="P126" style:family="paragraph" style:parent-style-name="Text_20_body">
      <style:text-properties officeooo:paragraph-rsid="003d7058"/>
    </style:style>
    <style:style style:name="P127" style:family="paragraph" style:parent-style-name="Text_20_body">
      <style:text-properties officeooo:paragraph-rsid="004087db"/>
    </style:style>
    <style:style style:name="P128" style:family="paragraph" style:parent-style-name="Text_20_body">
      <style:text-properties officeooo:rsid="004087db" officeooo:paragraph-rsid="004087db"/>
    </style:style>
    <style:style style:name="P129" style:family="paragraph" style:parent-style-name="Text_20_body">
      <style:paragraph-properties fo:line-height="100%"/>
      <style:text-properties officeooo:rsid="0046b58a" officeooo:paragraph-rsid="0046b58a"/>
    </style:style>
    <style:style style:name="P130" style:family="paragraph" style:parent-style-name="Text_20_body">
      <style:paragraph-properties fo:line-height="100%"/>
      <style:text-properties officeooo:rsid="0046b58a" officeooo:paragraph-rsid="0061deea"/>
    </style:style>
    <style:style style:name="P131" style:family="paragraph" style:parent-style-name="Text_20_body">
      <style:paragraph-properties fo:line-height="100%"/>
      <style:text-properties officeooo:rsid="00480d5d" officeooo:paragraph-rsid="00480d5d"/>
    </style:style>
    <style:style style:name="P132" style:family="paragraph" style:parent-style-name="Text_20_body">
      <style:text-properties officeooo:rsid="004b6c49" officeooo:paragraph-rsid="004b6c49"/>
    </style:style>
    <style:style style:name="P133" style:family="paragraph" style:parent-style-name="Text_20_body">
      <style:text-properties officeooo:rsid="004e00ae" officeooo:paragraph-rsid="004e00ae"/>
    </style:style>
    <style:style style:name="P134" style:family="paragraph" style:parent-style-name="Text_20_body">
      <style:text-properties officeooo:rsid="00521b5a" officeooo:paragraph-rsid="00521b5a"/>
    </style:style>
    <style:style style:name="P135" style:family="paragraph" style:parent-style-name="Text_20_body">
      <style:text-properties officeooo:rsid="0054f7fb" officeooo:paragraph-rsid="0054f7fb"/>
    </style:style>
    <style:style style:name="P136" style:family="paragraph" style:parent-style-name="Text_20_body">
      <style:text-properties officeooo:rsid="005bab37" officeooo:paragraph-rsid="005bab37"/>
    </style:style>
    <style:style style:name="P137" style:family="paragraph" style:parent-style-name="Text_20_body">
      <style:text-properties officeooo:rsid="005decdd" officeooo:paragraph-rsid="005decdd"/>
    </style:style>
    <style:style style:name="P138" style:family="paragraph" style:parent-style-name="Text_20_body">
      <style:text-properties officeooo:rsid="005decdd" officeooo:paragraph-rsid="005ed923"/>
    </style:style>
    <style:style style:name="P139" style:family="paragraph" style:parent-style-name="Text_20_body">
      <style:text-properties officeooo:rsid="005eabe8" officeooo:paragraph-rsid="005eabe8"/>
    </style:style>
    <style:style style:name="P140" style:family="paragraph" style:parent-style-name="Text_20_body">
      <style:paragraph-properties fo:line-height="100%"/>
      <style:text-properties officeooo:rsid="006179c8" officeooo:paragraph-rsid="006179c8"/>
    </style:style>
    <style:style style:name="P141" style:family="paragraph" style:parent-style-name="Text_20_body">
      <style:text-properties officeooo:rsid="0061deea" officeooo:paragraph-rsid="0061deea"/>
    </style:style>
    <style:style style:name="P142" style:family="paragraph" style:parent-style-name="Text_20_body">
      <style:text-properties officeooo:rsid="004abb00" officeooo:paragraph-rsid="004abb00"/>
    </style:style>
    <style:style style:name="P143" style:family="paragraph" style:parent-style-name="Text_20_body">
      <style:text-properties officeooo:rsid="00689ec6" officeooo:paragraph-rsid="006faa41"/>
    </style:style>
    <style:style style:name="P144" style:family="paragraph" style:parent-style-name="Text_20_body">
      <style:text-properties officeooo:rsid="006faa41" officeooo:paragraph-rsid="006faa41"/>
    </style:style>
    <style:style style:name="P145" style:family="paragraph" style:parent-style-name="Text_20_body">
      <style:text-properties officeooo:rsid="00717bb1" officeooo:paragraph-rsid="00717bb1"/>
    </style:style>
    <style:style style:name="P146" style:family="paragraph" style:parent-style-name="Text_20_body">
      <style:text-properties officeooo:rsid="00733d97" officeooo:paragraph-rsid="00733d97"/>
    </style:style>
    <style:style style:name="P147" style:family="paragraph" style:parent-style-name="Text_20_body">
      <style:paragraph-properties fo:line-height="100%"/>
      <style:text-properties officeooo:rsid="00733d97" officeooo:paragraph-rsid="0046b58a"/>
    </style:style>
    <style:style style:name="P148" style:family="paragraph" style:parent-style-name="Text_20_body">
      <style:text-properties officeooo:rsid="00750515" officeooo:paragraph-rsid="00750515"/>
    </style:style>
    <style:style style:name="P149" style:family="paragraph" style:parent-style-name="Text_20_body">
      <style:paragraph-properties fo:line-height="100%"/>
      <style:text-properties officeooo:rsid="00750515" officeooo:paragraph-rsid="009cb08e"/>
    </style:style>
    <style:style style:name="P150" style:family="paragraph" style:parent-style-name="Text_20_body">
      <style:text-properties officeooo:rsid="007659cd" officeooo:paragraph-rsid="007659cd"/>
    </style:style>
    <style:style style:name="P151" style:family="paragraph" style:parent-style-name="Text_20_body">
      <style:paragraph-properties fo:line-height="100%"/>
      <style:text-properties officeooo:rsid="007659cd" officeooo:paragraph-rsid="007659cd"/>
    </style:style>
    <style:style style:name="P152" style:family="paragraph" style:parent-style-name="Text_20_body">
      <style:paragraph-properties fo:line-height="100%"/>
      <style:text-properties officeooo:rsid="007659cd" officeooo:paragraph-rsid="007690b0"/>
    </style:style>
    <style:style style:name="P153" style:family="paragraph" style:parent-style-name="Text_20_body">
      <style:paragraph-properties fo:line-height="100%"/>
      <style:text-properties officeooo:rsid="007659cd" officeooo:paragraph-rsid="007740db"/>
    </style:style>
    <style:style style:name="P154" style:family="paragraph" style:parent-style-name="Text_20_body">
      <style:text-properties officeooo:rsid="007659cd" officeooo:paragraph-rsid="007740db"/>
    </style:style>
    <style:style style:name="P155" style:family="paragraph" style:parent-style-name="Text_20_body">
      <style:text-properties officeooo:rsid="007659cd" officeooo:paragraph-rsid="0090ae93"/>
    </style:style>
    <style:style style:name="P156" style:family="paragraph" style:parent-style-name="Text_20_body">
      <style:text-properties officeooo:rsid="007690b0" officeooo:paragraph-rsid="007690b0"/>
    </style:style>
    <style:style style:name="P157" style:family="paragraph" style:parent-style-name="Text_20_body">
      <style:paragraph-properties fo:line-height="100%"/>
      <style:text-properties officeooo:rsid="007690b0" officeooo:paragraph-rsid="007690b0"/>
    </style:style>
    <style:style style:name="P158" style:family="paragraph" style:parent-style-name="Text_20_body">
      <style:paragraph-properties fo:line-height="100%"/>
      <style:text-properties officeooo:rsid="007690b0" officeooo:paragraph-rsid="007740db"/>
    </style:style>
    <style:style style:name="P159" style:family="paragraph" style:parent-style-name="Text_20_body">
      <style:text-properties officeooo:rsid="007690b0" officeooo:paragraph-rsid="007740db"/>
    </style:style>
    <style:style style:name="P160" style:family="paragraph" style:parent-style-name="Text_20_body">
      <style:paragraph-properties fo:line-height="100%"/>
      <style:text-properties officeooo:rsid="007740db" officeooo:paragraph-rsid="007740db"/>
    </style:style>
    <style:style style:name="P161" style:family="paragraph" style:parent-style-name="Text_20_body">
      <style:text-properties officeooo:rsid="007740db" officeooo:paragraph-rsid="007740db"/>
    </style:style>
    <style:style style:name="P162" style:family="paragraph" style:parent-style-name="Text_20_body">
      <style:text-properties officeooo:paragraph-rsid="007c2fa6"/>
    </style:style>
    <style:style style:name="P163" style:family="paragraph" style:parent-style-name="Text_20_body">
      <style:paragraph-properties fo:line-height="100%"/>
      <style:text-properties officeooo:rsid="0080fb97" officeooo:paragraph-rsid="0080fb97"/>
    </style:style>
    <style:style style:name="P164" style:family="paragraph" style:parent-style-name="Text_20_body">
      <style:paragraph-properties fo:line-height="100%"/>
      <style:text-properties officeooo:rsid="0085815f" officeooo:paragraph-rsid="0085815f"/>
    </style:style>
    <style:style style:name="P165" style:family="paragraph" style:parent-style-name="Text_20_body">
      <style:text-properties officeooo:rsid="0086caf6" officeooo:paragraph-rsid="0086caf6"/>
    </style:style>
    <style:style style:name="P166" style:family="paragraph" style:parent-style-name="Text_20_body">
      <style:paragraph-properties fo:line-height="100%"/>
      <style:text-properties officeooo:rsid="008878d9" officeooo:paragraph-rsid="008878d9"/>
    </style:style>
    <style:style style:name="P167" style:family="paragraph" style:parent-style-name="Text_20_body">
      <style:paragraph-properties fo:line-height="100%"/>
      <style:text-properties officeooo:rsid="008878d9" officeooo:paragraph-rsid="009070ae"/>
    </style:style>
    <style:style style:name="P168" style:family="paragraph" style:parent-style-name="Text_20_body">
      <style:paragraph-properties fo:line-height="100%"/>
      <style:text-properties officeooo:rsid="009070ae" officeooo:paragraph-rsid="009070ae"/>
    </style:style>
    <style:style style:name="P169" style:family="paragraph" style:parent-style-name="Text_20_body">
      <style:paragraph-properties fo:line-height="100%"/>
      <style:text-properties officeooo:rsid="009147d7" officeooo:paragraph-rsid="009147d7"/>
    </style:style>
    <style:style style:name="P170" style:family="paragraph" style:parent-style-name="Text_20_body">
      <style:paragraph-properties fo:line-height="100%"/>
      <style:text-properties officeooo:rsid="00930c63" officeooo:paragraph-rsid="00930c63"/>
    </style:style>
    <style:style style:name="P171" style:family="paragraph" style:parent-style-name="Text_20_body">
      <style:text-properties officeooo:rsid="0093b278" officeooo:paragraph-rsid="0093b278"/>
    </style:style>
    <style:style style:name="P172" style:family="paragraph" style:parent-style-name="Text_20_body">
      <style:text-properties officeooo:rsid="00973fc9" officeooo:paragraph-rsid="00973fc9"/>
    </style:style>
    <style:style style:name="P173" style:family="paragraph" style:parent-style-name="Text_20_body">
      <style:text-properties officeooo:rsid="0099285a" officeooo:paragraph-rsid="0099285a"/>
    </style:style>
    <style:style style:name="P174" style:family="paragraph" style:parent-style-name="Text_20_body">
      <style:text-properties officeooo:paragraph-rsid="007e15c2"/>
    </style:style>
    <style:style style:name="P175" style:family="paragraph" style:parent-style-name="Text_20_body">
      <style:text-properties officeooo:rsid="009eeaa9" officeooo:paragraph-rsid="009eeaa9"/>
    </style:style>
    <style:style style:name="P176" style:family="paragraph" style:parent-style-name="Text_20_body">
      <style:text-properties officeooo:rsid="00a83cf7" officeooo:paragraph-rsid="00a83cf7"/>
    </style:style>
    <style:style style:name="P177" style:family="paragraph" style:parent-style-name="Text_20_body">
      <style:text-properties officeooo:rsid="00a83cf7" officeooo:paragraph-rsid="00aaebd0"/>
    </style:style>
    <style:style style:name="P178" style:family="paragraph" style:parent-style-name="Text_20_body">
      <style:text-properties officeooo:rsid="00a83cf7" officeooo:paragraph-rsid="00ade57e"/>
    </style:style>
    <style:style style:name="P179" style:family="paragraph" style:parent-style-name="Text_20_body">
      <style:text-properties officeooo:rsid="00aa540d" officeooo:paragraph-rsid="00aaebd0"/>
    </style:style>
    <style:style style:name="P180" style:family="paragraph" style:parent-style-name="Text_20_body">
      <style:text-properties officeooo:rsid="00ad9de9" officeooo:paragraph-rsid="00ad9de9"/>
    </style:style>
    <style:style style:name="P181" style:family="paragraph" style:parent-style-name="Text_20_body">
      <style:paragraph-properties fo:line-height="100%"/>
      <style:text-properties officeooo:rsid="009cb08e" officeooo:paragraph-rsid="00afce4d"/>
    </style:style>
    <style:style style:name="P182" style:family="paragraph" style:parent-style-name="Text_20_body">
      <style:paragraph-properties fo:line-height="100%"/>
      <style:text-properties officeooo:rsid="00af8e1d" officeooo:paragraph-rsid="00af8e1d"/>
    </style:style>
    <style:style style:name="P183" style:family="paragraph" style:parent-style-name="Text_20_body">
      <style:text-properties officeooo:rsid="00afce4d" officeooo:paragraph-rsid="00afce4d"/>
    </style:style>
    <style:style style:name="P184" style:family="paragraph" style:parent-style-name="Text_20_body">
      <style:text-properties officeooo:rsid="00b5873c" officeooo:paragraph-rsid="00b5873c"/>
    </style:style>
    <style:style style:name="P185" style:family="paragraph" style:parent-style-name="Text_20_body">
      <style:text-properties officeooo:rsid="00b5873c" officeooo:paragraph-rsid="00d782dc"/>
    </style:style>
    <style:style style:name="P186" style:family="paragraph" style:parent-style-name="Text_20_body">
      <style:paragraph-properties fo:line-height="100%"/>
      <style:text-properties officeooo:rsid="00b9180f" officeooo:paragraph-rsid="00b9180f"/>
    </style:style>
    <style:style style:name="P187" style:family="paragraph" style:parent-style-name="Text_20_body">
      <style:text-properties officeooo:rsid="00ba3cca" officeooo:paragraph-rsid="00ba3cca"/>
    </style:style>
    <style:style style:name="P188" style:family="paragraph" style:parent-style-name="Text_20_body">
      <style:text-properties officeooo:rsid="00ba3cca" officeooo:paragraph-rsid="00c98f93"/>
    </style:style>
    <style:style style:name="P189" style:family="paragraph" style:parent-style-name="Text_20_body">
      <style:text-properties officeooo:rsid="00ba3cca" officeooo:paragraph-rsid="00d766a7"/>
    </style:style>
    <style:style style:name="P190" style:family="paragraph" style:parent-style-name="Text_20_body">
      <style:text-properties officeooo:rsid="00bafee7" officeooo:paragraph-rsid="00bafee7"/>
    </style:style>
    <style:style style:name="P191" style:family="paragraph" style:parent-style-name="Text_20_body">
      <style:text-properties officeooo:rsid="00bafee7" officeooo:paragraph-rsid="00c6330e"/>
    </style:style>
    <style:style style:name="P192" style:family="paragraph" style:parent-style-name="Text_20_body">
      <style:text-properties officeooo:rsid="00bcced2" officeooo:paragraph-rsid="00bcced2"/>
    </style:style>
    <style:style style:name="P193" style:family="paragraph" style:parent-style-name="Text_20_body">
      <style:text-properties officeooo:rsid="00be78a6" officeooo:paragraph-rsid="00be78a6"/>
    </style:style>
    <style:style style:name="P194" style:family="paragraph" style:parent-style-name="Text_20_body">
      <style:text-properties officeooo:rsid="00bcced2" officeooo:paragraph-rsid="00bcced2" fo:background-color="#ff3333"/>
    </style:style>
    <style:style style:name="P195" style:family="paragraph" style:parent-style-name="Text_20_body">
      <style:text-properties officeooo:rsid="00b5b28e" officeooo:paragraph-rsid="00b5b28e" fo:background-color="#ff3333"/>
    </style:style>
    <style:style style:name="P196" style:family="paragraph" style:parent-style-name="Text_20_body">
      <style:text-properties officeooo:rsid="00b30a27" officeooo:paragraph-rsid="00b30a27" fo:background-color="#ff3333"/>
    </style:style>
    <style:style style:name="P197" style:family="paragraph" style:parent-style-name="Text_20_body">
      <style:paragraph-properties fo:line-height="100%"/>
      <style:text-properties officeooo:rsid="007659cd" officeooo:paragraph-rsid="007690b0" fo:background-color="#ff3333"/>
    </style:style>
    <style:style style:name="P198" style:family="paragraph" style:parent-style-name="Text_20_body">
      <style:text-properties officeooo:rsid="00de9b68" officeooo:paragraph-rsid="00de9b68" fo:background-color="#ff3333"/>
    </style:style>
    <style:style style:name="P199" style:family="paragraph" style:parent-style-name="Text_20_body">
      <style:text-properties officeooo:rsid="00f46872" officeooo:paragraph-rsid="00f46872" fo:background-color="#ff3333"/>
    </style:style>
    <style:style style:name="P200" style:family="paragraph" style:parent-style-name="Text_20_body">
      <style:text-properties officeooo:rsid="00f87ec1" officeooo:paragraph-rsid="00f87ec1" fo:background-color="#ff3333"/>
    </style:style>
    <style:style style:name="P201" style:family="paragraph" style:parent-style-name="Text_20_body">
      <style:text-properties officeooo:rsid="01016bb0" officeooo:paragraph-rsid="01016bb0" fo:background-color="#ff3333"/>
    </style:style>
    <style:style style:name="P202" style:family="paragraph" style:parent-style-name="Text_20_body">
      <style:text-properties officeooo:paragraph-rsid="00b4f357" fo:background-color="#ff3333"/>
    </style:style>
    <style:style style:name="P203" style:family="paragraph" style:parent-style-name="Text_20_body">
      <style:text-properties officeooo:rsid="00e3ba19" officeooo:paragraph-rsid="00e3ba19" fo:background-color="#ff3333"/>
    </style:style>
    <style:style style:name="P204" style:family="paragraph" style:parent-style-name="Text_20_body">
      <style:text-properties officeooo:rsid="01064751" officeooo:paragraph-rsid="01064751" fo:background-color="#ff3333"/>
    </style:style>
    <style:style style:name="P205" style:family="paragraph" style:parent-style-name="Text_20_body">
      <style:text-properties officeooo:rsid="00e38262" officeooo:paragraph-rsid="00e38262" fo:background-color="#ff3333"/>
    </style:style>
    <style:style style:name="P206" style:family="paragraph" style:parent-style-name="Text_20_body">
      <style:text-properties officeooo:rsid="010ad816" officeooo:paragraph-rsid="010ad816" fo:background-color="#ff3333"/>
    </style:style>
    <style:style style:name="P207" style:family="paragraph" style:parent-style-name="Text_20_body">
      <style:text-properties officeooo:rsid="0111bb99" officeooo:paragraph-rsid="0111bb99" fo:background-color="#ff3333"/>
    </style:style>
    <style:style style:name="P208" style:family="paragraph" style:parent-style-name="Text_20_body">
      <style:text-properties officeooo:rsid="00bec593" officeooo:paragraph-rsid="00bec593"/>
    </style:style>
    <style:style style:name="P209" style:family="paragraph" style:parent-style-name="Text_20_body">
      <style:text-properties officeooo:rsid="00c0944a" officeooo:paragraph-rsid="00c0944a"/>
    </style:style>
    <style:style style:name="P210" style:family="paragraph" style:parent-style-name="Text_20_body">
      <style:text-properties officeooo:rsid="00c0944a" officeooo:paragraph-rsid="00c27b06"/>
    </style:style>
    <style:style style:name="P211" style:family="paragraph" style:parent-style-name="Text_20_body">
      <style:text-properties officeooo:rsid="00c0944a" officeooo:paragraph-rsid="00c6330e"/>
    </style:style>
    <style:style style:name="P212" style:family="paragraph" style:parent-style-name="Text_20_body">
      <style:text-properties officeooo:rsid="00c0944a" officeooo:paragraph-rsid="00d29bf1"/>
    </style:style>
    <style:style style:name="P213" style:family="paragraph" style:parent-style-name="Text_20_body">
      <style:text-properties fo:font-weight="bold" style:font-weight-asian="bold" style:font-weight-complex="bold"/>
    </style:style>
    <style:style style:name="P214" style:family="paragraph" style:parent-style-name="Text_20_body">
      <style:text-properties fo:font-weight="bold" officeooo:rsid="00c0944a" officeooo:paragraph-rsid="00c0944a" style:font-weight-asian="bold" style:font-weight-complex="bold"/>
    </style:style>
    <style:style style:name="P215" style:family="paragraph" style:parent-style-name="Text_20_body">
      <style:text-properties fo:font-weight="bold" officeooo:rsid="00c0944a" officeooo:paragraph-rsid="00c27b06" style:font-weight-asian="bold" style:font-weight-complex="bold"/>
    </style:style>
    <style:style style:name="P216" style:family="paragraph" style:parent-style-name="Text_20_body">
      <style:text-properties fo:font-weight="bold" officeooo:rsid="00c0944a" officeooo:paragraph-rsid="00c6330e" style:font-weight-asian="bold" style:font-weight-complex="bold"/>
    </style:style>
    <style:style style:name="P217" style:family="paragraph" style:parent-style-name="Text_20_body">
      <style:text-properties fo:font-weight="bold" officeooo:rsid="00c0944a" officeooo:paragraph-rsid="00d29bf1" style:font-weight-asian="bold" style:font-weight-complex="bold"/>
    </style:style>
    <style:style style:name="P218" style:family="paragraph" style:parent-style-name="Text_20_body">
      <style:text-properties fo:font-weight="bold" officeooo:rsid="00e3f7b6" officeooo:paragraph-rsid="00e3f7b6" style:font-weight-asian="bold" style:font-weight-complex="bold"/>
    </style:style>
    <style:style style:name="P219" style:family="paragraph" style:parent-style-name="Text_20_body">
      <style:text-properties fo:font-weight="bold" officeooo:rsid="00e3f7b6" officeooo:paragraph-rsid="00e47ec1" style:font-weight-asian="bold" style:font-weight-complex="bold"/>
    </style:style>
    <style:style style:name="P220" style:family="paragraph" style:parent-style-name="Text_20_body">
      <style:text-properties fo:font-weight="bold" officeooo:rsid="00e3f7b6" officeooo:paragraph-rsid="00e59fff" style:font-weight-asian="bold" style:font-weight-complex="bold"/>
    </style:style>
    <style:style style:name="P221" style:family="paragraph" style:parent-style-name="Text_20_body">
      <style:text-properties fo:font-weight="bold" officeooo:rsid="00e3f7b6" officeooo:paragraph-rsid="00ebba6d" style:font-weight-asian="bold" style:font-weight-complex="bold"/>
    </style:style>
    <style:style style:name="P222" style:family="paragraph" style:parent-style-name="Text_20_body">
      <style:text-properties fo:font-weight="bold" officeooo:rsid="00e3f7b6" officeooo:paragraph-rsid="00ed3adf" style:font-weight-asian="bold" style:font-weight-complex="bold"/>
    </style:style>
    <style:style style:name="P223" style:family="paragraph" style:parent-style-name="Text_20_body">
      <style:text-properties fo:font-weight="bold" officeooo:rsid="00e3f7b6" officeooo:paragraph-rsid="0110d2e9" style:font-weight-asian="bold" style:font-weight-complex="bold"/>
    </style:style>
    <style:style style:name="P224" style:family="paragraph" style:parent-style-name="Text_20_body">
      <style:text-properties fo:font-weight="bold" officeooo:rsid="00e3f7b6" officeooo:paragraph-rsid="0110d2e9" fo:background-color="transparent" style:font-weight-asian="bold" style:font-weight-complex="bold"/>
    </style:style>
    <style:style style:name="P225" style:family="paragraph" style:parent-style-name="Text_20_body">
      <style:text-properties fo:font-weight="bold" officeooo:rsid="00e3f7b6" officeooo:paragraph-rsid="011684ec" fo:background-color="transparent" style:font-weight-asian="bold" style:font-weight-complex="bold"/>
    </style:style>
    <style:style style:name="P226" style:family="paragraph" style:parent-style-name="Text_20_body">
      <style:text-properties fo:font-weight="bold" officeooo:rsid="00e3f7b6" officeooo:paragraph-rsid="0110d2e9" fo:background-color="#ffff66" style:font-weight-asian="bold" style:font-weight-complex="bold"/>
    </style:style>
    <style:style style:name="P227" style:family="paragraph" style:parent-style-name="Text_20_body">
      <style:text-properties officeooo:rsid="00c27b06" officeooo:paragraph-rsid="00c27b06"/>
    </style:style>
    <style:style style:name="P228" style:family="paragraph" style:parent-style-name="Text_20_body">
      <style:text-properties officeooo:rsid="00c2aa39" officeooo:paragraph-rsid="00c2aa39"/>
    </style:style>
    <style:style style:name="P229" style:family="paragraph" style:parent-style-name="Text_20_body">
      <style:text-properties fo:font-weight="normal" style:font-weight-asian="normal" style:font-weight-complex="normal"/>
    </style:style>
    <style:style style:name="P230" style:family="paragraph" style:parent-style-name="Text_20_body">
      <style:text-properties fo:font-weight="normal" officeooo:rsid="00e59fff" officeooo:paragraph-rsid="00ed3adf" style:font-weight-asian="normal" style:font-weight-complex="normal"/>
    </style:style>
    <style:style style:name="P231" style:family="paragraph" style:parent-style-name="Text_20_body">
      <style:text-properties fo:font-weight="normal" officeooo:rsid="00e59fff" officeooo:paragraph-rsid="00fd2104" style:font-weight-asian="normal" style:font-weight-complex="normal"/>
    </style:style>
    <style:style style:name="P232" style:family="paragraph" style:parent-style-name="Text_20_body">
      <style:text-properties fo:font-weight="normal" officeooo:rsid="00e3f7b6" officeooo:paragraph-rsid="00ebba6d" style:font-weight-asian="normal" style:font-weight-complex="normal"/>
    </style:style>
    <style:style style:name="P233" style:family="paragraph" style:parent-style-name="Text_20_body">
      <style:text-properties fo:font-weight="normal" officeooo:rsid="00e3f7b6" officeooo:paragraph-rsid="00fd2104" style:font-weight-asian="normal" style:font-weight-complex="normal"/>
    </style:style>
    <style:style style:name="P234" style:family="paragraph" style:parent-style-name="Text_20_body">
      <style:text-properties fo:font-weight="normal" officeooo:rsid="00e80151" officeooo:paragraph-rsid="00e59fff" style:font-weight-asian="normal" style:font-weight-complex="normal"/>
    </style:style>
    <style:style style:name="P235" style:family="paragraph" style:parent-style-name="Text_20_body">
      <style:text-properties fo:font-weight="normal" officeooo:rsid="00fd2104" officeooo:paragraph-rsid="00f87ec1" style:font-weight-asian="normal" style:font-weight-complex="normal"/>
    </style:style>
    <style:style style:name="P236" style:family="paragraph" style:parent-style-name="Text_20_body">
      <style:text-properties fo:font-weight="normal" officeooo:rsid="00ee844b" officeooo:paragraph-rsid="00fd2104" style:font-weight-asian="normal" style:font-weight-complex="normal"/>
    </style:style>
    <style:style style:name="P237" style:family="paragraph" style:parent-style-name="Text_20_body">
      <style:text-properties fo:font-weight="normal" officeooo:rsid="00e74fa2" officeooo:paragraph-rsid="00fd2104" style:font-weight-asian="normal" style:font-weight-complex="normal"/>
    </style:style>
    <style:style style:name="P238" style:family="paragraph" style:parent-style-name="Text_20_body">
      <style:text-properties fo:font-weight="normal" officeooo:rsid="00e9330c" officeooo:paragraph-rsid="00e9330c" fo:background-color="#ff3333" style:font-weight-asian="normal" style:font-weight-complex="normal"/>
    </style:style>
    <style:style style:name="P239" style:family="paragraph" style:parent-style-name="Text_20_body">
      <style:text-properties fo:font-weight="normal" officeooo:rsid="00e9330c" officeooo:paragraph-rsid="00ebba6d" fo:background-color="#ff3333" style:font-weight-asian="normal" style:font-weight-complex="normal"/>
    </style:style>
    <style:style style:name="P240" style:family="paragraph" style:parent-style-name="Text_20_body">
      <style:text-properties fo:font-weight="normal" officeooo:rsid="00e9330c" officeooo:paragraph-rsid="0110d2e9" fo:background-color="transparent" style:font-weight-asian="normal" style:font-weight-complex="normal"/>
    </style:style>
    <style:style style:name="P241" style:family="paragraph" style:parent-style-name="Text_20_body">
      <style:text-properties fo:font-weight="normal" officeooo:rsid="00e3f7b6" officeooo:paragraph-rsid="0110d2e9" fo:background-color="transparent" style:font-weight-asian="normal" style:font-weight-complex="normal"/>
    </style:style>
    <style:style style:name="P242" style:family="paragraph" style:parent-style-name="Text_20_body">
      <style:text-properties fo:font-weight="normal" officeooo:rsid="00e74fa2" officeooo:paragraph-rsid="0110d2e9" fo:background-color="transparent" style:font-weight-asian="normal" style:font-weight-complex="normal"/>
    </style:style>
    <style:style style:name="P243" style:family="paragraph" style:parent-style-name="Text_20_body">
      <style:text-properties fo:font-weight="normal" officeooo:rsid="00e9330c" officeooo:paragraph-rsid="0110d2e9" fo:background-color="#ffff66" style:font-weight-asian="normal" style:font-weight-complex="normal"/>
    </style:style>
    <style:style style:name="P244" style:family="paragraph" style:parent-style-name="Text_20_body">
      <style:text-properties fo:font-weight="normal" officeooo:rsid="00fd2104" officeooo:paragraph-rsid="0110d2e9" fo:background-color="#ffff66" style:font-weight-asian="normal" style:font-weight-complex="normal"/>
    </style:style>
    <style:style style:name="P245" style:family="paragraph" style:parent-style-name="Text_20_body">
      <style:text-properties fo:font-weight="normal" officeooo:rsid="00e59fff" officeooo:paragraph-rsid="0110d2e9" fo:background-color="#ffff66" style:font-weight-asian="normal" style:font-weight-complex="normal"/>
    </style:style>
    <style:style style:name="P246" style:family="paragraph" style:parent-style-name="Text_20_body">
      <style:text-properties fo:font-weight="normal" officeooo:rsid="00e80151" officeooo:paragraph-rsid="0110d2e9" fo:background-color="#ffff66" style:font-weight-asian="normal" style:font-weight-complex="normal"/>
    </style:style>
    <style:style style:name="P247" style:family="paragraph" style:parent-style-name="Text_20_body">
      <style:text-properties officeooo:rsid="00c4766b" officeooo:paragraph-rsid="00c4766b"/>
    </style:style>
    <style:style style:name="P248" style:family="paragraph" style:parent-style-name="Text_20_body">
      <style:text-properties officeooo:rsid="00c4766b" officeooo:paragraph-rsid="00d29bf1"/>
    </style:style>
    <style:style style:name="P249" style:family="paragraph" style:parent-style-name="Text_20_body">
      <style:text-properties officeooo:rsid="00c6330e" officeooo:paragraph-rsid="00c6330e"/>
    </style:style>
    <style:style style:name="P250" style:family="paragraph" style:parent-style-name="Text_20_body">
      <style:text-properties officeooo:rsid="00c6330e" officeooo:paragraph-rsid="00d29bf1"/>
    </style:style>
    <style:style style:name="P251" style:family="paragraph" style:parent-style-name="Text_20_body">
      <style:text-properties officeooo:rsid="00c6330e" officeooo:paragraph-rsid="00de9b68"/>
    </style:style>
    <style:style style:name="P252" style:family="paragraph" style:parent-style-name="Text_20_body">
      <style:text-properties officeooo:rsid="00b4f357" officeooo:paragraph-rsid="00b4f357"/>
    </style:style>
    <style:style style:name="P253" style:family="paragraph" style:parent-style-name="Text_20_body">
      <style:text-properties officeooo:rsid="00d14c71" officeooo:paragraph-rsid="00d14c71"/>
    </style:style>
    <style:style style:name="P254" style:family="paragraph" style:parent-style-name="Text_20_body">
      <style:text-properties officeooo:rsid="00d29bf1" officeooo:paragraph-rsid="00d29bf1"/>
    </style:style>
    <style:style style:name="P255" style:family="paragraph" style:parent-style-name="Text_20_body">
      <style:text-properties officeooo:rsid="00d39be6" officeooo:paragraph-rsid="00d39be6"/>
    </style:style>
    <style:style style:name="P256" style:family="paragraph" style:parent-style-name="Text_20_body">
      <style:text-properties officeooo:rsid="00d54b97" officeooo:paragraph-rsid="00d782dc"/>
    </style:style>
    <style:style style:name="P257" style:family="paragraph" style:parent-style-name="Text_20_body">
      <style:text-properties officeooo:rsid="00d782dc" officeooo:paragraph-rsid="00d782dc"/>
    </style:style>
    <style:style style:name="P258" style:family="paragraph" style:parent-style-name="Text_20_body">
      <style:text-properties officeooo:rsid="00d782dc" officeooo:paragraph-rsid="00b4f357"/>
    </style:style>
    <style:style style:name="P259" style:family="paragraph" style:parent-style-name="Text_20_body">
      <style:text-properties officeooo:rsid="00d908b8" officeooo:paragraph-rsid="00d908b8"/>
    </style:style>
    <style:style style:name="P260" style:family="paragraph" style:parent-style-name="Text_20_body">
      <style:text-properties officeooo:rsid="00227df0" officeooo:paragraph-rsid="00da1d4a"/>
    </style:style>
    <style:style style:name="P261" style:family="paragraph" style:parent-style-name="Text_20_body">
      <style:text-properties officeooo:rsid="00db6a64" officeooo:paragraph-rsid="00db6a64"/>
    </style:style>
    <style:style style:name="P262" style:family="paragraph" style:parent-style-name="Text_20_body">
      <style:text-properties officeooo:rsid="00cc4a8e" officeooo:paragraph-rsid="00e9330c"/>
    </style:style>
    <style:style style:name="P263" style:family="paragraph" style:parent-style-name="Text_20_body">
      <style:text-properties officeooo:rsid="00cc4a8e" officeooo:paragraph-rsid="010deef5"/>
    </style:style>
    <style:style style:name="P264" style:family="paragraph" style:parent-style-name="Text_20_body">
      <style:text-properties officeooo:rsid="00ffa49c" officeooo:paragraph-rsid="00ffa49c"/>
    </style:style>
    <style:style style:name="P265" style:family="paragraph" style:parent-style-name="Text_20_body">
      <style:text-properties officeooo:rsid="00e013c5" officeooo:paragraph-rsid="00ffeffa"/>
    </style:style>
    <style:style style:name="P266" style:family="paragraph" style:parent-style-name="Text_20_body">
      <style:text-properties officeooo:rsid="00f46872" officeooo:paragraph-rsid="00f46872"/>
    </style:style>
    <style:style style:name="P267" style:family="paragraph" style:parent-style-name="Text_20_body">
      <style:text-properties officeooo:rsid="01016bb0" officeooo:paragraph-rsid="01016bb0"/>
    </style:style>
    <style:style style:name="P268" style:family="paragraph" style:parent-style-name="Text_20_body">
      <style:text-properties officeooo:rsid="0110d2e9" officeooo:paragraph-rsid="01016bb0" fo:background-color="transparent"/>
    </style:style>
    <style:style style:name="P269" style:family="paragraph" style:parent-style-name="Text_20_body">
      <style:text-properties officeooo:rsid="0110d2e9" officeooo:paragraph-rsid="0110d2e9" fo:background-color="transparent"/>
    </style:style>
    <style:style style:name="P270" style:family="paragraph" style:parent-style-name="Text_20_body">
      <style:text-properties officeooo:paragraph-rsid="0110d2e9" fo:background-color="transparent"/>
    </style:style>
    <style:style style:name="P271" style:family="paragraph" style:parent-style-name="Text_20_body">
      <style:text-properties officeooo:rsid="00e3d0e2" officeooo:paragraph-rsid="00e3d0e2"/>
    </style:style>
    <style:style style:name="P272" style:family="paragraph" style:parent-style-name="Text_20_body">
      <style:text-properties officeooo:rsid="0060a864" officeooo:paragraph-rsid="0110d2e9" fo:background-color="#ffff66"/>
    </style:style>
    <style:style style:name="P273" style:family="paragraph" style:parent-style-name="Text_20_body">
      <style:text-properties officeooo:rsid="0110d2e9" officeooo:paragraph-rsid="0110d2e9" fo:background-color="#ffff66"/>
    </style:style>
    <style:style style:name="P274" style:family="paragraph" style:parent-style-name="Text_20_body">
      <style:text-properties officeooo:rsid="009eeaa9" officeooo:paragraph-rsid="009eeaa9" fo:background-color="#ffff66"/>
    </style:style>
    <style:style style:name="P275" style:family="paragraph" style:parent-style-name="Text_20_body">
      <style:text-properties officeooo:rsid="0110d2e9" officeooo:paragraph-rsid="0110d2e9"/>
    </style:style>
    <style:style style:name="P276" style:family="paragraph" style:parent-style-name="Text_20_body">
      <style:text-properties officeooo:rsid="011423f2" officeooo:paragraph-rsid="011423f2"/>
    </style:style>
    <style:style style:name="P277" style:family="paragraph" style:parent-style-name="Title">
      <style:text-properties fo:font-size="26pt" officeooo:paragraph-rsid="00234b88" style:font-size-asian="26pt" style:font-size-complex="26pt"/>
    </style:style>
    <style:style style:name="P278" style:family="paragraph" style:parent-style-name="Title">
      <style:text-properties fo:font-size="26pt" officeooo:rsid="001d70ae" officeooo:paragraph-rsid="00234b88" style:font-size-asian="26pt" style:font-size-complex="26pt"/>
    </style:style>
    <style:style style:name="P279" style:family="paragraph" style:parent-style-name="Title">
      <style:text-properties fo:font-size="26pt" officeooo:rsid="003b8b6c" officeooo:paragraph-rsid="003b8b6c" style:font-size-asian="26pt" style:font-size-complex="26pt"/>
    </style:style>
    <style:style style:name="P280" style:family="paragraph" style:parent-style-name="Text_20_body">
      <style:paragraph-properties fo:text-align="center" style:justify-single-word="false" fo:break-before="page"/>
      <style:text-properties officeooo:paragraph-rsid="001d70ae"/>
    </style:style>
    <style:style style:name="P281" style:family="paragraph" style:parent-style-name="Table_20_Contents">
      <style:text-properties style:font-name="Liberation Mono" fo:font-size="10pt" officeooo:rsid="00227df0" officeooo:paragraph-rsid="00227df0" style:font-size-asian="10pt" style:font-size-complex="10pt"/>
    </style:style>
    <style:style style:name="P282" style:family="paragraph" style:parent-style-name="Table_20_Contents">
      <style:text-properties style:font-name="Liberation Mono" fo:font-size="10pt" officeooo:rsid="0028f7cc" officeooo:paragraph-rsid="0028f7cc" style:font-size-asian="10pt" style:font-size-complex="10pt"/>
    </style:style>
    <style:style style:name="P283" style:family="paragraph" style:parent-style-name="Table_20_Contents">
      <style:text-properties style:font-name="Liberation Mono" fo:font-size="10pt" officeooo:rsid="00234b88" officeooo:paragraph-rsid="00234b88" style:font-size-asian="10pt" style:font-size-complex="10pt"/>
    </style:style>
    <style:style style:name="P284"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85"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86" style:family="paragraph" style:parent-style-name="Table_20_Contents">
      <style:text-properties style:font-name="Liberation Mono" fo:font-size="10pt" officeooo:rsid="00aaebd0" officeooo:paragraph-rsid="00aaebd0" style:font-size-asian="10pt" style:font-size-complex="10pt"/>
    </style:style>
    <style:style style:name="P287" style:family="paragraph" style:parent-style-name="Table_20_Contents">
      <style:text-properties style:font-name="Liberation Mono" fo:font-size="10pt" officeooo:rsid="00adec7d" officeooo:paragraph-rsid="00adec7d" style:font-size-asian="10pt" style:font-size-complex="10pt"/>
    </style:style>
    <style:style style:name="P288" style:family="paragraph" style:parent-style-name="Table_20_Contents">
      <style:text-properties style:font-name="Liberation Mono" fo:font-size="10pt" officeooo:rsid="009cb08e" officeooo:paragraph-rsid="009cb08e" style:font-size-asian="10pt" style:font-size-complex="10pt"/>
    </style:style>
    <style:style style:name="P289" style:family="paragraph" style:parent-style-name="Table_20_Contents">
      <style:text-properties style:font-name="Liberation Mono" fo:font-size="10pt" officeooo:rsid="009cb08e" officeooo:paragraph-rsid="00adec7d" style:font-size-asian="10pt" style:font-size-complex="10pt"/>
    </style:style>
    <style:style style:name="P290" style:family="paragraph" style:parent-style-name="Table_20_Contents">
      <style:text-properties style:font-name="Liberation Mono" fo:font-size="10pt" officeooo:rsid="00afb5d2" officeooo:paragraph-rsid="00afb5d2" style:font-size-asian="10pt" style:font-size-complex="10pt"/>
    </style:style>
    <style:style style:name="P291" style:family="paragraph" style:parent-style-name="Table_20_Contents">
      <style:text-properties style:font-name="Liberation Mono" fo:font-size="10pt" officeooo:rsid="00e59fff" officeooo:paragraph-rsid="00e59fff" style:font-size-asian="10pt" style:font-size-complex="10pt"/>
    </style:style>
    <style:style style:name="P292" style:family="paragraph" style:parent-style-name="Table_20_Contents">
      <style:text-properties style:font-name="Liberation Mono" fo:font-size="10pt" officeooo:rsid="00e013c5" officeooo:paragraph-rsid="00e3f7b6" style:font-size-asian="10pt" style:font-size-complex="10pt"/>
    </style:style>
    <style:style style:name="P293" style:family="paragraph" style:parent-style-name="Table_20_Contents">
      <style:text-properties style:font-name="Liberation Mono" fo:font-size="10pt" officeooo:rsid="00e013c5" officeooo:paragraph-rsid="00e47ec1" style:font-size-asian="10pt" style:font-size-complex="10pt"/>
    </style:style>
    <style:style style:name="P294" style:family="paragraph" style:parent-style-name="Table_20_Contents">
      <style:text-properties style:font-name="Liberation Mono" fo:font-size="10pt" officeooo:rsid="00e013c5" officeooo:paragraph-rsid="00e59fff" style:font-size-asian="10pt" style:font-size-complex="10pt"/>
    </style:style>
    <style:style style:name="P295" style:family="paragraph" style:parent-style-name="Table_20_Contents">
      <style:text-properties style:font-name="Liberation Mono" fo:font-size="10pt" officeooo:rsid="00e013c5" officeooo:paragraph-rsid="00ebba6d" style:font-size-asian="10pt" style:font-size-complex="10pt"/>
    </style:style>
    <style:style style:name="P296" style:family="paragraph" style:parent-style-name="Table_20_Contents">
      <style:text-properties style:font-name="Liberation Mono" fo:font-size="10pt" officeooo:rsid="00e013c5" officeooo:paragraph-rsid="00ed3adf" style:font-size-asian="10pt" style:font-size-complex="10pt"/>
    </style:style>
    <style:style style:name="P297" style:family="paragraph" style:parent-style-name="Table_20_Contents">
      <style:text-properties style:font-name="Liberation Mono" fo:font-size="10pt" officeooo:paragraph-rsid="00e3f7b6" style:font-size-asian="10pt" style:font-size-complex="10pt"/>
    </style:style>
    <style:style style:name="P298" style:family="paragraph" style:parent-style-name="Table_20_Contents">
      <style:text-properties style:font-name="Liberation Mono" fo:font-size="10pt" officeooo:rsid="00e3f7b6" officeooo:paragraph-rsid="00e3f7b6" style:font-size-asian="10pt" style:font-size-complex="10pt"/>
    </style:style>
    <style:style style:name="P299" style:family="paragraph" style:parent-style-name="Table_20_Contents">
      <style:text-properties style:font-name="Liberation Mono" fo:font-size="10pt" officeooo:rsid="00e3f7b6" officeooo:paragraph-rsid="00e47ec1" style:font-size-asian="10pt" style:font-size-complex="10pt"/>
    </style:style>
    <style:style style:name="P300" style:family="paragraph" style:parent-style-name="Table_20_Contents">
      <style:text-properties style:font-name="Liberation Mono" fo:font-size="10pt" officeooo:rsid="00e3f7b6" officeooo:paragraph-rsid="00e59fff" style:font-size-asian="10pt" style:font-size-complex="10pt"/>
    </style:style>
    <style:style style:name="P301" style:family="paragraph" style:parent-style-name="Table_20_Contents">
      <style:text-properties style:font-name="Liberation Mono" fo:font-size="10pt" officeooo:rsid="00e3f7b6" officeooo:paragraph-rsid="00ed3adf" style:font-size-asian="10pt" style:font-size-complex="10pt"/>
    </style:style>
    <style:style style:name="P302" style:family="paragraph" style:parent-style-name="Table_20_Contents">
      <style:text-properties style:font-name="Liberation Mono" fo:font-size="10pt" officeooo:rsid="00e47ec1" officeooo:paragraph-rsid="00e47ec1" style:font-size-asian="10pt" style:font-size-complex="10pt"/>
    </style:style>
    <style:style style:name="P303" style:family="paragraph" style:parent-style-name="Table_20_Contents">
      <style:text-properties style:font-name="Liberation Mono" fo:font-size="10pt" officeooo:rsid="00e47ec1" officeooo:paragraph-rsid="00ebba6d" style:font-size-asian="10pt" style:font-size-complex="10pt"/>
    </style:style>
    <style:style style:name="P304" style:family="paragraph" style:parent-style-name="Table_20_Contents">
      <style:text-properties style:font-name="Liberation Mono" fo:font-size="10pt" officeooo:rsid="00e47ec1" officeooo:paragraph-rsid="00ed3adf" style:font-size-asian="10pt" style:font-size-complex="10pt"/>
    </style:style>
    <style:style style:name="P305" style:family="paragraph" style:parent-style-name="Table_20_Contents">
      <style:text-properties style:font-name="Liberation Mono" fo:font-size="10pt" officeooo:paragraph-rsid="00e47ec1" style:font-size-asian="10pt" style:font-size-complex="10pt"/>
    </style:style>
    <style:style style:name="P306" style:family="paragraph" style:parent-style-name="Table_20_Contents">
      <style:text-properties style:font-name="Liberation Mono" fo:font-size="10pt" officeooo:rsid="00e9330c" officeooo:paragraph-rsid="00e9330c" style:font-size-asian="10pt" style:font-size-complex="10pt"/>
    </style:style>
    <style:style style:name="P307" style:family="paragraph" style:parent-style-name="Table_20_Contents">
      <style:text-properties style:font-name="Liberation Mono" fo:font-size="10pt" officeooo:rsid="00e9330c" officeooo:paragraph-rsid="00ebba6d" style:font-size-asian="10pt" style:font-size-complex="10pt"/>
    </style:style>
    <style:style style:name="P308" style:family="paragraph" style:parent-style-name="Table_20_Contents">
      <style:text-properties style:font-name="Liberation Mono" fo:font-size="10pt" officeooo:rsid="00e9330c" officeooo:paragraph-rsid="00ed3adf" style:font-size-asian="10pt" style:font-size-complex="10pt"/>
    </style:style>
    <style:style style:name="P309" style:family="paragraph" style:parent-style-name="Table_20_Contents">
      <style:text-properties style:font-name="Liberation Mono" fo:font-size="10pt" officeooo:rsid="00ebba6d" officeooo:paragraph-rsid="00ebba6d" style:font-size-asian="10pt" style:font-size-complex="10pt"/>
    </style:style>
    <style:style style:name="P310" style:family="paragraph" style:parent-style-name="Table_20_Contents">
      <style:text-properties style:font-name="Liberation Mono" fo:font-size="10pt" officeooo:paragraph-rsid="00ed3adf" style:font-size-asian="10pt" style:font-size-complex="10pt"/>
    </style:style>
    <style:style style:name="P311" style:family="paragraph" style:parent-style-name="Table_20_Contents">
      <style:text-properties style:font-name="Liberation Mono" fo:font-size="10pt" officeooo:rsid="00ed3adf" officeooo:paragraph-rsid="00ed3adf" style:font-size-asian="10pt" style:font-size-complex="10pt"/>
    </style:style>
    <style:style style:name="P312" style:family="paragraph" style:parent-style-name="Table_20_Contents">
      <style:text-properties style:font-name="Liberation Mono" fo:font-size="10pt" officeooo:rsid="00f363eb" officeooo:paragraph-rsid="00f4f008" style:font-size-asian="10pt" style:font-size-complex="10pt"/>
    </style:style>
    <style:style style:name="P313" style:family="paragraph" style:parent-style-name="Table_20_Contents">
      <style:text-properties style:font-name="Liberation Mono" fo:font-size="10pt" officeooo:rsid="00f363eb" officeooo:paragraph-rsid="00f363eb" style:font-size-asian="10pt" style:font-size-complex="10pt"/>
    </style:style>
    <style:style style:name="P314" style:family="paragraph" style:parent-style-name="Table_20_Contents">
      <style:text-properties style:font-name="Liberation Mono" fo:font-size="10pt" officeooo:rsid="01041272" officeooo:paragraph-rsid="01041272" style:font-size-asian="10pt" style:font-size-complex="10pt"/>
    </style:style>
    <style:style style:name="P315" style:family="paragraph" style:parent-style-name="Table_20_Contents">
      <style:text-properties style:font-name="Liberation Mono" fo:font-size="10pt" officeooo:rsid="010bca70" officeooo:paragraph-rsid="010bca70" style:font-size-asian="10pt" style:font-size-complex="10pt"/>
    </style:style>
    <style:style style:name="P316" style:family="paragraph" style:parent-style-name="Table_20_Contents">
      <style:text-properties style:font-name="Liberation Mono" fo:font-size="10pt" officeooo:rsid="00ffeffa" officeooo:paragraph-rsid="00ffeffa" style:font-size-asian="10pt" style:font-size-complex="10pt"/>
    </style:style>
    <style:style style:name="P317" style:family="paragraph" style:parent-style-name="Table_20_Contents">
      <style:text-properties style:font-name="Liberation Mono" fo:font-size="10pt" officeooo:rsid="00ffeffa" officeooo:paragraph-rsid="00e47ec1" style:font-size-asian="10pt" style:font-size-complex="10pt"/>
    </style:style>
    <style:style style:name="P31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1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2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22"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25"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28"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29"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32"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37"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58"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59"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60"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61"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62"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63"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64"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65"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66"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67"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68"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69"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70"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71"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72"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73"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374"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75"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76"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77"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378"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79"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380" style:family="paragraph" style:parent-style-name="Table_20_Contents">
      <style:text-properties style:font-name="Liberation Mono" fo:font-size="10pt" officeooo:paragraph-rsid="00e9330c" fo:background-color="transparent" style:font-size-asian="10pt" style:font-size-complex="10pt"/>
    </style:style>
    <style:style style:name="P381"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82"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383"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384"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85"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386" style:family="paragraph" style:parent-style-name="Table_20_Contents">
      <style:text-properties style:font-name="Liberation Mono" fo:font-size="10pt" officeooo:paragraph-rsid="00ebba6d" fo:background-color="transparent" style:font-size-asian="10pt" style:font-size-complex="10pt"/>
    </style:style>
    <style:style style:name="P387"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388"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389" style:family="paragraph" style:parent-style-name="Table_20_Contents">
      <style:text-properties style:font-name="Liberation Mono" fo:font-size="10pt" officeooo:paragraph-rsid="00e47ec1" fo:background-color="transparent" style:font-size-asian="10pt" style:font-size-complex="10pt"/>
    </style:style>
    <style:style style:name="P390" style:family="paragraph" style:parent-style-name="Table_20_Contents">
      <style:text-properties style:font-name="Liberation Mono" fo:font-size="10pt" officeooo:paragraph-rsid="00e3f7b6" fo:background-color="transparent" style:font-size-asian="10pt" style:font-size-complex="10pt"/>
    </style:style>
    <style:style style:name="P391" style:family="paragraph" style:parent-style-name="Table_20_Contents">
      <style:text-properties style:font-name="Liberation Mono" fo:font-size="10pt" officeooo:paragraph-rsid="00e59fff" fo:background-color="transparent" style:font-size-asian="10pt" style:font-size-complex="10pt"/>
    </style:style>
    <style:style style:name="P392" style:family="paragraph" style:parent-style-name="Table_20_Contents">
      <style:text-properties style:font-name="Liberation Mono" fo:font-size="10pt" officeooo:paragraph-rsid="00ed3adf" fo:background-color="transparent" style:font-size-asian="10pt" style:font-size-complex="10pt"/>
    </style:style>
    <style:style style:name="P393"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394"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395"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396"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397"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398"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399"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00"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01"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02"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03"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04"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05"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06"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07"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08"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09" style:family="paragraph" style:parent-style-name="Table_20_Contents">
      <style:text-properties style:font-name="Liberation Mono" fo:font-size="10pt" officeooo:paragraph-rsid="0110d2e9" fo:background-color="transparent" style:font-size-asian="10pt" style:font-size-complex="10pt"/>
    </style:style>
    <style:style style:name="P410"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11"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12"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13"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14"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15"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16" style:family="paragraph" style:parent-style-name="Table_20_Contents">
      <style:text-properties style:font-name="Liberation Mono" fo:font-size="10pt" officeooo:paragraph-rsid="0110d2e9" fo:background-color="#ffff66" style:font-size-asian="10pt" style:font-size-complex="10pt"/>
    </style:style>
    <style:style style:name="P417"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18"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19"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20"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21"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22"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23"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24"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25"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26"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27"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28"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29"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30"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31" style:family="paragraph" style:parent-style-name="Table_20_Contents">
      <style:text-properties officeooo:rsid="00234b88" officeooo:paragraph-rsid="00234b88"/>
    </style:style>
    <style:style style:name="P432" style:family="paragraph" style:parent-style-name="Subtitle">
      <style:text-properties officeooo:rsid="002ae0a1" officeooo:paragraph-rsid="002ae0a1"/>
    </style:style>
    <style:style style:name="P433" style:family="paragraph" style:parent-style-name="Text_20_body">
      <style:paragraph-properties fo:margin-left="1.251cm" fo:margin-right="0cm" fo:text-indent="0cm" style:auto-text-indent="false"/>
      <style:text-properties officeooo:rsid="004e00ae" officeooo:paragraph-rsid="004e00ae"/>
    </style:style>
    <style:style style:name="P434" style:family="paragraph" style:parent-style-name="Text_20_body">
      <style:paragraph-properties fo:margin-left="1.251cm" fo:margin-right="0cm" fo:text-indent="0cm" style:auto-text-indent="false"/>
      <style:text-properties officeooo:rsid="00b5873c" officeooo:paragraph-rsid="00b5873c"/>
    </style:style>
    <style:style style:name="P435"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36" style:family="paragraph" style:parent-style-name="Text_20_body">
      <style:paragraph-properties fo:margin-left="2.501cm" fo:margin-right="0cm" fo:text-indent="0cm" style:auto-text-indent="false"/>
      <style:text-properties officeooo:rsid="004e00ae" officeooo:paragraph-rsid="00b618bb"/>
    </style:style>
    <style:style style:name="P437" style:family="paragraph" style:parent-style-name="Preformatted_20_Text">
      <style:text-properties style:font-name="Liberation Mono" fo:font-size="10pt" officeooo:rsid="0017182d" officeooo:paragraph-rsid="00717bb1" style:font-size-asian="10pt" style:font-size-complex="10pt"/>
    </style:style>
    <style:style style:name="P438" style:family="paragraph" style:parent-style-name="Preformatted_20_Text">
      <style:text-properties style:font-name="Liberation Mono" fo:font-size="10pt" officeooo:rsid="0017182d" officeooo:paragraph-rsid="007f31c7" style:font-size-asian="10pt" style:font-size-complex="10pt"/>
    </style:style>
    <style:style style:name="P439" style:family="paragraph" style:parent-style-name="Preformatted_20_Text">
      <style:text-properties style:font-name="Liberation Mono" fo:font-size="10pt" officeooo:rsid="0017182d" officeooo:paragraph-rsid="00b5873c" style:font-size-asian="10pt" style:font-size-complex="10pt"/>
    </style:style>
    <style:style style:name="P440" style:family="paragraph" style:parent-style-name="Preformatted_20_Text">
      <style:text-properties officeooo:paragraph-rsid="00717bb1"/>
    </style:style>
    <style:style style:name="P441" style:family="paragraph" style:parent-style-name="Preformatted_20_Text">
      <style:text-properties officeooo:paragraph-rsid="007f31c7"/>
    </style:style>
    <style:style style:name="P442" style:family="paragraph" style:parent-style-name="Preformatted_20_Text">
      <style:text-properties officeooo:paragraph-rsid="00b5873c"/>
    </style:style>
    <style:style style:name="P443"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44"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45"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46" style:family="paragraph" style:parent-style-name="Standard">
      <style:text-properties officeooo:rsid="0060a864" officeooo:paragraph-rsid="0060a864" fo:background-color="#ff3333"/>
    </style:style>
    <style:style style:name="P447" style:family="paragraph" style:parent-style-name="Heading_20_1">
      <style:paragraph-properties fo:break-before="page"/>
    </style:style>
    <style:style style:name="P448" style:family="paragraph" style:parent-style-name="Heading_20_1">
      <style:paragraph-properties fo:break-before="page"/>
      <style:text-properties officeooo:rsid="0026f443" officeooo:paragraph-rsid="0026f443"/>
    </style:style>
    <style:style style:name="P449" style:family="paragraph" style:parent-style-name="Heading_20_1">
      <style:paragraph-properties fo:break-before="page"/>
      <style:text-properties officeooo:paragraph-rsid="004e00ae"/>
    </style:style>
    <style:style style:name="P450" style:family="paragraph" style:parent-style-name="Heading_20_1">
      <style:paragraph-properties fo:break-before="page"/>
      <style:text-properties officeooo:rsid="006faa41" officeooo:paragraph-rsid="006faa41"/>
    </style:style>
    <style:style style:name="P451" style:family="paragraph" style:parent-style-name="Heading_20_1">
      <style:paragraph-properties fo:break-before="page"/>
      <style:text-properties officeooo:paragraph-rsid="006faa41"/>
    </style:style>
    <style:style style:name="P452" style:family="paragraph" style:parent-style-name="Heading_20_1">
      <style:paragraph-properties fo:break-before="page"/>
      <style:text-properties officeooo:rsid="00227df0" officeooo:paragraph-rsid="00227df0"/>
    </style:style>
    <style:style style:name="P453" style:family="paragraph" style:parent-style-name="Heading_20_2">
      <style:text-properties officeooo:rsid="00234b88" officeooo:paragraph-rsid="00234b88"/>
    </style:style>
    <style:style style:name="P454" style:family="paragraph" style:parent-style-name="Heading_20_2">
      <style:text-properties officeooo:rsid="00301195"/>
    </style:style>
    <style:style style:name="P455" style:family="paragraph" style:parent-style-name="Heading_20_2">
      <style:text-properties officeooo:paragraph-rsid="00750515"/>
    </style:style>
    <style:style style:name="P456" style:family="paragraph" style:parent-style-name="Heading_20_2">
      <style:text-properties officeooo:rsid="009eeaa9" officeooo:paragraph-rsid="009eeaa9"/>
    </style:style>
    <style:style style:name="P457" style:family="paragraph" style:parent-style-name="Heading_20_2">
      <style:text-properties officeooo:rsid="004abb00" officeooo:paragraph-rsid="0099285a"/>
    </style:style>
    <style:style style:name="P458" style:family="paragraph" style:parent-style-name="Heading_20_2">
      <style:text-properties officeooo:rsid="004abb00" officeooo:paragraph-rsid="004abb00"/>
    </style:style>
    <style:style style:name="P459" style:family="paragraph" style:parent-style-name="Heading_20_2">
      <style:text-properties officeooo:rsid="0054f7fb" officeooo:paragraph-rsid="0099285a"/>
    </style:style>
    <style:style style:name="P460" style:family="paragraph" style:parent-style-name="Heading_20_2">
      <style:text-properties officeooo:paragraph-rsid="00521b5a"/>
    </style:style>
    <style:style style:name="P461" style:family="paragraph" style:parent-style-name="Heading_20_2">
      <style:text-properties officeooo:rsid="004e00ae" officeooo:paragraph-rsid="004e00ae"/>
    </style:style>
    <style:style style:name="P462" style:family="paragraph" style:parent-style-name="Heading_20_2">
      <style:text-properties officeooo:rsid="0028f7cc"/>
    </style:style>
    <style:style style:name="P463" style:family="paragraph" style:parent-style-name="Heading_20_2">
      <style:text-properties officeooo:rsid="006faa41" officeooo:paragraph-rsid="006faa41"/>
    </style:style>
    <style:style style:name="P464" style:family="paragraph" style:parent-style-name="Heading_20_2">
      <style:text-properties officeooo:rsid="00b4f357" officeooo:paragraph-rsid="00b4f357"/>
    </style:style>
    <style:style style:name="P465" style:family="paragraph" style:parent-style-name="Heading_20_2">
      <style:text-properties officeooo:paragraph-rsid="00b5873c"/>
    </style:style>
    <style:style style:name="P466" style:family="paragraph" style:parent-style-name="Heading_20_2">
      <style:text-properties officeooo:paragraph-rsid="00d782dc"/>
    </style:style>
    <style:style style:name="P467" style:family="paragraph" style:parent-style-name="Heading_20_2">
      <style:text-properties officeooo:paragraph-rsid="00d54b97"/>
    </style:style>
    <style:style style:name="P468" style:family="paragraph" style:parent-style-name="Heading_20_2">
      <style:text-properties officeooo:rsid="00733d97" officeooo:paragraph-rsid="00d782dc"/>
    </style:style>
    <style:style style:name="P469" style:family="paragraph" style:parent-style-name="Heading_20_2">
      <style:text-properties officeooo:rsid="00cc4a8e" officeooo:paragraph-rsid="010d9be5"/>
    </style:style>
    <style:style style:name="P470" style:family="paragraph" style:parent-style-name="Heading_20_2">
      <style:text-properties officeooo:rsid="00cc4a8e" officeooo:paragraph-rsid="01016bb0"/>
    </style:style>
    <style:style style:name="P471" style:family="paragraph" style:parent-style-name="Heading_20_2">
      <style:text-properties officeooo:rsid="00cc4a8e" officeooo:paragraph-rsid="01182057"/>
    </style:style>
    <style:style style:name="P472" style:family="paragraph" style:parent-style-name="Heading_20_2">
      <style:text-properties officeooo:rsid="007883c2" officeooo:paragraph-rsid="00db6a64"/>
    </style:style>
    <style:style style:name="P473" style:family="paragraph" style:parent-style-name="Heading_20_2">
      <style:text-properties officeooo:paragraph-rsid="007659cd"/>
    </style:style>
    <style:style style:name="P474" style:family="paragraph" style:parent-style-name="Heading_20_2">
      <style:text-properties officeooo:rsid="00bafee7" officeooo:paragraph-rsid="00bafee7"/>
    </style:style>
    <style:style style:name="P475" style:family="paragraph" style:parent-style-name="Heading_20_2">
      <style:text-properties officeooo:rsid="00bafee7" officeooo:paragraph-rsid="00be78a6"/>
    </style:style>
    <style:style style:name="P476" style:family="paragraph" style:parent-style-name="Heading_20_2">
      <style:text-properties officeooo:rsid="00cc4a8e" officeooo:paragraph-rsid="010deef5" fo:background-color="transparent"/>
    </style:style>
    <style:style style:name="P477" style:family="paragraph" style:parent-style-name="Heading_20_3">
      <style:text-properties officeooo:rsid="00e3f7b6" officeooo:paragraph-rsid="00e3f7b6"/>
    </style:style>
    <style:style style:name="P478" style:family="paragraph" style:parent-style-name="Heading_20_3">
      <style:text-properties officeooo:rsid="00e3f7b6" officeooo:paragraph-rsid="00e59fff"/>
    </style:style>
    <style:style style:name="P479" style:family="paragraph" style:parent-style-name="Heading_20_3">
      <style:text-properties officeooo:rsid="00e3f7b6" officeooo:paragraph-rsid="0110d2e9" fo:background-color="transparent"/>
    </style:style>
    <style:style style:name="P480" style:family="paragraph" style:parent-style-name="Heading_20_3">
      <style:text-properties officeooo:paragraph-rsid="01182057" fo:background-color="transparent"/>
    </style:style>
    <style:style style:name="P481" style:family="paragraph" style:parent-style-name="Heading_20_3">
      <style:text-properties officeooo:paragraph-rsid="010d9be5" fo:background-color="transparent"/>
    </style:style>
    <style:style style:name="P482" style:family="paragraph" style:parent-style-name="Heading_20_3">
      <style:text-properties officeooo:paragraph-rsid="0110d2e9"/>
    </style:style>
    <style:style style:name="P483" style:family="paragraph" style:parent-style-name="Heading_20_3">
      <style:text-properties officeooo:rsid="00dbb498" officeooo:paragraph-rsid="00dbb498"/>
    </style:style>
    <style:style style:name="P484" style:family="paragraph" style:parent-style-name="Heading_20_3">
      <style:text-properties officeooo:rsid="00ba3cca" officeooo:paragraph-rsid="00ba3cca"/>
    </style:style>
    <style:style style:name="P485" style:family="paragraph" style:parent-style-name="Heading_20_3">
      <style:text-properties officeooo:rsid="00ba3cca" officeooo:paragraph-rsid="00d766a7"/>
    </style:style>
    <style:style style:name="P486" style:family="paragraph" style:parent-style-name="Heading_20_3">
      <style:paragraph-properties fo:line-height="100%"/>
      <style:text-properties officeooo:rsid="007690b0" officeooo:paragraph-rsid="007690b0"/>
    </style:style>
    <style:style style:name="P487" style:family="paragraph" style:parent-style-name="Heading_20_3">
      <style:text-properties officeooo:paragraph-rsid="00c27b06"/>
    </style:style>
    <style:style style:name="P488" style:family="paragraph" style:parent-style-name="Heading_20_3">
      <style:text-properties officeooo:rsid="00bafee7" officeooo:paragraph-rsid="00c2aa39"/>
    </style:style>
    <style:style style:name="P489" style:family="paragraph" style:parent-style-name="Heading_20_3">
      <style:text-properties officeooo:rsid="00bafee7" officeooo:paragraph-rsid="00c8feda"/>
    </style:style>
    <style:style style:name="P490" style:family="paragraph" style:parent-style-name="Heading_20_3">
      <style:text-properties officeooo:rsid="00bafee7" officeooo:paragraph-rsid="011c51ac"/>
    </style:style>
    <style:style style:name="P491" style:family="paragraph" style:parent-style-name="Heading_20_3">
      <style:text-properties officeooo:rsid="00e3f7b6" officeooo:paragraph-rsid="01182057" fo:background-color="#ffff99"/>
    </style:style>
    <style:style style:name="P492" style:family="paragraph" style:parent-style-name="Heading_20_3">
      <style:text-properties officeooo:rsid="00e3f7b6" officeooo:paragraph-rsid="010d9be5" fo:background-color="#ffff99"/>
    </style:style>
    <style:style style:name="P493"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494"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495"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496" style:family="paragraph" style:parent-style-name="Table_20_Contents">
      <style:text-properties style:font-name="Liberation Mono" fo:font-size="10pt" fo:font-weight="bold" officeooo:rsid="00e013c5" officeooo:paragraph-rsid="010d9be5" fo:background-color="#ffff99" style:font-size-asian="10pt" style:font-weight-asian="bold" style:font-size-complex="10pt" style:font-weight-complex="bold"/>
    </style:style>
    <style:style style:name="P497" style:family="paragraph" style:parent-style-name="Table_20_Contents">
      <style:text-properties style:font-name="Liberation Mono" fo:font-size="10pt" fo:font-weight="bold" officeooo:rsid="00e47ec1" officeooo:paragraph-rsid="010d9be5" fo:background-color="#ffff99" style:font-size-asian="10pt" style:font-weight-asian="bold" style:font-size-complex="10pt" style:font-weight-complex="bold"/>
    </style:style>
    <style:style style:name="P498" style:family="paragraph" style:parent-style-name="Table_20_Contents">
      <style:text-properties style:font-name="Liberation Mono" fo:font-size="10pt" fo:font-weight="bold" officeooo:paragraph-rsid="010d9be5" fo:background-color="#ffff99" style:font-size-asian="10pt" style:font-weight-asian="bold" style:font-size-complex="10pt" style:font-weight-complex="bold"/>
    </style:style>
    <style:style style:name="P499"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500"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501"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502"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503"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504"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505"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506"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507"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508"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509"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510" style:family="paragraph" style:parent-style-name="Table_20_Contents">
      <style:text-properties style:font-name="Liberation Mono" fo:font-size="10pt" officeooo:paragraph-rsid="01182057" fo:background-color="transparent" style:font-size-asian="10pt" style:font-size-complex="10pt"/>
    </style:style>
    <style:style style:name="P511" style:family="paragraph" style:parent-style-name="Table_20_Contents">
      <style:text-properties style:font-name="Liberation Mono" fo:font-size="10pt" officeooo:rsid="00e013c5" officeooo:paragraph-rsid="010d9be5" fo:background-color="#ffff99" style:font-size-asian="10pt" style:font-size-complex="10pt"/>
    </style:style>
    <style:style style:name="P512" style:family="paragraph" style:parent-style-name="Table_20_Contents">
      <style:text-properties style:font-name="Liberation Mono" fo:font-size="10pt" officeooo:rsid="010d9be5" officeooo:paragraph-rsid="010d9be5" fo:background-color="#ffff99" style:font-size-asian="10pt" style:font-size-complex="10pt"/>
    </style:style>
    <style:style style:name="P513" style:family="paragraph" style:parent-style-name="Table_20_Contents">
      <style:text-properties style:font-name="Liberation Mono" fo:font-size="10pt" officeooo:rsid="00e47ec1" officeooo:paragraph-rsid="010d9be5" fo:background-color="#ffff99" style:font-size-asian="10pt" style:font-size-complex="10pt"/>
    </style:style>
    <style:style style:name="P514" style:family="paragraph" style:parent-style-name="Table_20_Contents">
      <style:text-properties style:font-name="Liberation Mono" fo:font-size="10pt" officeooo:rsid="01041bb0" officeooo:paragraph-rsid="010d9be5" fo:background-color="#ffff99" style:font-size-asian="10pt" style:font-size-complex="10pt"/>
    </style:style>
    <style:style style:name="P515" style:family="paragraph" style:parent-style-name="Table_20_Contents">
      <style:text-properties style:font-name="Liberation Mono" fo:font-size="10pt" officeooo:rsid="010bca70" officeooo:paragraph-rsid="010d9be5" fo:background-color="#ffff99" style:font-size-asian="10pt" style:font-size-complex="10pt"/>
    </style:style>
    <style:style style:name="P516" style:family="paragraph" style:parent-style-name="Table_20_Contents">
      <style:text-properties style:font-name="Liberation Mono" fo:font-size="10pt" officeooo:rsid="00f363eb" officeooo:paragraph-rsid="010d9be5" fo:background-color="#ffff99" style:font-size-asian="10pt" style:font-size-complex="10pt"/>
    </style:style>
    <style:style style:name="P517" style:family="paragraph" style:parent-style-name="Table_20_Contents">
      <style:text-properties style:font-name="Liberation Mono" fo:font-size="10pt" officeooo:rsid="00e3f7b6" officeooo:paragraph-rsid="010d9be5" fo:background-color="#ffff99" style:font-size-asian="10pt" style:font-size-complex="10pt"/>
    </style:style>
    <style:style style:name="P518" style:family="paragraph" style:parent-style-name="Table_20_Contents">
      <style:text-properties style:font-name="Liberation Mono" fo:font-size="10pt" officeooo:rsid="00e9330c" officeooo:paragraph-rsid="010d9be5" fo:background-color="#ffff99" style:font-size-asian="10pt" style:font-size-complex="10pt"/>
    </style:style>
    <style:style style:name="P519" style:family="paragraph" style:parent-style-name="Table_20_Contents">
      <style:text-properties style:font-name="Liberation Mono" fo:font-size="10pt" officeooo:rsid="00ee844b" officeooo:paragraph-rsid="010d9be5" fo:background-color="#ffff99" style:font-size-asian="10pt" style:font-size-complex="10pt"/>
    </style:style>
    <style:style style:name="P520" style:family="paragraph" style:parent-style-name="Table_20_Contents">
      <style:text-properties style:font-name="Liberation Mono" fo:font-size="10pt" officeooo:rsid="010f740d" officeooo:paragraph-rsid="010f740d" fo:background-color="#ffff99" style:font-size-asian="10pt" style:font-size-complex="10pt"/>
    </style:style>
    <style:style style:name="P521" style:family="paragraph" style:parent-style-name="Table_20_Contents">
      <style:text-properties style:font-name="Liberation Mono" fo:font-size="10pt" officeooo:rsid="00e59fff" officeooo:paragraph-rsid="010d9be5" fo:background-color="#ffff99" style:font-size-asian="10pt" style:font-size-complex="10pt"/>
    </style:style>
    <style:style style:name="P522" style:family="paragraph" style:parent-style-name="Table_20_Contents">
      <style:text-properties style:font-name="Liberation Mono" fo:font-size="10pt" officeooo:paragraph-rsid="010d9be5" fo:background-color="#ffff99" style:font-size-asian="10pt" style:font-size-complex="10pt"/>
    </style:style>
    <style:style style:name="P523"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524"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525"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526" style:family="paragraph" style:parent-style-name="Contents_20_1">
      <style:paragraph-properties>
        <style:tab-stops>
          <style:tab-stop style:position="17cm" style:type="right" style:leader-style="dotted" style:leader-text="."/>
        </style:tab-stops>
      </style:paragraph-properties>
    </style:style>
    <style:style style:name="P527" style:family="paragraph" style:parent-style-name="Contents_20_2">
      <style:paragraph-properties>
        <style:tab-stops>
          <style:tab-stop style:position="16.501cm" style:type="right" style:leader-style="dotted" style:leader-text="."/>
        </style:tab-stops>
      </style:paragraph-properties>
    </style:style>
    <style:style style:name="P528" style:family="paragraph" style:parent-style-name="Contents_20_3">
      <style:paragraph-properties>
        <style:tab-stops>
          <style:tab-stop style:position="16.002cm" style:type="right" style:leader-style="dotted" style:leader-text="."/>
        </style:tab-stops>
      </style:paragraph-properties>
    </style:style>
    <style:style style:name="P529" style:family="paragraph" style:parent-style-name="Text_20_body">
      <style:text-properties officeooo:rsid="0060a864" fo:background-color="#ff3333"/>
    </style:style>
    <style:style style:name="P530" style:family="paragraph" style:parent-style-name="Text_20_body">
      <style:text-properties officeooo:rsid="00e013c5" officeooo:paragraph-rsid="011a8f88" fo:background-color="#ff3333"/>
    </style:style>
    <style:style style:name="P531" style:family="paragraph" style:parent-style-name="Text_20_body">
      <style:text-properties officeooo:rsid="00cc4a8e" officeooo:paragraph-rsid="01182057"/>
    </style:style>
    <style:style style:name="P532" style:family="paragraph" style:parent-style-name="Text_20_body">
      <style:text-properties officeooo:rsid="00e013c5" officeooo:paragraph-rsid="01182057"/>
    </style:style>
    <style:style style:name="P533" style:family="paragraph" style:parent-style-name="Text_20_body">
      <style:text-properties fo:font-weight="bold" officeooo:rsid="00e3f7b6" officeooo:paragraph-rsid="01182057" fo:background-color="transparent" style:font-weight-asian="bold" style:font-weight-complex="bold"/>
    </style:style>
    <style:style style:name="P534" style:family="paragraph" style:parent-style-name="Text_20_body">
      <style:text-properties fo:font-weight="bold" officeooo:rsid="00e3f7b6" officeooo:paragraph-rsid="010d9be5" fo:background-color="#ffff99" style:font-weight-asian="bold" style:font-weight-complex="bold"/>
    </style:style>
    <style:style style:name="P535" style:family="paragraph" style:parent-style-name="Text_20_body">
      <style:text-properties fo:font-weight="normal" officeooo:rsid="00e9330c" officeooo:paragraph-rsid="01182057" fo:background-color="transparent" style:font-weight-asian="normal" style:font-weight-complex="normal"/>
    </style:style>
    <style:style style:name="P536" style:family="paragraph" style:parent-style-name="Text_20_body">
      <style:text-properties fo:font-weight="normal" officeooo:rsid="00fd2104" officeooo:paragraph-rsid="01182057" fo:background-color="transparent" style:font-weight-asian="normal" style:font-weight-complex="normal"/>
    </style:style>
    <style:style style:name="P537" style:family="paragraph" style:parent-style-name="Text_20_body">
      <style:text-properties fo:font-weight="normal" officeooo:rsid="00e9330c" officeooo:paragraph-rsid="010d9be5" fo:background-color="#ffff99" style:font-weight-asian="normal" style:font-weight-complex="normal"/>
    </style:style>
    <style:style style:name="P538" style:family="paragraph" style:parent-style-name="Text_20_body">
      <style:text-properties fo:font-weight="normal" officeooo:rsid="00fd2104" officeooo:paragraph-rsid="010d9be5" fo:background-color="#ffff99" style:font-weight-asian="normal" style:font-weight-complex="normal"/>
    </style:style>
    <style:style style:name="P539" style:family="paragraph" style:parent-style-name="Text_20_body">
      <style:text-properties officeooo:paragraph-rsid="01182057" fo:background-color="transparent"/>
    </style:style>
    <style:style style:name="P540" style:family="paragraph" style:parent-style-name="Text_20_body">
      <style:text-properties officeooo:rsid="00f87ec1" officeooo:paragraph-rsid="01182057" fo:background-color="transparent"/>
    </style:style>
    <style:style style:name="P541" style:family="paragraph" style:parent-style-name="Text_20_body">
      <style:text-properties officeooo:rsid="00e013c5" officeooo:paragraph-rsid="011a8f88" fo:background-color="transparent"/>
    </style:style>
    <style:style style:name="P542" style:family="paragraph" style:parent-style-name="Text_20_body">
      <style:text-properties fo:background-color="#ffff99"/>
    </style:style>
    <style:style style:name="P543" style:family="paragraph" style:parent-style-name="Text_20_body">
      <style:text-properties officeooo:paragraph-rsid="010d9be5" fo:background-color="#ffff99"/>
    </style:style>
    <style:style style:name="P544" style:family="paragraph" style:parent-style-name="Text_20_body">
      <style:text-properties officeooo:rsid="00c6330e" officeooo:paragraph-rsid="00d29bf1"/>
    </style:style>
    <style:style style:name="P545" style:family="paragraph" style:parent-style-name="Text_20_body">
      <style:text-properties officeooo:rsid="011c51ac" officeooo:paragraph-rsid="011c51ac"/>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a4ba8"/>
    </style:style>
    <style:style style:name="T116" style:family="text">
      <style:text-properties officeooo:rsid="00cf8a1c"/>
    </style:style>
    <style:style style:name="T117" style:family="text">
      <style:text-properties officeooo:rsid="00d29bf1"/>
    </style:style>
    <style:style style:name="T118" style:family="text">
      <style:text-properties officeooo:rsid="00d39be6"/>
    </style:style>
    <style:style style:name="T119" style:family="text">
      <style:text-properties officeooo:rsid="00d54b97"/>
    </style:style>
    <style:style style:name="T120" style:family="text">
      <style:text-properties officeooo:rsid="00d766a7"/>
    </style:style>
    <style:style style:name="T121" style:family="text">
      <style:text-properties officeooo:rsid="00d782dc"/>
    </style:style>
    <style:style style:name="T122" style:family="text">
      <style:text-properties officeooo:rsid="00d908b8"/>
    </style:style>
    <style:style style:name="T123" style:family="text">
      <style:text-properties officeooo:rsid="00da1d4a"/>
    </style:style>
    <style:style style:name="T124" style:family="text">
      <style:text-properties officeooo:rsid="00db6a64"/>
    </style:style>
    <style:style style:name="T125" style:family="text">
      <style:text-properties officeooo:rsid="00dd4c29"/>
    </style:style>
    <style:style style:name="T126" style:family="text">
      <style:text-properties officeooo:rsid="00e013c5"/>
    </style:style>
    <style:style style:name="T127" style:family="text">
      <style:text-properties officeooo:rsid="00e1d06b"/>
    </style:style>
    <style:style style:name="T128" style:family="text">
      <style:text-properties fo:background-color="transparent" loext:char-shading-value="0"/>
    </style:style>
    <style:style style:name="T129" style:family="text">
      <style:text-properties officeooo:rsid="00f87ec1" fo:background-color="transparent" loext:char-shading-value="0"/>
    </style:style>
    <style:style style:name="T130" style:family="text">
      <style:text-properties officeooo:rsid="00e59fff" fo:background-color="transparent" loext:char-shading-value="0"/>
    </style:style>
    <style:style style:name="T131" style:family="text">
      <style:text-properties officeooo:rsid="00f46872" fo:background-color="transparent" loext:char-shading-value="0"/>
    </style:style>
    <style:style style:name="T132" style:family="text">
      <style:text-properties officeooo:rsid="00e47ec1" fo:background-color="transparent" loext:char-shading-value="0"/>
    </style:style>
    <style:style style:name="T133" style:family="text">
      <style:text-properties officeooo:rsid="00e9330c" fo:background-color="transparent" loext:char-shading-value="0"/>
    </style:style>
    <style:style style:name="T134" style:family="text">
      <style:text-properties officeooo:rsid="01182057" fo:background-color="transparent" loext:char-shading-value="0"/>
    </style:style>
    <style:style style:name="T135" style:family="text">
      <style:text-properties officeooo:rsid="00e013c5" fo:background-color="transparent" loext:char-shading-value="0"/>
    </style:style>
    <style:style style:name="T136" style:family="text">
      <style:text-properties officeooo:rsid="011a0680" fo:background-color="transparent" loext:char-shading-value="0"/>
    </style:style>
    <style:style style:name="T137" style:family="text">
      <style:text-properties officeooo:rsid="011c51ac" fo:background-color="transparent" loext:char-shading-value="0"/>
    </style:style>
    <style:style style:name="T138" style:family="text">
      <style:text-properties officeooo:rsid="00e3f7b6"/>
    </style:style>
    <style:style style:name="T139" style:family="text">
      <style:text-properties officeooo:rsid="00e47ec1"/>
    </style:style>
    <style:style style:name="T140" style:family="text">
      <style:text-properties officeooo:rsid="00e59fff"/>
    </style:style>
    <style:style style:name="T141" style:family="text">
      <style:text-properties officeooo:rsid="00e5b769"/>
    </style:style>
    <style:style style:name="T142" style:family="text">
      <style:text-properties officeooo:rsid="00e74fa2"/>
    </style:style>
    <style:style style:name="T143" style:family="text">
      <style:text-properties officeooo:rsid="00e80151"/>
    </style:style>
    <style:style style:name="T144" style:family="text">
      <style:text-properties officeooo:rsid="00e9330c"/>
    </style:style>
    <style:style style:name="T145" style:family="text">
      <style:text-properties officeooo:rsid="00ebba6d"/>
    </style:style>
    <style:style style:name="T146" style:family="text">
      <style:text-properties officeooo:rsid="00ed3adf"/>
    </style:style>
    <style:style style:name="T147" style:family="text">
      <style:text-properties officeooo:rsid="00ee844b"/>
    </style:style>
    <style:style style:name="T148" style:family="text">
      <style:text-properties officeooo:rsid="00f46872"/>
    </style:style>
    <style:style style:name="T149" style:family="text">
      <style:text-properties officeooo:rsid="00f858f8"/>
    </style:style>
    <style:style style:name="T150" style:family="text">
      <style:text-properties officeooo:rsid="00ffa49c"/>
    </style:style>
    <style:style style:name="T151" style:family="text">
      <style:text-properties officeooo:rsid="01041272"/>
    </style:style>
    <style:style style:name="T152" style:family="text">
      <style:text-properties officeooo:rsid="010d9be5"/>
    </style:style>
    <style:style style:name="T153" style:family="text">
      <style:text-properties fo:background-color="#ff3333" loext:char-shading-value="0"/>
    </style:style>
    <style:style style:name="T154" style:family="text">
      <style:text-properties officeooo:rsid="00f0597b" fo:background-color="#ff3333" loext:char-shading-value="0"/>
    </style:style>
    <style:style style:name="T155" style:family="text">
      <style:text-properties officeooo:rsid="00e9330c" fo:background-color="#ff3333" loext:char-shading-value="0"/>
    </style:style>
    <style:style style:name="T156" style:family="text">
      <style:text-properties fo:background-color="#ffff66" loext:char-shading-value="0"/>
    </style:style>
    <style:style style:name="T157" style:family="text">
      <style:text-properties officeooo:rsid="011684ec" fo:background-color="#ffff66" loext:char-shading-value="0"/>
    </style:style>
    <style:style style:name="T158" style:family="text">
      <style:text-properties officeooo:rsid="0111bb99"/>
    </style:style>
    <style:style style:name="T159" style:family="text">
      <style:text-properties officeooo:rsid="011684ec"/>
    </style:style>
    <style:style style:name="T160" style:family="text">
      <style:text-properties officeooo:rsid="01182057"/>
    </style:style>
    <style:style style:name="T161" style:family="text">
      <style:text-properties officeooo:rsid="011a8f88"/>
    </style:style>
    <style:style style:name="T162" style:family="text">
      <style:text-properties officeooo:rsid="011ac9e4"/>
    </style:style>
    <style:style style:name="T163" style:family="text">
      <style:text-properties officeooo:rsid="011c51ac"/>
    </style:style>
    <style:style style:name="T164" style:family="text">
      <style:text-properties officeooo:rsid="011e3570"/>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
      <text:p text:style-name="P277"/>
      <text:p text:style-name="P277"/>
      <text:p text:style-name="P278">The Cycle-Accurate</text:p>
      <text:p text:style-name="P277">Game Boy <text:span text:style-name="T8">D</text:span>ocs</text:p>
      <text:p text:style-name="P432">Version 0.<text:span text:style-name="T158">0.X</text:span></text:p>
      <text:p text:style-name="P121"/>
      <text:p text:style-name="P81">by Antonio Niño Díaz (AntonioND)</text:p>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88"/>
      <text:p text:style-name="P88">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8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26"><text:a xlink:type="simple" xlink:href="#__RefHeading__438_1297581768" text:style-name="Index_20_Link" text:visited-style-name="Index_20_Link">1. Introduction<text:tab/>5</text:a></text:p>
          <text:p text:style-name="P526"><text:a xlink:type="simple" xlink:href="#__RefHeading__452_1297581768" text:style-name="Index_20_Link" text:visited-style-name="Index_20_Link">2. Memory<text:tab/>6</text:a></text:p>
          <text:p text:style-name="P527"><text:a xlink:type="simple" xlink:href="#__RefHeading__454_1297581768" text:style-name="Index_20_Link" text:visited-style-name="Index_20_Link">2.1. General Memory Map<text:tab/>6</text:a></text:p>
          <text:p text:style-name="P527"><text:a xlink:type="simple" xlink:href="#__RefHeading__456_1297581768" text:style-name="Index_20_Link" text:visited-style-name="Index_20_Link">2.2. Jump Vectors in ROM0<text:tab/>6</text:a></text:p>
          <text:p text:style-name="P527"><text:a xlink:type="simple" xlink:href="#__RefHeading__458_1297581768" text:style-name="Index_20_Link" text:visited-style-name="Index_20_Link">2.3. Cartridge Header in ROM0<text:tab/>6</text:a></text:p>
          <text:p text:style-name="P527"><text:a xlink:type="simple" xlink:href="#__RefHeading__460_1297581768" text:style-name="Index_20_Link" text:visited-style-name="Index_20_Link">2.4. External Memory and Hardware<text:tab/>6</text:a></text:p>
          <text:p text:style-name="P527"><text:a xlink:type="simple" xlink:href="#__RefHeading__1053_562622245" text:style-name="Index_20_Link" text:visited-style-name="Index_20_Link">2.5. I/O Register Unreadable Bits<text:tab/>7</text:a></text:p>
          <text:p text:style-name="P527"><text:a xlink:type="simple" xlink:href="#__RefHeading__1118_1542393078" text:style-name="Index_20_Link" text:visited-style-name="Index_20_Link">2.6. Boot ROMs<text:tab/>7</text:a></text:p>
          <text:p text:style-name="P527"><text:a xlink:type="simple" xlink:href="#__RefHeading__2258_1034543206" text:style-name="Index_20_Link" text:visited-style-name="Index_20_Link">2.7. FF70h – SVBK – GBC Mode – WRAM Bank (R/W)<text:tab/>7</text:a></text:p>
          <text:p text:style-name="P527"><text:a xlink:type="simple" xlink:href="#__RefHeading__2260_1034543206" text:style-name="Index_20_Link" text:visited-style-name="Index_20_Link">2.8. FF4Fh – VBK – GBC Mode – VRAM Bank (R/W)<text:tab/>7</text:a></text:p>
          <text:p text:style-name="P527"><text:a xlink:type="simple" xlink:href="#__RefHeading__2884_1261411226" text:style-name="Index_20_Link" text:visited-style-name="Index_20_Link">2.9. Unused Memory Area at E000h – FDFFh<text:tab/>7</text:a></text:p>
          <text:p text:style-name="P527"><text:a xlink:type="simple" xlink:href="#__RefHeading__2886_1261411226" text:style-name="Index_20_Link" text:visited-style-name="Index_20_Link">2.10. Unused Memory Area at FEA0h – FEFFh<text:tab/>8</text:a></text:p>
          <text:p text:style-name="P526"><text:a xlink:type="simple" xlink:href="#__RefHeading__1120_1542393078" text:style-name="Index_20_Link" text:visited-style-name="Index_20_Link">3. CPU<text:tab/>10</text:a></text:p>
          <text:p text:style-name="P527"><text:a xlink:type="simple" xlink:href="#__RefHeading__2262_1034543206" text:style-name="Index_20_Link" text:visited-style-name="Index_20_Link">3.1. General Information<text:tab/>10</text:a></text:p>
          <text:p text:style-name="P527"><text:a xlink:type="simple" xlink:href="#__RefHeading__2264_1034543206" text:style-name="Index_20_Link" text:visited-style-name="Index_20_Link">3.2. Initial Register Values<text:tab/>10</text:a></text:p>
          <text:p text:style-name="P527"><text:a xlink:type="simple" xlink:href="#__RefHeading__2384_1443685241" text:style-name="Index_20_Link" text:visited-style-name="Index_20_Link">3.3. CPU Instruction Set<text:tab/>11</text:a></text:p>
          <text:p text:style-name="P527"><text:a xlink:type="simple" xlink:href="#__RefHeading__1583_191790824" text:style-name="Index_20_Link" text:visited-style-name="Index_20_Link">3.4. HALT Mode<text:tab/>11</text:a></text:p>
          <text:p text:style-name="P527"><text:a xlink:type="simple" xlink:href="#__RefHeading__1585_191790824" text:style-name="Index_20_Link" text:visited-style-name="Index_20_Link">3.5. STOP Mode<text:tab/>11</text:a></text:p>
          <text:p text:style-name="P527"><text:a xlink:type="simple" xlink:href="#__RefHeading__1587_191790824" text:style-name="Index_20_Link" text:visited-style-name="Index_20_Link">3.6. Entering STOP Mode correctly<text:tab/>11</text:a></text:p>
          <text:p text:style-name="P527"><text:a xlink:type="simple" xlink:href="#__RefHeading__2266_1034543206" text:style-name="Index_20_Link" text:visited-style-name="Index_20_Link">3.7. FF4Dh – KEY1 – GBC Mode – Speed Switch (R/W)<text:tab/>12</text:a></text:p>
          <text:p text:style-name="P527"><text:a xlink:type="simple" xlink:href="#__RefHeading__1589_191790824" text:style-name="Index_20_Link" text:visited-style-name="Index_20_Link">3.8. Speed Switch<text:tab/>12</text:a></text:p>
          <text:p text:style-name="P527"><text:a xlink:type="simple" xlink:href="#__RefHeading__1591_191790824" text:style-name="Index_20_Link" text:visited-style-name="Index_20_Link">3.9. Undefined Opcodes<text:tab/>13</text:a></text:p>
          <text:p text:style-name="P526"><text:a xlink:type="simple" xlink:href="#__RefHeading__789_785625829" text:style-name="Index_20_Link" text:visited-style-name="Index_20_Link">4. Interrupts<text:tab/>14</text:a></text:p>
          <text:p text:style-name="P527"><text:a xlink:type="simple" xlink:href="#__RefHeading__1593_191790824" text:style-name="Index_20_Link" text:visited-style-name="Index_20_Link">4.1. Vector 0040h – Vertical Blanking Interrupt<text:tab/>14</text:a></text:p>
          <text:p text:style-name="P527"><text:a xlink:type="simple" xlink:href="#__RefHeading__1595_191790824" text:style-name="Index_20_Link" text:visited-style-name="Index_20_Link">4.2. Vector 0048h – LCD STAT Interrupt<text:tab/>14</text:a></text:p>
          <text:p text:style-name="P527"><text:a xlink:type="simple" xlink:href="#__RefHeading__1597_191790824" text:style-name="Index_20_Link" text:visited-style-name="Index_20_Link">4.3. Vector 0050h – Timer Interrupt<text:tab/>14</text:a></text:p>
          <text:p text:style-name="P527"><text:a xlink:type="simple" xlink:href="#__RefHeading__1599_191790824" text:style-name="Index_20_Link" text:visited-style-name="Index_20_Link">4.4. Vector 0058h – Serial Interrupt<text:tab/>14</text:a></text:p>
          <text:p text:style-name="P527"><text:a xlink:type="simple" xlink:href="#__RefHeading__1601_191790824" text:style-name="Index_20_Link" text:visited-style-name="Index_20_Link">4.5. Vector 0060h – Joypad Interrupt<text:tab/>14</text:a></text:p>
          <text:p text:style-name="P527"><text:a xlink:type="simple" xlink:href="#__RefHeading__1603_191790824" text:style-name="Index_20_Link" text:visited-style-name="Index_20_Link">4.6. IME – Interrupt Master Enable Flag<text:tab/>14</text:a></text:p>
          <text:p text:style-name="P527"><text:a xlink:type="simple" xlink:href="#__RefHeading__1605_191790824" text:style-name="Index_20_Link" text:visited-style-name="Index_20_Link">4.7. FF0Fh – IF – Interrupt Flags (R/W)<text:tab/>15</text:a></text:p>
          <text:p text:style-name="P527"><text:a xlink:type="simple" xlink:href="#__RefHeading__1607_191790824" text:style-name="Index_20_Link" text:visited-style-name="Index_20_Link">4.8. FFFFh – IE – Interrupt Enable (R/W)<text:tab/>15</text:a></text:p>
          <text:p text:style-name="P527"><text:a xlink:type="simple" xlink:href="#__RefHeading__1609_191790824" text:style-name="Index_20_Link" text:visited-style-name="Index_20_Link">4.9. Interrupt Handling<text:tab/>15</text:a></text:p>
          <text:p text:style-name="P527"><text:a xlink:type="simple" xlink:href="#__RefHeading__1611_191790824" text:style-name="Index_20_Link" text:visited-style-name="Index_20_Link">4.10. The HALT Instruction Behaviour<text:tab/>16</text:a></text:p>
          <text:p text:style-name="P526"><text:a xlink:type="simple" xlink:href="#__RefHeading__445_1928868232" text:style-name="Index_20_Link" text:visited-style-name="Index_20_Link">5. Timer<text:tab/>18</text:a></text:p>
          <text:p text:style-name="P527"><text:a xlink:type="simple" xlink:href="#__RefHeading__151_24745071" text:style-name="Index_20_Link" text:visited-style-name="Index_20_Link">5.1. FF04h – DIV – Divider Register (R/W*)<text:tab/>18</text:a></text:p>
          <text:p text:style-name="P528"><text:a xlink:type="simple" xlink:href="#__RefHeading__153_24745071" text:style-name="Index_20_Link" text:visited-style-name="Index_20_Link">5.1.1. Interaction with APU<text:tab/>19</text:a></text:p>
          <text:p text:style-name="P527"><text:a xlink:type="simple" xlink:href="#__RefHeading__155_24745071" text:style-name="Index_20_Link" text:visited-style-name="Index_20_Link">5.2. FF05h – TIMA – Timer Counter (R/W)<text:tab/>19</text:a></text:p>
          <text:p text:style-name="P527"><text:a xlink:type="simple" xlink:href="#__RefHeading__157_24745071" text:style-name="Index_20_Link" text:visited-style-name="Index_20_Link">5.3. FF06h – TIMA – Timer Modulo (R/W)<text:tab/>19</text:a></text:p>
          <text:p text:style-name="P527"><text:a xlink:type="simple" xlink:href="#__RefHeading__267_24745071" text:style-name="Index_20_Link" text:visited-style-name="Index_20_Link">5.4. FF07h – TAC – Timer Control (R/W)<text:tab/>19</text:a></text:p>
          <text:p text:style-name="P527"><text:a xlink:type="simple" xlink:href="#__RefHeading__161_24745071" text:style-name="Index_20_Link" text:visited-style-name="Index_20_Link">5.5. Timer Obscure Behaviour<text:tab/>19</text:a></text:p>
          <text:p text:style-name="P527"><text:a xlink:type="simple" xlink:href="#__RefHeading__814_785625829" text:style-name="Index_20_Link" text:visited-style-name="Index_20_Link">5.6. Timer Overflow Behaviour<text:tab/>22</text:a></text:p>
          <text:p text:style-name="P526"><text:a xlink:type="simple" xlink:href="#__RefHeading__791_785625829" text:style-name="Index_20_Link" text:visited-style-name="Index_20_Link">6. Serial<text:tab/>24</text:a></text:p>
          <text:p text:style-name="P526"><text:a xlink:type="simple" xlink:href="#__RefHeading__793_785625829" text:style-name="Index_20_Link" text:visited-style-name="Index_20_Link">7. Joypad<text:tab/>25</text:a></text:p>
          <text:p text:style-name="P527"><text:a xlink:type="simple" xlink:href="#__RefHeading__2268_1034543206" text:style-name="Index_20_Link" text:visited-style-name="Index_20_Link">7.1. FF00h – P1 – Joypad (R/W)<text:tab/>25</text:a></text:p>
          <text:p text:style-name="P527"><text:a xlink:type="simple" xlink:href="#__RefHeading__2270_1034543206" text:style-name="Index_20_Link" text:visited-style-name="Index_20_Link">7.2. Reading the Joypad<text:tab/>25</text:a></text:p>
          <text:p text:style-name="P527"><text:a xlink:type="simple" xlink:href="#__RefHeading__2272_1034543206" text:style-name="Index_20_Link" text:visited-style-name="Index_20_Link">7.3. Joypad Interrupt<text:tab/>26</text:a></text:p>
          <text:p text:style-name="P527"><text:a xlink:type="simple" xlink:href="#__RefHeading__2274_1034543206" text:style-name="Index_20_Link" text:visited-style-name="Index_20_Link">7.4. Software-Triggered Joypad Interrupt<text:tab/>26</text:a></text:p>
          <text:p text:style-name="P526"><text:a xlink:type="simple" xlink:href="#__RefHeading__1613_191790824" text:style-name="Index_20_Link" text:visited-style-name="Index_20_Link">8. Video controller<text:tab/>27</text:a></text:p>
          <text:p text:style-name="P527"><text:soft-page-break/><text:a xlink:type="simple" xlink:href="#__RefHeading__3837_1039843246" text:style-name="Index_20_Link" text:visited-style-name="Index_20_Link">8.1. The LCD<text:tab/>27</text:a></text:p>
          <text:p text:style-name="P527"><text:a xlink:type="simple" xlink:href="#__RefHeading__3839_1039843246" text:style-name="Index_20_Link" text:visited-style-name="Index_20_Link">8.2. FF40h – LCDC – LCD Control (R/W)<text:tab/>27</text:a></text:p>
          <text:p text:style-name="P527"><text:a xlink:type="simple" xlink:href="#__RefHeading__10195_1284721040" text:style-name="Index_20_Link" text:visited-style-name="Index_20_Link">8.3. FF44h – LY – LCD Current Scanline (R)<text:tab/>28</text:a></text:p>
          <text:p text:style-name="P527"><text:a xlink:type="simple" xlink:href="#__RefHeading__4728_1402274307" text:style-name="Index_20_Link" text:visited-style-name="Index_20_Link">8.4. FF45h – LYC – LY Compare (R/W)<text:tab/>28</text:a></text:p>
          <text:p text:style-name="P527"><text:a xlink:type="simple" xlink:href="#__RefHeading__4724_1402274307" text:style-name="Index_20_Link" text:visited-style-name="Index_20_Link">8.5. FF41h – STAT – LCD Status (R/W)<text:tab/>28</text:a></text:p>
          <text:p text:style-name="P527"><text:a xlink:type="simple" xlink:href="#__RefHeading__10197_1284721040" text:style-name="Index_20_Link" text:visited-style-name="Index_20_Link">8.6. VBL Interrupt<text:tab/>28</text:a></text:p>
          <text:p text:style-name="P527"><text:a xlink:type="simple" xlink:href="#__RefHeading__2278_1034543206" text:style-name="Index_20_Link" text:visited-style-name="Index_20_Link">8.7. STAT Interrupt<text:tab/>29</text:a></text:p>
          <text:p text:style-name="P527"><text:a xlink:type="simple" xlink:href="#__RefHeading__1615_1917908241120" text:style-name="Index_20_Link" text:visited-style-name="Index_20_Link">8.8. LY, STAT and IF Timings. VBL interrupt.<text:tab/>29</text:a></text:p>
          <text:p text:style-name="P528"><text:a xlink:type="simple" xlink:href="#__RefHeading__10199_12847210401121" text:style-name="Index_20_Link" text:visited-style-name="Index_20_Link">8.8.1. Timings in DMG<text:tab/>29</text:a></text:p>
          <text:p text:style-name="P528"><text:a xlink:type="simple" xlink:href="#__RefHeading__10201_12847210401122" text:style-name="Index_20_Link" text:visited-style-name="Index_20_Link">8.8.2. Timings in CGB in DMG mode<text:tab/>30</text:a></text:p>
          <text:p text:style-name="P528"><text:a xlink:type="simple" xlink:href="#__RefHeading__10203_12847210401123" text:style-name="Index_20_Link" text:visited-style-name="Index_20_Link">8.8.3. Timings in CGB in CGB mode (single speed)<text:tab/>30</text:a></text:p>
          <text:p text:style-name="P528"><text:a xlink:type="simple" xlink:href="#__RefHeading__10205_12847210401124" text:style-name="Index_20_Link" text:visited-style-name="Index_20_Link">8.8.4. Timings in CGB in CGB mode (double speed)<text:tab/>30</text:a></text:p>
          <text:p text:style-name="P527"><text:a xlink:type="simple" xlink:href="#__RefHeading__1615_191790824" text:style-name="Index_20_Link" text:visited-style-name="Index_20_Link">8.9. LY, LYC, STAT and IF Timings. STAT LY=LYC interrupt.<text:tab/>31</text:a></text:p>
          <text:p text:style-name="P528"><text:a xlink:type="simple" xlink:href="#__RefHeading__10199_1284721040" text:style-name="Index_20_Link" text:visited-style-name="Index_20_Link">8.9.1. Timings in DMG<text:tab/>31</text:a></text:p>
          <text:p text:style-name="P528"><text:a xlink:type="simple" xlink:href="#__RefHeading__10201_1284721040" text:style-name="Index_20_Link" text:visited-style-name="Index_20_Link">8.9.2. Timings in CGB in DMG mode<text:tab/>32</text:a></text:p>
          <text:p text:style-name="P528"><text:a xlink:type="simple" xlink:href="#__RefHeading__10203_1284721040" text:style-name="Index_20_Link" text:visited-style-name="Index_20_Link">8.9.3. Timings in CGB in CGB mode (single speed)<text:tab/>33</text:a></text:p>
          <text:p text:style-name="P528"><text:a xlink:type="simple" xlink:href="#__RefHeading__10205_1284721040" text:style-name="Index_20_Link" text:visited-style-name="Index_20_Link">8.9.4. Timings in CGB in CGB mode (double speed)<text:tab/>35</text:a></text:p>
          <text:p text:style-name="P527"><text:a xlink:type="simple" xlink:href="#__RefHeading__1615_1917908241" text:style-name="Index_20_Link" text:visited-style-name="Index_20_Link">8.10. LY, STAT and IF Timings. STAT Mode 1 interrupt.<text:tab/>36</text:a></text:p>
          <text:p text:style-name="P528"><text:a xlink:type="simple" xlink:href="#__RefHeading__10199_12847210401" text:style-name="Index_20_Link" text:visited-style-name="Index_20_Link">8.10.1. Timings in DMG<text:tab/>36</text:a></text:p>
          <text:p text:style-name="P528"><text:a xlink:type="simple" xlink:href="#__RefHeading__10201_12847210401" text:style-name="Index_20_Link" text:visited-style-name="Index_20_Link">8.10.2. Timings in CGB in DMG mode<text:tab/>37</text:a></text:p>
          <text:p text:style-name="P528"><text:a xlink:type="simple" xlink:href="#__RefHeading__10203_12847210401" text:style-name="Index_20_Link" text:visited-style-name="Index_20_Link">8.10.3. Timings in CGB in CGB mode (single speed)<text:tab/>37</text:a></text:p>
          <text:p text:style-name="P528"><text:a xlink:type="simple" xlink:href="#__RefHeading__10205_12847210401" text:style-name="Index_20_Link" text:visited-style-name="Index_20_Link">8.10.4. Timings in CGB in CGB mode (double speed)<text:tab/>38</text:a></text:p>
          <text:p text:style-name="P527"><text:a xlink:type="simple" xlink:href="#__RefHeading__10209_1284721040" text:style-name="Index_20_Link" text:visited-style-name="Index_20_Link">8.11. LY, STAT and IF Timings. STAT Mode 2 interrupt.<text:tab/>38</text:a></text:p>
          <text:p text:style-name="P528"><text:a xlink:type="simple" xlink:href="#__RefHeading__10199_12847210402" text:style-name="Index_20_Link" text:visited-style-name="Index_20_Link">8.11.1. Timings in DMG<text:tab/>38</text:a></text:p>
          <text:p text:style-name="P528"><text:a xlink:type="simple" xlink:href="#__RefHeading__10201_12847210402" text:style-name="Index_20_Link" text:visited-style-name="Index_20_Link">8.11.2. Timings in CGB in DMG mode<text:tab/>39</text:a></text:p>
          <text:p text:style-name="P528"><text:a xlink:type="simple" xlink:href="#__RefHeading__10203_12847210402" text:style-name="Index_20_Link" text:visited-style-name="Index_20_Link">8.11.3. Timings in CGB in CGB mode (single speed)<text:tab/>40</text:a></text:p>
          <text:p text:style-name="P528"><text:a xlink:type="simple" xlink:href="#__RefHeading__10205_12847210402" text:style-name="Index_20_Link" text:visited-style-name="Index_20_Link">8.11.4. Timings in CGB in CGB mode (double speed)<text:tab/>41</text:a></text:p>
          <text:p text:style-name="P527"><text:a xlink:type="simple" xlink:href="#__RefHeading__10245_941165267" text:style-name="Index_20_Link" text:visited-style-name="Index_20_Link">8.12. LY, STAT and IF Timings. STAT Mode 0 interrupt.<text:tab/>42</text:a></text:p>
          <text:p text:style-name="P527"><text:a xlink:type="simple" xlink:href="#__RefHeading__10211_1284721040" text:style-name="Index_20_Link" text:visited-style-name="Index_20_Link">8.13. FF42h – SCY – BG Scroll Y (R/W)<text:tab/>42</text:a></text:p>
          <text:p text:style-name="P527"><text:a xlink:type="simple" xlink:href="#__RefHeading__10213_1284721040" text:style-name="Index_20_Link" text:visited-style-name="Index_20_Link">8.14. FF43h – SCX – BG Scroll X (R/W)<text:tab/>43</text:a></text:p>
          <text:p text:style-name="P527"><text:a xlink:type="simple" xlink:href="#__RefHeading__10215_1284721040" text:style-name="Index_20_Link" text:visited-style-name="Index_20_Link">8.15. FF4Ah – WY – Window Y Position (R/W)<text:tab/>43</text:a></text:p>
          <text:p text:style-name="P527"><text:a xlink:type="simple" xlink:href="#__RefHeading__10217_1284721040" text:style-name="Index_20_Link" text:visited-style-name="Index_20_Link">8.16. FF4Bh – WX – Window X Position (R/W)<text:tab/>43</text:a></text:p>
          <text:p text:style-name="P528"><text:a xlink:type="simple" xlink:href="#__RefHeading__10219_1284721040" text:style-name="Index_20_Link" text:visited-style-name="Index_20_Link">8.16.1. Window Display Depending on WX and WY<text:tab/>43</text:a></text:p>
          <text:p text:style-name="P527"><text:a xlink:type="simple" xlink:href="#__RefHeading__3841_1039843246" text:style-name="Index_20_Link" text:visited-style-name="Index_20_Link">8.17. Accessing Unavailable VRAM and OAM<text:tab/>43</text:a></text:p>
          <text:p text:style-name="P528"><text:a xlink:type="simple" xlink:href="#__RefHeading__3843_1039843246" text:style-name="Index_20_Link" text:visited-style-name="Index_20_Link">8.17.1. Reading from OAM in Mode 2<text:tab/>43</text:a></text:p>
          <text:p text:style-name="P528"><text:a xlink:type="simple" xlink:href="#__RefHeading__3845_1039843246" text:style-name="Index_20_Link" text:visited-style-name="Index_20_Link">8.17.2. Reading from OAM in Mode 3<text:tab/>43</text:a></text:p>
          <text:p text:style-name="P528"><text:a xlink:type="simple" xlink:href="#__RefHeading__3847_1039843246" text:style-name="Index_20_Link" text:visited-style-name="Index_20_Link">8.17.3. Reading from VRAM in Mode 3<text:tab/>43</text:a></text:p>
          <text:p text:style-name="P528"><text:a xlink:type="simple" xlink:href="#__RefHeading__3849_1039843246" text:style-name="Index_20_Link" text:visited-style-name="Index_20_Link">8.17.4. Reading from GBC Palette RAM in Mode 2<text:tab/>44</text:a></text:p>
          <text:p text:style-name="P528"><text:a xlink:type="simple" xlink:href="#__RefHeading__10221_1284721040" text:style-name="Index_20_Link" text:visited-style-name="Index_20_Link">8.17.5. Reading from GBC Palette RAM in Mode 3<text:tab/>44</text:a></text:p>
          <text:p text:style-name="P526"><text:a xlink:type="simple" xlink:href="#__RefHeading__1085_1186689007" text:style-name="Index_20_Link" text:visited-style-name="Index_20_Link">9. DMA<text:tab/>45</text:a></text:p>
          <text:p text:style-name="P527"><text:a xlink:type="simple" xlink:href="#__RefHeading__2280_1034543206" text:style-name="Index_20_Link" text:visited-style-name="Index_20_Link">9.1. FF46h – DMA – OAM DMA Transfer (R/W)<text:tab/>45</text:a></text:p>
          <text:p text:style-name="P527"><text:a xlink:type="simple" xlink:href="#__RefHeading__2282_1034543206" text:style-name="Index_20_Link" text:visited-style-name="Index_20_Link">9.2. FF51h – HDMA1 – GBC Mode – HDMA Source, High (W)<text:tab/>46</text:a></text:p>
          <text:p text:style-name="P527"><text:a xlink:type="simple" xlink:href="#__RefHeading__2284_1034543206" text:style-name="Index_20_Link" text:visited-style-name="Index_20_Link">9.3. FF52h – HDMA2 – GBC Mode – HDMA Source, Low (W)<text:tab/>46</text:a></text:p>
          <text:p text:style-name="P527"><text:a xlink:type="simple" xlink:href="#__RefHeading__2286_1034543206" text:style-name="Index_20_Link" text:visited-style-name="Index_20_Link">9.4. FF53h – HDMA3 – GBC Mode – HDMA Destination, High (W)<text:tab/>46</text:a></text:p>
          <text:p text:style-name="P527"><text:a xlink:type="simple" xlink:href="#__RefHeading__2288_1034543206" text:style-name="Index_20_Link" text:visited-style-name="Index_20_Link">9.5. FF54h – HDMA4 – GBC Mode – HDMA Destination, Low (W)<text:tab/>46</text:a></text:p>
          <text:p text:style-name="P527"><text:a xlink:type="simple" xlink:href="#__RefHeading__2290_1034543206" text:style-name="Index_20_Link" text:visited-style-name="Index_20_Link">9.6. FF55h – HDMA5 – GBC Mode – HDMA Length/Mode/Start (R/W)<text:tab/>46</text:a></text:p>
          <text:p text:style-name="P528"><text:a xlink:type="simple" xlink:href="#__RefHeading__2292_1034543206" text:style-name="Index_20_Link" text:visited-style-name="Index_20_Link">9.6.1. GDMA – General Purpose DMA<text:tab/>46</text:a></text:p>
          <text:p text:style-name="P528"><text:a xlink:type="simple" xlink:href="#__RefHeading__2294_1034543206" text:style-name="Index_20_Link" text:visited-style-name="Index_20_Link">9.6.2. HDMA – H-Blank DMA<text:tab/>47</text:a></text:p>
          <text:p text:style-name="P528"><text:a xlink:type="simple" xlink:href="#__RefHeading__2620_948756148" text:style-name="Index_20_Link" text:visited-style-name="Index_20_Link">9.6.3. GDMA/HDMA Allowed Source Addresses<text:tab/>47</text:a></text:p>
          <text:p text:style-name="P526"><text:a xlink:type="simple" xlink:href="#__RefHeading__795_785625829" text:style-name="Index_20_Link" text:visited-style-name="Index_20_Link">10. Audio Processing Unit<text:tab/>49</text:a></text:p>
          <text:p text:style-name="P526"><text:a xlink:type="simple" xlink:href="#__RefHeading__797_785625829" text:style-name="Index_20_Link" text:visited-style-name="Index_20_Link">11. The Game Boy Cartridge<text:tab/>50</text:a></text:p>
          <text:p text:style-name="P527"><text:a xlink:type="simple" xlink:href="#__RefHeading__3851_1039843246" text:style-name="Index_20_Link" text:visited-style-name="Index_20_Link">11.1. The Cartridge Header<text:tab/>50</text:a></text:p>
          <text:p text:style-name="P527"><text:soft-page-break/><text:a xlink:type="simple" xlink:href="#__RefHeading__3883_1039843246" text:style-name="Index_20_Link" text:visited-style-name="Index_20_Link">11.2. Memory Bank Controllers<text:tab/>52</text:a></text:p>
          <text:p text:style-name="P528"><text:a xlink:type="simple" xlink:href="#__RefHeading__3885_1039843246" text:style-name="Index_20_Link" text:visited-style-name="Index_20_Link">11.2.1. None (32KB ROM)<text:tab/>53</text:a></text:p>
          <text:p text:style-name="P528"><text:a xlink:type="simple" xlink:href="#__RefHeading__3887_1039843246" text:style-name="Index_20_Link" text:visited-style-name="Index_20_Link">11.2.2. MBC1 (2MB ROM. 32KB RAM. DMG, SGB)<text:tab/>53</text:a></text:p>
          <text:p text:style-name="P528"><text:a xlink:type="simple" xlink:href="#__RefHeading__3889_1039843246" text:style-name="Index_20_Link" text:visited-style-name="Index_20_Link">11.2.3. MBC2 (256KB ROM. 512 × 4 bits RAM. DMG, SGB)<text:tab/>54</text:a></text:p>
          <text:p text:style-name="P528"><text:a xlink:type="simple" xlink:href="#__RefHeading__3891_1039843246" text:style-name="Index_20_Link" text:visited-style-name="Index_20_Link">11.2.4. MBC3 (2MB ROM. 64KB RAM. RTC. DMG, SGB, CGB)<text:tab/>54</text:a></text:p>
          <text:p text:style-name="P528"><text:a xlink:type="simple" xlink:href="#__RefHeading__4730_1402274307" text:style-name="Index_20_Link" text:visited-style-name="Index_20_Link">11.2.5. MBC5 (8MB ROM. 128KB RAM. DMG, SGB, CGB)<text:tab/>56</text:a></text:p>
          <text:p text:style-name="P528"><text:a xlink:type="simple" xlink:href="#__RefHeading__15242_21323066" text:style-name="Index_20_Link" text:visited-style-name="Index_20_Link">11.2.6. Pocket Camera<text:tab/>56</text:a></text:p>
          <text:p text:style-name="P526"><text:a xlink:type="simple" xlink:href="#__RefHeading__448_1297581768" text:style-name="Index_20_Link" text:visited-style-name="Index_20_Link">12. Credits<text:tab/>57</text:a></text:p>
          <text:p text:style-name="P526"><text:a xlink:type="simple" xlink:href="#__RefHeading__3568_1397632328" text:style-name="Index_20_Link" text:visited-style-name="Index_20_Link">13. Changelog<text:tab/>58</text:a></text:p>
        </text:index-body>
      </text:table-of-content>
      <text:p text:style-name="P83"/>
      <text:h text:style-name="P447" text:outline-level="1"><text:bookmark-start text:name="__RefHeading__438_1297581768"/>Introduction<text:bookmark-end text:name="__RefHeading__438_1297581768"/></text:h>
      <text:p text:style-name="P84">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5"><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9">Here are some abbreviations <text:span text:style-name="T11">and nomenclature</text:span> I'll use in this document:</text:p>
      <text:p text:style-name="P90">- DMG/GB: Original Game Boy (Dot Matrix Game)</text:p>
      <text:p text:style-name="P90">- MGB/GBP: Game Boy Pocket / Game Boy Light</text:p>
      <text:p text:style-name="P90">- SGB/SGB2: Super Game Boy / Super Game Boy 2</text:p>
      <text:p text:style-name="P90">- CGB/GBC: Game Boy Color</text:p>
      <text:p text:style-name="P90">- AGB/GBA: Game Boy Advance</text:p>
      <text:p text:style-name="P90">- AGS/GBA SP: Game Boy Advance SP</text:p>
      <text:p text:style-name="P92"><text:span text:style-name="T10">- Clock: Oscillator clock frequency is </text:span>4194304 Hz <text:span text:style-name="T10">(8388608 Hz in double speed mode).</text:span></text:p>
      <text:p text:style-name="P91">- <text:span text:style-name="T12">Cycle: </text:span>CPU cycle frequency <text:span text:style-name="T12">is</text:span> 1048576 Hz (2097152 Hz in double speed mode).</text:p>
      <text:p text:style-name="P117">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447"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9">Addresses</text:p>
          </table:table-cell>
          <table:table-cell table:style-name="Tabla5.A1" office:value-type="string">
            <text:p text:style-name="P109">Name</text:p>
          </table:table-cell>
          <table:table-cell table:style-name="Tabla5.C1" office:value-type="string">
            <text:p text:style-name="P318">Description</text:p>
          </table:table-cell>
        </table:table-row>
        <table:table-row table:style-name="Tabla5.1">
          <table:table-cell table:style-name="Tabla5.A2" office:value-type="string">
            <text:p text:style-name="P93">0000h – 3FFFh</text:p>
          </table:table-cell>
          <table:table-cell table:style-name="Tabla5.A2" office:value-type="string">
            <text:p text:style-name="P93">ROM0</text:p>
          </table:table-cell>
          <table:table-cell table:style-name="Tabla5.C2" office:value-type="string">
            <text:p text:style-name="P281">Non-switchable <text:span text:style-name="T10">ROM Bank.</text:span></text:p>
          </table:table-cell>
        </table:table-row>
        <table:table-row table:style-name="Tabla5.1">
          <table:table-cell table:style-name="Tabla5.A2" office:value-type="string">
            <text:p text:style-name="P93">4000h – 7FFFh</text:p>
          </table:table-cell>
          <table:table-cell table:style-name="Tabla5.A2" office:value-type="string">
            <text:p text:style-name="P93">ROMX</text:p>
          </table:table-cell>
          <table:table-cell table:style-name="Tabla5.C2" office:value-type="string">
            <text:p text:style-name="P93"><text:span text:style-name="T11">S</text:span>witchable ROM bank.</text:p>
          </table:table-cell>
        </table:table-row>
        <table:table-row table:style-name="Tabla5.1">
          <table:table-cell table:style-name="Tabla5.A2" office:value-type="string">
            <text:p text:style-name="P93">8000h – 9FFFh</text:p>
          </table:table-cell>
          <table:table-cell table:style-name="Tabla5.A2" office:value-type="string">
            <text:p text:style-name="P281">VRAM</text:p>
          </table:table-cell>
          <table:table-cell table:style-name="Tabla5.C2" office:value-type="string">
            <text:p text:style-name="P93">Video RAM<text:span text:style-name="T11">, switchable (0-1) in GBC mode.</text:span></text:p>
          </table:table-cell>
        </table:table-row>
        <table:table-row table:style-name="Tabla5.1">
          <table:table-cell table:style-name="Tabla5.A2" office:value-type="string">
            <text:p text:style-name="P93">A000h – BFFFh</text:p>
          </table:table-cell>
          <table:table-cell table:style-name="Tabla5.A2" office:value-type="string">
            <text:p text:style-name="P93">SRAM</text:p>
          </table:table-cell>
          <table:table-cell table:style-name="Tabla5.C2" office:value-type="string">
            <text:p text:style-name="P94">External RAM in cartridge, <text:span text:style-name="T12">often battery buffered.</text:span></text:p>
          </table:table-cell>
        </table:table-row>
        <table:table-row table:style-name="Tabla5.1">
          <table:table-cell table:style-name="Tabla5.A2" office:value-type="string">
            <text:p text:style-name="P96">C000h – CFFFh</text:p>
          </table:table-cell>
          <table:table-cell table:style-name="Tabla5.A2" office:value-type="string">
            <text:p text:style-name="P96">WRAM0</text:p>
          </table:table-cell>
          <table:table-cell table:style-name="Tabla5.C2" office:value-type="string">
            <text:p text:style-name="P281">Work RAM.</text:p>
          </table:table-cell>
        </table:table-row>
        <table:table-row table:style-name="Tabla5.1">
          <table:table-cell table:style-name="Tabla5.A2" office:value-type="string">
            <text:p text:style-name="P96">D000h – DFFFh</text:p>
          </table:table-cell>
          <table:table-cell table:style-name="Tabla5.A2" office:value-type="string">
            <text:p text:style-name="P96">WRAMX</text:p>
          </table:table-cell>
          <table:table-cell table:style-name="Tabla5.C2" office:value-type="string">
            <text:p text:style-name="P281">Work RAM, switchable (1-7) in GBC mode</text:p>
          </table:table-cell>
        </table:table-row>
        <table:table-row table:style-name="Tabla5.1">
          <table:table-cell table:style-name="Tabla5.A2" office:value-type="string">
            <text:p text:style-name="P96">E000h – FDFFh</text:p>
          </table:table-cell>
          <table:table-cell table:style-name="Tabla5.A2" office:value-type="string">
            <text:p text:style-name="P108">ECHO</text:p>
          </table:table-cell>
          <table:table-cell table:style-name="Tabla5.C2" office:value-type="string">
            <text:p text:style-name="P105">D<text:span text:style-name="T92">escription of the behaviour below.</text:span></text:p>
          </table:table-cell>
        </table:table-row>
        <table:table-row table:style-name="Tabla5.1">
          <table:table-cell table:style-name="Tabla5.A2" office:value-type="string">
            <text:p text:style-name="P96">FE00h – FE9Fh</text:p>
          </table:table-cell>
          <table:table-cell table:style-name="Tabla5.A2" office:value-type="string">
            <text:p text:style-name="P96">OAM</text:p>
          </table:table-cell>
          <table:table-cell table:style-name="Tabla5.C2" office:value-type="string">
            <text:p text:style-name="P96">(Object Attribute Table) Sprite information table.</text:p>
          </table:table-cell>
        </table:table-row>
        <table:table-row table:style-name="Tabla5.1">
          <table:table-cell table:style-name="Tabla5.A2" office:value-type="string">
            <text:p text:style-name="P96">FEA0h – FEFFh</text:p>
          </table:table-cell>
          <table:table-cell table:style-name="Tabla5.A2" office:value-type="string">
            <text:p text:style-name="P108">UNUSED</text:p>
          </table:table-cell>
          <table:table-cell table:style-name="Tabla5.C2" office:value-type="string">
            <text:p text:style-name="P106">D<text:span text:style-name="T92">escription of the behaviour below.</text:span></text:p>
          </table:table-cell>
        </table:table-row>
        <table:table-row table:style-name="Tabla5.1">
          <table:table-cell table:style-name="Tabla5.A2" office:value-type="string">
            <text:p text:style-name="P96">FF00h – FF7Fh</text:p>
          </table:table-cell>
          <table:table-cell table:style-name="Tabla5.A2" office:value-type="string">
            <text:p text:style-name="P96">I/O Registers</text:p>
          </table:table-cell>
          <table:table-cell table:style-name="Tabla5.C2" office:value-type="string">
            <text:p text:style-name="P96">I/O registers are mapped here.</text:p>
          </table:table-cell>
        </table:table-row>
        <table:table-row table:style-name="Tabla5.1">
          <table:table-cell table:style-name="Tabla5.A2" office:value-type="string">
            <text:p text:style-name="P96">FF80h – FFFEh</text:p>
          </table:table-cell>
          <table:table-cell table:style-name="Tabla5.A2" office:value-type="string">
            <text:p text:style-name="P96">HRAM</text:p>
          </table:table-cell>
          <table:table-cell table:style-name="Tabla5.C2" office:value-type="string">
            <text:p text:style-name="P96">Internal CPU RAM</text:p>
          </table:table-cell>
        </table:table-row>
        <table:table-row table:style-name="Tabla5.1">
          <table:table-cell table:style-name="Tabla5.A2" office:value-type="string">
            <text:p text:style-name="P96">FFFFh</text:p>
          </table:table-cell>
          <table:table-cell table:style-name="Tabla5.A2" office:value-type="string">
            <text:p text:style-name="P96">IE Register</text:p>
          </table:table-cell>
          <table:table-cell table:style-name="Tabla5.C2" office:value-type="string">
            <text:p text:style-name="P281">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5">Some addresses in ROM0 are jump vectors:</text:p>
      <table:table table:name="Tabla7" table:style-name="Tabla7">
        <table:table-column table:style-name="Tabla7.A"/>
        <table:table-row table:style-name="Tabla7.1">
          <table:table-cell office:value-type="string">
            <text:p text:style-name="P283">0000h,0008h,0010h,0018h,0020h,0028h,0030h,0038h – For RST instruction of CPU.</text:p>
            <text:p text:style-name="P283">0040h,0048h,0050h,0058h,0060h – Interrupt Vectors (VBL,LCD,Timer,Serial,Joypad)</text:p>
            <text:p text:style-name="P431"/>
          </table:table-cell>
        </table:table-row>
      </table:table>
      <text:p text:style-name="P115">Unused vectors may be used for whatever purpose the program wants. RST are special instructions like CALL, but they are 1 byte long instructions (CALL are 3 bytes long) and need 2 cycles less.</text:p>
      <text:h text:style-name="P453" text:outline-level="2"><text:bookmark-start text:name="__RefHeading__458_1297581768"/>Cartridge Header in ROM0<text:bookmark-end text:name="__RefHeading__458_1297581768"/></text:h>
      <text:p text:style-name="P260">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453" text:outline-level="2"><text:bookmark-start text:name="__RefHeading__460_1297581768"/>External Memory and Hardware<text:bookmark-end text:name="__RefHeading__460_1297581768"/></text:h>
      <text:p text:style-name="P116">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454" text:outline-level="2"><text:bookmark-start text:name="__RefHeading__1053_562622245"/>I/O Register Unreadable Bits<text:bookmark-end text:name="__RefHeading__1053_562622245"/></text:h>
      <text:p text:style-name="P122">All unreadable bits of I/O registers return 1. In general, all unused bits in I/O registers are unreadable so they return 1. Some exceptions are:</text:p>
      <text:p text:style-name="P123">- <text:span text:style-name="T70">U</text:span>nknown purpose <text:span text:style-name="T70">(if any)</text:span> registers. Some bits of them can be read and written.</text:p>
      <text:p text:style-name="P123">-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1">All Game Boy models have a small program that is run when the GB is powered on. This program initializes some registers and some memory areas (depending on the model) and perorms some checks with values in the ROM header. So far (2014/1<text:span text:style-name="T123">2)</text:span> have been dumped:</text:p>
      <text:p text:style-name="P131">- DMG: Mapped to 0000h – 00FFh.</text:p>
      <text:p text:style-name="P131">- MGB: Mapped to 0000h – 00FFh. It has been dumped from a Game Boy Pocket, it is unknown if Game Boy Light has a different one. Probably not, since DMG and MGB are only 1 byte different.</text:p>
      <text:p text:style-name="P131">- SGB: Mapped to 0000h – 00FFh.</text:p>
      <text:p text:style-name="P131">- CGB: Mapped to 0000h – 00FFh and 0200h – 0<text:span text:style-name="T96">8FF</text:span>h.</text:p>
      <text:h text:style-name="P455" text:outline-level="2"><text:bookmark-start text:name="__RefHeading__2258_1034543206"/>FF<text:span text:style-name="T58">70</text:span>h – <text:span text:style-name="T58">SVBK – GBC Mode – WRAM Bank (R/W)</text:span><text:bookmark-end text:name="__RefHeading__2258_1034543206"/></text:h>
      <text:p text:style-name="P148">This register selects the WRAM bank mapped to D000h – DFFFh. If bank 0 is selected, the actual mapped bank is 1, but the register will still read 0. The bank at C000h – CFFFh is always 0.</text:p>
      <text:p text:style-name="P148">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455" text:outline-level="2"><text:bookmark-start text:name="__RefHeading__2260_1034543206"/>FF<text:span text:style-name="T58">4F</text:span>h – <text:span text:style-name="T58">VBK – GBC Mode – VRAM Bank (R/W)</text:span><text:bookmark-end text:name="__RefHeading__2260_1034543206"/></text:h>
      <text:p text:style-name="P148">This register selects the VRAM bank mapped to 8000h – 9FFFh.</text:p>
      <text:p text:style-name="P148">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74"><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75">In CGB/AGB/AGS this area is just a mirror of the WRAM. Reads and writes from this area are redirected to C000h – DDFFh.</text:p>
      <text:p text:style-name="P175">In DMG/MGB(/SGB?) this area works a bit different. <text:span text:style-name="T164">For </text:span></text:p>
      <text:p text:style-name="P274"><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74">-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74">This means that when SRAM is disabled this is just a mirror of WRAM <text:span text:style-name="T90">like CGB</text:span> (as SRAM would read FFh and writes to SRAM are ignored).</text:p>
      <text:p text:style-name="P207">CHECK IF THIS HAPPENS BECAUSE OF MY FLASHCART!!</text:p>
      <text:h text:style-name="P456" text:outline-level="2"><text:bookmark-start text:name="__RefHeading__2886_1261411226"/>Unused Memory Area at FEA0h – FEFFh<text:bookmark-end text:name="__RefHeading__2886_1261411226"/></text:h>
      <text:p text:style-name="P176">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76">- DMG/MGB<text:span text:style-name="T89">(/SGB?): </text:span>Writes are ignored.<text:span text:style-name="T89"> </text:span>Reading from this area returns 00h.</text:p>
      <text:p text:style-name="P178">-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5"><text:span text:style-name="T95">FEA</text:span>0h</text:p>
          </table:table-cell>
          <table:table-cell table:style-name="Tabla29.A1" office:value-type="string">
            <text:p text:style-name="P107">00</text:p>
          </table:table-cell>
          <table:table-cell table:style-name="Tabla29.A1" office:value-type="string">
            <text:p text:style-name="P107">01</text:p>
          </table:table-cell>
          <table:table-cell table:style-name="Tabla29.A1" office:value-type="string">
            <text:p text:style-name="P107">02</text:p>
          </table:table-cell>
          <table:table-cell table:style-name="Tabla29.A1" office:value-type="string">
            <text:p text:style-name="P107">03</text:p>
          </table:table-cell>
          <table:table-cell table:style-name="Tabla29.A1" office:value-type="string">
            <text:p text:style-name="P107">04</text:p>
          </table:table-cell>
          <table:table-cell table:style-name="Tabla29.A1" office:value-type="string">
            <text:p text:style-name="P107">05</text:p>
          </table:table-cell>
          <table:table-cell table:style-name="Tabla29.A1" office:value-type="string">
            <text:p text:style-name="P107">06</text:p>
          </table:table-cell>
          <table:table-cell table:style-name="Tabla29.A1" office:value-type="string">
            <text:p text:style-name="P107">07</text:p>
          </table:table-cell>
          <table:table-cell table:style-name="Tabla29.A1" office:value-type="string">
            <text:p text:style-name="P107">08</text:p>
          </table:table-cell>
          <table:table-cell table:style-name="Tabla29.A1" office:value-type="string">
            <text:p text:style-name="P107">09</text:p>
          </table:table-cell>
          <table:table-cell table:style-name="Tabla29.A1" office:value-type="string">
            <text:p text:style-name="P107">0A</text:p>
          </table:table-cell>
          <table:table-cell table:style-name="Tabla29.A1" office:value-type="string">
            <text:p text:style-name="P107">0B</text:p>
          </table:table-cell>
          <table:table-cell table:style-name="Tabla29.A1" office:value-type="string">
            <text:p text:style-name="P107">0C</text:p>
          </table:table-cell>
          <table:table-cell table:style-name="Tabla29.A1" office:value-type="string">
            <text:p text:style-name="P107">0D</text:p>
          </table:table-cell>
          <table:table-cell table:style-name="Tabla29.A1" office:value-type="string">
            <text:p text:style-name="P107">0E</text:p>
          </table:table-cell>
          <table:table-cell table:style-name="Tabla29.Q1" office:value-type="string">
            <text:p text:style-name="P286">0F</text:p>
          </table:table-cell>
        </table:table-row>
        <table:table-row>
          <table:table-cell table:style-name="Tabla29.A2" office:value-type="string">
            <text:p text:style-name="P95"><text:span text:style-name="T95">FEB</text:span>0h</text:p>
          </table:table-cell>
          <table:table-cell table:style-name="Tabla29.A2" office:value-type="string">
            <text:p text:style-name="P107">10</text:p>
          </table:table-cell>
          <table:table-cell table:style-name="Tabla29.A2" office:value-type="string">
            <text:p text:style-name="P107">11</text:p>
          </table:table-cell>
          <table:table-cell table:style-name="Tabla29.A2" office:value-type="string">
            <text:p text:style-name="P107">12</text:p>
          </table:table-cell>
          <table:table-cell table:style-name="Tabla29.A2" office:value-type="string">
            <text:p text:style-name="P107">13</text:p>
          </table:table-cell>
          <table:table-cell table:style-name="Tabla29.A2" office:value-type="string">
            <text:p text:style-name="P107">14</text:p>
          </table:table-cell>
          <table:table-cell table:style-name="Tabla29.A2" office:value-type="string">
            <text:p text:style-name="P107">15</text:p>
          </table:table-cell>
          <table:table-cell table:style-name="Tabla29.A2" office:value-type="string">
            <text:p text:style-name="P107">16</text:p>
          </table:table-cell>
          <table:table-cell table:style-name="Tabla29.A2" office:value-type="string">
            <text:p text:style-name="P107">17</text:p>
          </table:table-cell>
          <table:table-cell table:style-name="Tabla29.A2" office:value-type="string">
            <text:p text:style-name="P107">18</text:p>
          </table:table-cell>
          <table:table-cell table:style-name="Tabla29.A2" office:value-type="string">
            <text:p text:style-name="P107">19</text:p>
          </table:table-cell>
          <table:table-cell table:style-name="Tabla29.A2" office:value-type="string">
            <text:p text:style-name="P107">1A</text:p>
          </table:table-cell>
          <table:table-cell table:style-name="Tabla29.A2" office:value-type="string">
            <text:p text:style-name="P107">1B</text:p>
          </table:table-cell>
          <table:table-cell table:style-name="Tabla29.A2" office:value-type="string">
            <text:p text:style-name="P107">1C</text:p>
          </table:table-cell>
          <table:table-cell table:style-name="Tabla29.A2" office:value-type="string">
            <text:p text:style-name="P107">1D</text:p>
          </table:table-cell>
          <table:table-cell table:style-name="Tabla29.A2" office:value-type="string">
            <text:p text:style-name="P107">1E</text:p>
          </table:table-cell>
          <table:table-cell table:style-name="Tabla29.Q2" office:value-type="string">
            <text:p text:style-name="P107">1F</text:p>
          </table:table-cell>
        </table:table-row>
        <table:table-row>
          <table:table-cell table:style-name="Tabla29.A2" office:value-type="string">
            <text:p text:style-name="P95"><text:span text:style-name="T95">FEC</text:span>0h</text:p>
          </table:table-cell>
          <table:table-cell table:style-name="Tabla29.A2" office:value-type="string">
            <text:p text:style-name="P286">20</text:p>
          </table:table-cell>
          <table:table-cell table:style-name="Tabla29.A2" office:value-type="string">
            <text:p text:style-name="P286">21</text:p>
          </table:table-cell>
          <table:table-cell table:style-name="Tabla29.A2" office:value-type="string">
            <text:p text:style-name="P286">22</text:p>
          </table:table-cell>
          <table:table-cell table:style-name="Tabla29.A2" office:value-type="string">
            <text:p text:style-name="P286">23</text:p>
          </table:table-cell>
          <table:table-cell table:style-name="Tabla29.A2" office:value-type="string">
            <text:p text:style-name="P286">24</text:p>
          </table:table-cell>
          <table:table-cell table:style-name="Tabla29.A2" office:value-type="string">
            <text:p text:style-name="P286">25</text:p>
          </table:table-cell>
          <table:table-cell table:style-name="Tabla29.A2" office:value-type="string">
            <text:p text:style-name="P286">26</text:p>
          </table:table-cell>
          <table:table-cell table:style-name="Tabla29.A2" office:value-type="string">
            <text:p text:style-name="P286">27</text:p>
          </table:table-cell>
          <table:table-cell table:style-name="Tabla29.A2" office:value-type="string">
            <text:p text:style-name="P286">28</text:p>
          </table:table-cell>
          <table:table-cell table:style-name="Tabla29.A2" office:value-type="string">
            <text:p text:style-name="P286">29</text:p>
          </table:table-cell>
          <table:table-cell table:style-name="Tabla29.A2" office:value-type="string">
            <text:p text:style-name="P286">2A</text:p>
          </table:table-cell>
          <table:table-cell table:style-name="Tabla29.A2" office:value-type="string">
            <text:p text:style-name="P286">2B</text:p>
          </table:table-cell>
          <table:table-cell table:style-name="Tabla29.A2" office:value-type="string">
            <text:p text:style-name="P286">2C</text:p>
          </table:table-cell>
          <table:table-cell table:style-name="Tabla29.A2" office:value-type="string">
            <text:p text:style-name="P286">2D</text:p>
          </table:table-cell>
          <table:table-cell table:style-name="Tabla29.A2" office:value-type="string">
            <text:p text:style-name="P286">2E</text:p>
          </table:table-cell>
          <table:table-cell table:style-name="Tabla29.Q2" office:value-type="string">
            <text:p text:style-name="P107">2F</text:p>
          </table:table-cell>
        </table:table-row>
        <table:table-row>
          <table:table-cell table:style-name="Tabla29.A2" office:value-type="string">
            <text:p text:style-name="P95"><text:span text:style-name="T95">FED</text:span>0h</text:p>
          </table:table-cell>
          <table:table-cell table:style-name="Tabla29.A2" office:value-type="string">
            <text:p text:style-name="P286">20</text:p>
          </table:table-cell>
          <table:table-cell table:style-name="Tabla29.A2" office:value-type="string">
            <text:p text:style-name="P286">21</text:p>
          </table:table-cell>
          <table:table-cell table:style-name="Tabla29.A2" office:value-type="string">
            <text:p text:style-name="P286">22</text:p>
          </table:table-cell>
          <table:table-cell table:style-name="Tabla29.A2" office:value-type="string">
            <text:p text:style-name="P286">23</text:p>
          </table:table-cell>
          <table:table-cell table:style-name="Tabla29.A2" office:value-type="string">
            <text:p text:style-name="P286">24</text:p>
          </table:table-cell>
          <table:table-cell table:style-name="Tabla29.A2" office:value-type="string">
            <text:p text:style-name="P286">25</text:p>
          </table:table-cell>
          <table:table-cell table:style-name="Tabla29.A2" office:value-type="string">
            <text:p text:style-name="P286">26</text:p>
          </table:table-cell>
          <table:table-cell table:style-name="Tabla29.A2" office:value-type="string">
            <text:p text:style-name="P286">27</text:p>
          </table:table-cell>
          <table:table-cell table:style-name="Tabla29.A2" office:value-type="string">
            <text:p text:style-name="P286">28</text:p>
          </table:table-cell>
          <table:table-cell table:style-name="Tabla29.A2" office:value-type="string">
            <text:p text:style-name="P286">29</text:p>
          </table:table-cell>
          <table:table-cell table:style-name="Tabla29.A2" office:value-type="string">
            <text:p text:style-name="P286">2A</text:p>
          </table:table-cell>
          <table:table-cell table:style-name="Tabla29.A2" office:value-type="string">
            <text:p text:style-name="P286">2B</text:p>
          </table:table-cell>
          <table:table-cell table:style-name="Tabla29.A2" office:value-type="string">
            <text:p text:style-name="P286">2C</text:p>
          </table:table-cell>
          <table:table-cell table:style-name="Tabla29.A2" office:value-type="string">
            <text:p text:style-name="P286">2D</text:p>
          </table:table-cell>
          <table:table-cell table:style-name="Tabla29.A2" office:value-type="string">
            <text:p text:style-name="P286">2E</text:p>
          </table:table-cell>
          <table:table-cell table:style-name="Tabla29.Q2" office:value-type="string">
            <text:p text:style-name="P107">2F</text:p>
          </table:table-cell>
        </table:table-row>
        <table:table-row>
          <table:table-cell table:style-name="Tabla29.A2" office:value-type="string">
            <text:p text:style-name="P95"><text:span text:style-name="T95">FEE</text:span>0h</text:p>
          </table:table-cell>
          <table:table-cell table:style-name="Tabla29.A2" office:value-type="string">
            <text:p text:style-name="P286">20</text:p>
          </table:table-cell>
          <table:table-cell table:style-name="Tabla29.A2" office:value-type="string">
            <text:p text:style-name="P286">21</text:p>
          </table:table-cell>
          <table:table-cell table:style-name="Tabla29.A2" office:value-type="string">
            <text:p text:style-name="P286">22</text:p>
          </table:table-cell>
          <table:table-cell table:style-name="Tabla29.A2" office:value-type="string">
            <text:p text:style-name="P286">23</text:p>
          </table:table-cell>
          <table:table-cell table:style-name="Tabla29.A2" office:value-type="string">
            <text:p text:style-name="P286">24</text:p>
          </table:table-cell>
          <table:table-cell table:style-name="Tabla29.A2" office:value-type="string">
            <text:p text:style-name="P286">25</text:p>
          </table:table-cell>
          <table:table-cell table:style-name="Tabla29.A2" office:value-type="string">
            <text:p text:style-name="P286">26</text:p>
          </table:table-cell>
          <table:table-cell table:style-name="Tabla29.A2" office:value-type="string">
            <text:p text:style-name="P286">27</text:p>
          </table:table-cell>
          <table:table-cell table:style-name="Tabla29.A2" office:value-type="string">
            <text:p text:style-name="P286">28</text:p>
          </table:table-cell>
          <table:table-cell table:style-name="Tabla29.A2" office:value-type="string">
            <text:p text:style-name="P286">29</text:p>
          </table:table-cell>
          <table:table-cell table:style-name="Tabla29.A2" office:value-type="string">
            <text:p text:style-name="P286">2A</text:p>
          </table:table-cell>
          <table:table-cell table:style-name="Tabla29.A2" office:value-type="string">
            <text:p text:style-name="P286">2B</text:p>
          </table:table-cell>
          <table:table-cell table:style-name="Tabla29.A2" office:value-type="string">
            <text:p text:style-name="P286">2C</text:p>
          </table:table-cell>
          <table:table-cell table:style-name="Tabla29.A2" office:value-type="string">
            <text:p text:style-name="P286">2D</text:p>
          </table:table-cell>
          <table:table-cell table:style-name="Tabla29.A2" office:value-type="string">
            <text:p text:style-name="P286">2E</text:p>
          </table:table-cell>
          <table:table-cell table:style-name="Tabla29.Q2" office:value-type="string">
            <text:p text:style-name="P107">2F</text:p>
          </table:table-cell>
        </table:table-row>
        <table:table-row>
          <table:table-cell table:style-name="Tabla29.A2" office:value-type="string">
            <text:p text:style-name="P95"><text:span text:style-name="T95">FEF</text:span>0h</text:p>
          </table:table-cell>
          <table:table-cell table:style-name="Tabla29.A2" office:value-type="string">
            <text:p text:style-name="P286">20</text:p>
          </table:table-cell>
          <table:table-cell table:style-name="Tabla29.A2" office:value-type="string">
            <text:p text:style-name="P286">21</text:p>
          </table:table-cell>
          <table:table-cell table:style-name="Tabla29.A2" office:value-type="string">
            <text:p text:style-name="P286">22</text:p>
          </table:table-cell>
          <table:table-cell table:style-name="Tabla29.A2" office:value-type="string">
            <text:p text:style-name="P286">23</text:p>
          </table:table-cell>
          <table:table-cell table:style-name="Tabla29.A2" office:value-type="string">
            <text:p text:style-name="P286">24</text:p>
          </table:table-cell>
          <table:table-cell table:style-name="Tabla29.A2" office:value-type="string">
            <text:p text:style-name="P286">25</text:p>
          </table:table-cell>
          <table:table-cell table:style-name="Tabla29.A2" office:value-type="string">
            <text:p text:style-name="P286">26</text:p>
          </table:table-cell>
          <table:table-cell table:style-name="Tabla29.A2" office:value-type="string">
            <text:p text:style-name="P286">27</text:p>
          </table:table-cell>
          <table:table-cell table:style-name="Tabla29.A2" office:value-type="string">
            <text:p text:style-name="P286">28</text:p>
          </table:table-cell>
          <table:table-cell table:style-name="Tabla29.A2" office:value-type="string">
            <text:p text:style-name="P286">29</text:p>
          </table:table-cell>
          <table:table-cell table:style-name="Tabla29.A2" office:value-type="string">
            <text:p text:style-name="P286">2A</text:p>
          </table:table-cell>
          <table:table-cell table:style-name="Tabla29.A2" office:value-type="string">
            <text:p text:style-name="P286">2B</text:p>
          </table:table-cell>
          <table:table-cell table:style-name="Tabla29.A2" office:value-type="string">
            <text:p text:style-name="P286">2C</text:p>
          </table:table-cell>
          <table:table-cell table:style-name="Tabla29.A2" office:value-type="string">
            <text:p text:style-name="P286">2D</text:p>
          </table:table-cell>
          <table:table-cell table:style-name="Tabla29.A2" office:value-type="string">
            <text:p text:style-name="P286">2E</text:p>
          </table:table-cell>
          <table:table-cell table:style-name="Tabla29.Q2" office:value-type="string">
            <text:p text:style-name="P107">2F</text:p>
          </table:table-cell>
        </table:table-row>
      </table:table>
      <text:p text:style-name="P179">BGB emulates <text:span text:style-name="T98">this in a different way, with </text:span>three groups of 8 bytes. The first 8 bytes are repeated in FEA0h – FEBFh, the second group is repeated in FEC0h – FEDFh and the last one in FEE0h – FEFFh. <text:span text:style-name="T164">Revision of the GBC CPU is unknown. </text:span>Example:</text:p>
      <table:table table:name="Tabla30" table:style-name="Tabla30">
        <table:table-column table:style-name="Tabla30.A"/>
        <table:table-column table:style-name="Tabla30.B" table:number-columns-repeated="16"/>
        <table:table-row>
          <table:table-cell table:style-name="Tabla30.A1" office:value-type="string">
            <text:p text:style-name="P95"><text:span text:style-name="T95">FEA</text:span>0h</text:p>
          </table:table-cell>
          <table:table-cell table:style-name="Tabla30.A1" office:value-type="string">
            <text:p text:style-name="P107">00</text:p>
          </table:table-cell>
          <table:table-cell table:style-name="Tabla30.A1" office:value-type="string">
            <text:p text:style-name="P107">01</text:p>
          </table:table-cell>
          <table:table-cell table:style-name="Tabla30.A1" office:value-type="string">
            <text:p text:style-name="P107">02</text:p>
          </table:table-cell>
          <table:table-cell table:style-name="Tabla30.A1" office:value-type="string">
            <text:p text:style-name="P107">03</text:p>
          </table:table-cell>
          <table:table-cell table:style-name="Tabla30.A1" office:value-type="string">
            <text:p text:style-name="P107">04</text:p>
          </table:table-cell>
          <table:table-cell table:style-name="Tabla30.A1" office:value-type="string">
            <text:p text:style-name="P107">05</text:p>
          </table:table-cell>
          <table:table-cell table:style-name="Tabla30.A1" office:value-type="string">
            <text:p text:style-name="P107">06</text:p>
          </table:table-cell>
          <table:table-cell table:style-name="Tabla30.A1" office:value-type="string">
            <text:p text:style-name="P107">07</text:p>
          </table:table-cell>
          <table:table-cell table:style-name="Tabla30.A1" office:value-type="string">
            <text:p text:style-name="P107">00</text:p>
          </table:table-cell>
          <table:table-cell table:style-name="Tabla30.A1" office:value-type="string">
            <text:p text:style-name="P107">01</text:p>
          </table:table-cell>
          <table:table-cell table:style-name="Tabla30.A1" office:value-type="string">
            <text:p text:style-name="P107">02</text:p>
          </table:table-cell>
          <table:table-cell table:style-name="Tabla30.A1" office:value-type="string">
            <text:p text:style-name="P107">03</text:p>
          </table:table-cell>
          <table:table-cell table:style-name="Tabla30.A1" office:value-type="string">
            <text:p text:style-name="P107">04</text:p>
          </table:table-cell>
          <table:table-cell table:style-name="Tabla30.A1" office:value-type="string">
            <text:p text:style-name="P107">05</text:p>
          </table:table-cell>
          <table:table-cell table:style-name="Tabla30.A1" office:value-type="string">
            <text:p text:style-name="P107">06</text:p>
          </table:table-cell>
          <table:table-cell table:style-name="Tabla30.Q1" office:value-type="string">
            <text:p text:style-name="P107">07</text:p>
          </table:table-cell>
        </table:table-row>
        <table:table-row>
          <table:table-cell table:style-name="Tabla30.A2" office:value-type="string">
            <text:p text:style-name="P95"><text:span text:style-name="T95">FEB</text:span>0h</text:p>
          </table:table-cell>
          <table:table-cell table:style-name="Tabla30.A2" office:value-type="string">
            <text:p text:style-name="P107">00</text:p>
          </table:table-cell>
          <table:table-cell table:style-name="Tabla30.A2" office:value-type="string">
            <text:p text:style-name="P107">01</text:p>
          </table:table-cell>
          <table:table-cell table:style-name="Tabla30.A2" office:value-type="string">
            <text:p text:style-name="P107">02</text:p>
          </table:table-cell>
          <table:table-cell table:style-name="Tabla30.A2" office:value-type="string">
            <text:p text:style-name="P107">03</text:p>
          </table:table-cell>
          <table:table-cell table:style-name="Tabla30.A2" office:value-type="string">
            <text:p text:style-name="P107">04</text:p>
          </table:table-cell>
          <table:table-cell table:style-name="Tabla30.A2" office:value-type="string">
            <text:p text:style-name="P107">05</text:p>
          </table:table-cell>
          <table:table-cell table:style-name="Tabla30.A2" office:value-type="string">
            <text:p text:style-name="P107">06</text:p>
          </table:table-cell>
          <table:table-cell table:style-name="Tabla30.A2" office:value-type="string">
            <text:p text:style-name="P107">07</text:p>
          </table:table-cell>
          <table:table-cell table:style-name="Tabla30.A2" office:value-type="string">
            <text:p text:style-name="P107">00</text:p>
          </table:table-cell>
          <table:table-cell table:style-name="Tabla30.A2" office:value-type="string">
            <text:p text:style-name="P107">01</text:p>
          </table:table-cell>
          <table:table-cell table:style-name="Tabla30.A2" office:value-type="string">
            <text:p text:style-name="P107">02</text:p>
          </table:table-cell>
          <table:table-cell table:style-name="Tabla30.A2" office:value-type="string">
            <text:p text:style-name="P107">03</text:p>
          </table:table-cell>
          <table:table-cell table:style-name="Tabla30.A2" office:value-type="string">
            <text:p text:style-name="P107">04</text:p>
          </table:table-cell>
          <table:table-cell table:style-name="Tabla30.A2" office:value-type="string">
            <text:p text:style-name="P107">05</text:p>
          </table:table-cell>
          <table:table-cell table:style-name="Tabla30.A2" office:value-type="string">
            <text:p text:style-name="P107">06</text:p>
          </table:table-cell>
          <table:table-cell table:style-name="Tabla30.Q2" office:value-type="string">
            <text:p text:style-name="P107">07</text:p>
          </table:table-cell>
        </table:table-row>
        <table:table-row>
          <table:table-cell table:style-name="Tabla30.A2" office:value-type="string">
            <text:p text:style-name="P95"><text:span text:style-name="T95">FEC</text:span>0h</text:p>
          </table:table-cell>
          <table:table-cell table:style-name="Tabla30.A2" office:value-type="string">
            <text:p text:style-name="P107">10</text:p>
          </table:table-cell>
          <table:table-cell table:style-name="Tabla30.A2" office:value-type="string">
            <text:p text:style-name="P107">11</text:p>
          </table:table-cell>
          <table:table-cell table:style-name="Tabla30.A2" office:value-type="string">
            <text:p text:style-name="P107">12</text:p>
          </table:table-cell>
          <table:table-cell table:style-name="Tabla30.A2" office:value-type="string">
            <text:p text:style-name="P107">13</text:p>
          </table:table-cell>
          <table:table-cell table:style-name="Tabla30.A2" office:value-type="string">
            <text:p text:style-name="P107">14</text:p>
          </table:table-cell>
          <table:table-cell table:style-name="Tabla30.A2" office:value-type="string">
            <text:p text:style-name="P107">15</text:p>
          </table:table-cell>
          <table:table-cell table:style-name="Tabla30.A2" office:value-type="string">
            <text:p text:style-name="P107">16</text:p>
          </table:table-cell>
          <table:table-cell table:style-name="Tabla30.A2" office:value-type="string">
            <text:p text:style-name="P107">17</text:p>
          </table:table-cell>
          <table:table-cell table:style-name="Tabla30.A2" office:value-type="string">
            <text:p text:style-name="P107">10</text:p>
          </table:table-cell>
          <table:table-cell table:style-name="Tabla30.A2" office:value-type="string">
            <text:p text:style-name="P107">11</text:p>
          </table:table-cell>
          <table:table-cell table:style-name="Tabla30.A2" office:value-type="string">
            <text:p text:style-name="P107">12</text:p>
          </table:table-cell>
          <table:table-cell table:style-name="Tabla30.A2" office:value-type="string">
            <text:p text:style-name="P107">13</text:p>
          </table:table-cell>
          <table:table-cell table:style-name="Tabla30.A2" office:value-type="string">
            <text:p text:style-name="P107">14</text:p>
          </table:table-cell>
          <table:table-cell table:style-name="Tabla30.A2" office:value-type="string">
            <text:p text:style-name="P107">15</text:p>
          </table:table-cell>
          <table:table-cell table:style-name="Tabla30.A2" office:value-type="string">
            <text:p text:style-name="P107">16</text:p>
          </table:table-cell>
          <table:table-cell table:style-name="Tabla30.Q2" office:value-type="string">
            <text:p text:style-name="P107">17</text:p>
          </table:table-cell>
        </table:table-row>
        <table:table-row>
          <table:table-cell table:style-name="Tabla30.A2" office:value-type="string">
            <text:p text:style-name="P95"><text:span text:style-name="T95">FED</text:span>0h</text:p>
          </table:table-cell>
          <table:table-cell table:style-name="Tabla30.A2" office:value-type="string">
            <text:p text:style-name="P107">10</text:p>
          </table:table-cell>
          <table:table-cell table:style-name="Tabla30.A2" office:value-type="string">
            <text:p text:style-name="P107">11</text:p>
          </table:table-cell>
          <table:table-cell table:style-name="Tabla30.A2" office:value-type="string">
            <text:p text:style-name="P107">12</text:p>
          </table:table-cell>
          <table:table-cell table:style-name="Tabla30.A2" office:value-type="string">
            <text:p text:style-name="P107">13</text:p>
          </table:table-cell>
          <table:table-cell table:style-name="Tabla30.A2" office:value-type="string">
            <text:p text:style-name="P107">14</text:p>
          </table:table-cell>
          <table:table-cell table:style-name="Tabla30.A2" office:value-type="string">
            <text:p text:style-name="P107">15</text:p>
          </table:table-cell>
          <table:table-cell table:style-name="Tabla30.A2" office:value-type="string">
            <text:p text:style-name="P107">16</text:p>
          </table:table-cell>
          <table:table-cell table:style-name="Tabla30.A2" office:value-type="string">
            <text:p text:style-name="P107">17</text:p>
          </table:table-cell>
          <table:table-cell table:style-name="Tabla30.A2" office:value-type="string">
            <text:p text:style-name="P107">10</text:p>
          </table:table-cell>
          <table:table-cell table:style-name="Tabla30.A2" office:value-type="string">
            <text:p text:style-name="P107">11</text:p>
          </table:table-cell>
          <table:table-cell table:style-name="Tabla30.A2" office:value-type="string">
            <text:p text:style-name="P107">12</text:p>
          </table:table-cell>
          <table:table-cell table:style-name="Tabla30.A2" office:value-type="string">
            <text:p text:style-name="P107">13</text:p>
          </table:table-cell>
          <table:table-cell table:style-name="Tabla30.A2" office:value-type="string">
            <text:p text:style-name="P107">14</text:p>
          </table:table-cell>
          <table:table-cell table:style-name="Tabla30.A2" office:value-type="string">
            <text:p text:style-name="P107">15</text:p>
          </table:table-cell>
          <table:table-cell table:style-name="Tabla30.A2" office:value-type="string">
            <text:p text:style-name="P107">16</text:p>
          </table:table-cell>
          <table:table-cell table:style-name="Tabla30.Q2" office:value-type="string">
            <text:p text:style-name="P107">17</text:p>
          </table:table-cell>
        </table:table-row>
        <table:table-row>
          <table:table-cell table:style-name="Tabla30.A2" office:value-type="string">
            <text:p text:style-name="P95"><text:span text:style-name="T95">FEE</text:span>0h</text:p>
          </table:table-cell>
          <table:table-cell table:style-name="Tabla30.A2" office:value-type="string">
            <text:p text:style-name="P286">20</text:p>
          </table:table-cell>
          <table:table-cell table:style-name="Tabla30.A2" office:value-type="string">
            <text:p text:style-name="P286">21</text:p>
          </table:table-cell>
          <table:table-cell table:style-name="Tabla30.A2" office:value-type="string">
            <text:p text:style-name="P286">22</text:p>
          </table:table-cell>
          <table:table-cell table:style-name="Tabla30.A2" office:value-type="string">
            <text:p text:style-name="P286">23</text:p>
          </table:table-cell>
          <table:table-cell table:style-name="Tabla30.A2" office:value-type="string">
            <text:p text:style-name="P286">24</text:p>
          </table:table-cell>
          <table:table-cell table:style-name="Tabla30.A2" office:value-type="string">
            <text:p text:style-name="P286">25</text:p>
          </table:table-cell>
          <table:table-cell table:style-name="Tabla30.A2" office:value-type="string">
            <text:p text:style-name="P286">26</text:p>
          </table:table-cell>
          <table:table-cell table:style-name="Tabla30.A2" office:value-type="string">
            <text:p text:style-name="P286">27</text:p>
          </table:table-cell>
          <table:table-cell table:style-name="Tabla30.A2" office:value-type="string">
            <text:p text:style-name="P286">20</text:p>
          </table:table-cell>
          <table:table-cell table:style-name="Tabla30.A2" office:value-type="string">
            <text:p text:style-name="P286">21</text:p>
          </table:table-cell>
          <table:table-cell table:style-name="Tabla30.A2" office:value-type="string">
            <text:p text:style-name="P286">22</text:p>
          </table:table-cell>
          <table:table-cell table:style-name="Tabla30.A2" office:value-type="string">
            <text:p text:style-name="P286">23</text:p>
          </table:table-cell>
          <table:table-cell table:style-name="Tabla30.A2" office:value-type="string">
            <text:p text:style-name="P286">24</text:p>
          </table:table-cell>
          <table:table-cell table:style-name="Tabla30.A2" office:value-type="string">
            <text:p text:style-name="P286">25</text:p>
          </table:table-cell>
          <table:table-cell table:style-name="Tabla30.A2" office:value-type="string">
            <text:p text:style-name="P286">26</text:p>
          </table:table-cell>
          <table:table-cell table:style-name="Tabla30.Q2" office:value-type="string">
            <text:p text:style-name="P286">27</text:p>
          </table:table-cell>
        </table:table-row>
        <table:table-row>
          <table:table-cell table:style-name="Tabla30.A2" office:value-type="string">
            <text:p text:style-name="P95"><text:span text:style-name="T95">FEF</text:span>0h</text:p>
          </table:table-cell>
          <table:table-cell table:style-name="Tabla30.A2" office:value-type="string">
            <text:p text:style-name="P286">20</text:p>
          </table:table-cell>
          <table:table-cell table:style-name="Tabla30.A2" office:value-type="string">
            <text:p text:style-name="P286">21</text:p>
          </table:table-cell>
          <table:table-cell table:style-name="Tabla30.A2" office:value-type="string">
            <text:p text:style-name="P286">22</text:p>
          </table:table-cell>
          <table:table-cell table:style-name="Tabla30.A2" office:value-type="string">
            <text:p text:style-name="P286">23</text:p>
          </table:table-cell>
          <table:table-cell table:style-name="Tabla30.A2" office:value-type="string">
            <text:p text:style-name="P286">24</text:p>
          </table:table-cell>
          <table:table-cell table:style-name="Tabla30.A2" office:value-type="string">
            <text:p text:style-name="P286">25</text:p>
          </table:table-cell>
          <table:table-cell table:style-name="Tabla30.A2" office:value-type="string">
            <text:p text:style-name="P286">26</text:p>
          </table:table-cell>
          <table:table-cell table:style-name="Tabla30.A2" office:value-type="string">
            <text:p text:style-name="P286">27</text:p>
          </table:table-cell>
          <table:table-cell table:style-name="Tabla30.A2" office:value-type="string">
            <text:p text:style-name="P286">20</text:p>
          </table:table-cell>
          <table:table-cell table:style-name="Tabla30.A2" office:value-type="string">
            <text:p text:style-name="P286">21</text:p>
          </table:table-cell>
          <table:table-cell table:style-name="Tabla30.A2" office:value-type="string">
            <text:p text:style-name="P286">22</text:p>
          </table:table-cell>
          <table:table-cell table:style-name="Tabla30.A2" office:value-type="string">
            <text:p text:style-name="P286">23</text:p>
          </table:table-cell>
          <table:table-cell table:style-name="Tabla30.A2" office:value-type="string">
            <text:p text:style-name="P286">24</text:p>
          </table:table-cell>
          <table:table-cell table:style-name="Tabla30.A2" office:value-type="string">
            <text:p text:style-name="P286">25</text:p>
          </table:table-cell>
          <table:table-cell table:style-name="Tabla30.A2" office:value-type="string">
            <text:p text:style-name="P286">26</text:p>
          </table:table-cell>
          <table:table-cell table:style-name="Tabla30.Q2" office:value-type="string">
            <text:p text:style-name="P286">27</text:p>
          </table:table-cell>
        </table:table-row>
      </table:table>
      <text:p text:style-name="P179"><text:soft-page-break/><text:span text:style-name="T123">O</text:span>ther revisions <text:span text:style-name="T123">may </text:span>have different behaviours.</text:p>
      <text:p text:style-name="P177">- AGB/AGS: Writes are ignored.<text:span text:style-name="T89"> </text:span>Reading from this area returns NNh where N is the high nibble of the lower byte of the address: FENXh. The value of X doesn't matter.</text:p>
      <text:h text:style-name="P447"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3">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office:value-type="string">
            <text:p text:style-name="P112">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1">16bit</text:p>
                </table:table-cell>
                <table:table-cell table:style-name="Tabla26.A1" office:value-type="string">
                  <text:p text:style-name="P111">Hi</text:p>
                </table:table-cell>
                <table:table-cell table:style-name="Tabla26.A1" office:value-type="string">
                  <text:p text:style-name="P111">Lo</text:p>
                </table:table-cell>
                <table:table-cell table:style-name="Tabla26.D1" office:value-type="string">
                  <text:p text:style-name="P320">Name/Function</text:p>
                </table:table-cell>
              </table:table-row>
              <table:table-row>
                <table:table-cell table:style-name="Tabla26.A2" office:value-type="string">
                  <text:p text:style-name="P103">AF</text:p>
                </table:table-cell>
                <table:table-cell table:style-name="Tabla26.A2" office:value-type="string">
                  <text:p text:style-name="P103">A</text:p>
                </table:table-cell>
                <table:table-cell table:style-name="Tabla26.A2" office:value-type="string">
                  <text:p text:style-name="P103">-</text:p>
                </table:table-cell>
                <table:table-cell table:style-name="Tabla26.D2" office:value-type="string">
                  <text:p text:style-name="P284">Accumulator &amp; Flags</text:p>
                </table:table-cell>
              </table:table-row>
              <table:table-row>
                <table:table-cell table:style-name="Tabla26.A2" office:value-type="string">
                  <text:p text:style-name="P103">BC</text:p>
                </table:table-cell>
                <table:table-cell table:style-name="Tabla26.A2" office:value-type="string">
                  <text:p text:style-name="P103">B</text:p>
                </table:table-cell>
                <table:table-cell table:style-name="Tabla26.A2" office:value-type="string">
                  <text:p text:style-name="P103">C</text:p>
                </table:table-cell>
                <table:table-cell table:style-name="Tabla26.D2" office:value-type="string">
                  <text:p text:style-name="P284"/>
                </table:table-cell>
              </table:table-row>
              <table:table-row>
                <table:table-cell table:style-name="Tabla26.A2" office:value-type="string">
                  <text:p text:style-name="P103">DE</text:p>
                </table:table-cell>
                <table:table-cell table:style-name="Tabla26.A2" office:value-type="string">
                  <text:p text:style-name="P103">D</text:p>
                </table:table-cell>
                <table:table-cell table:style-name="Tabla26.A2" office:value-type="string">
                  <text:p text:style-name="P103">E</text:p>
                </table:table-cell>
                <table:table-cell table:style-name="Tabla26.D2" office:value-type="string">
                  <text:p text:style-name="P284"/>
                </table:table-cell>
              </table:table-row>
              <table:table-row>
                <table:table-cell table:style-name="Tabla26.A2" office:value-type="string">
                  <text:p text:style-name="P103">HL</text:p>
                </table:table-cell>
                <table:table-cell table:style-name="Tabla26.A2" office:value-type="string">
                  <text:p text:style-name="P103">H</text:p>
                </table:table-cell>
                <table:table-cell table:style-name="Tabla26.A2" office:value-type="string">
                  <text:p text:style-name="P103">L</text:p>
                </table:table-cell>
                <table:table-cell table:style-name="Tabla26.D2" office:value-type="string">
                  <text:p text:style-name="P284"/>
                </table:table-cell>
              </table:table-row>
              <table:table-row>
                <table:table-cell table:style-name="Tabla26.A2" office:value-type="string">
                  <text:p text:style-name="P103">SP</text:p>
                </table:table-cell>
                <table:table-cell table:style-name="Tabla26.A2" office:value-type="string">
                  <text:p text:style-name="P97">-</text:p>
                </table:table-cell>
                <table:table-cell table:style-name="Tabla26.A2" office:value-type="string">
                  <text:p text:style-name="P103">-</text:p>
                </table:table-cell>
                <table:table-cell table:style-name="Tabla26.D2" office:value-type="string">
                  <text:p text:style-name="P284">Stack Pointer</text:p>
                </table:table-cell>
              </table:table-row>
              <table:table-row>
                <table:table-cell table:style-name="Tabla26.A2" office:value-type="string">
                  <text:p text:style-name="P103">PC</text:p>
                </table:table-cell>
                <table:table-cell table:style-name="Tabla26.A2" office:value-type="string">
                  <text:p text:style-name="P97">-</text:p>
                </table:table-cell>
                <table:table-cell table:style-name="Tabla26.A2" office:value-type="string">
                  <text:p text:style-name="P103">-</text:p>
                </table:table-cell>
                <table:table-cell table:style-name="Tabla26.D2" office:value-type="string">
                  <text:p text:style-name="P284">Program Counter</text:p>
                </table:table-cell>
              </table:table-row>
            </table:table>
            <text:p text:style-name="P47"/>
          </table:table-cell>
          <table:table-cell office:value-type="string">
            <text:p text:style-name="P113">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0">Bit</text:p>
                </table:table-cell>
                <table:table-cell table:style-name="Tabla27.A1" office:value-type="string">
                  <text:p text:style-name="P110">Name</text:p>
                </table:table-cell>
                <table:table-cell table:style-name="Tabla27.C1" office:value-type="string">
                  <text:p text:style-name="P319">Explanation</text:p>
                </table:table-cell>
              </table:table-row>
              <table:table-row table:style-name="Tabla27.2">
                <table:table-cell table:style-name="Tabla27.A2" office:value-type="string">
                  <text:p text:style-name="P104">7</text:p>
                </table:table-cell>
                <table:table-cell table:style-name="Tabla27.A2" office:value-type="string">
                  <text:p text:style-name="P104">Z</text:p>
                </table:table-cell>
                <table:table-cell table:style-name="Tabla27.C2" office:value-type="string">
                  <text:p text:style-name="P285">Zero Flag</text:p>
                </table:table-cell>
              </table:table-row>
              <table:table-row table:style-name="Tabla27.2">
                <table:table-cell table:style-name="Tabla27.A2" office:value-type="string">
                  <text:p text:style-name="P104">6</text:p>
                </table:table-cell>
                <table:table-cell table:style-name="Tabla27.A2" office:value-type="string">
                  <text:p text:style-name="P104">N</text:p>
                </table:table-cell>
                <table:table-cell table:style-name="Tabla27.C2" office:value-type="string">
                  <text:p text:style-name="P285">Add/Sub Flag (BCD)</text:p>
                </table:table-cell>
              </table:table-row>
              <table:table-row table:style-name="Tabla27.2">
                <table:table-cell table:style-name="Tabla27.A2" office:value-type="string">
                  <text:p text:style-name="P104">5</text:p>
                </table:table-cell>
                <table:table-cell table:style-name="Tabla27.A2" office:value-type="string">
                  <text:p text:style-name="P104">H</text:p>
                </table:table-cell>
                <table:table-cell table:style-name="Tabla27.C2" office:value-type="string">
                  <text:p text:style-name="P285">Half Carry Flag (BCD)</text:p>
                </table:table-cell>
              </table:table-row>
              <table:table-row table:style-name="Tabla27.2">
                <table:table-cell table:style-name="Tabla27.A2" office:value-type="string">
                  <text:p text:style-name="P104">4</text:p>
                </table:table-cell>
                <table:table-cell table:style-name="Tabla27.A2" office:value-type="string">
                  <text:p text:style-name="P104">C</text:p>
                </table:table-cell>
                <table:table-cell table:style-name="Tabla27.C2" office:value-type="string">
                  <text:p text:style-name="P285">Carry Flag</text:p>
                </table:table-cell>
              </table:table-row>
              <table:table-row table:style-name="Tabla27.2">
                <table:table-cell table:style-name="Tabla27.A2" office:value-type="string">
                  <text:p text:style-name="P104">3-0</text:p>
                </table:table-cell>
                <table:table-cell table:style-name="Tabla27.A2" office:value-type="string">
                  <text:p text:style-name="P98">-</text:p>
                </table:table-cell>
                <table:table-cell table:style-name="Tabla27.C2" office:value-type="string">
                  <text:p text:style-name="P285">Not used (always zero)</text:p>
                </table:table-cell>
              </table:table-row>
            </table:table>
            <text:p text:style-name="Text_20_body">Contains <text:span text:style-name="T73">information about the last instruction that affected the flags.</text:span></text:p>
          </table:table-cell>
        </table:table-row>
      </table:table>
      <text:p text:style-name="P163"/>
      <text:p text:style-name="P164">The Zero Flag and the Carry Flag are used for conditional instructions. The Carry flag is also used by arithmetic and logic instructions. The BCD Flags are used only by DAA instruction.</text:p>
      <text:p text:style-name="P182">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1">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4">DMG mode</text:p>
            <table:table table:name="Tabla28" table:style-name="Tabla28">
              <table:table-column table:style-name="Tabla28.A"/>
              <table:table-column table:style-name="Tabla28.B" table:number-columns-repeated="7"/>
              <table:table-row>
                <table:table-cell table:style-name="Tabla28.A1" office:value-type="string">
                  <text:p text:style-name="P321">Reg</text:p>
                </table:table-cell>
                <table:table-cell table:style-name="Tabla28.A1" office:value-type="string">
                  <text:p text:style-name="P321">DMG</text:p>
                </table:table-cell>
                <table:table-cell table:style-name="Tabla28.A1" office:value-type="string">
                  <text:p text:style-name="P321">MGB</text:p>
                </table:table-cell>
                <table:table-cell table:style-name="Tabla28.A1" office:value-type="string">
                  <text:p text:style-name="P321">SGB</text:p>
                </table:table-cell>
                <table:table-cell table:style-name="Tabla28.A1" office:value-type="string">
                  <text:p text:style-name="P321">SGB2</text:p>
                </table:table-cell>
                <table:table-cell table:style-name="Tabla28.A1" office:value-type="string">
                  <text:p text:style-name="P321">CGB</text:p>
                </table:table-cell>
                <table:table-cell table:style-name="Tabla28.A1" office:value-type="string">
                  <text:p text:style-name="P321">AGB</text:p>
                </table:table-cell>
                <table:table-cell table:style-name="Tabla28.H1" office:value-type="string">
                  <text:p text:style-name="P321">AGS</text:p>
                </table:table-cell>
              </table:table-row>
              <table:table-row>
                <table:table-cell table:style-name="Tabla28.A2" office:value-type="string">
                  <text:p text:style-name="P288">AF</text:p>
                </table:table-cell>
                <table:table-cell table:style-name="Tabla28.A2" office:value-type="string">
                  <text:p text:style-name="P287">01B0h</text:p>
                </table:table-cell>
                <table:table-cell table:style-name="Tabla28.A2" office:value-type="string">
                  <text:p text:style-name="P287">FFB0h</text:p>
                </table:table-cell>
                <table:table-cell table:style-name="Tabla28.A2" office:value-type="string">
                  <text:p text:style-name="P290">0100h</text:p>
                </table:table-cell>
                <table:table-cell table:style-name="Tabla28.A2" office:value-type="string">
                  <text:p text:style-name="P290">FF??h</text:p>
                </table:table-cell>
                <table:table-cell table:style-name="Tabla28.A2" office:value-type="string">
                  <text:p text:style-name="P287">1180h</text:p>
                </table:table-cell>
                <table:table-cell table:style-name="Tabla28.A2" office:value-type="string">
                  <text:p text:style-name="P287">1100h</text:p>
                </table:table-cell>
                <table:table-cell table:style-name="Tabla28.H2" office:value-type="string">
                  <text:p text:style-name="P287">1100h</text:p>
                </table:table-cell>
              </table:table-row>
              <table:table-row>
                <table:table-cell table:style-name="Tabla28.A2" office:value-type="string">
                  <text:p text:style-name="P288">BC</text:p>
                </table:table-cell>
                <table:table-cell table:style-name="Tabla28.A2" office:value-type="string">
                  <text:p text:style-name="P287">0013h</text:p>
                </table:table-cell>
                <table:table-cell table:style-name="Tabla28.A2" office:value-type="string">
                  <text:p text:style-name="P287">0013h</text:p>
                </table:table-cell>
                <table:table-cell table:style-name="Tabla28.A2" office:value-type="string">
                  <text:p text:style-name="P290">0014h</text:p>
                </table:table-cell>
                <table:table-cell table:style-name="Tabla28.A2" office:value-type="string">
                  <text:p text:style-name="P290">????h</text:p>
                </table:table-cell>
                <table:table-cell table:style-name="Tabla28.A2" office:value-type="string">
                  <text:p text:style-name="P287">0000h</text:p>
                </table:table-cell>
                <table:table-cell table:style-name="Tabla28.A2" office:value-type="string">
                  <text:p text:style-name="P287">0100h</text:p>
                </table:table-cell>
                <table:table-cell table:style-name="Tabla28.H2" office:value-type="string">
                  <text:p text:style-name="P287">0100h</text:p>
                </table:table-cell>
              </table:table-row>
              <table:table-row>
                <table:table-cell table:style-name="Tabla28.A2" office:value-type="string">
                  <text:p text:style-name="P288">DE</text:p>
                </table:table-cell>
                <table:table-cell table:style-name="Tabla28.A2" office:value-type="string">
                  <text:p text:style-name="P287">00D8h</text:p>
                </table:table-cell>
                <table:table-cell table:style-name="Tabla28.A2" office:value-type="string">
                  <text:p text:style-name="P287">00D8h</text:p>
                </table:table-cell>
                <table:table-cell table:style-name="Tabla28.A2" office:value-type="string">
                  <text:p text:style-name="P290">0000h</text:p>
                </table:table-cell>
                <table:table-cell table:style-name="Tabla28.A2" office:value-type="string">
                  <text:p text:style-name="P290">????h</text:p>
                </table:table-cell>
                <table:table-cell table:style-name="Tabla28.A2" office:value-type="string">
                  <text:p text:style-name="P287">0008h</text:p>
                </table:table-cell>
                <table:table-cell table:style-name="Tabla28.A2" office:value-type="string">
                  <text:p text:style-name="P287">0008h</text:p>
                </table:table-cell>
                <table:table-cell table:style-name="Tabla28.H2" office:value-type="string">
                  <text:p text:style-name="P287">0008h</text:p>
                </table:table-cell>
              </table:table-row>
              <table:table-row>
                <table:table-cell table:style-name="Tabla28.A2" office:value-type="string">
                  <text:p text:style-name="P288">HL</text:p>
                </table:table-cell>
                <table:table-cell table:style-name="Tabla28.A2" office:value-type="string">
                  <text:p text:style-name="P287">014Dh</text:p>
                </table:table-cell>
                <table:table-cell table:style-name="Tabla28.A2" office:value-type="string">
                  <text:p text:style-name="P287">014Dh</text:p>
                </table:table-cell>
                <table:table-cell table:style-name="Tabla28.A2" office:value-type="string">
                  <text:p text:style-name="P290">C060h</text:p>
                </table:table-cell>
                <table:table-cell table:style-name="Tabla28.A2" office:value-type="string">
                  <text:p text:style-name="P290">????h</text:p>
                </table:table-cell>
                <table:table-cell table:style-name="Tabla28.A2" office:value-type="string">
                  <text:p text:style-name="P287">007Ch</text:p>
                </table:table-cell>
                <table:table-cell table:style-name="Tabla28.A2" office:value-type="string">
                  <text:p text:style-name="P287">007Ch</text:p>
                </table:table-cell>
                <table:table-cell table:style-name="Tabla28.H2" office:value-type="string">
                  <text:p text:style-name="P287">007Ch</text:p>
                </table:table-cell>
              </table:table-row>
              <table:table-row>
                <table:table-cell table:style-name="Tabla28.A2" office:value-type="string">
                  <text:p text:style-name="P288">SP</text:p>
                </table:table-cell>
                <table:table-cell table:style-name="Tabla28.A2" office:value-type="string">
                  <text:p text:style-name="P287">FFFEh</text:p>
                </table:table-cell>
                <table:table-cell table:style-name="Tabla28.A2" office:value-type="string">
                  <text:p text:style-name="P287">FFFEh</text:p>
                </table:table-cell>
                <table:table-cell table:style-name="Tabla28.A2" office:value-type="string">
                  <text:p text:style-name="P290">FFFEh</text:p>
                </table:table-cell>
                <table:table-cell table:style-name="Tabla28.A2" office:value-type="string">
                  <text:p text:style-name="P290">????h</text:p>
                </table:table-cell>
                <table:table-cell table:style-name="Tabla28.A2" office:value-type="string">
                  <text:p text:style-name="P287">FFFEh</text:p>
                </table:table-cell>
                <table:table-cell table:style-name="Tabla28.A2" office:value-type="string">
                  <text:p text:style-name="P287">FFFEh</text:p>
                </table:table-cell>
                <table:table-cell table:style-name="Tabla28.H2" office:value-type="string">
                  <text:p text:style-name="P287">FFFEh</text:p>
                </table:table-cell>
              </table:table-row>
              <table:table-row>
                <table:table-cell table:style-name="Tabla28.A2" office:value-type="string">
                  <text:p text:style-name="P288">PC</text:p>
                </table:table-cell>
                <table:table-cell table:style-name="Tabla28.A2" office:value-type="string">
                  <text:p text:style-name="P288">0100h</text:p>
                </table:table-cell>
                <table:table-cell table:style-name="Tabla28.A2" office:value-type="string">
                  <text:p text:style-name="P288">0100h</text:p>
                </table:table-cell>
                <table:table-cell table:style-name="Tabla28.A2" office:value-type="string">
                  <text:p text:style-name="P288">0100h</text:p>
                </table:table-cell>
                <table:table-cell table:style-name="Tabla28.A2" office:value-type="string">
                  <text:p text:style-name="P288">0100h</text:p>
                </table:table-cell>
                <table:table-cell table:style-name="Tabla28.A2" office:value-type="string">
                  <text:p text:style-name="P288">0100h</text:p>
                </table:table-cell>
                <table:table-cell table:style-name="Tabla28.A2" office:value-type="string">
                  <text:p text:style-name="P288">0100h</text:p>
                </table:table-cell>
                <table:table-cell table:style-name="Tabla28.H2" office:value-type="string">
                  <text:p text:style-name="P288">0100h</text:p>
                </table:table-cell>
              </table:table-row>
            </table:table>
            <text:p text:style-name="P149"/>
          </table:table-cell>
          <table:table-cell table:style-name="Tabla32.A1" office:value-type="string">
            <text:p text:style-name="P114">GBC mode</text:p>
            <table:table table:name="Tabla31" table:style-name="Tabla31">
              <table:table-column table:style-name="Tabla31.A"/>
              <table:table-column table:style-name="Tabla31.B" table:number-columns-repeated="3"/>
              <table:table-row>
                <table:table-cell table:style-name="Tabla31.A1" office:value-type="string">
                  <text:p text:style-name="P322">Reg</text:p>
                </table:table-cell>
                <table:table-cell table:style-name="Tabla31.A1" office:value-type="string">
                  <text:p text:style-name="P322">CGB</text:p>
                </table:table-cell>
                <table:table-cell table:style-name="Tabla31.A1" office:value-type="string">
                  <text:p text:style-name="P322">AGB</text:p>
                </table:table-cell>
                <table:table-cell table:style-name="Tabla31.D1" office:value-type="string">
                  <text:p text:style-name="P322">AGS</text:p>
                </table:table-cell>
              </table:table-row>
              <table:table-row>
                <table:table-cell table:style-name="Tabla31.A2" office:value-type="string">
                  <text:p text:style-name="P289">AF</text:p>
                </table:table-cell>
                <table:table-cell table:style-name="Tabla31.A2" office:value-type="string">
                  <text:p text:style-name="P287">1180h</text:p>
                </table:table-cell>
                <table:table-cell table:style-name="Tabla31.A2" office:value-type="string">
                  <text:p text:style-name="P287">1100h</text:p>
                </table:table-cell>
                <table:table-cell table:style-name="Tabla31.D2" office:value-type="string">
                  <text:p text:style-name="P287">1100h</text:p>
                </table:table-cell>
              </table:table-row>
              <table:table-row>
                <table:table-cell table:style-name="Tabla31.A2" office:value-type="string">
                  <text:p text:style-name="P289">BC</text:p>
                </table:table-cell>
                <table:table-cell table:style-name="Tabla31.A2" office:value-type="string">
                  <text:p text:style-name="P287">0000h</text:p>
                </table:table-cell>
                <table:table-cell table:style-name="Tabla31.A2" office:value-type="string">
                  <text:p text:style-name="P287">0100h</text:p>
                </table:table-cell>
                <table:table-cell table:style-name="Tabla31.D2" office:value-type="string">
                  <text:p text:style-name="P287">0100h</text:p>
                </table:table-cell>
              </table:table-row>
              <table:table-row>
                <table:table-cell table:style-name="Tabla31.A2" office:value-type="string">
                  <text:p text:style-name="P289">DE</text:p>
                </table:table-cell>
                <table:table-cell table:style-name="Tabla31.A2" office:value-type="string">
                  <text:p text:style-name="P287">FF56h</text:p>
                </table:table-cell>
                <table:table-cell table:style-name="Tabla31.A2" office:value-type="string">
                  <text:p text:style-name="P287">FF56h</text:p>
                </table:table-cell>
                <table:table-cell table:style-name="Tabla31.D2" office:value-type="string">
                  <text:p text:style-name="P287">FF56h</text:p>
                </table:table-cell>
              </table:table-row>
              <table:table-row>
                <table:table-cell table:style-name="Tabla31.A2" office:value-type="string">
                  <text:p text:style-name="P289">HL</text:p>
                </table:table-cell>
                <table:table-cell table:style-name="Tabla31.A2" office:value-type="string">
                  <text:p text:style-name="P287">000Dh</text:p>
                </table:table-cell>
                <table:table-cell table:style-name="Tabla31.A2" office:value-type="string">
                  <text:p text:style-name="P287">000Dh</text:p>
                </table:table-cell>
                <table:table-cell table:style-name="Tabla31.D2" office:value-type="string">
                  <text:p text:style-name="P287">000Dh</text:p>
                </table:table-cell>
              </table:table-row>
              <table:table-row>
                <table:table-cell table:style-name="Tabla31.A2" office:value-type="string">
                  <text:p text:style-name="P289">SP</text:p>
                </table:table-cell>
                <table:table-cell table:style-name="Tabla31.A2" office:value-type="string">
                  <text:p text:style-name="P287">FFFEh</text:p>
                </table:table-cell>
                <table:table-cell table:style-name="Tabla31.A2" office:value-type="string">
                  <text:p text:style-name="P287">FFFEh</text:p>
                </table:table-cell>
                <table:table-cell table:style-name="Tabla31.D2" office:value-type="string">
                  <text:p text:style-name="P287">FFFEh</text:p>
                </table:table-cell>
              </table:table-row>
              <table:table-row>
                <table:table-cell table:style-name="Tabla31.A2" office:value-type="string">
                  <text:p text:style-name="P289">PC</text:p>
                </table:table-cell>
                <table:table-cell table:style-name="Tabla31.A2" office:value-type="string">
                  <text:p text:style-name="P289">0100h</text:p>
                </table:table-cell>
                <table:table-cell table:style-name="Tabla31.A2" office:value-type="string">
                  <text:p text:style-name="P289">0100h</text:p>
                </table:table-cell>
                <table:table-cell table:style-name="Tabla31.D2" office:value-type="string">
                  <text:p text:style-name="P289">0100h</text:p>
                </table:table-cell>
              </table:table-row>
            </table:table>
            <text:p text:style-name="P114"/>
          </table:table-cell>
        </table:table-row>
      </table:table>
      <text:p text:style-name="P183">Note: SGB values haven't been verified on hardware.</text:p>
      <text:h text:style-name="Heading_20_2" text:outline-level="2"><text:bookmark-start text:name="__RefHeading__2384_1443685241"/><text:soft-page-break/>CPU Instruction Set<text:bookmark-end text:name="__RefHeading__2384_1443685241"/></text:h>
      <text:p text:style-name="P164"/>
      <text:p text:style-name="P129">Random notes:</text:p>
      <text:p text:style-name="P129">- EI instruction enables IME the following cycle to its execution. RETI doesn't have this behaviour, it enables them right away. DI doesn't have any delay either.</text:p>
      <text:p text:style-name="P129">- <text:span text:style-name="T41">HALT, when it doesn't enter the HALT mode, needs 4 clocks to complete.</text:span></text:p>
      <text:p text:style-name="P147"/>
      <text:h text:style-name="Heading_20_2" text:outline-level="2"><text:bookmark-start text:name="__RefHeading__1583_191790824"/>HALT Mode<text:bookmark-end text:name="__RefHeading__1583_191790824"/></text:h>
      <text:p text:style-name="P186">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6"/>
      <text:p text:style-name="P186">...</text:p>
      <text:p text:style-name="P140">...</text:p>
      <text:h text:style-name="Heading_20_2" text:outline-level="2"><text:bookmark-start text:name="__RefHeading__1585_191790824"/>STOP <text:span text:style-name="T37">M</text:span>ode<text:bookmark-end text:name="__RefHeading__1585_191790824"/></text:h>
      <text:p text:style-name="P137">During STOP mode all the Game Boy is halted, even peripherals like the sound. The LCD behaves differently in each hardware<text:span text:style-name="T39">.</text:span></text:p>
      <text:p text:style-name="P139">LCD OFF:</text:p>
      <text:p text:style-name="P137">- DMG/MGB: <text:span text:style-name="T38">LCD OFF. No sound.</text:span></text:p>
      <text:p text:style-name="P137">- GBC/<text:span text:style-name="T40">GBA</text:span>: <text:span text:style-name="T38">Black</text:span> screen. <text:span text:style-name="T39">Sound.</text:span></text:p>
      <text:p text:style-name="P139">LCD ON:</text:p>
      <text:p text:style-name="P138">- DMG/MGB: White<text:span text:style-name="T38"> screen. No sound.</text:span></text:p>
      <text:p text:style-name="P138">-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1">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2"><text:soft-page-break/>ld <text:s/>a,b<text:line-break/>ld <text:s/>[rIE],a ; Restore IE<text:line-break/></text:p>
          </table:table-cell>
        </table:table-row>
      </table:table>
      <text:h text:style-name="P455"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18">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48">The other bits are unused and return '1'. In DMG and GBC in DMG mode this register returns FFh (even though the CPU is in single speed mode).</text:p>
      <text:p text:style-name="P148">After switching speed, bit 0 will be cleared automatically.</text:p>
      <text:p text:style-name="P148">The only circuits not affected by a speed switch are the video and audio ones.</text:p>
      <text:h text:style-name="Heading_20_2" text:outline-level="2"><text:bookmark-start text:name="__RefHeading__1589_191790824"/>Speed Switch<text:bookmark-end text:name="__RefHeading__1589_191790824"/></text:h>
      <text:p text:style-name="P129"><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1">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0"><text:soft-page-break/>- <text:span text:style-name="T34">If P1 register bits 4 or 5 are selected (set to '0') and any key is pressed during the speed switch, the CPU will hang, probably because of the STOP mode being cancelled.</text:span></text:p>
      <text:p text:style-name="P129">-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6">Undefined opcodes hang the CPU, but sound (even fade in/out and that kind of things) and video hardware keep working. <text:span text:style-name="T36">Probably serial keeps working, but that has not been tested.</text:span></text:p>
      <text:p text:style-name="P136"><text:span text:style-name="T164">Another kind of undefined opcodes is o</text:span>pcodes in the form 10h XXh where XXh is not 00h. That format of opcode (corrupted STOP) will switch the LCD on.</text:p>
      <text:h text:style-name="P448" text:outline-level="1"><text:bookmark-start text:name="__RefHeading__789_785625829"/>Interrupts<text:bookmark-end text:name="__RefHeading__789_785625829"/></text:h>
      <text:h text:style-name="P457" text:outline-level="2"><text:bookmark-start text:name="__RefHeading__1593_191790824"/>Vector 0040h – Vertical Blanking Interrupt<text:bookmark-end text:name="__RefHeading__1593_191790824"/></text:h>
      <text:p text:style-name="P173">This interrupt is triggered when the LCD controller enters V-Blank <text:span text:style-name="T119">at scanline 144</text:span>. This doesn't happen if the LCD is off.<text:span text:style-name="T85"> For more information read the </text:span>video controller<text:span text:style-name="T85"> chapter.</text:span></text:p>
      <text:h text:style-name="P459" text:outline-level="2"><text:bookmark-start text:name="__RefHeading__1595_191790824"/><text:span text:style-name="T86">Vector 0048h – </text:span>LCD STAT Interrupt<text:bookmark-end text:name="__RefHeading__1595_191790824"/></text:h>
      <text:p text:style-name="P173">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459" text:outline-level="2"><text:bookmark-start text:name="__RefHeading__1597_191790824"/><text:span text:style-name="T86">Vector 0050h – </text:span>Timer Interrupt<text:bookmark-end text:name="__RefHeading__1597_191790824"/></text:h>
      <text:p text:style-name="P135">This interrupt is requested when TIMA overflows. There is a delay of one CPU cycle between the overflow and the IF flag being set. For more information read the timer chapter.</text:p>
      <text:h text:style-name="P459" text:outline-level="2"><text:bookmark-start text:name="__RefHeading__1599_191790824"/><text:span text:style-name="T86">Vector 0058h – </text:span>Serial Interrupt<text:bookmark-end text:name="__RefHeading__1599_191790824"/></text:h>
      <text:p text:style-name="P135">This interrupt is requested when a serial transfer of 1 byte is complete. <text:span text:style-name="T44">For more information read the serial chapter.</text:span></text:p>
      <text:h text:style-name="P457" text:outline-level="2"><text:bookmark-start text:name="__RefHeading__1601_191790824"/>Vector 00<text:span text:style-name="T84">6</text:span>0h – Joypad Interrupt<text:bookmark-end text:name="__RefHeading__1601_191790824"/></text:h>
      <text:p text:style-name="P142">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4">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458" text:outline-level="2"><text:bookmark-start text:name="__RefHeading__1605_191790824"/><text:soft-page-break/>FF0Fh – IF – Interrupt Flags (R/W)<text:bookmark-end text:name="__RefHeading__1605_191790824"/></text:h>
      <text:p text:style-name="P134">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7">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460" text:outline-level="2"><text:bookmark-start text:name="__RefHeading__1607_191790824"/>FFFFh – <text:span text:style-name="T26">IE – Interrupt Enable (R/W)</text:span><text:bookmark-end text:name="__RefHeading__1607_191790824"/></text:h>
      <text:p text:style-name="P134">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6">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461" text:outline-level="2"><text:bookmark-start text:name="__RefHeading__1611_191790824"/>The HALT Instruction Behaviour<text:bookmark-end text:name="__RefHeading__1611_191790824"/></text:h>
      <text:p text:style-name="P133">HALT instruction has three different behaviours depending on IME, IE <text:span text:style-name="T24">and </text:span>IF. It behaves the same way in all Game Boy models.</text:p>
      <text:p text:style-name="P133">- IME = 1</text:p>
      <text:p text:style-name="P433">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33">- IME = 0</text:p>
      <text:p text:style-name="P433">- <text:span text:style-name="T74">(</text:span>IE &amp; IF &amp; 1F<text:span text:style-name="T74">h)</text:span> = 0</text:p>
      <text:p text:style-name="P435">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433">- <text:span text:style-name="T74">(</text:span>IE &amp; IF &amp; 1F<text:span text:style-name="T74">h)</text:span> != 0</text:p>
      <text:p text:style-name="P436">HALT mode is not entered. HALT bug <text:span text:style-name="T25">occurs</text:span>: The CPU fails to increase PC when executing the next instruction. <text:span text:style-name="T103">The IF flags aren't cleared. </text:span>This results on weird behaviour. For example:</text:p>
      <text:p text:style-name="P133">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449" text:outline-level="1"><text:bookmark-start text:name="__RefHeading__445_1928868232"/>Timer<text:bookmark-end text:name="__RefHeading__445_1928868232"/></text:h>
      <text:p text:style-name="P1"/>
      <text:p text:style-name="P1">The Game Boy timer subsystem is <text:span text:style-name="T161">composed</text:span>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455" text:outline-level="2"><text:bookmark-start text:name="__RefHeading__151_24745071"/><text:span text:style-name="T1">FF04h – </text:span>DIV <text:span text:style-name="T58">–</text:span> <text:span text:style-name="T1">Divider Register (R/W*)</text:span><text:bookmark-end text:name="__RefHeading__151_24745071"/></text:h>
      <text:p text:style-name="P70">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9">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9">- Serial clock is not derived from this counter, it is not affected by DIV register.</text:p>
      <text:p text:style-name="P165">The initial values (when PC=0100h) of the internal counter for the different Game Boy models are:</text:p>
      <text:p text:style-name="P165">- DMG/MGB: ABCCh.</text:p>
      <text:p text:style-name="P165">- SGB/SGB2: Not tested. Different from DMG (different boot ROM).</text:p>
      <text:p text:style-name="P165"><text:soft-page-break/>- CGB: 1EA0h (GBC game), 267Ch (DMG game, no user interaction during boot).</text:p>
      <text:p text:style-name="P165">- AGB/AGS: 1EA4h (GBC game), 2680h (DMG game, no user interaction during boot).</text:p>
      <text:h text:style-name="Heading_20_3" text:outline-level="3"><text:bookmark-start text:name="__RefHeading__153_24745071"/>Interaction with APU<text:bookmark-end text:name="__RefHeading__153_24745071"/></text:h>
      <text:p text:style-name="P69">- The APU uses the DIV to update sweep (channel 1), fade in/out and time out, <text:span text:style-name="T3">the same way the timer uses it to update itself.</text:span></text:p>
      <text:p text:style-name="P69">- In normal speed mode the APU updates when bit 5 of DIV goes from 1 to 0 (256 Hz). In double speed mode, bit 6.</text:p>
      <text:p text:style-name="P69">- Writing to DIV every instruction, for example, will make the APU produce the same frequency with the same volume even if sweep and fade out are enabled.</text:p>
      <text:p text:style-name="P69">- Writing to DIV doesn't affect the frequency itself. The waveform generation is driven by another timer.</text:p>
      <text:h text:style-name="P455"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1">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455"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71">The <text:span text:style-name="T16">8 bit value</text:span> in this register is loaded into TIMA when it overflows.</text:p>
      <text:h text:style-name="P455"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17">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4">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1">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1">-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6"><text:soft-page-break/>The next picture is a schematic of the relationship between the DIV register and the timer in a DMG or MGB for a better understanding of its behaviour:</text:p>
      <text:p text:style-name="P76"/>
      <text:p text:style-name="P71"><draw:frame draw:style-name="fr2" draw:name="Imagen2" text:anchor-type="paragraph" svg:width="17cm" svg:height="11.834cm" draw:z-index="0"><draw:image xlink:href="Pictures/1000000000000285000001C179A1F7EA.png" xlink:type="simple" xlink:show="embed" xlink:actuate="onLoad"/></draw:frame></text:p>
      <text:p text:style-name="P76">As you can see, TAC register only selects the bit of the system internal counter that will be used to increase the timer counter. Then, it performs a logical AND operation with the enable bit in TAC and that signal goes to a falling edge detector.</text:p>
      <text:p text:style-name="P76">For example, if timer is configured to increase every 64 clocks, TAC will select bit 5 of the system internal counter. As soon as it overflows from bit 5 and goes back to 0, the falling edge detector will trigger a pulse to increase TIMA register.</text:p>
      <text:p text:style-name="P76">This circuit has <text:span text:style-name="T4">three</text:span> problems:</text:p>
      <text:p text:style-name="P76">-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2">-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1">- <text:span text:style-name="T3">When changing TAC register value, if the old selected bit by the multiplexer was 0, the new one is 1, and the new enable bit of TAC is set to 1, it will increase TIMA.</text:span></text:p>
      <text:p text:style-name="P78"><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79">For example, if the old TAC value was 6, old_clocks is 64 and old_enabled is 1. If the written TAC value is 0, new_clocks is 1024 and new_enabled is 0.</text:p>
      <text:p text:style-name="P80">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5">or even that the edge detector is asynchronous, but I'm not sure about this, so the next schematic shouldn't be trusted</text:span>:</text:p>
      <text:p text:style-name="P80"/>
      <text:p text:style-name="P80"><draw:frame draw:style-name="fr2" draw:name="Imagen3" text:anchor-type="paragraph" svg:width="17cm" svg:height="10.994cm" draw:z-index="6"><draw:image xlink:href="Pictures/10000000000002C1000001C892AD05D2.png" xlink:type="simple" xlink:show="embed" xlink:actuate="onLoad"/></draw:frame></text:p>
      <text:p text:style-name="P77"><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2">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462" text:outline-level="2"><text:bookmark-start text:name="__RefHeading__814_785625829"/>Timer Overflow Behaviour<text:bookmark-end text:name="__RefHeading__814_785625829"/></text:h>
      <text:p text:style-name="P120">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4">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0"><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82"/>
                </table:table-cell>
                <table:table-cell table:style-name="Tabla6.A1" office:value-type="string">
                  <text:p text:style-name="P282"/>
                </table:table-cell>
                <table:table-cell table:style-name="Tabla6.A1" office:value-type="string">
                  <text:p text:style-name="P282"/>
                </table:table-cell>
                <table:table-cell table:style-name="Tabla6.A1" office:value-type="string">
                  <text:p text:style-name="P282"/>
                </table:table-cell>
                <table:table-cell table:style-name="Tabla6.E1" office:value-type="string">
                  <text:p text:style-name="P282">[A]</text:p>
                </table:table-cell>
                <table:table-cell table:style-name="Tabla6.A1" office:value-type="string">
                  <text:p text:style-name="P282">[B]</text:p>
                </table:table-cell>
                <table:table-cell table:style-name="Tabla6.A1" office:value-type="string">
                  <text:p text:style-name="P282"/>
                </table:table-cell>
                <table:table-cell table:style-name="Tabla6.H1" office:value-type="string">
                  <text:p text:style-name="P282"/>
                </table:table-cell>
              </table:table-row>
              <table:table-row>
                <table:table-cell table:style-name="Tabla6.A4" office:value-type="string">
                  <text:p text:style-name="P282">SYS</text:p>
                </table:table-cell>
                <table:table-cell table:style-name="Tabla6.B2" office:value-type="string">
                  <text:p text:style-name="P282">FD</text:p>
                </table:table-cell>
                <table:table-cell table:style-name="Tabla6.C2" office:value-type="string">
                  <text:p text:style-name="P282">FE</text:p>
                </table:table-cell>
                <table:table-cell table:style-name="Tabla6.D2" office:value-type="string">
                  <text:p text:style-name="P282">FF</text:p>
                </table:table-cell>
                <table:table-cell table:style-name="Tabla6.E2" office:value-type="string">
                  <text:p text:style-name="P282">00</text:p>
                </table:table-cell>
                <table:table-cell table:style-name="Tabla6.F2" office:value-type="string">
                  <text:p text:style-name="P282">01</text:p>
                </table:table-cell>
                <table:table-cell table:style-name="Tabla6.G2" office:value-type="string">
                  <text:p text:style-name="P282">02</text:p>
                </table:table-cell>
                <table:table-cell table:style-name="Tabla6.H2" office:value-type="string">
                  <text:p text:style-name="P282">03</text:p>
                </table:table-cell>
              </table:table-row>
              <table:table-row>
                <table:table-cell table:style-name="Tabla6.A4" office:value-type="string">
                  <text:p text:style-name="P282">TIMA</text:p>
                </table:table-cell>
                <table:table-cell table:style-name="Tabla6.B3" office:value-type="string">
                  <text:p text:style-name="P282">FF</text:p>
                </table:table-cell>
                <table:table-cell table:style-name="Tabla6.C3" office:value-type="string">
                  <text:p text:style-name="P282">FF</text:p>
                </table:table-cell>
                <table:table-cell table:style-name="Tabla6.D3" office:value-type="string">
                  <text:p text:style-name="P282">FF</text:p>
                </table:table-cell>
                <table:table-cell table:style-name="Tabla6.E2" office:value-type="string">
                  <text:p text:style-name="P282">00</text:p>
                </table:table-cell>
                <table:table-cell table:style-name="Tabla6.F3" office:value-type="string">
                  <text:p text:style-name="P282">23</text:p>
                </table:table-cell>
                <table:table-cell table:style-name="Tabla6.G3" office:value-type="string">
                  <text:p text:style-name="P282">23</text:p>
                </table:table-cell>
                <table:table-cell table:style-name="Tabla6.H3" office:value-type="string">
                  <text:p text:style-name="P282">23</text:p>
                </table:table-cell>
              </table:table-row>
              <table:table-row>
                <table:table-cell table:style-name="Tabla6.A4" office:value-type="string">
                  <text:p text:style-name="P282">TMA</text:p>
                </table:table-cell>
                <table:table-cell table:style-name="Tabla6.B4" office:value-type="string">
                  <text:p text:style-name="P282">23</text:p>
                </table:table-cell>
                <table:table-cell table:style-name="Tabla6.C4" office:value-type="string">
                  <text:p text:style-name="P282">23</text:p>
                </table:table-cell>
                <table:table-cell table:style-name="Tabla6.D4" office:value-type="string">
                  <text:p text:style-name="P282">23</text:p>
                </table:table-cell>
                <table:table-cell table:style-name="Tabla6.E2" office:value-type="string">
                  <text:p text:style-name="P282">23</text:p>
                </table:table-cell>
                <table:table-cell table:style-name="Tabla6.F4" office:value-type="string">
                  <text:p text:style-name="P282">23</text:p>
                </table:table-cell>
                <table:table-cell table:style-name="Tabla6.G4" office:value-type="string">
                  <text:p text:style-name="P282">23</text:p>
                </table:table-cell>
                <table:table-cell table:style-name="Tabla6.H4" office:value-type="string">
                  <text:p text:style-name="P282">23</text:p>
                </table:table-cell>
              </table:table-row>
              <table:table-row>
                <table:table-cell table:style-name="Tabla6.A5" office:value-type="string">
                  <text:p text:style-name="P282">IF</text:p>
                </table:table-cell>
                <table:table-cell table:style-name="Tabla6.B5" office:value-type="string">
                  <text:p text:style-name="P282">E0</text:p>
                </table:table-cell>
                <table:table-cell table:style-name="Tabla6.C5" office:value-type="string">
                  <text:p text:style-name="P282">E0</text:p>
                </table:table-cell>
                <table:table-cell table:style-name="Tabla6.D5" office:value-type="string">
                  <text:p text:style-name="P282">E0</text:p>
                </table:table-cell>
                <table:table-cell table:style-name="Tabla6.E2" office:value-type="string">
                  <text:p text:style-name="P282">E0</text:p>
                </table:table-cell>
                <table:table-cell table:style-name="Tabla6.F5" office:value-type="string">
                  <text:p text:style-name="P282">E4</text:p>
                </table:table-cell>
                <table:table-cell table:style-name="Tabla6.G5" office:value-type="string">
                  <text:p text:style-name="P282">E4</text:p>
                </table:table-cell>
                <table:table-cell table:style-name="Tabla6.H5" office:value-type="string">
                  <text:p text:style-name="P282">E4</text:p>
                </table:table-cell>
              </table:table-row>
            </table:table>
            <text:p text:style-name="P71"/>
          </table:table-cell>
          <table:table-cell office:value-type="string">
            <text:p text:style-name="P120"><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82"/>
                </table:table-cell>
                <table:table-cell table:style-name="Tabla8.A1" office:value-type="string">
                  <text:p text:style-name="P282"/>
                </table:table-cell>
                <table:table-cell table:style-name="Tabla8.A1" office:value-type="string">
                  <text:p text:style-name="P282"/>
                </table:table-cell>
                <table:table-cell table:style-name="Tabla8.A1" office:value-type="string">
                  <text:p text:style-name="P282"/>
                </table:table-cell>
                <table:table-cell table:style-name="Tabla8.A1" office:value-type="string">
                  <text:p text:style-name="P282">[C]</text:p>
                </table:table-cell>
                <table:table-cell table:style-name="Tabla8.A1" office:value-type="string">
                  <text:p text:style-name="P282"/>
                </table:table-cell>
                <table:table-cell table:style-name="Tabla8.A1" office:value-type="string">
                  <text:p text:style-name="P282"/>
                </table:table-cell>
                <table:table-cell table:style-name="Tabla8.H1" office:value-type="string">
                  <text:p text:style-name="P282"/>
                </table:table-cell>
              </table:table-row>
              <table:table-row>
                <table:table-cell table:style-name="Tabla8.A2" office:value-type="string">
                  <text:p text:style-name="P282">SYS</text:p>
                </table:table-cell>
                <table:table-cell table:style-name="Tabla8.A2" office:value-type="string">
                  <text:p text:style-name="P282">FD</text:p>
                </table:table-cell>
                <table:table-cell table:style-name="Tabla8.A2" office:value-type="string">
                  <text:p text:style-name="P282">FE</text:p>
                </table:table-cell>
                <table:table-cell table:style-name="Tabla8.A2" office:value-type="string">
                  <text:p text:style-name="P282">FF</text:p>
                </table:table-cell>
                <table:table-cell table:style-name="Tabla8.A2" office:value-type="string">
                  <text:p text:style-name="P282">00</text:p>
                </table:table-cell>
                <table:table-cell table:style-name="Tabla8.A2" office:value-type="string">
                  <text:p text:style-name="P282">01</text:p>
                </table:table-cell>
                <table:table-cell table:style-name="Tabla8.A2" office:value-type="string">
                  <text:p text:style-name="P282">02</text:p>
                </table:table-cell>
                <table:table-cell table:style-name="Tabla8.H2" office:value-type="string">
                  <text:p text:style-name="P282">03</text:p>
                </table:table-cell>
              </table:table-row>
              <table:table-row>
                <table:table-cell table:style-name="Tabla8.A2" office:value-type="string">
                  <text:p text:style-name="P282">TIMA</text:p>
                </table:table-cell>
                <table:table-cell table:style-name="Tabla8.A2" office:value-type="string">
                  <text:p text:style-name="P282">45</text:p>
                </table:table-cell>
                <table:table-cell table:style-name="Tabla8.A2" office:value-type="string">
                  <text:p text:style-name="P282">45</text:p>
                </table:table-cell>
                <table:table-cell table:style-name="Tabla8.A2" office:value-type="string">
                  <text:p text:style-name="P282">45</text:p>
                </table:table-cell>
                <table:table-cell table:style-name="Tabla8.A2" office:value-type="string">
                  <text:p text:style-name="P282">46</text:p>
                </table:table-cell>
                <table:table-cell table:style-name="Tabla8.A2" office:value-type="string">
                  <text:p text:style-name="P282">46</text:p>
                </table:table-cell>
                <table:table-cell table:style-name="Tabla8.A2" office:value-type="string">
                  <text:p text:style-name="P282">46</text:p>
                </table:table-cell>
                <table:table-cell table:style-name="Tabla8.H2" office:value-type="string">
                  <text:p text:style-name="P282">46</text:p>
                </table:table-cell>
              </table:table-row>
              <table:table-row>
                <table:table-cell table:style-name="Tabla8.A2" office:value-type="string">
                  <text:p text:style-name="P282">TMA</text:p>
                </table:table-cell>
                <table:table-cell table:style-name="Tabla8.A2" office:value-type="string">
                  <text:p text:style-name="P282">23</text:p>
                </table:table-cell>
                <table:table-cell table:style-name="Tabla8.A2" office:value-type="string">
                  <text:p text:style-name="P282">23</text:p>
                </table:table-cell>
                <table:table-cell table:style-name="Tabla8.A2" office:value-type="string">
                  <text:p text:style-name="P282">23</text:p>
                </table:table-cell>
                <table:table-cell table:style-name="Tabla8.A2" office:value-type="string">
                  <text:p text:style-name="P282">23</text:p>
                </table:table-cell>
                <table:table-cell table:style-name="Tabla8.A2" office:value-type="string">
                  <text:p text:style-name="P282">23</text:p>
                </table:table-cell>
                <table:table-cell table:style-name="Tabla8.A2" office:value-type="string">
                  <text:p text:style-name="P282">23</text:p>
                </table:table-cell>
                <table:table-cell table:style-name="Tabla8.H2" office:value-type="string">
                  <text:p text:style-name="P282">23</text:p>
                </table:table-cell>
              </table:table-row>
              <table:table-row>
                <table:table-cell table:style-name="Tabla8.A2" office:value-type="string">
                  <text:p text:style-name="P282">IF</text:p>
                </table:table-cell>
                <table:table-cell table:style-name="Tabla8.A2" office:value-type="string">
                  <text:p text:style-name="P282">E0</text:p>
                </table:table-cell>
                <table:table-cell table:style-name="Tabla8.A2" office:value-type="string">
                  <text:p text:style-name="P282">E0</text:p>
                </table:table-cell>
                <table:table-cell table:style-name="Tabla8.A2" office:value-type="string">
                  <text:p text:style-name="P282">E0</text:p>
                </table:table-cell>
                <table:table-cell table:style-name="Tabla8.A2" office:value-type="string">
                  <text:p text:style-name="P282">E0</text:p>
                </table:table-cell>
                <table:table-cell table:style-name="Tabla8.A2" office:value-type="string">
                  <text:p text:style-name="P282">E0</text:p>
                </table:table-cell>
                <table:table-cell table:style-name="Tabla8.A2" office:value-type="string">
                  <text:p text:style-name="P282">E0</text:p>
                </table:table-cell>
                <table:table-cell table:style-name="Tabla8.H2" office:value-type="string">
                  <text:p text:style-name="P282">E0</text:p>
                </table:table-cell>
              </table:table-row>
            </table:table>
            <text:p text:style-name="P73"/>
          </table:table-cell>
        </table:table-row>
      </table:table>
      <text:p text:style-name="P74"/>
      <text:p text:style-name="P71"><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1">- If you write to TIMA during the cycle that TMA is being loaded to it [B], the write will be ignored and TMA value will be written to TIMA instead.</text:p>
      <text:p text:style-name="P71">- If TMA is written the same cycle it is loaded to TIMA [B], TIMA is also loaded with that value.</text:p>
      <text:p text:style-name="P125">- This is a guessed schematic to explain the priorities with registers TIMA and TMA:</text:p>
      <text:p text:style-name="P125"/>
      <text:p text:style-name="P125"><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447" text:outline-level="1"><text:bookmark-start text:name="__RefHeading__791_785625829"/>Serial<text:bookmark-end text:name="__RefHeading__791_785625829"/></text:h>
      <text:p text:style-name="P132">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450" text:outline-level="1"><text:bookmark-start text:name="__RefHeading__793_785625829"/>Joypad<text:bookmark-end text:name="__RefHeading__793_785625829"/></text:h>
      <text:h text:style-name="P455"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75">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4">Most programs read from this port several times as a delay to allow the inputs to stabilize.</text:p>
      <text:p text:style-name="P144">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41">Bit 4 - P14 Select Direction Keys <text:s text:c="2"/>(0=Select)</text:p>
            <text:p text:style-name="P441">Bit 3 - P13 Input Down <text:s/>or Start <text:s text:c="3"/>(0=Pressed) (Read Only)</text:p>
            <text:p text:style-name="P441">Bit 2 - P12 Input Up <text:s text:c="3"/>or Select <text:s text:c="2"/>(0=Pressed) (Read Only)</text:p>
            <text:p text:style-name="P438">Bit 1 - P11 Input Left <text:s/>or Button B (0=Pressed) (Read Only)</text:p>
            <text:p text:style-name="P444">Bit 0 - P10 Input Right or Button A (0=Pressed) (Read Only)</text:p>
          </table:table-cell>
        </table:table-row>
      </table:table>
      <text:p text:style-name="P146">Bits 6 and 7 always return 1.</text:p>
      <text:p text:style-name="P144">The inputs to the CPU are pulled up by four resistors. They are only '0' when a CPU output is selected (set to '0') and a button is pressed. This is a schematic of the circuit:</text:p>
      <text:h text:style-name="P463"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5">This is a commonly used routine to read the joypad:</text:p>
      <table:table table:name="Tabla18" table:style-name="Tabla18">
        <table:table-column table:style-name="Tabla18.A"/>
        <table:table-row>
          <table:table-cell table:style-name="Tabla18.A1" office:value-type="string">
            <text:p text:style-name="P99">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37">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40">Bit 4 - <text:span text:style-name="T45">A <text:s text:c="5"/></text:span><text:span text:style-name="T47">(</text:span><text:span text:style-name="T46">1</text:span><text:span text:style-name="T47">=</text:span><text:span text:style-name="T46">Pressed</text:span><text:span text:style-name="T47">)</text:span></text:p>
            <text:p text:style-name="P440">Bit 3 - <text:span text:style-name="T45">Down <text:s text:c="2"/></text:span><text:span text:style-name="T47">(</text:span><text:span text:style-name="T46">1</text:span><text:span text:style-name="T47">=</text:span><text:span text:style-name="T46">Pressed</text:span><text:span text:style-name="T47">)</text:span></text:p>
            <text:p text:style-name="P440">Bit 2 - <text:span text:style-name="T45">Up <text:s text:c="4"/></text:span><text:span text:style-name="T47">(</text:span><text:span text:style-name="T46">1</text:span><text:span text:style-name="T47">=</text:span><text:span text:style-name="T46">Pressed</text:span><text:span text:style-name="T47">)</text:span></text:p>
            <text:p text:style-name="P440">Bit 1 - <text:span text:style-name="T45">Left <text:s text:c="2"/></text:span><text:span text:style-name="T47">(</text:span><text:span text:style-name="T46">1</text:span><text:span text:style-name="T47">=</text:span><text:span text:style-name="T46">Pressed</text:span><text:span text:style-name="T47">)</text:span></text:p>
            <text:p text:style-name="P443">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6"/>
      <text:p text:style-name="P46">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3">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2"><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2">If the user is pressing a button but both output lines are set to '1', the input lines are set to '1' too. If the <text:span text:style-name="T68">program sets the output lines to '0', one of the input bits will go to '0', setting the IF flag too.</text:span></text:p>
      <text:h text:style-name="P451" text:outline-level="1"><text:bookmark-start text:name="__RefHeading__1613_191790824"/>Video controller<text:bookmark-end text:name="__RefHeading__1613_191790824"/></text:h>
      <text:h text:style-name="P464" text:outline-level="2"><text:bookmark-start text:name="__RefHeading__3837_1039843246"/>The LCD <text:bookmark-end text:name="__RefHeading__3837_1039843246"/></text:h>
      <text:p text:style-name="P252">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53">LCD timings are a bit different depending on the hardware. DMG and MGB (and SGB?) behave the same way and CGB, AGB, AGS in another way (even in DMG compatibility mode).</text:p>
      <text:h text:style-name="P465"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4">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442">Bit <text:span text:style-name="T101">6</text:span> - <text:span text:style-name="T101">Window Tile Map <text:s text:c="4"/>(0=9800h-9BFFh, 1=9C00h-9FFFh)</text:span></text:p>
            <text:p text:style-name="P442">Bit <text:span text:style-name="T101">5</text:span> - <text:span text:style-name="T101">Window Enable</text:span> <text:s text:c="6"/><text:span text:style-name="T101">(0=Disabled, 1=Enabled)</text:span></text:p>
            <text:p text:style-name="P442">Bit <text:span text:style-name="T101">4</text:span> - <text:span text:style-name="T101">BG &amp; Window Tileset (0=8800h-97FFh, 1=8000h-8FFFh)</text:span></text:p>
            <text:p text:style-name="P442">Bit 3 - <text:span text:style-name="T101">BG Tile Map <text:s text:c="8"/>(0=9800h-9BFFh, 1=9C00h-9FFFh)</text:span></text:p>
            <text:p text:style-name="P442">Bit 2 - <text:span text:style-name="T101">Sprite Size <text:s text:c="8"/>(0=8</text:span><text:span text:style-name="T53">×8, 1=8×16)</text:span></text:p>
            <text:p text:style-name="P439">Bit 1 - <text:span text:style-name="T101">Sprites Enabled <text:s text:c="4"/>(0=Disabled, 1=Enabled)</text:span></text:p>
            <text:p text:style-name="P445">Bit 0 - <text:span text:style-name="T101">BG Enabled (in DMG) (0=Disabled, 1=Enabled)</text:span></text:p>
          </table:table-cell>
        </table:table-row>
      </table:table>
      <text:p text:style-name="P184">Turning off the LCD (by writing a 0 to bit 7) should only be done during V-Blank. Doing it outside V-Blank period may damage the hardware.</text:p>
      <text:p text:style-name="P184">Bit 0 of this register has different meanings depending on the Game Boy model.</text:p>
      <text:p text:style-name="P184">- DMG/MGB/SGB: BG Enable. Window and sprites are unaffected by this bit.</text:p>
      <text:p text:style-name="P184">- CGB/AGB/AGS:</text:p>
      <text:p text:style-name="P434">- CGB mode: BG and Window Master Priority. <text:span text:style-name="T102">If this bit is '0', sprites are always on top of the background and the window, regardless of BG attribute map and sprite priority flags.</text:span></text:p>
      <text:p text:style-name="P434">- <text:span text:style-name="T102">DMG compatibility mode: BG and Window Enable. If this bit is '0', both window and background are disabled (bit 5 is ignored). This is a possible compatibility problem.</text:span></text:p>
      <text:p text:style-name="P195">A disabled background is white (color 0?).</text:p>
      <text:p text:style-name="P195"/>
      <text:p text:style-name="P195">TODO: Test everything.</text:p>
      <text:h text:style-name="P466" text:outline-level="2"><text:bookmark-start text:name="__RefHeading__10195_1284721040"/><text:soft-page-break/>FF<text:span text:style-name="T101">44</text:span>h <text:span text:style-name="T58">–</text:span> <text:span text:style-name="T119">LY</text:span> <text:span text:style-name="T58">–</text:span> <text:span text:style-name="T101">LCD Current Scanline (R)</text:span><text:bookmark-end text:name="__RefHeading__10195_1284721040"/></text:h>
      <text:p text:style-name="P256">This register indicates the current horizontal line that is being <text:span text:style-name="T121">drawn</text:span>. It can take any value from 0 to 153. When the LCD is off this register is fixed at 00h.</text:p>
      <text:h text:style-name="P466" text:outline-level="2"><text:bookmark-start text:name="__RefHeading__4728_1402274307"/>FF<text:span text:style-name="T101">45</text:span>h <text:span text:style-name="T58">–</text:span> <text:span text:style-name="T119">LYC</text:span> <text:span text:style-name="T58">–</text:span> <text:span text:style-name="T119">LY Compare (R/W)</text:span><text:bookmark-end text:name="__RefHeading__4728_1402274307"/></text:h>
      <text:p text:style-name="P256">This value is used to trigger an interrupt when LY has the same value as LYC. Check STAT register documentation <text:span text:style-name="T121">below </text:span>for more information.</text:p>
      <text:h text:style-name="P467" text:outline-level="2"><text:bookmark-start text:name="__RefHeading__4724_1402274307"/>FF<text:span text:style-name="T101">41</text:span>h <text:span text:style-name="T58">–</text:span> <text:span text:style-name="T119">STAT</text:span> <text:span text:style-name="T58">–</text:span> <text:span text:style-name="T101">LCD Status (R/W)</text:span><text:bookmark-end text:name="__RefHeading__4724_1402274307"/></text:h>
      <text:p text:style-name="P185">This register is used to <text:span text:style-name="T121">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57">Bit 7 is unused and alway<text:span text:style-name="T128">s returns '1'. Bits 0-2 return '0' when the LCD is off.</text:span></text:p>
      <text:p text:style-name="P257">During mode 0 and mode 1 the CPU can access both VRAM and OAM. During mode 2 the CPU can only access VRAM, not OAM. During mode 3 OAM and VRAM can't be accessed. In GBC mode the CPU can't access Palette RAM (FF69h and FF6Bh) during mode 3.</text:p>
      <text:p text:style-name="P257">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0">a few</text:span> clocks to complete <text:span text:style-name="T150">(the exact timings are below)</text:span>. The rest of the clocks of line 153 are spent in line 0 in mode 1!</text:p>
      <text:p text:style-name="P264">Bit 2 is set to '1' even if Bit 6 is '0'. The timings are a bit strange, they are described below.</text:p>
      <text:p text:style-name="P258"/>
      <text:p text:style-name="P202"/>
      <text:p text:style-name="P62">- VBL IRQ is not delayed, it's executed the same clock as PPU enters VBL screen mode.??????</text:p>
      <text:p text:style-name="P62"/>
      <text:p text:style-name="P64"/>
      <text:p text:style-name="P65">-What happens when turning it on/off?</text:p>
      <text:p text:style-name="P40"/>
      <text:h text:style-name="P468" text:outline-level="2"><text:bookmark-start text:name="__RefHeading__10197_1284721040"/><text:span text:style-name="T120">VBL</text:span> I<text:span text:style-name="T67">n</text:span>terrup<text:span text:style-name="T124">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66" text:outline-level="2"><text:bookmark-start text:name="__RefHeading__2278_1034543206"/>STAT I<text:span text:style-name="T67">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6"/>
      <text:p text:style-name="P67">-It seems that this interrupt needs less time to execute in DMG than in CGB?</text:p>
      <text:p text:style-name="P66"/>
      <text:p text:style-name="P66">-DMG bug?</text:p>
      <text:p text:style-name="P446"/>
      <text:h text:style-name="P471" text:outline-level="2"><text:bookmark-start text:name="__RefHeading__1615_1917908241120"/><text:span text:style-name="T140">LY, STAT and IF </text:span>Timings. <text:span text:style-name="T152">VBL interrupt.</text:span><text:bookmark-end text:name="__RefHeading__1615_1917908241120"/></text:h>
      <text:p text:style-name="P531"><text:span text:style-name="T126">The next tables will show scanline timings (accurate to 4 clocks) of VBL <text:s/>interrupt.</text:span> <text:span text:style-name="T140">DMG has the same timings as MGB. CGB has the same timings as AGB and AGS.</text:span></text:p>
      <text:p text:style-name="P532"><text:span text:style-name="T144">In the VBL IF Flag fie</text:span><text:span text:style-name="T133">lds, a '1'</text:span><text:span text:style-name="T50"> </text:span><text:span text:style-name="T133">means that this clock the IF flag will read '1'. Of course, the value won't be changed to '0' unless interrupt is handled or the IF register is written manually, a '0' only means that during that cycle the flag doesn't change to '1'. </text:span><text:span text:style-name="T134">Note that the IF VBL bit is only changed to '1' during one cycle (when the LCD controller goes from non-VBL mode to VBL mode). If the IF register bit is set to '0' the same cycle it's going to '1', the interrupt isn't triggered (IF will remain '0').</text:span></text:p>
      <text:h text:style-name="P480" text:outline-level="3"><text:bookmark-start text:name="__RefHeading__10199_12847210401121"/>Timings in DMG<text:bookmark-end text:name="__RefHeading__10199_12847210401121"/></text:h>
      <text:p text:style-name="P533">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493">Clocks</text:p>
          </table:table-cell>
          <table:table-cell table:style-name="Tabla88.A1" office:value-type="string">
            <text:p text:style-name="P493">0</text:p>
          </table:table-cell>
          <table:table-cell table:style-name="Tabla88.A1" office:value-type="string">
            <text:p text:style-name="P493">4</text:p>
          </table:table-cell>
          <table:table-cell table:style-name="Tabla88.A1" office:value-type="string">
            <text:p text:style-name="P493">8</text:p>
          </table:table-cell>
          <table:table-cell table:style-name="Tabla88.A1" office:value-type="string">
            <text:p text:style-name="P493">12</text:p>
          </table:table-cell>
          <table:table-cell table:style-name="Tabla88.A1" office:value-type="string">
            <text:p text:style-name="P493">...</text:p>
          </table:table-cell>
          <table:table-cell table:style-name="Tabla88.A1" office:value-type="string">
            <text:p text:style-name="P493"/>
          </table:table-cell>
          <table:table-cell table:style-name="Tabla88.A1" office:value-type="string">
            <text:p text:style-name="P493"/>
          </table:table-cell>
          <table:table-cell table:style-name="Tabla88.A1" office:value-type="string">
            <text:p text:style-name="P493"/>
          </table:table-cell>
          <table:table-cell table:style-name="Tabla88.A1" office:value-type="string">
            <text:p text:style-name="P495">...</text:p>
          </table:table-cell>
          <table:table-cell table:style-name="Tabla88.A1" office:value-type="string">
            <text:p text:style-name="P493">448</text:p>
          </table:table-cell>
          <table:table-cell table:style-name="Tabla88.L1" office:value-type="string">
            <text:p text:style-name="P493">452</text:p>
          </table:table-cell>
        </table:table-row>
        <table:table-row table:style-name="Tabla88.1">
          <table:table-cell table:style-name="Tabla88.A2" office:value-type="string">
            <text:p text:style-name="P501">LY Register</text:p>
          </table:table-cell>
          <table:table-cell table:style-name="Tabla88.A2" office:value-type="string">
            <text:p text:style-name="P501">1<text:span text:style-name="T138">44</text:span></text:p>
          </table:table-cell>
          <table:table-cell table:style-name="Tabla88.A2" office:value-type="string">
            <text:p text:style-name="P501">1<text:span text:style-name="T138">44</text:span></text:p>
          </table:table-cell>
          <table:table-cell table:style-name="Tabla88.A2" office:value-type="string">
            <text:p text:style-name="P501">1<text:span text:style-name="T138">44</text:span></text:p>
          </table:table-cell>
          <table:table-cell table:style-name="Tabla88.A2" office:value-type="string">
            <text:p text:style-name="P501">1<text:span text:style-name="T138">44</text:span></text:p>
          </table:table-cell>
          <table:table-cell table:style-name="Tabla88.A2" office:value-type="string">
            <text:p text:style-name="P510">...</text:p>
          </table:table-cell>
          <table:table-cell table:style-name="Tabla88.A2" office:value-type="string">
            <text:p text:style-name="P501"/>
          </table:table-cell>
          <table:table-cell table:style-name="Tabla88.A2" office:value-type="string">
            <text:p text:style-name="P501"/>
          </table:table-cell>
          <table:table-cell table:style-name="Tabla88.A2" office:value-type="string">
            <text:p text:style-name="P501"/>
          </table:table-cell>
          <table:table-cell table:style-name="Tabla88.A2" office:value-type="string">
            <text:p text:style-name="P510">...</text:p>
          </table:table-cell>
          <table:table-cell table:style-name="Tabla88.A2" office:value-type="string">
            <text:p text:style-name="P501">1<text:span text:style-name="T138">44</text:span></text:p>
          </table:table-cell>
          <table:table-cell table:style-name="Tabla88.L2" office:value-type="string">
            <text:p text:style-name="P501">1<text:span text:style-name="T138">44</text:span></text:p>
          </table:table-cell>
        </table:table-row>
        <table:table-row table:style-name="Tabla88.1">
          <table:table-cell table:style-name="Tabla88.A2" office:value-type="string">
            <text:p text:style-name="P501">STAT Mode</text:p>
          </table:table-cell>
          <table:table-cell table:style-name="Tabla88.A2" office:value-type="string">
            <text:p text:style-name="P501">0</text:p>
          </table:table-cell>
          <table:table-cell table:style-name="Tabla88.A2" office:value-type="string">
            <text:p text:style-name="P505">1</text:p>
          </table:table-cell>
          <table:table-cell table:style-name="Tabla88.A2" office:value-type="string">
            <text:p text:style-name="P505">1</text:p>
          </table:table-cell>
          <table:table-cell table:style-name="Tabla88.A2" office:value-type="string">
            <text:p text:style-name="P505">1</text:p>
          </table:table-cell>
          <table:table-cell table:style-name="Tabla88.A2" office:value-type="string">
            <text:p text:style-name="P501">...</text:p>
          </table:table-cell>
          <table:table-cell table:style-name="Tabla88.A2" office:value-type="string">
            <text:p text:style-name="P501"/>
          </table:table-cell>
          <table:table-cell table:style-name="Tabla88.A2" office:value-type="string">
            <text:p text:style-name="P505"/>
          </table:table-cell>
          <table:table-cell table:style-name="Tabla88.A2" office:value-type="string">
            <text:p text:style-name="P501"/>
          </table:table-cell>
          <table:table-cell table:style-name="Tabla88.A2" office:value-type="string">
            <text:p text:style-name="P510">...</text:p>
          </table:table-cell>
          <table:table-cell table:style-name="Tabla88.A2" office:value-type="string">
            <text:p text:style-name="P505">1</text:p>
          </table:table-cell>
          <table:table-cell table:style-name="Tabla88.L2" office:value-type="string">
            <text:p text:style-name="P505">1</text:p>
          </table:table-cell>
        </table:table-row>
        <table:table-row table:style-name="Tabla88.1">
          <table:table-cell table:style-name="Tabla88.A2" office:value-type="string">
            <text:p text:style-name="P502">VBL IF Flag</text:p>
          </table:table-cell>
          <table:table-cell table:style-name="Tabla88.A2" office:value-type="string">
            <text:p text:style-name="P502">0</text:p>
          </table:table-cell>
          <table:table-cell table:style-name="Tabla88.A2" office:value-type="string">
            <text:p text:style-name="P502">1</text:p>
          </table:table-cell>
          <table:table-cell table:style-name="Tabla88.A2" office:value-type="string">
            <text:p text:style-name="P502">0</text:p>
          </table:table-cell>
          <table:table-cell table:style-name="Tabla88.A2" office:value-type="string">
            <text:p text:style-name="P502">0</text:p>
          </table:table-cell>
          <table:table-cell table:style-name="Tabla88.A2" office:value-type="string">
            <text:p text:style-name="P510">...</text:p>
          </table:table-cell>
          <table:table-cell table:style-name="Tabla88.A2" office:value-type="string">
            <text:p text:style-name="P504"/>
          </table:table-cell>
          <table:table-cell table:style-name="Tabla88.A2" office:value-type="string">
            <text:p text:style-name="P504"/>
          </table:table-cell>
          <table:table-cell table:style-name="Tabla88.A2" office:value-type="string">
            <text:p text:style-name="P504"/>
          </table:table-cell>
          <table:table-cell table:style-name="Tabla88.A2" office:value-type="string">
            <text:p text:style-name="P510">...</text:p>
          </table:table-cell>
          <table:table-cell table:style-name="Tabla88.A2" office:value-type="string">
            <text:p text:style-name="P502">0</text:p>
          </table:table-cell>
          <table:table-cell table:style-name="Tabla88.L2" office:value-type="string">
            <text:p text:style-name="P502">0</text:p>
          </table:table-cell>
        </table:table-row>
      </table:table>
      <text:p text:style-name="P539"/>
      <text:h text:style-name="P491" text:outline-level="3"><text:bookmark-start text:name="__RefHeading__10201_12847210401122"/><text:soft-page-break/><text:span text:style-name="T128">Timings in CGB in DMG mode</text:span><text:bookmark-end text:name="__RefHeading__10201_12847210401122"/></text:h>
      <text:p text:style-name="P533">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493">Clocks</text:p>
          </table:table-cell>
          <table:table-cell table:style-name="Tabla95.A1" office:value-type="string">
            <text:p text:style-name="P493">0</text:p>
          </table:table-cell>
          <table:table-cell table:style-name="Tabla95.A1" office:value-type="string">
            <text:p text:style-name="P493">4</text:p>
          </table:table-cell>
          <table:table-cell table:style-name="Tabla95.A1" office:value-type="string">
            <text:p text:style-name="P493">8</text:p>
          </table:table-cell>
          <table:table-cell table:style-name="Tabla95.A1" office:value-type="string">
            <text:p text:style-name="P493">12</text:p>
          </table:table-cell>
          <table:table-cell table:style-name="Tabla95.A1" office:value-type="string">
            <text:p text:style-name="P493">...</text:p>
          </table:table-cell>
          <table:table-cell table:style-name="Tabla95.A1" office:value-type="string">
            <text:p text:style-name="P493"/>
          </table:table-cell>
          <table:table-cell table:style-name="Tabla95.A1" office:value-type="string">
            <text:p text:style-name="P493"/>
          </table:table-cell>
          <table:table-cell table:style-name="Tabla95.A1" office:value-type="string">
            <text:p text:style-name="P493"/>
          </table:table-cell>
          <table:table-cell table:style-name="Tabla95.A1" office:value-type="string">
            <text:p text:style-name="P495">...</text:p>
          </table:table-cell>
          <table:table-cell table:style-name="Tabla95.A1" office:value-type="string">
            <text:p text:style-name="P493">448</text:p>
          </table:table-cell>
          <table:table-cell table:style-name="Tabla95.L1" office:value-type="string">
            <text:p text:style-name="P493">452</text:p>
          </table:table-cell>
        </table:table-row>
        <table:table-row table:style-name="Tabla95.1">
          <table:table-cell table:style-name="Tabla95.A2" office:value-type="string">
            <text:p text:style-name="P501">LY Register</text:p>
          </table:table-cell>
          <table:table-cell table:style-name="Tabla95.A2" office:value-type="string">
            <text:p text:style-name="P501">1<text:span text:style-name="T138">44</text:span></text:p>
          </table:table-cell>
          <table:table-cell table:style-name="Tabla95.A2" office:value-type="string">
            <text:p text:style-name="P501">1<text:span text:style-name="T138">44</text:span></text:p>
          </table:table-cell>
          <table:table-cell table:style-name="Tabla95.A2" office:value-type="string">
            <text:p text:style-name="P501">1<text:span text:style-name="T138">44</text:span></text:p>
          </table:table-cell>
          <table:table-cell table:style-name="Tabla95.A2" office:value-type="string">
            <text:p text:style-name="P501">1<text:span text:style-name="T138">44</text:span></text:p>
          </table:table-cell>
          <table:table-cell table:style-name="Tabla95.A2" office:value-type="string">
            <text:p text:style-name="P510">...</text:p>
          </table:table-cell>
          <table:table-cell table:style-name="Tabla95.A2" office:value-type="string">
            <text:p text:style-name="P501"/>
          </table:table-cell>
          <table:table-cell table:style-name="Tabla95.A2" office:value-type="string">
            <text:p text:style-name="P501"/>
          </table:table-cell>
          <table:table-cell table:style-name="Tabla95.A2" office:value-type="string">
            <text:p text:style-name="P501"/>
          </table:table-cell>
          <table:table-cell table:style-name="Tabla95.A2" office:value-type="string">
            <text:p text:style-name="P510">...</text:p>
          </table:table-cell>
          <table:table-cell table:style-name="Tabla95.A2" office:value-type="string">
            <text:p text:style-name="P501">1<text:span text:style-name="T138">44</text:span></text:p>
          </table:table-cell>
          <table:table-cell table:style-name="Tabla95.L2" office:value-type="string">
            <text:p text:style-name="P501">1<text:span text:style-name="T138">44</text:span></text:p>
          </table:table-cell>
        </table:table-row>
        <table:table-row table:style-name="Tabla95.1">
          <table:table-cell table:style-name="Tabla95.A2" office:value-type="string">
            <text:p text:style-name="P501">STAT Mode</text:p>
          </table:table-cell>
          <table:table-cell table:style-name="Tabla95.A2" office:value-type="string">
            <text:p text:style-name="P501">0</text:p>
          </table:table-cell>
          <table:table-cell table:style-name="Tabla95.A2" office:value-type="string">
            <text:p text:style-name="P505">1</text:p>
          </table:table-cell>
          <table:table-cell table:style-name="Tabla95.A2" office:value-type="string">
            <text:p text:style-name="P505">1</text:p>
          </table:table-cell>
          <table:table-cell table:style-name="Tabla95.A2" office:value-type="string">
            <text:p text:style-name="P505">1</text:p>
          </table:table-cell>
          <table:table-cell table:style-name="Tabla95.A2" office:value-type="string">
            <text:p text:style-name="P501">...</text:p>
          </table:table-cell>
          <table:table-cell table:style-name="Tabla95.A2" office:value-type="string">
            <text:p text:style-name="P501"/>
          </table:table-cell>
          <table:table-cell table:style-name="Tabla95.A2" office:value-type="string">
            <text:p text:style-name="P505"/>
          </table:table-cell>
          <table:table-cell table:style-name="Tabla95.A2" office:value-type="string">
            <text:p text:style-name="P501"/>
          </table:table-cell>
          <table:table-cell table:style-name="Tabla95.A2" office:value-type="string">
            <text:p text:style-name="P510">...</text:p>
          </table:table-cell>
          <table:table-cell table:style-name="Tabla95.A2" office:value-type="string">
            <text:p text:style-name="P505">1</text:p>
          </table:table-cell>
          <table:table-cell table:style-name="Tabla95.L2" office:value-type="string">
            <text:p text:style-name="P505">1</text:p>
          </table:table-cell>
        </table:table-row>
        <table:table-row table:style-name="Tabla95.1">
          <table:table-cell table:style-name="Tabla95.A2" office:value-type="string">
            <text:p text:style-name="P502">VBL IF Flag</text:p>
          </table:table-cell>
          <table:table-cell table:style-name="Tabla95.A2" office:value-type="string">
            <text:p text:style-name="P502">0</text:p>
          </table:table-cell>
          <table:table-cell table:style-name="Tabla95.A2" office:value-type="string">
            <text:p text:style-name="P502">1</text:p>
          </table:table-cell>
          <table:table-cell table:style-name="Tabla95.A2" office:value-type="string">
            <text:p text:style-name="P502">0</text:p>
          </table:table-cell>
          <table:table-cell table:style-name="Tabla95.A2" office:value-type="string">
            <text:p text:style-name="P502">0</text:p>
          </table:table-cell>
          <table:table-cell table:style-name="Tabla95.A2" office:value-type="string">
            <text:p text:style-name="P510">...</text:p>
          </table:table-cell>
          <table:table-cell table:style-name="Tabla95.A2" office:value-type="string">
            <text:p text:style-name="P504"/>
          </table:table-cell>
          <table:table-cell table:style-name="Tabla95.A2" office:value-type="string">
            <text:p text:style-name="P504"/>
          </table:table-cell>
          <table:table-cell table:style-name="Tabla95.A2" office:value-type="string">
            <text:p text:style-name="P504"/>
          </table:table-cell>
          <table:table-cell table:style-name="Tabla95.A2" office:value-type="string">
            <text:p text:style-name="P510">...</text:p>
          </table:table-cell>
          <table:table-cell table:style-name="Tabla95.A2" office:value-type="string">
            <text:p text:style-name="P502">0</text:p>
          </table:table-cell>
          <table:table-cell table:style-name="Tabla95.L2" office:value-type="string">
            <text:p text:style-name="P502">0</text:p>
          </table:table-cell>
        </table:table-row>
      </table:table>
      <text:p text:style-name="P539"/>
      <text:h text:style-name="P491" text:outline-level="3"><text:bookmark-start text:name="__RefHeading__10203_12847210401123"/><text:span text:style-name="T128">Timings in </text:span><text:span text:style-name="T130">CGB</text:span><text:span text:style-name="T128"> in </text:span><text:span text:style-name="T130">CGB</text:span><text:span text:style-name="T128"> mode </text:span><text:span text:style-name="T132">(single speed)</text:span><text:bookmark-end text:name="__RefHeading__10203_12847210401123"/></text:h>
      <text:p text:style-name="P533">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493">Clocks</text:p>
          </table:table-cell>
          <table:table-cell table:style-name="Tabla96.A1" office:value-type="string">
            <text:p text:style-name="P493">0</text:p>
          </table:table-cell>
          <table:table-cell table:style-name="Tabla96.A1" office:value-type="string">
            <text:p text:style-name="P493">4</text:p>
          </table:table-cell>
          <table:table-cell table:style-name="Tabla96.A1" office:value-type="string">
            <text:p text:style-name="P493">8</text:p>
          </table:table-cell>
          <table:table-cell table:style-name="Tabla96.A1" office:value-type="string">
            <text:p text:style-name="P493">12</text:p>
          </table:table-cell>
          <table:table-cell table:style-name="Tabla96.A1" office:value-type="string">
            <text:p text:style-name="P493">...</text:p>
          </table:table-cell>
          <table:table-cell table:style-name="Tabla96.A1" office:value-type="string">
            <text:p text:style-name="P494">76</text:p>
          </table:table-cell>
          <table:table-cell table:style-name="Tabla96.A1" office:value-type="string">
            <text:p text:style-name="P494">80</text:p>
          </table:table-cell>
          <table:table-cell table:style-name="Tabla96.A1" office:value-type="string">
            <text:p text:style-name="P494">84</text:p>
          </table:table-cell>
          <table:table-cell table:style-name="Tabla96.A1" office:value-type="string">
            <text:p text:style-name="P495">...</text:p>
          </table:table-cell>
          <table:table-cell table:style-name="Tabla96.A1" office:value-type="string">
            <text:p text:style-name="P493">448</text:p>
          </table:table-cell>
          <table:table-cell table:style-name="Tabla96.L1" office:value-type="string">
            <text:p text:style-name="P493">452</text:p>
          </table:table-cell>
        </table:table-row>
        <table:table-row table:style-name="Tabla96.1">
          <table:table-cell table:style-name="Tabla96.A2" office:value-type="string">
            <text:p text:style-name="P501">LY Register</text:p>
          </table:table-cell>
          <table:table-cell table:style-name="Tabla96.A2" office:value-type="string">
            <text:p text:style-name="P506">1<text:span text:style-name="T152">4</text:span>3</text:p>
          </table:table-cell>
          <table:table-cell table:style-name="Tabla96.A2" office:value-type="string">
            <text:p text:style-name="P506">1<text:span text:style-name="T152">4</text:span>3</text:p>
          </table:table-cell>
          <table:table-cell table:style-name="Tabla96.A2" office:value-type="string">
            <text:p text:style-name="P506">1<text:span text:style-name="T152">4</text:span>3</text:p>
          </table:table-cell>
          <table:table-cell table:style-name="Tabla96.A2" office:value-type="string">
            <text:p text:style-name="P506">1<text:span text:style-name="T152">4</text:span>3</text:p>
          </table:table-cell>
          <table:table-cell table:style-name="Tabla96.A2" office:value-type="string">
            <text:p text:style-name="P510">...</text:p>
          </table:table-cell>
          <table:table-cell table:style-name="Tabla96.A2" office:value-type="string">
            <text:p text:style-name="P506">1<text:span text:style-name="T152">4</text:span>3</text:p>
          </table:table-cell>
          <table:table-cell table:style-name="Tabla96.A2" office:value-type="string">
            <text:p text:style-name="P506">1<text:span text:style-name="T152">4</text:span>3</text:p>
          </table:table-cell>
          <table:table-cell table:style-name="Tabla96.A2" office:value-type="string">
            <text:p text:style-name="P506">1<text:span text:style-name="T152">4</text:span>3</text:p>
          </table:table-cell>
          <table:table-cell table:style-name="Tabla96.A2" office:value-type="string">
            <text:p text:style-name="P510">...</text:p>
          </table:table-cell>
          <table:table-cell table:style-name="Tabla96.A2" office:value-type="string">
            <text:p text:style-name="P506">1<text:span text:style-name="T152">4</text:span>3</text:p>
          </table:table-cell>
          <table:table-cell table:style-name="Tabla96.L2" office:value-type="string">
            <text:p text:style-name="P507">(*)</text:p>
          </table:table-cell>
        </table:table-row>
        <table:table-row table:style-name="Tabla96.1">
          <table:table-cell table:style-name="Tabla96.A2" office:value-type="string">
            <text:p text:style-name="P501">STAT Mode</text:p>
          </table:table-cell>
          <table:table-cell table:style-name="Tabla96.A2" office:value-type="string">
            <text:p text:style-name="P503">2</text:p>
          </table:table-cell>
          <table:table-cell table:style-name="Tabla96.A2" office:value-type="string">
            <text:p text:style-name="P501">2</text:p>
          </table:table-cell>
          <table:table-cell table:style-name="Tabla96.A2" office:value-type="string">
            <text:p text:style-name="P501">2</text:p>
          </table:table-cell>
          <table:table-cell table:style-name="Tabla96.A2" office:value-type="string">
            <text:p text:style-name="P501">2</text:p>
          </table:table-cell>
          <table:table-cell table:style-name="Tabla96.A2" office:value-type="string">
            <text:p text:style-name="P501">...</text:p>
          </table:table-cell>
          <table:table-cell table:style-name="Tabla96.A2" office:value-type="string">
            <text:p text:style-name="P501">2</text:p>
          </table:table-cell>
          <table:table-cell table:style-name="Tabla96.A2" office:value-type="string">
            <text:p text:style-name="P505">3</text:p>
          </table:table-cell>
          <table:table-cell table:style-name="Tabla96.A2" office:value-type="string">
            <text:p text:style-name="P501">3</text:p>
          </table:table-cell>
          <table:table-cell table:style-name="Tabla96.A2" office:value-type="string">
            <text:p text:style-name="P510">...</text:p>
          </table:table-cell>
          <table:table-cell table:style-name="Tabla96.A2" office:value-type="string">
            <text:p text:style-name="P501">0</text:p>
          </table:table-cell>
          <table:table-cell table:style-name="Tabla96.L2" office:value-type="string">
            <text:p text:style-name="P501">0</text:p>
          </table:table-cell>
        </table:table-row>
        <table:table-row table:style-name="Tabla96.1">
          <table:table-cell table:style-name="Tabla96.A2" office:value-type="string">
            <text:p text:style-name="P502">VBL IF Flag</text:p>
          </table:table-cell>
          <table:table-cell table:style-name="Tabla96.A2" office:value-type="string">
            <text:p text:style-name="P502">0</text:p>
          </table:table-cell>
          <table:table-cell table:style-name="Tabla96.A2" office:value-type="string">
            <text:p text:style-name="P508">0</text:p>
          </table:table-cell>
          <table:table-cell table:style-name="Tabla96.A2" office:value-type="string">
            <text:p text:style-name="P502">0</text:p>
          </table:table-cell>
          <table:table-cell table:style-name="Tabla96.A2" office:value-type="string">
            <text:p text:style-name="P502">0</text:p>
          </table:table-cell>
          <table:table-cell table:style-name="Tabla96.A2" office:value-type="string">
            <text:p text:style-name="P510">...</text:p>
          </table:table-cell>
          <table:table-cell table:style-name="Tabla96.A2" office:value-type="string">
            <text:p text:style-name="P508">0</text:p>
          </table:table-cell>
          <table:table-cell table:style-name="Tabla96.A2" office:value-type="string">
            <text:p text:style-name="P508">0</text:p>
          </table:table-cell>
          <table:table-cell table:style-name="Tabla96.A2" office:value-type="string">
            <text:p text:style-name="P508">0</text:p>
          </table:table-cell>
          <table:table-cell table:style-name="Tabla96.A2" office:value-type="string">
            <text:p text:style-name="P510">...</text:p>
          </table:table-cell>
          <table:table-cell table:style-name="Tabla96.A2" office:value-type="string">
            <text:p text:style-name="P502">0</text:p>
          </table:table-cell>
          <table:table-cell table:style-name="Tabla96.L2" office:value-type="string">
            <text:p text:style-name="P502">0</text:p>
          </table:table-cell>
        </table:table-row>
      </table:table>
      <text:p text:style-name="P536"/>
      <text:p text:style-name="P533">Line 14<text:span text:style-name="T139">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493">Clocks</text:p>
          </table:table-cell>
          <table:table-cell table:style-name="Tabla97.A1" office:value-type="string">
            <text:p text:style-name="P493">0</text:p>
          </table:table-cell>
          <table:table-cell table:style-name="Tabla97.A1" office:value-type="string">
            <text:p text:style-name="P493">4</text:p>
          </table:table-cell>
          <table:table-cell table:style-name="Tabla97.A1" office:value-type="string">
            <text:p text:style-name="P493">8</text:p>
          </table:table-cell>
          <table:table-cell table:style-name="Tabla97.A1" office:value-type="string">
            <text:p text:style-name="P493">12</text:p>
          </table:table-cell>
          <table:table-cell table:style-name="Tabla97.A1" office:value-type="string">
            <text:p text:style-name="P493">...</text:p>
          </table:table-cell>
          <table:table-cell table:style-name="Tabla97.A1" office:value-type="string">
            <text:p text:style-name="P493"/>
          </table:table-cell>
          <table:table-cell table:style-name="Tabla97.A1" office:value-type="string">
            <text:p text:style-name="P493"/>
          </table:table-cell>
          <table:table-cell table:style-name="Tabla97.A1" office:value-type="string">
            <text:p text:style-name="P493"/>
          </table:table-cell>
          <table:table-cell table:style-name="Tabla97.A1" office:value-type="string">
            <text:p text:style-name="P495">...</text:p>
          </table:table-cell>
          <table:table-cell table:style-name="Tabla97.A1" office:value-type="string">
            <text:p text:style-name="P493">448</text:p>
          </table:table-cell>
          <table:table-cell table:style-name="Tabla97.L1" office:value-type="string">
            <text:p text:style-name="P493">452</text:p>
          </table:table-cell>
        </table:table-row>
        <table:table-row table:style-name="Tabla97.1">
          <table:table-cell table:style-name="Tabla97.A2" office:value-type="string">
            <text:p text:style-name="P501">LY Register</text:p>
          </table:table-cell>
          <table:table-cell table:style-name="Tabla97.A2" office:value-type="string">
            <text:p text:style-name="P501">1<text:span text:style-name="T138">44</text:span></text:p>
          </table:table-cell>
          <table:table-cell table:style-name="Tabla97.A2" office:value-type="string">
            <text:p text:style-name="P501">1<text:span text:style-name="T138">44</text:span></text:p>
          </table:table-cell>
          <table:table-cell table:style-name="Tabla97.A2" office:value-type="string">
            <text:p text:style-name="P501">1<text:span text:style-name="T138">44</text:span></text:p>
          </table:table-cell>
          <table:table-cell table:style-name="Tabla97.A2" office:value-type="string">
            <text:p text:style-name="P501">1<text:span text:style-name="T138">44</text:span></text:p>
          </table:table-cell>
          <table:table-cell table:style-name="Tabla97.A2" office:value-type="string">
            <text:p text:style-name="P510">...</text:p>
          </table:table-cell>
          <table:table-cell table:style-name="Tabla97.A2" office:value-type="string">
            <text:p text:style-name="P501"/>
          </table:table-cell>
          <table:table-cell table:style-name="Tabla97.A2" office:value-type="string">
            <text:p text:style-name="P501"/>
          </table:table-cell>
          <table:table-cell table:style-name="Tabla97.A2" office:value-type="string">
            <text:p text:style-name="P501"/>
          </table:table-cell>
          <table:table-cell table:style-name="Tabla97.A2" office:value-type="string">
            <text:p text:style-name="P510">...</text:p>
          </table:table-cell>
          <table:table-cell table:style-name="Tabla97.A2" office:value-type="string">
            <text:p text:style-name="P501">1<text:span text:style-name="T138">44</text:span></text:p>
          </table:table-cell>
          <table:table-cell table:style-name="Tabla97.L2" office:value-type="string">
            <text:p text:style-name="P507">(*)</text:p>
          </table:table-cell>
        </table:table-row>
        <table:table-row table:style-name="Tabla97.1">
          <table:table-cell table:style-name="Tabla97.A2" office:value-type="string">
            <text:p text:style-name="P501">STAT Mode</text:p>
          </table:table-cell>
          <table:table-cell table:style-name="Tabla97.A2" office:value-type="string">
            <text:p text:style-name="P505">1</text:p>
          </table:table-cell>
          <table:table-cell table:style-name="Tabla97.A2" office:value-type="string">
            <text:p text:style-name="P505">1</text:p>
          </table:table-cell>
          <table:table-cell table:style-name="Tabla97.A2" office:value-type="string">
            <text:p text:style-name="P505">1</text:p>
          </table:table-cell>
          <table:table-cell table:style-name="Tabla97.A2" office:value-type="string">
            <text:p text:style-name="P505">1</text:p>
          </table:table-cell>
          <table:table-cell table:style-name="Tabla97.A2" office:value-type="string">
            <text:p text:style-name="P501">...</text:p>
          </table:table-cell>
          <table:table-cell table:style-name="Tabla97.A2" office:value-type="string">
            <text:p text:style-name="P501"/>
          </table:table-cell>
          <table:table-cell table:style-name="Tabla97.A2" office:value-type="string">
            <text:p text:style-name="P505"/>
          </table:table-cell>
          <table:table-cell table:style-name="Tabla97.A2" office:value-type="string">
            <text:p text:style-name="P501"/>
          </table:table-cell>
          <table:table-cell table:style-name="Tabla97.A2" office:value-type="string">
            <text:p text:style-name="P510">...</text:p>
          </table:table-cell>
          <table:table-cell table:style-name="Tabla97.A2" office:value-type="string">
            <text:p text:style-name="P505">1</text:p>
          </table:table-cell>
          <table:table-cell table:style-name="Tabla97.L2" office:value-type="string">
            <text:p text:style-name="P505">1</text:p>
          </table:table-cell>
        </table:table-row>
        <table:table-row table:style-name="Tabla97.1">
          <table:table-cell table:style-name="Tabla97.A2" office:value-type="string">
            <text:p text:style-name="P502">VBL IF Flag</text:p>
          </table:table-cell>
          <table:table-cell table:style-name="Tabla97.A2" office:value-type="string">
            <text:p text:style-name="P508">1</text:p>
          </table:table-cell>
          <table:table-cell table:style-name="Tabla97.A2" office:value-type="string">
            <text:p text:style-name="P508">0</text:p>
          </table:table-cell>
          <table:table-cell table:style-name="Tabla97.A2" office:value-type="string">
            <text:p text:style-name="P502">0</text:p>
          </table:table-cell>
          <table:table-cell table:style-name="Tabla97.A2" office:value-type="string">
            <text:p text:style-name="P502">0</text:p>
          </table:table-cell>
          <table:table-cell table:style-name="Tabla97.A2" office:value-type="string">
            <text:p text:style-name="P510">...</text:p>
          </table:table-cell>
          <table:table-cell table:style-name="Tabla97.A2" office:value-type="string">
            <text:p text:style-name="P504"/>
          </table:table-cell>
          <table:table-cell table:style-name="Tabla97.A2" office:value-type="string">
            <text:p text:style-name="P504"/>
          </table:table-cell>
          <table:table-cell table:style-name="Tabla97.A2" office:value-type="string">
            <text:p text:style-name="P504"/>
          </table:table-cell>
          <table:table-cell table:style-name="Tabla97.A2" office:value-type="string">
            <text:p text:style-name="P510">...</text:p>
          </table:table-cell>
          <table:table-cell table:style-name="Tabla97.A2" office:value-type="string">
            <text:p text:style-name="P502">0</text:p>
          </table:table-cell>
          <table:table-cell table:style-name="Tabla97.L2" office:value-type="string">
            <text:p text:style-name="P502">0</text:p>
          </table:table-cell>
        </table:table-row>
      </table:table>
      <text:p text:style-name="P536"/>
      <text:h text:style-name="P491" text:outline-level="3"><text:bookmark-start text:name="__RefHeading__10205_12847210401124"/><text:span text:style-name="T128">Timings in </text:span><text:span text:style-name="T130">CGB</text:span><text:span text:style-name="T128"> in </text:span><text:span text:style-name="T130">CGB</text:span><text:span text:style-name="T128"> mode </text:span><text:span text:style-name="T132">(double speed)</text:span><text:bookmark-end text:name="__RefHeading__10205_12847210401124"/></text:h>
      <text:p text:style-name="P533">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493">Clocks</text:p>
          </table:table-cell>
          <table:table-cell table:style-name="Tabla98.A1" office:value-type="string">
            <text:p text:style-name="P493">0</text:p>
          </table:table-cell>
          <table:table-cell table:style-name="Tabla98.A1" office:value-type="string">
            <text:p text:style-name="P493">4</text:p>
          </table:table-cell>
          <table:table-cell table:style-name="Tabla98.A1" office:value-type="string">
            <text:p text:style-name="P493">8</text:p>
          </table:table-cell>
          <table:table-cell table:style-name="Tabla98.A1" office:value-type="string">
            <text:p text:style-name="P493">12</text:p>
          </table:table-cell>
          <table:table-cell table:style-name="Tabla98.A1" office:value-type="string">
            <text:p text:style-name="P493">...</text:p>
          </table:table-cell>
          <table:table-cell table:style-name="Tabla98.A1" office:value-type="string">
            <text:p text:style-name="P494">160</text:p>
          </table:table-cell>
          <table:table-cell table:style-name="Tabla98.A1" office:value-type="string">
            <text:p text:style-name="P494">164</text:p>
          </table:table-cell>
          <table:table-cell table:style-name="Tabla98.A1" office:value-type="string">
            <text:p text:style-name="P494">168</text:p>
          </table:table-cell>
          <table:table-cell table:style-name="Tabla98.A1" office:value-type="string">
            <text:p text:style-name="P495">...</text:p>
          </table:table-cell>
          <table:table-cell table:style-name="Tabla98.A1" office:value-type="string">
            <text:p text:style-name="P494">904</text:p>
          </table:table-cell>
          <table:table-cell table:style-name="Tabla98.L1" office:value-type="string">
            <text:p text:style-name="P494">908</text:p>
          </table:table-cell>
        </table:table-row>
        <table:table-row table:style-name="Tabla98.1">
          <table:table-cell table:style-name="Tabla98.A2" office:value-type="string">
            <text:p text:style-name="P501">LY Register</text:p>
          </table:table-cell>
          <table:table-cell table:style-name="Tabla98.A2" office:value-type="string">
            <text:p text:style-name="P503">1<text:span text:style-name="T152">4</text:span>3</text:p>
          </table:table-cell>
          <table:table-cell table:style-name="Tabla98.A2" office:value-type="string">
            <text:p text:style-name="P503">1<text:span text:style-name="T152">4</text:span>3</text:p>
          </table:table-cell>
          <table:table-cell table:style-name="Tabla98.A2" office:value-type="string">
            <text:p text:style-name="P503">1<text:span text:style-name="T152">4</text:span>3</text:p>
          </table:table-cell>
          <table:table-cell table:style-name="Tabla98.A2" office:value-type="string">
            <text:p text:style-name="P503">1<text:span text:style-name="T152">4</text:span>3</text:p>
          </table:table-cell>
          <table:table-cell table:style-name="Tabla98.A2" office:value-type="string">
            <text:p text:style-name="P510">...</text:p>
          </table:table-cell>
          <table:table-cell table:style-name="Tabla98.A2" office:value-type="string">
            <text:p text:style-name="P503">1<text:span text:style-name="T152">4</text:span>3</text:p>
          </table:table-cell>
          <table:table-cell table:style-name="Tabla98.A2" office:value-type="string">
            <text:p text:style-name="P503">1<text:span text:style-name="T152">4</text:span>3</text:p>
          </table:table-cell>
          <table:table-cell table:style-name="Tabla98.A2" office:value-type="string">
            <text:p text:style-name="P503">1<text:span text:style-name="T152">4</text:span>3</text:p>
          </table:table-cell>
          <table:table-cell table:style-name="Tabla98.A2" office:value-type="string">
            <text:p text:style-name="P510">...</text:p>
          </table:table-cell>
          <table:table-cell table:style-name="Tabla98.A2" office:value-type="string">
            <text:p text:style-name="P503">1<text:span text:style-name="T152">4</text:span>3</text:p>
          </table:table-cell>
          <table:table-cell table:style-name="Tabla98.L2" office:value-type="string">
            <text:p text:style-name="P509">1<text:span text:style-name="T152">4</text:span>3</text:p>
          </table:table-cell>
        </table:table-row>
        <table:table-row table:style-name="Tabla98.1">
          <table:table-cell table:style-name="Tabla98.A2" office:value-type="string">
            <text:p text:style-name="P501">STAT Mode</text:p>
          </table:table-cell>
          <table:table-cell table:style-name="Tabla98.A2" office:value-type="string">
            <text:p text:style-name="P503">0</text:p>
          </table:table-cell>
          <table:table-cell table:style-name="Tabla98.A2" office:value-type="string">
            <text:p text:style-name="P501">2</text:p>
          </table:table-cell>
          <table:table-cell table:style-name="Tabla98.A2" office:value-type="string">
            <text:p text:style-name="P501">2</text:p>
          </table:table-cell>
          <table:table-cell table:style-name="Tabla98.A2" office:value-type="string">
            <text:p text:style-name="P501">2</text:p>
          </table:table-cell>
          <table:table-cell table:style-name="Tabla98.A2" office:value-type="string">
            <text:p text:style-name="P501">...</text:p>
          </table:table-cell>
          <table:table-cell table:style-name="Tabla98.A2" office:value-type="string">
            <text:p text:style-name="P501">2</text:p>
          </table:table-cell>
          <table:table-cell table:style-name="Tabla98.A2" office:value-type="string">
            <text:p text:style-name="P505">3</text:p>
          </table:table-cell>
          <table:table-cell table:style-name="Tabla98.A2" office:value-type="string">
            <text:p text:style-name="P501">3</text:p>
          </table:table-cell>
          <table:table-cell table:style-name="Tabla98.A2" office:value-type="string">
            <text:p text:style-name="P510">...</text:p>
          </table:table-cell>
          <table:table-cell table:style-name="Tabla98.A2" office:value-type="string">
            <text:p text:style-name="P501">0</text:p>
          </table:table-cell>
          <table:table-cell table:style-name="Tabla98.L2" office:value-type="string">
            <text:p text:style-name="P501">0</text:p>
          </table:table-cell>
        </table:table-row>
        <table:table-row table:style-name="Tabla98.1">
          <table:table-cell table:style-name="Tabla98.A2" office:value-type="string">
            <text:p text:style-name="P502">VBL IF Flag</text:p>
          </table:table-cell>
          <table:table-cell table:style-name="Tabla98.A2" office:value-type="string">
            <text:p text:style-name="P508">0</text:p>
          </table:table-cell>
          <table:table-cell table:style-name="Tabla98.A2" office:value-type="string">
            <text:p text:style-name="P508">0</text:p>
          </table:table-cell>
          <table:table-cell table:style-name="Tabla98.A2" office:value-type="string">
            <text:p text:style-name="P502">0</text:p>
          </table:table-cell>
          <table:table-cell table:style-name="Tabla98.A2" office:value-type="string">
            <text:p text:style-name="P502">0</text:p>
          </table:table-cell>
          <table:table-cell table:style-name="Tabla98.A2" office:value-type="string">
            <text:p text:style-name="P510">...</text:p>
          </table:table-cell>
          <table:table-cell table:style-name="Tabla98.A2" office:value-type="string">
            <text:p text:style-name="P504"/>
          </table:table-cell>
          <table:table-cell table:style-name="Tabla98.A2" office:value-type="string">
            <text:p text:style-name="P504"/>
          </table:table-cell>
          <table:table-cell table:style-name="Tabla98.A2" office:value-type="string">
            <text:p text:style-name="P504"/>
          </table:table-cell>
          <table:table-cell table:style-name="Tabla98.A2" office:value-type="string">
            <text:p text:style-name="P510">...</text:p>
          </table:table-cell>
          <table:table-cell table:style-name="Tabla98.A2" office:value-type="string">
            <text:p text:style-name="P502">0</text:p>
          </table:table-cell>
          <table:table-cell table:style-name="Tabla98.L2" office:value-type="string">
            <text:p text:style-name="P502">0</text:p>
          </table:table-cell>
        </table:table-row>
      </table:table>
      <text:p text:style-name="P535"/>
      <text:p text:style-name="P533">Line 14<text:span text:style-name="T139">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493">Clocks</text:p>
          </table:table-cell>
          <table:table-cell table:style-name="Tabla99.A1" office:value-type="string">
            <text:p text:style-name="P493">0</text:p>
          </table:table-cell>
          <table:table-cell table:style-name="Tabla99.A1" office:value-type="string">
            <text:p text:style-name="P493">4</text:p>
          </table:table-cell>
          <table:table-cell table:style-name="Tabla99.A1" office:value-type="string">
            <text:p text:style-name="P493">8</text:p>
          </table:table-cell>
          <table:table-cell table:style-name="Tabla99.A1" office:value-type="string">
            <text:p text:style-name="P493">12</text:p>
          </table:table-cell>
          <table:table-cell table:style-name="Tabla99.A1" office:value-type="string">
            <text:p text:style-name="P493">...</text:p>
          </table:table-cell>
          <table:table-cell table:style-name="Tabla99.A1" office:value-type="string">
            <text:p text:style-name="P493"/>
          </table:table-cell>
          <table:table-cell table:style-name="Tabla99.A1" office:value-type="string">
            <text:p text:style-name="P493"/>
          </table:table-cell>
          <table:table-cell table:style-name="Tabla99.A1" office:value-type="string">
            <text:p text:style-name="P493"/>
          </table:table-cell>
          <table:table-cell table:style-name="Tabla99.A1" office:value-type="string">
            <text:p text:style-name="P495">...</text:p>
          </table:table-cell>
          <table:table-cell table:style-name="Tabla99.A1" office:value-type="string">
            <text:p text:style-name="P494">904</text:p>
          </table:table-cell>
          <table:table-cell table:style-name="Tabla99.L1" office:value-type="string">
            <text:p text:style-name="P494">908</text:p>
          </table:table-cell>
        </table:table-row>
        <table:table-row table:style-name="Tabla99.1">
          <table:table-cell table:style-name="Tabla99.A2" office:value-type="string">
            <text:p text:style-name="P501">LY Register</text:p>
          </table:table-cell>
          <table:table-cell table:style-name="Tabla99.A2" office:value-type="string">
            <text:p text:style-name="P501">1<text:span text:style-name="T138">44</text:span></text:p>
          </table:table-cell>
          <table:table-cell table:style-name="Tabla99.A2" office:value-type="string">
            <text:p text:style-name="P501">1<text:span text:style-name="T138">44</text:span></text:p>
          </table:table-cell>
          <table:table-cell table:style-name="Tabla99.A2" office:value-type="string">
            <text:p text:style-name="P501">1<text:span text:style-name="T138">44</text:span></text:p>
          </table:table-cell>
          <table:table-cell table:style-name="Tabla99.A2" office:value-type="string">
            <text:p text:style-name="P501">1<text:span text:style-name="T138">44</text:span></text:p>
          </table:table-cell>
          <table:table-cell table:style-name="Tabla99.A2" office:value-type="string">
            <text:p text:style-name="P510">...</text:p>
          </table:table-cell>
          <table:table-cell table:style-name="Tabla99.A2" office:value-type="string">
            <text:p text:style-name="P501"/>
          </table:table-cell>
          <table:table-cell table:style-name="Tabla99.A2" office:value-type="string">
            <text:p text:style-name="P501"/>
          </table:table-cell>
          <table:table-cell table:style-name="Tabla99.A2" office:value-type="string">
            <text:p text:style-name="P501"/>
          </table:table-cell>
          <table:table-cell table:style-name="Tabla99.A2" office:value-type="string">
            <text:p text:style-name="P510">...</text:p>
          </table:table-cell>
          <table:table-cell table:style-name="Tabla99.A2" office:value-type="string">
            <text:p text:style-name="P501">1<text:span text:style-name="T138">44</text:span></text:p>
          </table:table-cell>
          <table:table-cell table:style-name="Tabla99.L2" office:value-type="string">
            <text:p text:style-name="P509">144</text:p>
          </table:table-cell>
        </table:table-row>
        <table:table-row table:style-name="Tabla99.1">
          <table:table-cell table:style-name="Tabla99.A2" office:value-type="string">
            <text:p text:style-name="P501">STAT Mode</text:p>
          </table:table-cell>
          <table:table-cell table:style-name="Tabla99.A2" office:value-type="string">
            <text:p text:style-name="P509">0</text:p>
          </table:table-cell>
          <table:table-cell table:style-name="Tabla99.A2" office:value-type="string">
            <text:p text:style-name="P505">1</text:p>
          </table:table-cell>
          <table:table-cell table:style-name="Tabla99.A2" office:value-type="string">
            <text:p text:style-name="P505">1</text:p>
          </table:table-cell>
          <table:table-cell table:style-name="Tabla99.A2" office:value-type="string">
            <text:p text:style-name="P505">1</text:p>
          </table:table-cell>
          <table:table-cell table:style-name="Tabla99.A2" office:value-type="string">
            <text:p text:style-name="P501">...</text:p>
          </table:table-cell>
          <table:table-cell table:style-name="Tabla99.A2" office:value-type="string">
            <text:p text:style-name="P501"/>
          </table:table-cell>
          <table:table-cell table:style-name="Tabla99.A2" office:value-type="string">
            <text:p text:style-name="P505"/>
          </table:table-cell>
          <table:table-cell table:style-name="Tabla99.A2" office:value-type="string">
            <text:p text:style-name="P501"/>
          </table:table-cell>
          <table:table-cell table:style-name="Tabla99.A2" office:value-type="string">
            <text:p text:style-name="P510">...</text:p>
          </table:table-cell>
          <table:table-cell table:style-name="Tabla99.A2" office:value-type="string">
            <text:p text:style-name="P505">1</text:p>
          </table:table-cell>
          <table:table-cell table:style-name="Tabla99.L2" office:value-type="string">
            <text:p text:style-name="P505">1</text:p>
          </table:table-cell>
        </table:table-row>
        <table:table-row table:style-name="Tabla99.1">
          <table:table-cell table:style-name="Tabla99.A2" office:value-type="string">
            <text:p text:style-name="P502">VBL IF Flag</text:p>
          </table:table-cell>
          <table:table-cell table:style-name="Tabla99.A2" office:value-type="string">
            <text:p text:style-name="P508">0</text:p>
          </table:table-cell>
          <table:table-cell table:style-name="Tabla99.A2" office:value-type="string">
            <text:p text:style-name="P508">1</text:p>
          </table:table-cell>
          <table:table-cell table:style-name="Tabla99.A2" office:value-type="string">
            <text:p text:style-name="P502">0</text:p>
          </table:table-cell>
          <table:table-cell table:style-name="Tabla99.A2" office:value-type="string">
            <text:p text:style-name="P502">0</text:p>
          </table:table-cell>
          <table:table-cell table:style-name="Tabla99.A2" office:value-type="string">
            <text:p text:style-name="P510">...</text:p>
          </table:table-cell>
          <table:table-cell table:style-name="Tabla99.A2" office:value-type="string">
            <text:p text:style-name="P504"/>
          </table:table-cell>
          <table:table-cell table:style-name="Tabla99.A2" office:value-type="string">
            <text:p text:style-name="P504"/>
          </table:table-cell>
          <table:table-cell table:style-name="Tabla99.A2" office:value-type="string">
            <text:p text:style-name="P504"/>
          </table:table-cell>
          <table:table-cell table:style-name="Tabla99.A2" office:value-type="string">
            <text:p text:style-name="P510">...</text:p>
          </table:table-cell>
          <table:table-cell table:style-name="Tabla99.A2" office:value-type="string">
            <text:p text:style-name="P502">0</text:p>
          </table:table-cell>
          <table:table-cell table:style-name="Tabla99.L2" office:value-type="string">
            <text:p text:style-name="P502">0</text:p>
          </table:table-cell>
        </table:table-row>
      </table:table>
      <text:p text:style-name="P540"/>
      <text:h text:style-name="P476" text:outline-level="2"><text:bookmark-start text:name="__RefHeading__1615_191790824"/><text:soft-page-break/><text:span text:style-name="T140">LY, LYC, STAT and IF </text:span>Timings. <text:span text:style-name="T152">STAT LY=LYC interrupt.</text:span><text:bookmark-end text:name="__RefHeading__1615_191790824"/></text:h>
      <text:p text:style-name="P262"><text:span text:style-name="T135">The next tables will show s</text:span><text:span text:style-name="T126">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0">DMG has the same timings as MGB. CGB has the same timings as AGB and AGS.</text:span></text:p>
      <text:p text:style-name="P265">Each scanline takes 456 clocks in normal speed mode and 912 clocks in double speed mode but there are some strange things regarding the LY register and the LY=LYC comparison that are explained below. <text:span text:style-name="T144">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65"><text:span text:style-name="T144">In the IF Flag field, a '1'</text:span><text:span text:style-name="T50"> </text:span><text:span text:style-name="T144">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530"><text:span text:style-name="T160">Note that the IF VBL bit is only changed to '1' during one cycle (when the LCD controller goes from non-VBL mode to VBL mode). If the IF register bit is set to '0' the same cycle it's going to '1', the interrupt isn't triggered (IF will remain '0').</text:span></text:p>
      <text:h text:style-name="Heading_20_3" text:outline-level="3"><text:bookmark-start text:name="__RefHeading__10199_1284721040"/>Timings in DMG<text:bookmark-end text:name="__RefHeading__10199_1284721040"/></text:h>
      <text:p text:style-name="P218">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23">Clocks</text:p>
          </table:table-cell>
          <table:table-cell table:style-name="Tabla55.A1" office:value-type="string">
            <text:p text:style-name="P323">0</text:p>
          </table:table-cell>
          <table:table-cell table:style-name="Tabla55.A1" office:value-type="string">
            <text:p text:style-name="P323">4</text:p>
          </table:table-cell>
          <table:table-cell table:style-name="Tabla55.A1" office:value-type="string">
            <text:p text:style-name="P323">8</text:p>
          </table:table-cell>
          <table:table-cell table:style-name="Tabla55.A1" office:value-type="string">
            <text:p text:style-name="P323">12</text:p>
          </table:table-cell>
          <table:table-cell table:style-name="Tabla55.A1" office:value-type="string">
            <text:p text:style-name="P323">...</text:p>
          </table:table-cell>
          <table:table-cell table:style-name="Tabla55.A1" office:value-type="string">
            <text:p text:style-name="P328">76</text:p>
          </table:table-cell>
          <table:table-cell table:style-name="Tabla55.A1" office:value-type="string">
            <text:p text:style-name="P328">80</text:p>
          </table:table-cell>
          <table:table-cell table:style-name="Tabla55.A1" office:value-type="string">
            <text:p text:style-name="P328">84</text:p>
          </table:table-cell>
          <table:table-cell table:style-name="Tabla55.A1" office:value-type="string">
            <text:p text:style-name="P332">...</text:p>
          </table:table-cell>
          <table:table-cell table:style-name="Tabla55.A1" office:value-type="string">
            <text:p text:style-name="P323">448</text:p>
          </table:table-cell>
          <table:table-cell table:style-name="Tabla55.L1" office:value-type="string">
            <text:p text:style-name="P323">452</text:p>
          </table:table-cell>
        </table:table-row>
        <table:table-row table:style-name="Tabla55.1">
          <table:table-cell table:style-name="Tabla55.A2" office:value-type="string">
            <text:p text:style-name="P292">LY Register</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297">...</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297">...</text:p>
          </table:table-cell>
          <table:table-cell table:style-name="Tabla55.A2" office:value-type="string">
            <text:p text:style-name="P309">0</text:p>
          </table:table-cell>
          <table:table-cell table:style-name="Tabla55.L2" office:value-type="string">
            <text:p text:style-name="P309">0</text:p>
          </table:table-cell>
        </table:table-row>
        <table:table-row table:style-name="Tabla55.1">
          <table:table-cell table:style-name="Tabla55.A2" office:value-type="string">
            <text:p text:style-name="P292">STAT Mode</text:p>
          </table:table-cell>
          <table:table-cell table:style-name="Tabla55.A2" office:value-type="string">
            <text:p text:style-name="P292">0</text:p>
          </table:table-cell>
          <table:table-cell table:style-name="Tabla55.A2" office:value-type="string">
            <text:p text:style-name="P292">2</text:p>
          </table:table-cell>
          <table:table-cell table:style-name="Tabla55.A2" office:value-type="string">
            <text:p text:style-name="P292">2</text:p>
          </table:table-cell>
          <table:table-cell table:style-name="Tabla55.A2" office:value-type="string">
            <text:p text:style-name="P292">2</text:p>
          </table:table-cell>
          <table:table-cell table:style-name="Tabla55.A2" office:value-type="string">
            <text:p text:style-name="P371">...</text:p>
          </table:table-cell>
          <table:table-cell table:style-name="Tabla55.A2" office:value-type="string">
            <text:p text:style-name="P292">2</text:p>
          </table:table-cell>
          <table:table-cell table:style-name="Tabla55.A2" office:value-type="string">
            <text:p text:style-name="P302">2</text:p>
          </table:table-cell>
          <table:table-cell table:style-name="Tabla55.A2" office:value-type="string">
            <text:p text:style-name="P292">3</text:p>
          </table:table-cell>
          <table:table-cell table:style-name="Tabla55.A2" office:value-type="string">
            <text:p text:style-name="P390">...</text:p>
          </table:table-cell>
          <table:table-cell table:style-name="Tabla55.A2" office:value-type="string">
            <text:p text:style-name="P292">0</text:p>
          </table:table-cell>
          <table:table-cell table:style-name="Tabla55.L2" office:value-type="string">
            <text:p text:style-name="P292">0</text:p>
          </table:table-cell>
        </table:table-row>
        <table:table-row table:style-name="Tabla55.1">
          <table:table-cell table:style-name="Tabla55.A2" office:value-type="string">
            <text:p text:style-name="P306">LY to compare LYC</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90">...</text:p>
          </table:table-cell>
          <table:table-cell table:style-name="Tabla55.A2" office:value-type="string">
            <text:p text:style-name="P309">0</text:p>
          </table:table-cell>
          <table:table-cell table:style-name="Tabla55.L2" office:value-type="string">
            <text:p text:style-name="P309">0</text:p>
          </table:table-cell>
        </table:table-row>
        <table:table-row table:style-name="Tabla55.1">
          <table:table-cell table:style-name="Tabla55.A2" office:value-type="string">
            <text:p text:style-name="P313">IF Flag (LY=LYC)</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09">0</text:p>
          </table:table-cell>
          <table:table-cell table:style-name="Tabla55.A2" office:value-type="string">
            <text:p text:style-name="P390">...</text:p>
          </table:table-cell>
          <table:table-cell table:style-name="Tabla55.A2" office:value-type="string">
            <text:p text:style-name="P309">0</text:p>
          </table:table-cell>
          <table:table-cell table:style-name="Tabla55.L2" office:value-type="string">
            <text:p text:style-name="P309">0</text:p>
          </table:table-cell>
        </table:table-row>
      </table:table>
      <text:p text:style-name="P232"/>
      <text:p text:style-name="P221">Lines <text:span text:style-name="T145">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26">Clocks</text:p>
          </table:table-cell>
          <table:table-cell table:style-name="Tabla53.A1" office:value-type="string">
            <text:p text:style-name="P340">0</text:p>
          </table:table-cell>
          <table:table-cell table:style-name="Tabla53.A1" office:value-type="string">
            <text:p text:style-name="P340">4</text:p>
          </table:table-cell>
          <table:table-cell table:style-name="Tabla53.A1" office:value-type="string">
            <text:p text:style-name="P340">8</text:p>
          </table:table-cell>
          <table:table-cell table:style-name="Tabla53.A1" office:value-type="string">
            <text:p text:style-name="P340">12</text:p>
          </table:table-cell>
          <table:table-cell table:style-name="Tabla53.A1" office:value-type="string">
            <text:p text:style-name="P340">...</text:p>
          </table:table-cell>
          <table:table-cell table:style-name="Tabla53.A1" office:value-type="string">
            <text:p text:style-name="P330">76</text:p>
          </table:table-cell>
          <table:table-cell table:style-name="Tabla53.A1" office:value-type="string">
            <text:p text:style-name="P330">80</text:p>
          </table:table-cell>
          <table:table-cell table:style-name="Tabla53.A1" office:value-type="string">
            <text:p text:style-name="P330">84</text:p>
          </table:table-cell>
          <table:table-cell table:style-name="Tabla53.A1" office:value-type="string">
            <text:p text:style-name="P334">...</text:p>
          </table:table-cell>
          <table:table-cell table:style-name="Tabla53.A1" office:value-type="string">
            <text:p text:style-name="P326">448</text:p>
          </table:table-cell>
          <table:table-cell table:style-name="Tabla53.L1" office:value-type="string">
            <text:p text:style-name="P326">452</text:p>
          </table:table-cell>
        </table:table-row>
        <table:table-row table:style-name="Tabla53.1">
          <table:table-cell table:style-name="Tabla53.A2" office:value-type="string">
            <text:p text:style-name="P295">LY Register</text:p>
          </table:table-cell>
          <table:table-cell table:style-name="Tabla53.A2" office:value-type="string">
            <text:p text:style-name="P370">13</text:p>
          </table:table-cell>
          <table:table-cell table:style-name="Tabla53.A2" office:value-type="string">
            <text:p text:style-name="P370">13</text:p>
          </table:table-cell>
          <table:table-cell table:style-name="Tabla53.A2" office:value-type="string">
            <text:p text:style-name="P370">13</text:p>
          </table:table-cell>
          <table:table-cell table:style-name="Tabla53.A2" office:value-type="string">
            <text:p text:style-name="P370">13</text:p>
          </table:table-cell>
          <table:table-cell table:style-name="Tabla53.A2" office:value-type="string">
            <text:p text:style-name="P386">...</text:p>
          </table:table-cell>
          <table:table-cell table:style-name="Tabla53.A2" office:value-type="string">
            <text:p text:style-name="P295">13</text:p>
          </table:table-cell>
          <table:table-cell table:style-name="Tabla53.A2" office:value-type="string">
            <text:p text:style-name="P295">13</text:p>
          </table:table-cell>
          <table:table-cell table:style-name="Tabla53.A2" office:value-type="string">
            <text:p text:style-name="P295">13</text:p>
          </table:table-cell>
          <table:table-cell table:style-name="Tabla53.A2" office:value-type="string">
            <text:p text:style-name="P386">...</text:p>
          </table:table-cell>
          <table:table-cell table:style-name="Tabla53.A2" office:value-type="string">
            <text:p text:style-name="P295">13</text:p>
          </table:table-cell>
          <table:table-cell table:style-name="Tabla53.L2" office:value-type="string">
            <text:p text:style-name="P295">13</text:p>
          </table:table-cell>
        </table:table-row>
        <table:table-row table:style-name="Tabla53.1">
          <table:table-cell table:style-name="Tabla53.A2" office:value-type="string">
            <text:p text:style-name="P295">STAT Mode</text:p>
          </table:table-cell>
          <table:table-cell table:style-name="Tabla53.A2" office:value-type="string">
            <text:p text:style-name="P370">0</text:p>
          </table:table-cell>
          <table:table-cell table:style-name="Tabla53.A2" office:value-type="string">
            <text:p text:style-name="P370">2</text:p>
          </table:table-cell>
          <table:table-cell table:style-name="Tabla53.A2" office:value-type="string">
            <text:p text:style-name="P370">2</text:p>
          </table:table-cell>
          <table:table-cell table:style-name="Tabla53.A2" office:value-type="string">
            <text:p text:style-name="P370">2</text:p>
          </table:table-cell>
          <table:table-cell table:style-name="Tabla53.A2" office:value-type="string">
            <text:p text:style-name="P370">...</text:p>
          </table:table-cell>
          <table:table-cell table:style-name="Tabla53.A2" office:value-type="string">
            <text:p text:style-name="P295">2</text:p>
          </table:table-cell>
          <table:table-cell table:style-name="Tabla53.A2" office:value-type="string">
            <text:p text:style-name="P303">2</text:p>
          </table:table-cell>
          <table:table-cell table:style-name="Tabla53.A2" office:value-type="string">
            <text:p text:style-name="P295">3</text:p>
          </table:table-cell>
          <table:table-cell table:style-name="Tabla53.A2" office:value-type="string">
            <text:p text:style-name="P386">...</text:p>
          </table:table-cell>
          <table:table-cell table:style-name="Tabla53.A2" office:value-type="string">
            <text:p text:style-name="P295">0</text:p>
          </table:table-cell>
          <table:table-cell table:style-name="Tabla53.L2" office:value-type="string">
            <text:p text:style-name="P295">0</text:p>
          </table:table-cell>
        </table:table-row>
        <table:table-row table:style-name="Tabla53.1">
          <table:table-cell table:style-name="Tabla53.A2" office:value-type="string">
            <text:p text:style-name="P307">LY to compare LYC</text:p>
          </table:table-cell>
          <table:table-cell table:style-name="Tabla53.A2" office:value-type="string">
            <text:p text:style-name="P384">-</text:p>
          </table:table-cell>
          <table:table-cell table:style-name="Tabla53.A2" office:value-type="string">
            <text:p text:style-name="P370">13</text:p>
          </table:table-cell>
          <table:table-cell table:style-name="Tabla53.A2" office:value-type="string">
            <text:p text:style-name="P370">13</text:p>
          </table:table-cell>
          <table:table-cell table:style-name="Tabla53.A2" office:value-type="string">
            <text:p text:style-name="P370">13</text:p>
          </table:table-cell>
          <table:table-cell table:style-name="Tabla53.A2" office:value-type="string">
            <text:p text:style-name="P386">...</text:p>
          </table:table-cell>
          <table:table-cell table:style-name="Tabla53.A2" office:value-type="string">
            <text:p text:style-name="P295">13</text:p>
          </table:table-cell>
          <table:table-cell table:style-name="Tabla53.A2" office:value-type="string">
            <text:p text:style-name="P295">13</text:p>
          </table:table-cell>
          <table:table-cell table:style-name="Tabla53.A2" office:value-type="string">
            <text:p text:style-name="P295">13</text:p>
          </table:table-cell>
          <table:table-cell table:style-name="Tabla53.A2" office:value-type="string">
            <text:p text:style-name="P386">...</text:p>
          </table:table-cell>
          <table:table-cell table:style-name="Tabla53.A2" office:value-type="string">
            <text:p text:style-name="P295">13</text:p>
          </table:table-cell>
          <table:table-cell table:style-name="Tabla53.L2" office:value-type="string">
            <text:p text:style-name="P295">13</text:p>
          </table:table-cell>
        </table:table-row>
        <table:table-row table:style-name="Tabla53.1">
          <table:table-cell table:style-name="Tabla53.A2" office:value-type="string">
            <text:p text:style-name="P312">IF Flag (LY=LYC)</text:p>
          </table:table-cell>
          <table:table-cell table:style-name="Tabla53.A2" office:value-type="string">
            <text:p text:style-name="P401">0</text:p>
          </table:table-cell>
          <table:table-cell table:style-name="Tabla53.A2" office:value-type="string">
            <text:p text:style-name="P401">1</text:p>
          </table:table-cell>
          <table:table-cell table:style-name="Tabla53.A2" office:value-type="string">
            <text:p text:style-name="P401">0</text:p>
          </table:table-cell>
          <table:table-cell table:style-name="Tabla53.A2" office:value-type="string">
            <text:p text:style-name="P401">0</text:p>
          </table:table-cell>
          <table:table-cell table:style-name="Tabla53.A2" office:value-type="string">
            <text:p text:style-name="P390">...</text:p>
          </table:table-cell>
          <table:table-cell table:style-name="Tabla53.A2" office:value-type="string">
            <text:p text:style-name="P407">0</text:p>
          </table:table-cell>
          <table:table-cell table:style-name="Tabla53.A2" office:value-type="string">
            <text:p text:style-name="P407">0</text:p>
          </table:table-cell>
          <table:table-cell table:style-name="Tabla53.A2" office:value-type="string">
            <text:p text:style-name="P407">0</text:p>
          </table:table-cell>
          <table:table-cell table:style-name="Tabla53.A2" office:value-type="string">
            <text:p text:style-name="P390">...</text:p>
          </table:table-cell>
          <table:table-cell table:style-name="Tabla53.A2" office:value-type="string">
            <text:p text:style-name="P401">0</text:p>
          </table:table-cell>
          <table:table-cell table:style-name="Tabla53.L2" office:value-type="string">
            <text:p text:style-name="P401">0</text:p>
          </table:table-cell>
        </table:table-row>
      </table:table>
      <text:p text:style-name="P239"/>
      <text:p text:style-name="P218">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23">Clocks</text:p>
          </table:table-cell>
          <table:table-cell table:style-name="Tabla56.A1" office:value-type="string">
            <text:p text:style-name="P323">0</text:p>
          </table:table-cell>
          <table:table-cell table:style-name="Tabla56.A1" office:value-type="string">
            <text:p text:style-name="P323">4</text:p>
          </table:table-cell>
          <table:table-cell table:style-name="Tabla56.A1" office:value-type="string">
            <text:p text:style-name="P323">8</text:p>
          </table:table-cell>
          <table:table-cell table:style-name="Tabla56.A1" office:value-type="string">
            <text:p text:style-name="P323">12</text:p>
          </table:table-cell>
          <table:table-cell table:style-name="Tabla56.A1" office:value-type="string">
            <text:p text:style-name="P323">...</text:p>
          </table:table-cell>
          <table:table-cell table:style-name="Tabla56.A1" office:value-type="string">
            <text:p text:style-name="P323"/>
          </table:table-cell>
          <table:table-cell table:style-name="Tabla56.A1" office:value-type="string">
            <text:p text:style-name="P323"/>
          </table:table-cell>
          <table:table-cell table:style-name="Tabla56.A1" office:value-type="string">
            <text:p text:style-name="P323"/>
          </table:table-cell>
          <table:table-cell table:style-name="Tabla56.A1" office:value-type="string">
            <text:p text:style-name="P332">...</text:p>
          </table:table-cell>
          <table:table-cell table:style-name="Tabla56.A1" office:value-type="string">
            <text:p text:style-name="P323">448</text:p>
          </table:table-cell>
          <table:table-cell table:style-name="Tabla56.L1" office:value-type="string">
            <text:p text:style-name="P323">452</text:p>
          </table:table-cell>
        </table:table-row>
        <text:soft-page-break/>
        <table:table-row table:style-name="Tabla56.1">
          <table:table-cell table:style-name="Tabla56.A2" office:value-type="string">
            <text:p text:style-name="P292">LY Register</text:p>
          </table:table-cell>
          <table:table-cell table:style-name="Tabla56.A2" office:value-type="string">
            <text:p text:style-name="P292">1<text:span text:style-name="T138">44</text:span></text:p>
          </table:table-cell>
          <table:table-cell table:style-name="Tabla56.A2" office:value-type="string">
            <text:p text:style-name="P292">1<text:span text:style-name="T138">44</text:span></text:p>
          </table:table-cell>
          <table:table-cell table:style-name="Tabla56.A2" office:value-type="string">
            <text:p text:style-name="P292">1<text:span text:style-name="T138">44</text:span></text:p>
          </table:table-cell>
          <table:table-cell table:style-name="Tabla56.A2" office:value-type="string">
            <text:p text:style-name="P292">1<text:span text:style-name="T138">44</text:span></text:p>
          </table:table-cell>
          <table:table-cell table:style-name="Tabla56.A2" office:value-type="string">
            <text:p text:style-name="P390">...</text:p>
          </table:table-cell>
          <table:table-cell table:style-name="Tabla56.A2" office:value-type="string">
            <text:p text:style-name="P371"/>
          </table:table-cell>
          <table:table-cell table:style-name="Tabla56.A2" office:value-type="string">
            <text:p text:style-name="P371"/>
          </table:table-cell>
          <table:table-cell table:style-name="Tabla56.A2" office:value-type="string">
            <text:p text:style-name="P371"/>
          </table:table-cell>
          <table:table-cell table:style-name="Tabla56.A2" office:value-type="string">
            <text:p text:style-name="P390">...</text:p>
          </table:table-cell>
          <table:table-cell table:style-name="Tabla56.A2" office:value-type="string">
            <text:p text:style-name="P292">1<text:span text:style-name="T138">44</text:span></text:p>
          </table:table-cell>
          <table:table-cell table:style-name="Tabla56.L2" office:value-type="string">
            <text:p text:style-name="P292">1<text:span text:style-name="T138">44</text:span></text:p>
          </table:table-cell>
        </table:table-row>
        <table:table-row table:style-name="Tabla56.1">
          <table:table-cell table:style-name="Tabla56.A2" office:value-type="string">
            <text:p text:style-name="P371">STAT Mode</text:p>
          </table:table-cell>
          <table:table-cell table:style-name="Tabla56.A2" office:value-type="string">
            <text:p text:style-name="P371">0</text:p>
          </table:table-cell>
          <table:table-cell table:style-name="Tabla56.A2" office:value-type="string">
            <text:p text:style-name="P360">1</text:p>
          </table:table-cell>
          <table:table-cell table:style-name="Tabla56.A2" office:value-type="string">
            <text:p text:style-name="P298">1</text:p>
          </table:table-cell>
          <table:table-cell table:style-name="Tabla56.A2" office:value-type="string">
            <text:p text:style-name="P298">1</text:p>
          </table:table-cell>
          <table:table-cell table:style-name="Tabla56.A2" office:value-type="string">
            <text:p text:style-name="P371">...</text:p>
          </table:table-cell>
          <table:table-cell table:style-name="Tabla56.A2" office:value-type="string">
            <text:p text:style-name="P371"/>
          </table:table-cell>
          <table:table-cell table:style-name="Tabla56.A2" office:value-type="string">
            <text:p text:style-name="P360"/>
          </table:table-cell>
          <table:table-cell table:style-name="Tabla56.A2" office:value-type="string">
            <text:p text:style-name="P371"/>
          </table:table-cell>
          <table:table-cell table:style-name="Tabla56.A2" office:value-type="string">
            <text:p text:style-name="P390">...</text:p>
          </table:table-cell>
          <table:table-cell table:style-name="Tabla56.A2" office:value-type="string">
            <text:p text:style-name="P298">1</text:p>
          </table:table-cell>
          <table:table-cell table:style-name="Tabla56.L2" office:value-type="string">
            <text:p text:style-name="P298">1</text:p>
          </table:table-cell>
        </table:table-row>
        <table:table-row table:style-name="Tabla56.1">
          <table:table-cell table:style-name="Tabla56.A2" office:value-type="string">
            <text:p text:style-name="P375">LY to compare LYC</text:p>
          </table:table-cell>
          <table:table-cell table:style-name="Tabla56.A2" office:value-type="string">
            <text:p text:style-name="P371">-</text:p>
          </table:table-cell>
          <table:table-cell table:style-name="Tabla56.A2" office:value-type="string">
            <text:p text:style-name="P371">1<text:span text:style-name="T138">44</text:span></text:p>
          </table:table-cell>
          <table:table-cell table:style-name="Tabla56.A2" office:value-type="string">
            <text:p text:style-name="P292">1<text:span text:style-name="T138">44</text:span></text:p>
          </table:table-cell>
          <table:table-cell table:style-name="Tabla56.A2" office:value-type="string">
            <text:p text:style-name="P292">1<text:span text:style-name="T138">44</text:span></text:p>
          </table:table-cell>
          <table:table-cell table:style-name="Tabla56.A2" office:value-type="string">
            <text:p text:style-name="P390">...</text:p>
          </table:table-cell>
          <table:table-cell table:style-name="Tabla56.A2" office:value-type="string">
            <text:p text:style-name="P371"/>
          </table:table-cell>
          <table:table-cell table:style-name="Tabla56.A2" office:value-type="string">
            <text:p text:style-name="P371"/>
          </table:table-cell>
          <table:table-cell table:style-name="Tabla56.A2" office:value-type="string">
            <text:p text:style-name="P371"/>
          </table:table-cell>
          <table:table-cell table:style-name="Tabla56.A2" office:value-type="string">
            <text:p text:style-name="P390">...</text:p>
          </table:table-cell>
          <table:table-cell table:style-name="Tabla56.A2" office:value-type="string">
            <text:p text:style-name="P292">1<text:span text:style-name="T138">44</text:span></text:p>
          </table:table-cell>
          <table:table-cell table:style-name="Tabla56.L2" office:value-type="string">
            <text:p text:style-name="P292">1<text:span text:style-name="T138">44</text:span></text:p>
          </table:table-cell>
        </table:table-row>
        <table:table-row table:style-name="Tabla56.1">
          <table:table-cell table:style-name="Tabla56.A2" office:value-type="string">
            <text:p text:style-name="P387">IF Flag (LY=LYC)</text:p>
          </table:table-cell>
          <table:table-cell table:style-name="Tabla56.A2" office:value-type="string">
            <text:p text:style-name="P401">0</text:p>
          </table:table-cell>
          <table:table-cell table:style-name="Tabla56.A2" office:value-type="string">
            <text:p text:style-name="P401">1</text:p>
          </table:table-cell>
          <table:table-cell table:style-name="Tabla56.A2" office:value-type="string">
            <text:p text:style-name="P401">0</text:p>
          </table:table-cell>
          <table:table-cell table:style-name="Tabla56.A2" office:value-type="string">
            <text:p text:style-name="P401">0</text:p>
          </table:table-cell>
          <table:table-cell table:style-name="Tabla56.A2" office:value-type="string">
            <text:p text:style-name="P390">...</text:p>
          </table:table-cell>
          <table:table-cell table:style-name="Tabla56.A2" office:value-type="string">
            <text:p text:style-name="P384"/>
          </table:table-cell>
          <table:table-cell table:style-name="Tabla56.A2" office:value-type="string">
            <text:p text:style-name="P384"/>
          </table:table-cell>
          <table:table-cell table:style-name="Tabla56.A2" office:value-type="string">
            <text:p text:style-name="P384"/>
          </table:table-cell>
          <table:table-cell table:style-name="Tabla56.A2" office:value-type="string">
            <text:p text:style-name="P390">...</text:p>
          </table:table-cell>
          <table:table-cell table:style-name="Tabla56.A2" office:value-type="string">
            <text:p text:style-name="P401">0</text:p>
          </table:table-cell>
          <table:table-cell table:style-name="Tabla56.L2" office:value-type="string">
            <text:p text:style-name="P401">0</text:p>
          </table:table-cell>
        </table:table-row>
      </table:table>
      <text:p text:style-name="P218"/>
      <text:p text:style-name="P220">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23">Clocks</text:p>
          </table:table-cell>
          <table:table-cell table:style-name="Tabla57.A1" office:value-type="string">
            <text:p text:style-name="P323">0</text:p>
          </table:table-cell>
          <table:table-cell table:style-name="Tabla57.A1" office:value-type="string">
            <text:p text:style-name="P323">4</text:p>
          </table:table-cell>
          <table:table-cell table:style-name="Tabla57.A1" office:value-type="string">
            <text:p text:style-name="P323">8</text:p>
          </table:table-cell>
          <table:table-cell table:style-name="Tabla57.A1" office:value-type="string">
            <text:p text:style-name="P323">12</text:p>
          </table:table-cell>
          <table:table-cell table:style-name="Tabla57.A1" office:value-type="string">
            <text:p text:style-name="P344">...</text:p>
          </table:table-cell>
          <table:table-cell table:style-name="Tabla57.A1" office:value-type="string">
            <text:p text:style-name="P344"/>
          </table:table-cell>
          <table:table-cell table:style-name="Tabla57.A1" office:value-type="string">
            <text:p text:style-name="P344"/>
          </table:table-cell>
          <table:table-cell table:style-name="Tabla57.A1" office:value-type="string">
            <text:p text:style-name="P344"/>
          </table:table-cell>
          <table:table-cell table:style-name="Tabla57.A1" office:value-type="string">
            <text:p text:style-name="P349">...</text:p>
          </table:table-cell>
          <table:table-cell table:style-name="Tabla57.A1" office:value-type="string">
            <text:p text:style-name="P323">448</text:p>
          </table:table-cell>
          <table:table-cell table:style-name="Tabla57.L1" office:value-type="string">
            <text:p text:style-name="P323">452</text:p>
          </table:table-cell>
        </table:table-row>
        <table:table-row table:style-name="Tabla57.1">
          <table:table-cell table:style-name="Tabla57.A2" office:value-type="string">
            <text:p text:style-name="P292">LY Register</text:p>
          </table:table-cell>
          <table:table-cell table:style-name="Tabla57.A2" office:value-type="string">
            <text:p text:style-name="P292">1<text:span text:style-name="T138">46</text:span></text:p>
          </table:table-cell>
          <table:table-cell table:style-name="Tabla57.A2" office:value-type="string">
            <text:p text:style-name="P292">1<text:span text:style-name="T138">46</text:span></text:p>
          </table:table-cell>
          <table:table-cell table:style-name="Tabla57.A2" office:value-type="string">
            <text:p text:style-name="P292">1<text:span text:style-name="T138">46</text:span></text:p>
          </table:table-cell>
          <table:table-cell table:style-name="Tabla57.A2" office:value-type="string">
            <text:p text:style-name="P292">1<text:span text:style-name="T138">46</text:span></text:p>
          </table:table-cell>
          <table:table-cell table:style-name="Tabla57.A2" office:value-type="string">
            <text:p text:style-name="P390">...</text:p>
          </table:table-cell>
          <table:table-cell table:style-name="Tabla57.A2" office:value-type="string">
            <text:p text:style-name="P371"/>
          </table:table-cell>
          <table:table-cell table:style-name="Tabla57.A2" office:value-type="string">
            <text:p text:style-name="P371"/>
          </table:table-cell>
          <table:table-cell table:style-name="Tabla57.A2" office:value-type="string">
            <text:p text:style-name="P371"/>
          </table:table-cell>
          <table:table-cell table:style-name="Tabla57.A2" office:value-type="string">
            <text:p text:style-name="P390">...</text:p>
          </table:table-cell>
          <table:table-cell table:style-name="Tabla57.A2" office:value-type="string">
            <text:p text:style-name="P292">1<text:span text:style-name="T138">46</text:span></text:p>
          </table:table-cell>
          <table:table-cell table:style-name="Tabla57.L2" office:value-type="string">
            <text:p text:style-name="P292">1<text:span text:style-name="T138">46</text:span></text:p>
          </table:table-cell>
        </table:table-row>
        <table:table-row table:style-name="Tabla57.1">
          <table:table-cell table:style-name="Tabla57.A2" office:value-type="string">
            <text:p text:style-name="P292">STAT Mode</text:p>
          </table:table-cell>
          <table:table-cell table:style-name="Tabla57.A2" office:value-type="string">
            <text:p text:style-name="P360">1</text:p>
          </table:table-cell>
          <table:table-cell table:style-name="Tabla57.A2" office:value-type="string">
            <text:p text:style-name="P360">1</text:p>
          </table:table-cell>
          <table:table-cell table:style-name="Tabla57.A2" office:value-type="string">
            <text:p text:style-name="P298">1</text:p>
          </table:table-cell>
          <table:table-cell table:style-name="Tabla57.A2" office:value-type="string">
            <text:p text:style-name="P298">1</text:p>
          </table:table-cell>
          <table:table-cell table:style-name="Tabla57.A2" office:value-type="string">
            <text:p text:style-name="P371">...</text:p>
          </table:table-cell>
          <table:table-cell table:style-name="Tabla57.A2" office:value-type="string">
            <text:p text:style-name="P371"/>
          </table:table-cell>
          <table:table-cell table:style-name="Tabla57.A2" office:value-type="string">
            <text:p text:style-name="P360"/>
          </table:table-cell>
          <table:table-cell table:style-name="Tabla57.A2" office:value-type="string">
            <text:p text:style-name="P371"/>
          </table:table-cell>
          <table:table-cell table:style-name="Tabla57.A2" office:value-type="string">
            <text:p text:style-name="P390">...</text:p>
          </table:table-cell>
          <table:table-cell table:style-name="Tabla57.A2" office:value-type="string">
            <text:p text:style-name="P298">1</text:p>
          </table:table-cell>
          <table:table-cell table:style-name="Tabla57.L2" office:value-type="string">
            <text:p text:style-name="P298">1</text:p>
          </table:table-cell>
        </table:table-row>
        <table:table-row table:style-name="Tabla57.1">
          <table:table-cell table:style-name="Tabla57.A2" office:value-type="string">
            <text:p text:style-name="P306">LY to compare LYC</text:p>
          </table:table-cell>
          <table:table-cell table:style-name="Tabla57.A2" office:value-type="string">
            <text:p text:style-name="P393">-</text:p>
          </table:table-cell>
          <table:table-cell table:style-name="Tabla57.A2" office:value-type="string">
            <text:p text:style-name="P371">1<text:span text:style-name="T138">46</text:span></text:p>
          </table:table-cell>
          <table:table-cell table:style-name="Tabla57.A2" office:value-type="string">
            <text:p text:style-name="P292">1<text:span text:style-name="T138">46</text:span></text:p>
          </table:table-cell>
          <table:table-cell table:style-name="Tabla57.A2" office:value-type="string">
            <text:p text:style-name="P292">1<text:span text:style-name="T138">46</text:span></text:p>
          </table:table-cell>
          <table:table-cell table:style-name="Tabla57.A2" office:value-type="string">
            <text:p text:style-name="P390">...</text:p>
          </table:table-cell>
          <table:table-cell table:style-name="Tabla57.A2" office:value-type="string">
            <text:p text:style-name="P371"/>
          </table:table-cell>
          <table:table-cell table:style-name="Tabla57.A2" office:value-type="string">
            <text:p text:style-name="P371"/>
          </table:table-cell>
          <table:table-cell table:style-name="Tabla57.A2" office:value-type="string">
            <text:p text:style-name="P371"/>
          </table:table-cell>
          <table:table-cell table:style-name="Tabla57.A2" office:value-type="string">
            <text:p text:style-name="P390">...</text:p>
          </table:table-cell>
          <table:table-cell table:style-name="Tabla57.A2" office:value-type="string">
            <text:p text:style-name="P292">1<text:span text:style-name="T138">46</text:span></text:p>
          </table:table-cell>
          <table:table-cell table:style-name="Tabla57.L2" office:value-type="string">
            <text:p text:style-name="P292">1<text:span text:style-name="T138">46</text:span></text:p>
          </table:table-cell>
        </table:table-row>
        <table:table-row table:style-name="Tabla57.1">
          <table:table-cell table:style-name="Tabla57.A2" office:value-type="string">
            <text:p text:style-name="P312">IF Flag (LY=LYC)</text:p>
          </table:table-cell>
          <table:table-cell table:style-name="Tabla57.A2" office:value-type="string">
            <text:p text:style-name="P401">0</text:p>
          </table:table-cell>
          <table:table-cell table:style-name="Tabla57.A2" office:value-type="string">
            <text:p text:style-name="P401">1</text:p>
          </table:table-cell>
          <table:table-cell table:style-name="Tabla57.A2" office:value-type="string">
            <text:p text:style-name="P401">0</text:p>
          </table:table-cell>
          <table:table-cell table:style-name="Tabla57.A2" office:value-type="string">
            <text:p text:style-name="P401">0</text:p>
          </table:table-cell>
          <table:table-cell table:style-name="Tabla57.A2" office:value-type="string">
            <text:p text:style-name="P390">...</text:p>
          </table:table-cell>
          <table:table-cell table:style-name="Tabla57.A2" office:value-type="string">
            <text:p text:style-name="P384"/>
          </table:table-cell>
          <table:table-cell table:style-name="Tabla57.A2" office:value-type="string">
            <text:p text:style-name="P384"/>
          </table:table-cell>
          <table:table-cell table:style-name="Tabla57.A2" office:value-type="string">
            <text:p text:style-name="P384"/>
          </table:table-cell>
          <table:table-cell table:style-name="Tabla57.A2" office:value-type="string">
            <text:p text:style-name="P390">...</text:p>
          </table:table-cell>
          <table:table-cell table:style-name="Tabla57.A2" office:value-type="string">
            <text:p text:style-name="P401">0</text:p>
          </table:table-cell>
          <table:table-cell table:style-name="Tabla57.L2" office:value-type="string">
            <text:p text:style-name="P401">0</text:p>
          </table:table-cell>
        </table:table-row>
      </table:table>
      <text:p text:style-name="P218"/>
      <text:p text:style-name="P218">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23">Clocks</text:p>
          </table:table-cell>
          <table:table-cell table:style-name="Tabla58.A1" office:value-type="string">
            <text:p text:style-name="P323">0</text:p>
          </table:table-cell>
          <table:table-cell table:style-name="Tabla58.A1" office:value-type="string">
            <text:p text:style-name="P323">4</text:p>
          </table:table-cell>
          <table:table-cell table:style-name="Tabla58.A1" office:value-type="string">
            <text:p text:style-name="P323">8</text:p>
          </table:table-cell>
          <table:table-cell table:style-name="Tabla58.A1" office:value-type="string">
            <text:p text:style-name="P323">12</text:p>
          </table:table-cell>
          <table:table-cell table:style-name="Tabla58.A1" office:value-type="string">
            <text:p text:style-name="P337">16</text:p>
          </table:table-cell>
          <table:table-cell table:style-name="Tabla58.A1" office:value-type="string">
            <text:p text:style-name="P323">...</text:p>
          </table:table-cell>
          <table:table-cell table:style-name="Tabla58.A1" office:value-type="string">
            <text:p text:style-name="P323"/>
          </table:table-cell>
          <table:table-cell table:style-name="Tabla58.A1" office:value-type="string">
            <text:p text:style-name="P323"/>
          </table:table-cell>
          <table:table-cell table:style-name="Tabla58.A1" office:value-type="string">
            <text:p text:style-name="P332">...</text:p>
          </table:table-cell>
          <table:table-cell table:style-name="Tabla58.A1" office:value-type="string">
            <text:p text:style-name="P323">448</text:p>
          </table:table-cell>
          <table:table-cell table:style-name="Tabla58.L1" office:value-type="string">
            <text:p text:style-name="P323">452</text:p>
          </table:table-cell>
        </table:table-row>
        <table:table-row table:style-name="Tabla58.1">
          <table:table-cell table:style-name="Tabla58.A2" office:value-type="string">
            <text:p text:style-name="P292">LY Register</text:p>
          </table:table-cell>
          <table:table-cell table:style-name="Tabla58.A2" office:value-type="string">
            <text:p text:style-name="P360">153</text:p>
          </table:table-cell>
          <table:table-cell table:style-name="Tabla58.A2" office:value-type="string">
            <text:p text:style-name="P360">0</text:p>
          </table:table-cell>
          <table:table-cell table:style-name="Tabla58.A2" office:value-type="string">
            <text:p text:style-name="P360">0</text:p>
          </table:table-cell>
          <table:table-cell table:style-name="Tabla58.A2" office:value-type="string">
            <text:p text:style-name="P360">0</text:p>
          </table:table-cell>
          <table:table-cell table:style-name="Tabla58.A2" office:value-type="string">
            <text:p text:style-name="P314">0</text:p>
          </table:table-cell>
          <table:table-cell table:style-name="Tabla58.A2" office:value-type="string">
            <text:p text:style-name="P297">...</text:p>
          </table:table-cell>
          <table:table-cell table:style-name="Tabla58.A2" office:value-type="string">
            <text:p text:style-name="P292"/>
          </table:table-cell>
          <table:table-cell table:style-name="Tabla58.A2" office:value-type="string">
            <text:p text:style-name="P292"/>
          </table:table-cell>
          <table:table-cell table:style-name="Tabla58.A2" office:value-type="string">
            <text:p text:style-name="P297">...</text:p>
          </table:table-cell>
          <table:table-cell table:style-name="Tabla58.A2" office:value-type="string">
            <text:p text:style-name="P298">0</text:p>
          </table:table-cell>
          <table:table-cell table:style-name="Tabla58.L2" office:value-type="string">
            <text:p text:style-name="P298">0</text:p>
          </table:table-cell>
        </table:table-row>
        <table:table-row table:style-name="Tabla58.1">
          <table:table-cell table:style-name="Tabla58.A2" office:value-type="string">
            <text:p text:style-name="P292">STAT Mode</text:p>
          </table:table-cell>
          <table:table-cell table:style-name="Tabla58.A2" office:value-type="string">
            <text:p text:style-name="P360">1</text:p>
          </table:table-cell>
          <table:table-cell table:style-name="Tabla58.A2" office:value-type="string">
            <text:p text:style-name="P360">1</text:p>
          </table:table-cell>
          <table:table-cell table:style-name="Tabla58.A2" office:value-type="string">
            <text:p text:style-name="P360">1</text:p>
          </table:table-cell>
          <table:table-cell table:style-name="Tabla58.A2" office:value-type="string">
            <text:p text:style-name="P360">1</text:p>
          </table:table-cell>
          <table:table-cell table:style-name="Tabla58.A2" office:value-type="string">
            <text:p text:style-name="P400">1</text:p>
          </table:table-cell>
          <table:table-cell table:style-name="Tabla58.A2" office:value-type="string">
            <text:p text:style-name="P371">...</text:p>
          </table:table-cell>
          <table:table-cell table:style-name="Tabla58.A2" office:value-type="string">
            <text:p text:style-name="P360"/>
          </table:table-cell>
          <table:table-cell table:style-name="Tabla58.A2" office:value-type="string">
            <text:p text:style-name="P371"/>
          </table:table-cell>
          <table:table-cell table:style-name="Tabla58.A2" office:value-type="string">
            <text:p text:style-name="P390">...</text:p>
          </table:table-cell>
          <table:table-cell table:style-name="Tabla58.A2" office:value-type="string">
            <text:p text:style-name="P298">1</text:p>
          </table:table-cell>
          <table:table-cell table:style-name="Tabla58.L2" office:value-type="string">
            <text:p text:style-name="P298">1</text:p>
          </table:table-cell>
        </table:table-row>
        <table:table-row table:style-name="Tabla58.1">
          <table:table-cell table:style-name="Tabla58.A2" office:value-type="string">
            <text:p text:style-name="P306">LY to compare LYC</text:p>
          </table:table-cell>
          <table:table-cell table:style-name="Tabla58.A2" office:value-type="string">
            <text:p text:style-name="P362">-</text:p>
          </table:table-cell>
          <table:table-cell table:style-name="Tabla58.A2" office:value-type="string">
            <text:p text:style-name="P362">153</text:p>
          </table:table-cell>
          <table:table-cell table:style-name="Tabla58.A2" office:value-type="string">
            <text:p text:style-name="P362">-</text:p>
          </table:table-cell>
          <table:table-cell table:style-name="Tabla58.A2" office:value-type="string">
            <text:p text:style-name="P375">0</text:p>
          </table:table-cell>
          <table:table-cell table:style-name="Tabla58.A2" office:value-type="string">
            <text:p text:style-name="P400">0</text:p>
          </table:table-cell>
          <table:table-cell table:style-name="Tabla58.A2" office:value-type="string">
            <text:p text:style-name="P371">...</text:p>
          </table:table-cell>
          <table:table-cell table:style-name="Tabla58.A2" office:value-type="string">
            <text:p text:style-name="P360"/>
          </table:table-cell>
          <table:table-cell table:style-name="Tabla58.A2" office:value-type="string">
            <text:p text:style-name="P371"/>
          </table:table-cell>
          <table:table-cell table:style-name="Tabla58.A2" office:value-type="string">
            <text:p text:style-name="P390">...</text:p>
          </table:table-cell>
          <table:table-cell table:style-name="Tabla58.A2" office:value-type="string">
            <text:p text:style-name="P375">0</text:p>
          </table:table-cell>
          <table:table-cell table:style-name="Tabla58.L2" office:value-type="string">
            <text:p text:style-name="P375">0</text:p>
          </table:table-cell>
        </table:table-row>
        <table:table-row table:style-name="Tabla58.1">
          <table:table-cell table:style-name="Tabla58.A2" office:value-type="string">
            <text:p text:style-name="P312">IF Flag (LY=LYC)</text:p>
          </table:table-cell>
          <table:table-cell table:style-name="Tabla58.A2" office:value-type="string">
            <text:p text:style-name="P401">0</text:p>
          </table:table-cell>
          <table:table-cell table:style-name="Tabla58.A2" office:value-type="string">
            <text:p text:style-name="P401">1</text:p>
          </table:table-cell>
          <table:table-cell table:style-name="Tabla58.A2" office:value-type="string">
            <text:p text:style-name="P401">0</text:p>
          </table:table-cell>
          <table:table-cell table:style-name="Tabla58.A2" office:value-type="string">
            <text:p text:style-name="P397">1</text:p>
          </table:table-cell>
          <table:table-cell table:style-name="Tabla58.A2" office:value-type="string">
            <text:p text:style-name="P400">0</text:p>
          </table:table-cell>
          <table:table-cell table:style-name="Tabla58.A2" office:value-type="string">
            <text:p text:style-name="P390">...</text:p>
          </table:table-cell>
          <table:table-cell table:style-name="Tabla58.A2" office:value-type="string">
            <text:p text:style-name="P384"/>
          </table:table-cell>
          <table:table-cell table:style-name="Tabla58.A2" office:value-type="string">
            <text:p text:style-name="P384"/>
          </table:table-cell>
          <table:table-cell table:style-name="Tabla58.A2" office:value-type="string">
            <text:p text:style-name="P390">...</text:p>
          </table:table-cell>
          <table:table-cell table:style-name="Tabla58.A2" office:value-type="string">
            <text:p text:style-name="P397">0</text:p>
          </table:table-cell>
          <table:table-cell table:style-name="Tabla58.L2" office:value-type="string">
            <text:p text:style-name="P397">0</text:p>
          </table:table-cell>
        </table:table-row>
      </table:table>
      <text:p text:style-name="Text_20_body"/>
      <text:h text:style-name="P477" text:outline-level="3"><text:bookmark-start text:name="__RefHeading__10201_1284721040"/>Timings in CGB in DMG mode<text:bookmark-end text:name="__RefHeading__10201_1284721040"/></text:h>
      <text:p text:style-name="P218">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23">Clocks</text:p>
          </table:table-cell>
          <table:table-cell table:style-name="Tabla63.A1" office:value-type="string">
            <text:p text:style-name="P323">0</text:p>
          </table:table-cell>
          <table:table-cell table:style-name="Tabla63.A1" office:value-type="string">
            <text:p text:style-name="P323">4</text:p>
          </table:table-cell>
          <table:table-cell table:style-name="Tabla63.A1" office:value-type="string">
            <text:p text:style-name="P323">8</text:p>
          </table:table-cell>
          <table:table-cell table:style-name="Tabla63.A1" office:value-type="string">
            <text:p text:style-name="P323">12</text:p>
          </table:table-cell>
          <table:table-cell table:style-name="Tabla63.A1" office:value-type="string">
            <text:p text:style-name="P323">...</text:p>
          </table:table-cell>
          <table:table-cell table:style-name="Tabla63.A1" office:value-type="string">
            <text:p text:style-name="P328">76</text:p>
          </table:table-cell>
          <table:table-cell table:style-name="Tabla63.A1" office:value-type="string">
            <text:p text:style-name="P328">80</text:p>
          </table:table-cell>
          <table:table-cell table:style-name="Tabla63.A1" office:value-type="string">
            <text:p text:style-name="P328">84</text:p>
          </table:table-cell>
          <table:table-cell table:style-name="Tabla63.A1" office:value-type="string">
            <text:p text:style-name="P332">...</text:p>
          </table:table-cell>
          <table:table-cell table:style-name="Tabla63.A1" office:value-type="string">
            <text:p text:style-name="P323">448</text:p>
          </table:table-cell>
          <table:table-cell table:style-name="Tabla63.L1" office:value-type="string">
            <text:p text:style-name="P323">452</text:p>
          </table:table-cell>
        </table:table-row>
        <table:table-row table:style-name="Tabla63.1">
          <table:table-cell table:style-name="Tabla63.A2" office:value-type="string">
            <text:p text:style-name="P292">LY Register</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7">...</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8">0</text:p>
          </table:table-cell>
          <table:table-cell table:style-name="Tabla63.A2" office:value-type="string">
            <text:p text:style-name="P297">...</text:p>
          </table:table-cell>
          <table:table-cell table:style-name="Tabla63.A2" office:value-type="string">
            <text:p text:style-name="P298">0</text:p>
          </table:table-cell>
          <table:table-cell table:style-name="Tabla63.L2" office:value-type="string">
            <text:p text:style-name="P298">0</text:p>
          </table:table-cell>
        </table:table-row>
        <table:table-row table:style-name="Tabla63.1">
          <table:table-cell table:style-name="Tabla63.A2" office:value-type="string">
            <text:p text:style-name="P292">STAT Mode</text:p>
          </table:table-cell>
          <table:table-cell table:style-name="Tabla63.A2" office:value-type="string">
            <text:p text:style-name="P298">1</text:p>
          </table:table-cell>
          <table:table-cell table:style-name="Tabla63.A2" office:value-type="string">
            <text:p text:style-name="P292">2</text:p>
          </table:table-cell>
          <table:table-cell table:style-name="Tabla63.A2" office:value-type="string">
            <text:p text:style-name="P292">2</text:p>
          </table:table-cell>
          <table:table-cell table:style-name="Tabla63.A2" office:value-type="string">
            <text:p text:style-name="P292">2</text:p>
          </table:table-cell>
          <table:table-cell table:style-name="Tabla63.A2" office:value-type="string">
            <text:p text:style-name="P371">...</text:p>
          </table:table-cell>
          <table:table-cell table:style-name="Tabla63.A2" office:value-type="string">
            <text:p text:style-name="P292">2</text:p>
          </table:table-cell>
          <table:table-cell table:style-name="Tabla63.A2" office:value-type="string">
            <text:p text:style-name="P302">2</text:p>
          </table:table-cell>
          <table:table-cell table:style-name="Tabla63.A2" office:value-type="string">
            <text:p text:style-name="P292">3</text:p>
          </table:table-cell>
          <table:table-cell table:style-name="Tabla63.A2" office:value-type="string">
            <text:p text:style-name="P390">...</text:p>
          </table:table-cell>
          <table:table-cell table:style-name="Tabla63.A2" office:value-type="string">
            <text:p text:style-name="P292">0</text:p>
          </table:table-cell>
          <table:table-cell table:style-name="Tabla63.L2" office:value-type="string">
            <text:p text:style-name="P292">0</text:p>
          </table:table-cell>
        </table:table-row>
        <table:table-row table:style-name="Tabla63.1">
          <table:table-cell table:style-name="Tabla63.A2" office:value-type="string">
            <text:p text:style-name="P306">LY to compare LYC</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75">...</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06">0</text:p>
          </table:table-cell>
          <table:table-cell table:style-name="Tabla63.A2" office:value-type="string">
            <text:p text:style-name="P390">...</text:p>
          </table:table-cell>
          <table:table-cell table:style-name="Tabla63.A2" office:value-type="string">
            <text:p text:style-name="P306">0</text:p>
          </table:table-cell>
          <table:table-cell table:style-name="Tabla63.L2" office:value-type="string">
            <text:p text:style-name="P306">0</text:p>
          </table:table-cell>
        </table:table-row>
        <table:table-row table:style-name="Tabla63.1">
          <table:table-cell table:style-name="Tabla63.A2" office:value-type="string">
            <text:p text:style-name="P312">IF Flag (LY=LYC)</text:p>
          </table:table-cell>
          <table:table-cell table:style-name="Tabla63.A2" office:value-type="string">
            <text:p text:style-name="P309">0</text:p>
          </table:table-cell>
          <table:table-cell table:style-name="Tabla63.A2" office:value-type="string">
            <text:p text:style-name="P309">0</text:p>
          </table:table-cell>
          <table:table-cell table:style-name="Tabla63.A2" office:value-type="string">
            <text:p text:style-name="P309">0</text:p>
          </table:table-cell>
          <table:table-cell table:style-name="Tabla63.A2" office:value-type="string">
            <text:p text:style-name="P309">0</text:p>
          </table:table-cell>
          <table:table-cell table:style-name="Tabla63.A2" office:value-type="string">
            <text:p text:style-name="P390">...</text:p>
          </table:table-cell>
          <table:table-cell table:style-name="Tabla63.A2" office:value-type="string">
            <text:p text:style-name="P309">0</text:p>
          </table:table-cell>
          <table:table-cell table:style-name="Tabla63.A2" office:value-type="string">
            <text:p text:style-name="P309">0</text:p>
          </table:table-cell>
          <table:table-cell table:style-name="Tabla63.A2" office:value-type="string">
            <text:p text:style-name="P309">0</text:p>
          </table:table-cell>
          <table:table-cell table:style-name="Tabla63.A2" office:value-type="string">
            <text:p text:style-name="P390">...</text:p>
          </table:table-cell>
          <table:table-cell table:style-name="Tabla63.A2" office:value-type="string">
            <text:p text:style-name="P309">0</text:p>
          </table:table-cell>
          <table:table-cell table:style-name="Tabla63.L2" office:value-type="string">
            <text:p text:style-name="P309">0</text:p>
          </table:table-cell>
        </table:table-row>
      </table:table>
      <text:p text:style-name="P218"/>
      <text:p text:style-name="P218">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23">Clocks</text:p>
          </table:table-cell>
          <table:table-cell table:style-name="Tabla59.A1" office:value-type="string">
            <text:p text:style-name="P323">0</text:p>
          </table:table-cell>
          <table:table-cell table:style-name="Tabla59.A1" office:value-type="string">
            <text:p text:style-name="P323">4</text:p>
          </table:table-cell>
          <table:table-cell table:style-name="Tabla59.A1" office:value-type="string">
            <text:p text:style-name="P323">8</text:p>
          </table:table-cell>
          <table:table-cell table:style-name="Tabla59.A1" office:value-type="string">
            <text:p text:style-name="P323">12</text:p>
          </table:table-cell>
          <table:table-cell table:style-name="Tabla59.A1" office:value-type="string">
            <text:p text:style-name="P323">...</text:p>
          </table:table-cell>
          <table:table-cell table:style-name="Tabla59.A1" office:value-type="string">
            <text:p text:style-name="P328">76</text:p>
          </table:table-cell>
          <table:table-cell table:style-name="Tabla59.A1" office:value-type="string">
            <text:p text:style-name="P328">80</text:p>
          </table:table-cell>
          <table:table-cell table:style-name="Tabla59.A1" office:value-type="string">
            <text:p text:style-name="P328">84</text:p>
          </table:table-cell>
          <table:table-cell table:style-name="Tabla59.A1" office:value-type="string">
            <text:p text:style-name="P332">...</text:p>
          </table:table-cell>
          <table:table-cell table:style-name="Tabla59.A1" office:value-type="string">
            <text:p text:style-name="P323">448</text:p>
          </table:table-cell>
          <table:table-cell table:style-name="Tabla59.L1" office:value-type="string">
            <text:p text:style-name="P323">452</text:p>
          </table:table-cell>
        </table:table-row>
        <table:table-row table:style-name="Tabla59.1">
          <table:table-cell table:style-name="Tabla59.A2" office:value-type="string">
            <text:p text:style-name="P292">LY Register</text:p>
          </table:table-cell>
          <table:table-cell table:style-name="Tabla59.A2" office:value-type="string">
            <text:p text:style-name="P292">13</text:p>
          </table:table-cell>
          <table:table-cell table:style-name="Tabla59.A2" office:value-type="string">
            <text:p text:style-name="P292">13</text:p>
          </table:table-cell>
          <table:table-cell table:style-name="Tabla59.A2" office:value-type="string">
            <text:p text:style-name="P292">13</text:p>
          </table:table-cell>
          <table:table-cell table:style-name="Tabla59.A2" office:value-type="string">
            <text:p text:style-name="P292">13</text:p>
          </table:table-cell>
          <table:table-cell table:style-name="Tabla59.A2" office:value-type="string">
            <text:p text:style-name="P390">...</text:p>
          </table:table-cell>
          <table:table-cell table:style-name="Tabla59.A2" office:value-type="string">
            <text:p text:style-name="P292">13</text:p>
          </table:table-cell>
          <table:table-cell table:style-name="Tabla59.A2" office:value-type="string">
            <text:p text:style-name="P292">13</text:p>
          </table:table-cell>
          <table:table-cell table:style-name="Tabla59.A2" office:value-type="string">
            <text:p text:style-name="P292">13</text:p>
          </table:table-cell>
          <table:table-cell table:style-name="Tabla59.A2" office:value-type="string">
            <text:p text:style-name="P390">...</text:p>
          </table:table-cell>
          <table:table-cell table:style-name="Tabla59.A2" office:value-type="string">
            <text:p text:style-name="P292">13</text:p>
          </table:table-cell>
          <table:table-cell table:style-name="Tabla59.L2" office:value-type="string">
            <text:p text:style-name="P292">13</text:p>
          </table:table-cell>
        </table:table-row>
        <table:table-row table:style-name="Tabla59.1">
          <table:table-cell table:style-name="Tabla59.A2" office:value-type="string">
            <text:p text:style-name="P292">STAT Mode</text:p>
          </table:table-cell>
          <table:table-cell table:style-name="Tabla59.A2" office:value-type="string">
            <text:p text:style-name="P292">0</text:p>
          </table:table-cell>
          <table:table-cell table:style-name="Tabla59.A2" office:value-type="string">
            <text:p text:style-name="P292">2</text:p>
          </table:table-cell>
          <table:table-cell table:style-name="Tabla59.A2" office:value-type="string">
            <text:p text:style-name="P292">2</text:p>
          </table:table-cell>
          <table:table-cell table:style-name="Tabla59.A2" office:value-type="string">
            <text:p text:style-name="P292">2</text:p>
          </table:table-cell>
          <table:table-cell table:style-name="Tabla59.A2" office:value-type="string">
            <text:p text:style-name="P371">...</text:p>
          </table:table-cell>
          <table:table-cell table:style-name="Tabla59.A2" office:value-type="string">
            <text:p text:style-name="P292">2</text:p>
          </table:table-cell>
          <table:table-cell table:style-name="Tabla59.A2" office:value-type="string">
            <text:p text:style-name="P302">2</text:p>
          </table:table-cell>
          <table:table-cell table:style-name="Tabla59.A2" office:value-type="string">
            <text:p text:style-name="P292">3</text:p>
          </table:table-cell>
          <table:table-cell table:style-name="Tabla59.A2" office:value-type="string">
            <text:p text:style-name="P390">...</text:p>
          </table:table-cell>
          <table:table-cell table:style-name="Tabla59.A2" office:value-type="string">
            <text:p text:style-name="P292">0</text:p>
          </table:table-cell>
          <table:table-cell table:style-name="Tabla59.L2" office:value-type="string">
            <text:p text:style-name="P292">0</text:p>
          </table:table-cell>
        </table:table-row>
        <table:table-row table:style-name="Tabla59.1">
          <table:table-cell table:style-name="Tabla59.A2" office:value-type="string">
            <text:p text:style-name="P306">LY to compare LYC</text:p>
          </table:table-cell>
          <table:table-cell table:style-name="Tabla59.A2" office:value-type="string">
            <text:p text:style-name="P375">12</text:p>
          </table:table-cell>
          <table:table-cell table:style-name="Tabla59.A2" office:value-type="string">
            <text:p text:style-name="P375">13</text:p>
          </table:table-cell>
          <table:table-cell table:style-name="Tabla59.A2" office:value-type="string">
            <text:p text:style-name="P375">13</text:p>
          </table:table-cell>
          <table:table-cell table:style-name="Tabla59.A2" office:value-type="string">
            <text:p text:style-name="P375">13</text:p>
          </table:table-cell>
          <table:table-cell table:style-name="Tabla59.A2" office:value-type="string">
            <text:p text:style-name="P369">...</text:p>
          </table:table-cell>
          <table:table-cell table:style-name="Tabla59.A2" office:value-type="string">
            <text:p text:style-name="P375">13</text:p>
          </table:table-cell>
          <table:table-cell table:style-name="Tabla59.A2" office:value-type="string">
            <text:p text:style-name="P375">13</text:p>
          </table:table-cell>
          <table:table-cell table:style-name="Tabla59.A2" office:value-type="string">
            <text:p text:style-name="P375">13</text:p>
          </table:table-cell>
          <table:table-cell table:style-name="Tabla59.A2" office:value-type="string">
            <text:p text:style-name="P380">...</text:p>
          </table:table-cell>
          <table:table-cell table:style-name="Tabla59.A2" office:value-type="string">
            <text:p text:style-name="P375">13</text:p>
          </table:table-cell>
          <table:table-cell table:style-name="Tabla59.L2" office:value-type="string">
            <text:p text:style-name="P375">13</text:p>
          </table:table-cell>
        </table:table-row>
        <table:table-row table:style-name="Tabla59.1">
          <table:table-cell table:style-name="Tabla59.A2" office:value-type="string">
            <text:p text:style-name="P312">IF Flag (LY=LYC)</text:p>
          </table:table-cell>
          <table:table-cell table:style-name="Tabla59.A2" office:value-type="string">
            <text:p text:style-name="P403">0</text:p>
          </table:table-cell>
          <table:table-cell table:style-name="Tabla59.A2" office:value-type="string">
            <text:p text:style-name="P403">1</text:p>
          </table:table-cell>
          <table:table-cell table:style-name="Tabla59.A2" office:value-type="string">
            <text:p text:style-name="P384">0</text:p>
          </table:table-cell>
          <table:table-cell table:style-name="Tabla59.A2" office:value-type="string">
            <text:p text:style-name="P309">0</text:p>
          </table:table-cell>
          <table:table-cell table:style-name="Tabla59.A2" office:value-type="string">
            <text:p text:style-name="P390">...</text:p>
          </table:table-cell>
          <table:table-cell table:style-name="Tabla59.A2" office:value-type="string">
            <text:p text:style-name="P315">0</text:p>
          </table:table-cell>
          <table:table-cell table:style-name="Tabla59.A2" office:value-type="string">
            <text:p text:style-name="P315">0</text:p>
          </table:table-cell>
          <table:table-cell table:style-name="Tabla59.A2" office:value-type="string">
            <text:p text:style-name="P315">0</text:p>
          </table:table-cell>
          <table:table-cell table:style-name="Tabla59.A2" office:value-type="string">
            <text:p text:style-name="P390">...</text:p>
          </table:table-cell>
          <table:table-cell table:style-name="Tabla59.A2" office:value-type="string">
            <text:p text:style-name="P309">0</text:p>
          </table:table-cell>
          <table:table-cell table:style-name="Tabla59.L2" office:value-type="string">
            <text:p text:style-name="P309">0</text:p>
          </table:table-cell>
        </table:table-row>
      </table:table>
      <text:p text:style-name="P218"/>
      <text:p text:style-name="P218">Line 144</text:p>
      <table:table table:name="Tabla60" table:style-name="Tabla60">
        <table:table-column table:style-name="Tabla60.A"/>
        <table:table-column table:style-name="Tabla60.B" table:number-columns-repeated="11"/>
        <text:soft-page-break/>
        <table:table-row table:style-name="Tabla60.1">
          <table:table-cell table:style-name="Tabla60.A1" office:value-type="string">
            <text:p text:style-name="P323">Clocks</text:p>
          </table:table-cell>
          <table:table-cell table:style-name="Tabla60.A1" office:value-type="string">
            <text:p text:style-name="P323">0</text:p>
          </table:table-cell>
          <table:table-cell table:style-name="Tabla60.A1" office:value-type="string">
            <text:p text:style-name="P323">4</text:p>
          </table:table-cell>
          <table:table-cell table:style-name="Tabla60.A1" office:value-type="string">
            <text:p text:style-name="P323">8</text:p>
          </table:table-cell>
          <table:table-cell table:style-name="Tabla60.A1" office:value-type="string">
            <text:p text:style-name="P323">12</text:p>
          </table:table-cell>
          <table:table-cell table:style-name="Tabla60.A1" office:value-type="string">
            <text:p text:style-name="P323">...</text:p>
          </table:table-cell>
          <table:table-cell table:style-name="Tabla60.A1" office:value-type="string">
            <text:p text:style-name="P323"/>
          </table:table-cell>
          <table:table-cell table:style-name="Tabla60.A1" office:value-type="string">
            <text:p text:style-name="P323"/>
          </table:table-cell>
          <table:table-cell table:style-name="Tabla60.A1" office:value-type="string">
            <text:p text:style-name="P323"/>
          </table:table-cell>
          <table:table-cell table:style-name="Tabla60.A1" office:value-type="string">
            <text:p text:style-name="P332">...</text:p>
          </table:table-cell>
          <table:table-cell table:style-name="Tabla60.A1" office:value-type="string">
            <text:p text:style-name="P323">448</text:p>
          </table:table-cell>
          <table:table-cell table:style-name="Tabla60.L1" office:value-type="string">
            <text:p text:style-name="P323">452</text:p>
          </table:table-cell>
        </table:table-row>
        <table:table-row table:style-name="Tabla60.1">
          <table:table-cell table:style-name="Tabla60.A2" office:value-type="string">
            <text:p text:style-name="P292">LY Register</text:p>
          </table:table-cell>
          <table:table-cell table:style-name="Tabla60.A2" office:value-type="string">
            <text:p text:style-name="P292">1<text:span text:style-name="T138">44</text:span></text:p>
          </table:table-cell>
          <table:table-cell table:style-name="Tabla60.A2" office:value-type="string">
            <text:p text:style-name="P292">1<text:span text:style-name="T138">44</text:span></text:p>
          </table:table-cell>
          <table:table-cell table:style-name="Tabla60.A2" office:value-type="string">
            <text:p text:style-name="P292">1<text:span text:style-name="T138">44</text:span></text:p>
          </table:table-cell>
          <table:table-cell table:style-name="Tabla60.A2" office:value-type="string">
            <text:p text:style-name="P292">1<text:span text:style-name="T138">44</text:span></text:p>
          </table:table-cell>
          <table:table-cell table:style-name="Tabla60.A2" office:value-type="string">
            <text:p text:style-name="P390">...</text:p>
          </table:table-cell>
          <table:table-cell table:style-name="Tabla60.A2" office:value-type="string">
            <text:p text:style-name="P371"/>
          </table:table-cell>
          <table:table-cell table:style-name="Tabla60.A2" office:value-type="string">
            <text:p text:style-name="P371"/>
          </table:table-cell>
          <table:table-cell table:style-name="Tabla60.A2" office:value-type="string">
            <text:p text:style-name="P371"/>
          </table:table-cell>
          <table:table-cell table:style-name="Tabla60.A2" office:value-type="string">
            <text:p text:style-name="P390">...</text:p>
          </table:table-cell>
          <table:table-cell table:style-name="Tabla60.A2" office:value-type="string">
            <text:p text:style-name="P292">1<text:span text:style-name="T138">44</text:span></text:p>
          </table:table-cell>
          <table:table-cell table:style-name="Tabla60.L2" office:value-type="string">
            <text:p text:style-name="P292">1<text:span text:style-name="T138">44</text:span></text:p>
          </table:table-cell>
        </table:table-row>
        <table:table-row table:style-name="Tabla60.1">
          <table:table-cell table:style-name="Tabla60.A2" office:value-type="string">
            <text:p text:style-name="P292">STAT Mode</text:p>
          </table:table-cell>
          <table:table-cell table:style-name="Tabla60.A2" office:value-type="string">
            <text:p text:style-name="P292">0</text:p>
          </table:table-cell>
          <table:table-cell table:style-name="Tabla60.A2" office:value-type="string">
            <text:p text:style-name="P298">1</text:p>
          </table:table-cell>
          <table:table-cell table:style-name="Tabla60.A2" office:value-type="string">
            <text:p text:style-name="P298">1</text:p>
          </table:table-cell>
          <table:table-cell table:style-name="Tabla60.A2" office:value-type="string">
            <text:p text:style-name="P298">1</text:p>
          </table:table-cell>
          <table:table-cell table:style-name="Tabla60.A2" office:value-type="string">
            <text:p text:style-name="P371">...</text:p>
          </table:table-cell>
          <table:table-cell table:style-name="Tabla60.A2" office:value-type="string">
            <text:p text:style-name="P371"/>
          </table:table-cell>
          <table:table-cell table:style-name="Tabla60.A2" office:value-type="string">
            <text:p text:style-name="P360"/>
          </table:table-cell>
          <table:table-cell table:style-name="Tabla60.A2" office:value-type="string">
            <text:p text:style-name="P371"/>
          </table:table-cell>
          <table:table-cell table:style-name="Tabla60.A2" office:value-type="string">
            <text:p text:style-name="P390">...</text:p>
          </table:table-cell>
          <table:table-cell table:style-name="Tabla60.A2" office:value-type="string">
            <text:p text:style-name="P298">1</text:p>
          </table:table-cell>
          <table:table-cell table:style-name="Tabla60.L2" office:value-type="string">
            <text:p text:style-name="P298">1</text:p>
          </table:table-cell>
        </table:table-row>
        <table:table-row table:style-name="Tabla60.1">
          <table:table-cell table:style-name="Tabla60.A2" office:value-type="string">
            <text:p text:style-name="P306">LY to compare LYC</text:p>
          </table:table-cell>
          <table:table-cell table:style-name="Tabla60.A2" office:value-type="string">
            <text:p text:style-name="P378">143</text:p>
          </table:table-cell>
          <table:table-cell table:style-name="Tabla60.A2" office:value-type="string">
            <text:p text:style-name="P292">1<text:span text:style-name="T138">44</text:span></text:p>
          </table:table-cell>
          <table:table-cell table:style-name="Tabla60.A2" office:value-type="string">
            <text:p text:style-name="P292">1<text:span text:style-name="T138">44</text:span></text:p>
          </table:table-cell>
          <table:table-cell table:style-name="Tabla60.A2" office:value-type="string">
            <text:p text:style-name="P292">1<text:span text:style-name="T138">44</text:span></text:p>
          </table:table-cell>
          <table:table-cell table:style-name="Tabla60.A2" office:value-type="string">
            <text:p text:style-name="P390">...</text:p>
          </table:table-cell>
          <table:table-cell table:style-name="Tabla60.A2" office:value-type="string">
            <text:p text:style-name="P371"/>
          </table:table-cell>
          <table:table-cell table:style-name="Tabla60.A2" office:value-type="string">
            <text:p text:style-name="P371"/>
          </table:table-cell>
          <table:table-cell table:style-name="Tabla60.A2" office:value-type="string">
            <text:p text:style-name="P371"/>
          </table:table-cell>
          <table:table-cell table:style-name="Tabla60.A2" office:value-type="string">
            <text:p text:style-name="P390">...</text:p>
          </table:table-cell>
          <table:table-cell table:style-name="Tabla60.A2" office:value-type="string">
            <text:p text:style-name="P292">1<text:span text:style-name="T138">44</text:span></text:p>
          </table:table-cell>
          <table:table-cell table:style-name="Tabla60.L2" office:value-type="string">
            <text:p text:style-name="P292">1<text:span text:style-name="T138">44</text:span></text:p>
          </table:table-cell>
        </table:table-row>
        <table:table-row table:style-name="Tabla60.1">
          <table:table-cell table:style-name="Tabla60.A2" office:value-type="string">
            <text:p text:style-name="P312">IF Flag (LY=LYC)</text:p>
          </table:table-cell>
          <table:table-cell table:style-name="Tabla60.A2" office:value-type="string">
            <text:p text:style-name="P401">0</text:p>
          </table:table-cell>
          <table:table-cell table:style-name="Tabla60.A2" office:value-type="string">
            <text:p text:style-name="P401">1</text:p>
          </table:table-cell>
          <table:table-cell table:style-name="Tabla60.A2" office:value-type="string">
            <text:p text:style-name="P401">0</text:p>
          </table:table-cell>
          <table:table-cell table:style-name="Tabla60.A2" office:value-type="string">
            <text:p text:style-name="P401">0</text:p>
          </table:table-cell>
          <table:table-cell table:style-name="Tabla60.A2" office:value-type="string">
            <text:p text:style-name="P390">...</text:p>
          </table:table-cell>
          <table:table-cell table:style-name="Tabla60.A2" office:value-type="string">
            <text:p text:style-name="P384"/>
          </table:table-cell>
          <table:table-cell table:style-name="Tabla60.A2" office:value-type="string">
            <text:p text:style-name="P384"/>
          </table:table-cell>
          <table:table-cell table:style-name="Tabla60.A2" office:value-type="string">
            <text:p text:style-name="P384"/>
          </table:table-cell>
          <table:table-cell table:style-name="Tabla60.A2" office:value-type="string">
            <text:p text:style-name="P390">...</text:p>
          </table:table-cell>
          <table:table-cell table:style-name="Tabla60.A2" office:value-type="string">
            <text:p text:style-name="P401">0</text:p>
          </table:table-cell>
          <table:table-cell table:style-name="Tabla60.L2" office:value-type="string">
            <text:p text:style-name="P401">0</text:p>
          </table:table-cell>
        </table:table-row>
      </table:table>
      <text:p text:style-name="P218"/>
      <text:p text:style-name="P218">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23">Clocks</text:p>
          </table:table-cell>
          <table:table-cell table:style-name="Tabla61.A1" office:value-type="string">
            <text:p text:style-name="P323">0</text:p>
          </table:table-cell>
          <table:table-cell table:style-name="Tabla61.A1" office:value-type="string">
            <text:p text:style-name="P323">4</text:p>
          </table:table-cell>
          <table:table-cell table:style-name="Tabla61.A1" office:value-type="string">
            <text:p text:style-name="P323">8</text:p>
          </table:table-cell>
          <table:table-cell table:style-name="Tabla61.A1" office:value-type="string">
            <text:p text:style-name="P323">12</text:p>
          </table:table-cell>
          <table:table-cell table:style-name="Tabla61.A1" office:value-type="string">
            <text:p text:style-name="P344">...</text:p>
          </table:table-cell>
          <table:table-cell table:style-name="Tabla61.A1" office:value-type="string">
            <text:p text:style-name="P344"/>
          </table:table-cell>
          <table:table-cell table:style-name="Tabla61.A1" office:value-type="string">
            <text:p text:style-name="P344"/>
          </table:table-cell>
          <table:table-cell table:style-name="Tabla61.A1" office:value-type="string">
            <text:p text:style-name="P344"/>
          </table:table-cell>
          <table:table-cell table:style-name="Tabla61.A1" office:value-type="string">
            <text:p text:style-name="P349">...</text:p>
          </table:table-cell>
          <table:table-cell table:style-name="Tabla61.A1" office:value-type="string">
            <text:p text:style-name="P323">448</text:p>
          </table:table-cell>
          <table:table-cell table:style-name="Tabla61.L1" office:value-type="string">
            <text:p text:style-name="P323">452</text:p>
          </table:table-cell>
        </table:table-row>
        <table:table-row table:style-name="Tabla61.1">
          <table:table-cell table:style-name="Tabla61.A2" office:value-type="string">
            <text:p text:style-name="P292">LY Register</text:p>
          </table:table-cell>
          <table:table-cell table:style-name="Tabla61.A2" office:value-type="string">
            <text:p text:style-name="P292">1<text:span text:style-name="T138">46</text:span></text:p>
          </table:table-cell>
          <table:table-cell table:style-name="Tabla61.A2" office:value-type="string">
            <text:p text:style-name="P292">1<text:span text:style-name="T138">46</text:span></text:p>
          </table:table-cell>
          <table:table-cell table:style-name="Tabla61.A2" office:value-type="string">
            <text:p text:style-name="P292">1<text:span text:style-name="T138">46</text:span></text:p>
          </table:table-cell>
          <table:table-cell table:style-name="Tabla61.A2" office:value-type="string">
            <text:p text:style-name="P292">1<text:span text:style-name="T138">46</text:span></text:p>
          </table:table-cell>
          <table:table-cell table:style-name="Tabla61.A2" office:value-type="string">
            <text:p text:style-name="P390">...</text:p>
          </table:table-cell>
          <table:table-cell table:style-name="Tabla61.A2" office:value-type="string">
            <text:p text:style-name="P371"/>
          </table:table-cell>
          <table:table-cell table:style-name="Tabla61.A2" office:value-type="string">
            <text:p text:style-name="P371"/>
          </table:table-cell>
          <table:table-cell table:style-name="Tabla61.A2" office:value-type="string">
            <text:p text:style-name="P371"/>
          </table:table-cell>
          <table:table-cell table:style-name="Tabla61.A2" office:value-type="string">
            <text:p text:style-name="P390">...</text:p>
          </table:table-cell>
          <table:table-cell table:style-name="Tabla61.A2" office:value-type="string">
            <text:p text:style-name="P292">1<text:span text:style-name="T138">46</text:span></text:p>
          </table:table-cell>
          <table:table-cell table:style-name="Tabla61.L2" office:value-type="string">
            <text:p text:style-name="P292">1<text:span text:style-name="T138">46</text:span></text:p>
          </table:table-cell>
        </table:table-row>
        <table:table-row table:style-name="Tabla61.1">
          <table:table-cell table:style-name="Tabla61.A2" office:value-type="string">
            <text:p text:style-name="P292">STAT Mode</text:p>
          </table:table-cell>
          <table:table-cell table:style-name="Tabla61.A2" office:value-type="string">
            <text:p text:style-name="P360">1</text:p>
          </table:table-cell>
          <table:table-cell table:style-name="Tabla61.A2" office:value-type="string">
            <text:p text:style-name="P360">1</text:p>
          </table:table-cell>
          <table:table-cell table:style-name="Tabla61.A2" office:value-type="string">
            <text:p text:style-name="P298">1</text:p>
          </table:table-cell>
          <table:table-cell table:style-name="Tabla61.A2" office:value-type="string">
            <text:p text:style-name="P298">1</text:p>
          </table:table-cell>
          <table:table-cell table:style-name="Tabla61.A2" office:value-type="string">
            <text:p text:style-name="P371">...</text:p>
          </table:table-cell>
          <table:table-cell table:style-name="Tabla61.A2" office:value-type="string">
            <text:p text:style-name="P371"/>
          </table:table-cell>
          <table:table-cell table:style-name="Tabla61.A2" office:value-type="string">
            <text:p text:style-name="P360"/>
          </table:table-cell>
          <table:table-cell table:style-name="Tabla61.A2" office:value-type="string">
            <text:p text:style-name="P371"/>
          </table:table-cell>
          <table:table-cell table:style-name="Tabla61.A2" office:value-type="string">
            <text:p text:style-name="P390">...</text:p>
          </table:table-cell>
          <table:table-cell table:style-name="Tabla61.A2" office:value-type="string">
            <text:p text:style-name="P298">1</text:p>
          </table:table-cell>
          <table:table-cell table:style-name="Tabla61.L2" office:value-type="string">
            <text:p text:style-name="P298">1</text:p>
          </table:table-cell>
        </table:table-row>
        <table:table-row table:style-name="Tabla61.1">
          <table:table-cell table:style-name="Tabla61.A2" office:value-type="string">
            <text:p text:style-name="P306">LY to compare LYC</text:p>
          </table:table-cell>
          <table:table-cell table:style-name="Tabla61.A2" office:value-type="string">
            <text:p text:style-name="P394">145</text:p>
          </table:table-cell>
          <table:table-cell table:style-name="Tabla61.A2" office:value-type="string">
            <text:p text:style-name="P371">1<text:span text:style-name="T138">46</text:span></text:p>
          </table:table-cell>
          <table:table-cell table:style-name="Tabla61.A2" office:value-type="string">
            <text:p text:style-name="P371">1<text:span text:style-name="T138">46</text:span></text:p>
          </table:table-cell>
          <table:table-cell table:style-name="Tabla61.A2" office:value-type="string">
            <text:p text:style-name="P292">1<text:span text:style-name="T138">46</text:span></text:p>
          </table:table-cell>
          <table:table-cell table:style-name="Tabla61.A2" office:value-type="string">
            <text:p text:style-name="P390">...</text:p>
          </table:table-cell>
          <table:table-cell table:style-name="Tabla61.A2" office:value-type="string">
            <text:p text:style-name="P371"/>
          </table:table-cell>
          <table:table-cell table:style-name="Tabla61.A2" office:value-type="string">
            <text:p text:style-name="P371"/>
          </table:table-cell>
          <table:table-cell table:style-name="Tabla61.A2" office:value-type="string">
            <text:p text:style-name="P371"/>
          </table:table-cell>
          <table:table-cell table:style-name="Tabla61.A2" office:value-type="string">
            <text:p text:style-name="P390">...</text:p>
          </table:table-cell>
          <table:table-cell table:style-name="Tabla61.A2" office:value-type="string">
            <text:p text:style-name="P292">1<text:span text:style-name="T138">46</text:span></text:p>
          </table:table-cell>
          <table:table-cell table:style-name="Tabla61.L2" office:value-type="string">
            <text:p text:style-name="P292">1<text:span text:style-name="T138">46</text:span></text:p>
          </table:table-cell>
        </table:table-row>
        <table:table-row table:style-name="Tabla61.1">
          <table:table-cell table:style-name="Tabla61.A2" office:value-type="string">
            <text:p text:style-name="P312">IF Flag (LY=LYC)</text:p>
          </table:table-cell>
          <table:table-cell table:style-name="Tabla61.A2" office:value-type="string">
            <text:p text:style-name="P403">0</text:p>
          </table:table-cell>
          <table:table-cell table:style-name="Tabla61.A2" office:value-type="string">
            <text:p text:style-name="P403">1</text:p>
          </table:table-cell>
          <table:table-cell table:style-name="Tabla61.A2" office:value-type="string">
            <text:p text:style-name="P384">0</text:p>
          </table:table-cell>
          <table:table-cell table:style-name="Tabla61.A2" office:value-type="string">
            <text:p text:style-name="P309">0</text:p>
          </table:table-cell>
          <table:table-cell table:style-name="Tabla61.A2" office:value-type="string">
            <text:p text:style-name="P390">...</text:p>
          </table:table-cell>
          <table:table-cell table:style-name="Tabla61.A2" office:value-type="string">
            <text:p text:style-name="P309"/>
          </table:table-cell>
          <table:table-cell table:style-name="Tabla61.A2" office:value-type="string">
            <text:p text:style-name="P309"/>
          </table:table-cell>
          <table:table-cell table:style-name="Tabla61.A2" office:value-type="string">
            <text:p text:style-name="P309"/>
          </table:table-cell>
          <table:table-cell table:style-name="Tabla61.A2" office:value-type="string">
            <text:p text:style-name="P390">...</text:p>
          </table:table-cell>
          <table:table-cell table:style-name="Tabla61.A2" office:value-type="string">
            <text:p text:style-name="P309">0</text:p>
          </table:table-cell>
          <table:table-cell table:style-name="Tabla61.L2" office:value-type="string">
            <text:p text:style-name="P309">0</text:p>
          </table:table-cell>
        </table:table-row>
      </table:table>
      <text:p text:style-name="P218"/>
      <text:p text:style-name="P218">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23">Clocks</text:p>
          </table:table-cell>
          <table:table-cell table:style-name="Tabla52.A1" office:value-type="string">
            <text:p text:style-name="P323">0</text:p>
          </table:table-cell>
          <table:table-cell table:style-name="Tabla52.A1" office:value-type="string">
            <text:p text:style-name="P323">4</text:p>
          </table:table-cell>
          <table:table-cell table:style-name="Tabla52.A1" office:value-type="string">
            <text:p text:style-name="P323">8</text:p>
          </table:table-cell>
          <table:table-cell table:style-name="Tabla52.A1" office:value-type="string">
            <text:p text:style-name="P323">12</text:p>
          </table:table-cell>
          <table:table-cell table:style-name="Tabla52.A1" office:value-type="string">
            <text:p text:style-name="P337">16</text:p>
          </table:table-cell>
          <table:table-cell table:style-name="Tabla52.A1" office:value-type="string">
            <text:p text:style-name="P323">...</text:p>
          </table:table-cell>
          <table:table-cell table:style-name="Tabla52.A1" office:value-type="string">
            <text:p text:style-name="P323"/>
          </table:table-cell>
          <table:table-cell table:style-name="Tabla52.A1" office:value-type="string">
            <text:p text:style-name="P323"/>
          </table:table-cell>
          <table:table-cell table:style-name="Tabla52.A1" office:value-type="string">
            <text:p text:style-name="P332">...</text:p>
          </table:table-cell>
          <table:table-cell table:style-name="Tabla52.A1" office:value-type="string">
            <text:p text:style-name="P323">448</text:p>
          </table:table-cell>
          <table:table-cell table:style-name="Tabla52.L1" office:value-type="string">
            <text:p text:style-name="P323">452</text:p>
          </table:table-cell>
        </table:table-row>
        <table:table-row table:style-name="Tabla52.1">
          <table:table-cell table:style-name="Tabla52.A2" office:value-type="string">
            <text:p text:style-name="P292">LY Register</text:p>
          </table:table-cell>
          <table:table-cell table:style-name="Tabla52.A2" office:value-type="string">
            <text:p text:style-name="P298">153</text:p>
          </table:table-cell>
          <table:table-cell table:style-name="Tabla52.A2" office:value-type="string">
            <text:p text:style-name="P302">153</text:p>
          </table:table-cell>
          <table:table-cell table:style-name="Tabla52.A2" office:value-type="string">
            <text:p text:style-name="P298">0</text:p>
          </table:table-cell>
          <table:table-cell table:style-name="Tabla52.A2" office:value-type="string">
            <text:p text:style-name="P298">0</text:p>
          </table:table-cell>
          <table:table-cell table:style-name="Tabla52.A2" office:value-type="string">
            <text:p text:style-name="P400">0</text:p>
          </table:table-cell>
          <table:table-cell table:style-name="Tabla52.A2" office:value-type="string">
            <text:p text:style-name="P390">...</text:p>
          </table:table-cell>
          <table:table-cell table:style-name="Tabla52.A2" office:value-type="string">
            <text:p text:style-name="P371"/>
          </table:table-cell>
          <table:table-cell table:style-name="Tabla52.A2" office:value-type="string">
            <text:p text:style-name="P371"/>
          </table:table-cell>
          <table:table-cell table:style-name="Tabla52.A2" office:value-type="string">
            <text:p text:style-name="P390">...</text:p>
          </table:table-cell>
          <table:table-cell table:style-name="Tabla52.A2" office:value-type="string">
            <text:p text:style-name="P298">0</text:p>
          </table:table-cell>
          <table:table-cell table:style-name="Tabla52.L2" office:value-type="string">
            <text:p text:style-name="P298">0</text:p>
          </table:table-cell>
        </table:table-row>
        <table:table-row table:style-name="Tabla52.1">
          <table:table-cell table:style-name="Tabla52.A2" office:value-type="string">
            <text:p text:style-name="P292">STAT Mode</text:p>
          </table:table-cell>
          <table:table-cell table:style-name="Tabla52.A2" office:value-type="string">
            <text:p text:style-name="P360">1</text:p>
          </table:table-cell>
          <table:table-cell table:style-name="Tabla52.A2" office:value-type="string">
            <text:p text:style-name="P360">1</text:p>
          </table:table-cell>
          <table:table-cell table:style-name="Tabla52.A2" office:value-type="string">
            <text:p text:style-name="P360">1</text:p>
          </table:table-cell>
          <table:table-cell table:style-name="Tabla52.A2" office:value-type="string">
            <text:p text:style-name="P360">1</text:p>
          </table:table-cell>
          <table:table-cell table:style-name="Tabla52.A2" office:value-type="string">
            <text:p text:style-name="P400">1</text:p>
          </table:table-cell>
          <table:table-cell table:style-name="Tabla52.A2" office:value-type="string">
            <text:p text:style-name="P371">...</text:p>
          </table:table-cell>
          <table:table-cell table:style-name="Tabla52.A2" office:value-type="string">
            <text:p text:style-name="P360"/>
          </table:table-cell>
          <table:table-cell table:style-name="Tabla52.A2" office:value-type="string">
            <text:p text:style-name="P371"/>
          </table:table-cell>
          <table:table-cell table:style-name="Tabla52.A2" office:value-type="string">
            <text:p text:style-name="P390">...</text:p>
          </table:table-cell>
          <table:table-cell table:style-name="Tabla52.A2" office:value-type="string">
            <text:p text:style-name="P298">1</text:p>
          </table:table-cell>
          <table:table-cell table:style-name="Tabla52.L2" office:value-type="string">
            <text:p text:style-name="P298">1</text:p>
          </table:table-cell>
        </table:table-row>
        <table:table-row table:style-name="Tabla52.1">
          <table:table-cell table:style-name="Tabla52.A2" office:value-type="string">
            <text:p text:style-name="P306">LY to compare LYC</text:p>
          </table:table-cell>
          <table:table-cell table:style-name="Tabla52.A2" office:value-type="string">
            <text:p text:style-name="P394">152</text:p>
          </table:table-cell>
          <table:table-cell table:style-name="Tabla52.A2" office:value-type="string">
            <text:p text:style-name="P362">153</text:p>
          </table:table-cell>
          <table:table-cell table:style-name="Tabla52.A2" office:value-type="string">
            <text:p text:style-name="P362">153</text:p>
          </table:table-cell>
          <table:table-cell table:style-name="Tabla52.A2" office:value-type="string">
            <text:p text:style-name="P375">0</text:p>
          </table:table-cell>
          <table:table-cell table:style-name="Tabla52.A2" office:value-type="string">
            <text:p text:style-name="P400">0</text:p>
          </table:table-cell>
          <table:table-cell table:style-name="Tabla52.A2" office:value-type="string">
            <text:p text:style-name="P371">...</text:p>
          </table:table-cell>
          <table:table-cell table:style-name="Tabla52.A2" office:value-type="string">
            <text:p text:style-name="P360"/>
          </table:table-cell>
          <table:table-cell table:style-name="Tabla52.A2" office:value-type="string">
            <text:p text:style-name="P371"/>
          </table:table-cell>
          <table:table-cell table:style-name="Tabla52.A2" office:value-type="string">
            <text:p text:style-name="P390">...</text:p>
          </table:table-cell>
          <table:table-cell table:style-name="Tabla52.A2" office:value-type="string">
            <text:p text:style-name="P306">0</text:p>
          </table:table-cell>
          <table:table-cell table:style-name="Tabla52.L2" office:value-type="string">
            <text:p text:style-name="P306">0</text:p>
          </table:table-cell>
        </table:table-row>
        <table:table-row table:style-name="Tabla52.1">
          <table:table-cell table:style-name="Tabla52.A2" office:value-type="string">
            <text:p text:style-name="P312">IF Flag (LY=LYC)</text:p>
          </table:table-cell>
          <table:table-cell table:style-name="Tabla52.A2" office:value-type="string">
            <text:p text:style-name="P403">0</text:p>
          </table:table-cell>
          <table:table-cell table:style-name="Tabla52.A2" office:value-type="string">
            <text:p text:style-name="P403">1</text:p>
          </table:table-cell>
          <table:table-cell table:style-name="Tabla52.A2" office:value-type="string">
            <text:p text:style-name="P403">0</text:p>
          </table:table-cell>
          <table:table-cell table:style-name="Tabla52.A2" office:value-type="string">
            <text:p text:style-name="P397">1</text:p>
          </table:table-cell>
          <table:table-cell table:style-name="Tabla52.A2" office:value-type="string">
            <text:p text:style-name="P400">0</text:p>
          </table:table-cell>
          <table:table-cell table:style-name="Tabla52.A2" office:value-type="string">
            <text:p text:style-name="P390">...</text:p>
          </table:table-cell>
          <table:table-cell table:style-name="Tabla52.A2" office:value-type="string">
            <text:p text:style-name="P384"/>
          </table:table-cell>
          <table:table-cell table:style-name="Tabla52.A2" office:value-type="string">
            <text:p text:style-name="P384"/>
          </table:table-cell>
          <table:table-cell table:style-name="Tabla52.A2" office:value-type="string">
            <text:p text:style-name="P390">...</text:p>
          </table:table-cell>
          <table:table-cell table:style-name="Tabla52.A2" office:value-type="string">
            <text:p text:style-name="P397">0</text:p>
          </table:table-cell>
          <table:table-cell table:style-name="Tabla52.L2" office:value-type="string">
            <text:p text:style-name="P397">0</text:p>
          </table:table-cell>
        </table:table-row>
      </table:table>
      <text:p text:style-name="Text_20_body"/>
      <text:h text:style-name="P478" text:outline-level="3"><text:bookmark-start text:name="__RefHeading__10203_1284721040"/>Timings in <text:span text:style-name="T140">CGB</text:span> in <text:span text:style-name="T140">CGB</text:span> mode <text:span text:style-name="T139">(single speed)</text:span><text:bookmark-end text:name="__RefHeading__10203_1284721040"/></text:h>
      <text:p text:style-name="P219">Line <text:span text:style-name="T139">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24">Clocks</text:p>
          </table:table-cell>
          <table:table-cell table:style-name="Tabla42.A1" office:value-type="string">
            <text:p text:style-name="P324">0</text:p>
          </table:table-cell>
          <table:table-cell table:style-name="Tabla42.A1" office:value-type="string">
            <text:p text:style-name="P324">4</text:p>
          </table:table-cell>
          <table:table-cell table:style-name="Tabla42.A1" office:value-type="string">
            <text:p text:style-name="P324">8</text:p>
          </table:table-cell>
          <table:table-cell table:style-name="Tabla42.A1" office:value-type="string">
            <text:p text:style-name="P324">12</text:p>
          </table:table-cell>
          <table:table-cell table:style-name="Tabla42.A1" office:value-type="string">
            <text:p text:style-name="P324">...</text:p>
          </table:table-cell>
          <table:table-cell table:style-name="Tabla42.A1" office:value-type="string">
            <text:p text:style-name="P328">76</text:p>
          </table:table-cell>
          <table:table-cell table:style-name="Tabla42.A1" office:value-type="string">
            <text:p text:style-name="P328">80</text:p>
          </table:table-cell>
          <table:table-cell table:style-name="Tabla42.A1" office:value-type="string">
            <text:p text:style-name="P328">84</text:p>
          </table:table-cell>
          <table:table-cell table:style-name="Tabla42.A1" office:value-type="string">
            <text:p text:style-name="P333">...</text:p>
          </table:table-cell>
          <table:table-cell table:style-name="Tabla42.A1" office:value-type="string">
            <text:p text:style-name="P324">448</text:p>
          </table:table-cell>
          <table:table-cell table:style-name="Tabla42.L1" office:value-type="string">
            <text:p text:style-name="P324">452</text:p>
          </table:table-cell>
        </table:table-row>
        <table:table-row table:style-name="Tabla42.1">
          <table:table-cell table:style-name="Tabla42.A2" office:value-type="string">
            <text:p text:style-name="P293">LY Register</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89">...</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05">...</text:p>
          </table:table-cell>
          <table:table-cell table:style-name="Tabla42.A2" office:value-type="string">
            <text:p text:style-name="P378">0</text:p>
          </table:table-cell>
          <table:table-cell table:style-name="Tabla42.L2" office:value-type="string">
            <text:p text:style-name="P381">(*)</text:p>
          </table:table-cell>
        </table:table-row>
        <table:table-row table:style-name="Tabla42.1">
          <table:table-cell table:style-name="Tabla42.A2" office:value-type="string">
            <text:p text:style-name="P293">STAT Mode</text:p>
          </table:table-cell>
          <table:table-cell table:style-name="Tabla42.A2" office:value-type="string">
            <text:p text:style-name="P302">2</text:p>
          </table:table-cell>
          <table:table-cell table:style-name="Tabla42.A2" office:value-type="string">
            <text:p text:style-name="P293">2</text:p>
          </table:table-cell>
          <table:table-cell table:style-name="Tabla42.A2" office:value-type="string">
            <text:p text:style-name="P293">2</text:p>
          </table:table-cell>
          <table:table-cell table:style-name="Tabla42.A2" office:value-type="string">
            <text:p text:style-name="P293">2</text:p>
          </table:table-cell>
          <table:table-cell table:style-name="Tabla42.A2" office:value-type="string">
            <text:p text:style-name="P366">...</text:p>
          </table:table-cell>
          <table:table-cell table:style-name="Tabla42.A2" office:value-type="string">
            <text:p text:style-name="P293">2</text:p>
          </table:table-cell>
          <table:table-cell table:style-name="Tabla42.A2" office:value-type="string">
            <text:p text:style-name="P299">3</text:p>
          </table:table-cell>
          <table:table-cell table:style-name="Tabla42.A2" office:value-type="string">
            <text:p text:style-name="P293">3</text:p>
          </table:table-cell>
          <table:table-cell table:style-name="Tabla42.A2" office:value-type="string">
            <text:p text:style-name="P389">...</text:p>
          </table:table-cell>
          <table:table-cell table:style-name="Tabla42.A2" office:value-type="string">
            <text:p text:style-name="P366">0</text:p>
          </table:table-cell>
          <table:table-cell table:style-name="Tabla42.L2" office:value-type="string">
            <text:p text:style-name="P366">0</text:p>
          </table:table-cell>
        </table:table-row>
        <table:table-row table:style-name="Tabla42.1">
          <table:table-cell table:style-name="Tabla42.A2" office:value-type="string">
            <text:p text:style-name="P306">LY to compare LYC</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89">...</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89">...</text:p>
          </table:table-cell>
          <table:table-cell table:style-name="Tabla42.A2" office:value-type="string">
            <text:p text:style-name="P378">0</text:p>
          </table:table-cell>
          <table:table-cell table:style-name="Tabla42.L2" office:value-type="string">
            <text:p text:style-name="P378">0</text:p>
          </table:table-cell>
        </table:table-row>
        <table:table-row table:style-name="Tabla42.1">
          <table:table-cell table:style-name="Tabla42.A2" office:value-type="string">
            <text:p text:style-name="P312">IF Flag (LY=LYC)</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89">...</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11">0</text:p>
          </table:table-cell>
          <table:table-cell table:style-name="Tabla42.A2" office:value-type="string">
            <text:p text:style-name="P389">...</text:p>
          </table:table-cell>
          <table:table-cell table:style-name="Tabla42.A2" office:value-type="string">
            <text:p text:style-name="P378">0</text:p>
          </table:table-cell>
          <table:table-cell table:style-name="Tabla42.L2" office:value-type="string">
            <text:p text:style-name="P378">0</text:p>
          </table:table-cell>
        </table:table-row>
      </table:table>
      <text:p text:style-name="P238"/>
      <text:p text:style-name="P222">Lines <text:span text:style-name="T146">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27">Clocks</text:p>
          </table:table-cell>
          <table:table-cell table:style-name="Tabla54.A1" office:value-type="string">
            <text:p text:style-name="P327">0</text:p>
          </table:table-cell>
          <table:table-cell table:style-name="Tabla54.A1" office:value-type="string">
            <text:p text:style-name="P327">4</text:p>
          </table:table-cell>
          <table:table-cell table:style-name="Tabla54.A1" office:value-type="string">
            <text:p text:style-name="P327">8</text:p>
          </table:table-cell>
          <table:table-cell table:style-name="Tabla54.A1" office:value-type="string">
            <text:p text:style-name="P327">12</text:p>
          </table:table-cell>
          <table:table-cell table:style-name="Tabla54.A1" office:value-type="string">
            <text:p text:style-name="P327">...</text:p>
          </table:table-cell>
          <table:table-cell table:style-name="Tabla54.A1" office:value-type="string">
            <text:p text:style-name="P331">76</text:p>
          </table:table-cell>
          <table:table-cell table:style-name="Tabla54.A1" office:value-type="string">
            <text:p text:style-name="P331">80</text:p>
          </table:table-cell>
          <table:table-cell table:style-name="Tabla54.A1" office:value-type="string">
            <text:p text:style-name="P331">84</text:p>
          </table:table-cell>
          <table:table-cell table:style-name="Tabla54.A1" office:value-type="string">
            <text:p text:style-name="P335">...</text:p>
          </table:table-cell>
          <table:table-cell table:style-name="Tabla54.A1" office:value-type="string">
            <text:p text:style-name="P327">448</text:p>
          </table:table-cell>
          <table:table-cell table:style-name="Tabla54.L1" office:value-type="string">
            <text:p text:style-name="P327">452</text:p>
          </table:table-cell>
        </table:table-row>
        <table:table-row table:style-name="Tabla54.1">
          <table:table-cell table:style-name="Tabla54.A2" office:value-type="string">
            <text:p text:style-name="P296">LY Register</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10">...</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10">...</text:p>
          </table:table-cell>
          <table:table-cell table:style-name="Tabla54.A2" office:value-type="string">
            <text:p text:style-name="P376">13</text:p>
          </table:table-cell>
          <table:table-cell table:style-name="Tabla54.L2" office:value-type="string">
            <text:p text:style-name="P381">(*)</text:p>
          </table:table-cell>
        </table:table-row>
        <table:table-row table:style-name="Tabla54.1">
          <table:table-cell table:style-name="Tabla54.A2" office:value-type="string">
            <text:p text:style-name="P296">STAT Mode</text:p>
          </table:table-cell>
          <table:table-cell table:style-name="Tabla54.A2" office:value-type="string">
            <text:p text:style-name="P304">2</text:p>
          </table:table-cell>
          <table:table-cell table:style-name="Tabla54.A2" office:value-type="string">
            <text:p text:style-name="P296">2</text:p>
          </table:table-cell>
          <table:table-cell table:style-name="Tabla54.A2" office:value-type="string">
            <text:p text:style-name="P296">2</text:p>
          </table:table-cell>
          <table:table-cell table:style-name="Tabla54.A2" office:value-type="string">
            <text:p text:style-name="P296">2</text:p>
          </table:table-cell>
          <table:table-cell table:style-name="Tabla54.A2" office:value-type="string">
            <text:p text:style-name="P368">...</text:p>
          </table:table-cell>
          <table:table-cell table:style-name="Tabla54.A2" office:value-type="string">
            <text:p text:style-name="P296">2</text:p>
          </table:table-cell>
          <table:table-cell table:style-name="Tabla54.A2" office:value-type="string">
            <text:p text:style-name="P301">3</text:p>
          </table:table-cell>
          <table:table-cell table:style-name="Tabla54.A2" office:value-type="string">
            <text:p text:style-name="P296">3</text:p>
          </table:table-cell>
          <table:table-cell table:style-name="Tabla54.A2" office:value-type="string">
            <text:p text:style-name="P392">...</text:p>
          </table:table-cell>
          <table:table-cell table:style-name="Tabla54.A2" office:value-type="string">
            <text:p text:style-name="P368">0</text:p>
          </table:table-cell>
          <table:table-cell table:style-name="Tabla54.L2" office:value-type="string">
            <text:p text:style-name="P368">0</text:p>
          </table:table-cell>
        </table:table-row>
        <table:table-row table:style-name="Tabla54.1">
          <table:table-cell table:style-name="Tabla54.A2" office:value-type="string">
            <text:p text:style-name="P308">LY to compare LYC</text:p>
          </table:table-cell>
          <table:table-cell table:style-name="Tabla54.A2" office:value-type="string">
            <text:p text:style-name="P376">13</text:p>
          </table:table-cell>
          <table:table-cell table:style-name="Tabla54.A2" office:value-type="string">
            <text:p text:style-name="P376">13</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92">...</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08">13</text:p>
          </table:table-cell>
          <table:table-cell table:style-name="Tabla54.A2" office:value-type="string">
            <text:p text:style-name="P392">...</text:p>
          </table:table-cell>
          <table:table-cell table:style-name="Tabla54.A2" office:value-type="string">
            <text:p text:style-name="P376">13</text:p>
          </table:table-cell>
          <table:table-cell table:style-name="Tabla54.L2" office:value-type="string">
            <text:p text:style-name="P381">13</text:p>
          </table:table-cell>
        </table:table-row>
        <table:table-row table:style-name="Tabla54.1">
          <table:table-cell table:style-name="Tabla54.A2" office:value-type="string">
            <text:p text:style-name="P312">IF Flag (LY=LYC)</text:p>
          </table:table-cell>
          <table:table-cell table:style-name="Tabla54.A2" office:value-type="string">
            <text:p text:style-name="P405">1</text:p>
          </table:table-cell>
          <table:table-cell table:style-name="Tabla54.A2" office:value-type="string">
            <text:p text:style-name="P378">0</text:p>
          </table:table-cell>
          <table:table-cell table:style-name="Tabla54.A2" office:value-type="string">
            <text:p text:style-name="P311">0</text:p>
          </table:table-cell>
          <table:table-cell table:style-name="Tabla54.A2" office:value-type="string">
            <text:p text:style-name="P311">0</text:p>
          </table:table-cell>
          <table:table-cell table:style-name="Tabla54.A2" office:value-type="string">
            <text:p text:style-name="P389">...</text:p>
          </table:table-cell>
          <table:table-cell table:style-name="Tabla54.A2" office:value-type="string">
            <text:p text:style-name="P311">0</text:p>
          </table:table-cell>
          <table:table-cell table:style-name="Tabla54.A2" office:value-type="string">
            <text:p text:style-name="P311">0</text:p>
          </table:table-cell>
          <table:table-cell table:style-name="Tabla54.A2" office:value-type="string">
            <text:p text:style-name="P311">0</text:p>
          </table:table-cell>
          <table:table-cell table:style-name="Tabla54.A2" office:value-type="string">
            <text:p text:style-name="P389">...</text:p>
          </table:table-cell>
          <table:table-cell table:style-name="Tabla54.A2" office:value-type="string">
            <text:p text:style-name="P378">0</text:p>
          </table:table-cell>
          <table:table-cell table:style-name="Tabla54.L2" office:value-type="string">
            <text:p text:style-name="P378">0</text:p>
          </table:table-cell>
        </table:table-row>
      </table:table>
      <text:p text:style-name="P235"/>
      <text:p text:style-name="P222"><text:soft-page-break/>Line 14<text:span text:style-name="T139">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27">Clocks</text:p>
          </table:table-cell>
          <table:table-cell table:style-name="Tabla64.A1" office:value-type="string">
            <text:p text:style-name="P327">0</text:p>
          </table:table-cell>
          <table:table-cell table:style-name="Tabla64.A1" office:value-type="string">
            <text:p text:style-name="P327">4</text:p>
          </table:table-cell>
          <table:table-cell table:style-name="Tabla64.A1" office:value-type="string">
            <text:p text:style-name="P327">8</text:p>
          </table:table-cell>
          <table:table-cell table:style-name="Tabla64.A1" office:value-type="string">
            <text:p text:style-name="P327">12</text:p>
          </table:table-cell>
          <table:table-cell table:style-name="Tabla64.A1" office:value-type="string">
            <text:p text:style-name="P343">...</text:p>
          </table:table-cell>
          <table:table-cell table:style-name="Tabla64.A1" office:value-type="string">
            <text:p text:style-name="P343"/>
          </table:table-cell>
          <table:table-cell table:style-name="Tabla64.A1" office:value-type="string">
            <text:p text:style-name="P343"/>
          </table:table-cell>
          <table:table-cell table:style-name="Tabla64.A1" office:value-type="string">
            <text:p text:style-name="P343"/>
          </table:table-cell>
          <table:table-cell table:style-name="Tabla64.A1" office:value-type="string">
            <text:p text:style-name="P348">...</text:p>
          </table:table-cell>
          <table:table-cell table:style-name="Tabla64.A1" office:value-type="string">
            <text:p text:style-name="P327">448</text:p>
          </table:table-cell>
          <table:table-cell table:style-name="Tabla64.L1" office:value-type="string">
            <text:p text:style-name="P327">452</text:p>
          </table:table-cell>
        </table:table-row>
        <table:table-row table:style-name="Tabla64.1">
          <table:table-cell table:style-name="Tabla64.A2" office:value-type="string">
            <text:p text:style-name="P296">LY Register</text:p>
          </table:table-cell>
          <table:table-cell table:style-name="Tabla64.A2" office:value-type="string">
            <text:p text:style-name="P296">1<text:span text:style-name="T138">44</text:span></text:p>
          </table:table-cell>
          <table:table-cell table:style-name="Tabla64.A2" office:value-type="string">
            <text:p text:style-name="P296">1<text:span text:style-name="T138">44</text:span></text:p>
          </table:table-cell>
          <table:table-cell table:style-name="Tabla64.A2" office:value-type="string">
            <text:p text:style-name="P296">1<text:span text:style-name="T138">44</text:span></text:p>
          </table:table-cell>
          <table:table-cell table:style-name="Tabla64.A2" office:value-type="string">
            <text:p text:style-name="P296">1<text:span text:style-name="T138">44</text:span></text:p>
          </table:table-cell>
          <table:table-cell table:style-name="Tabla64.A2" office:value-type="string">
            <text:p text:style-name="P392">...</text:p>
          </table:table-cell>
          <table:table-cell table:style-name="Tabla64.A2" office:value-type="string">
            <text:p text:style-name="P368"/>
          </table:table-cell>
          <table:table-cell table:style-name="Tabla64.A2" office:value-type="string">
            <text:p text:style-name="P368"/>
          </table:table-cell>
          <table:table-cell table:style-name="Tabla64.A2" office:value-type="string">
            <text:p text:style-name="P368"/>
          </table:table-cell>
          <table:table-cell table:style-name="Tabla64.A2" office:value-type="string">
            <text:p text:style-name="P392">...</text:p>
          </table:table-cell>
          <table:table-cell table:style-name="Tabla64.A2" office:value-type="string">
            <text:p text:style-name="P296">1<text:span text:style-name="T138">44</text:span></text:p>
          </table:table-cell>
          <table:table-cell table:style-name="Tabla64.L2" office:value-type="string">
            <text:p text:style-name="P381">(*)</text:p>
          </table:table-cell>
        </table:table-row>
        <table:table-row table:style-name="Tabla64.1">
          <table:table-cell table:style-name="Tabla64.A2" office:value-type="string">
            <text:p text:style-name="P296">STAT Mode</text:p>
          </table:table-cell>
          <table:table-cell table:style-name="Tabla64.A2" office:value-type="string">
            <text:p text:style-name="P301">1</text:p>
          </table:table-cell>
          <table:table-cell table:style-name="Tabla64.A2" office:value-type="string">
            <text:p text:style-name="P301">1</text:p>
          </table:table-cell>
          <table:table-cell table:style-name="Tabla64.A2" office:value-type="string">
            <text:p text:style-name="P301">1</text:p>
          </table:table-cell>
          <table:table-cell table:style-name="Tabla64.A2" office:value-type="string">
            <text:p text:style-name="P301">1</text:p>
          </table:table-cell>
          <table:table-cell table:style-name="Tabla64.A2" office:value-type="string">
            <text:p text:style-name="P368">...</text:p>
          </table:table-cell>
          <table:table-cell table:style-name="Tabla64.A2" office:value-type="string">
            <text:p text:style-name="P368"/>
          </table:table-cell>
          <table:table-cell table:style-name="Tabla64.A2" office:value-type="string">
            <text:p text:style-name="P361"/>
          </table:table-cell>
          <table:table-cell table:style-name="Tabla64.A2" office:value-type="string">
            <text:p text:style-name="P368"/>
          </table:table-cell>
          <table:table-cell table:style-name="Tabla64.A2" office:value-type="string">
            <text:p text:style-name="P392">...</text:p>
          </table:table-cell>
          <table:table-cell table:style-name="Tabla64.A2" office:value-type="string">
            <text:p text:style-name="P361">1</text:p>
          </table:table-cell>
          <table:table-cell table:style-name="Tabla64.L2" office:value-type="string">
            <text:p text:style-name="P361">1</text:p>
          </table:table-cell>
        </table:table-row>
        <table:table-row table:style-name="Tabla64.1">
          <table:table-cell table:style-name="Tabla64.A2" office:value-type="string">
            <text:p text:style-name="P308">LY to compare LYC</text:p>
          </table:table-cell>
          <table:table-cell table:style-name="Tabla64.A2" office:value-type="string">
            <text:p text:style-name="P296">1<text:span text:style-name="T138">44</text:span></text:p>
          </table:table-cell>
          <table:table-cell table:style-name="Tabla64.A2" office:value-type="string">
            <text:p text:style-name="P296">1<text:span text:style-name="T138">44</text:span></text:p>
          </table:table-cell>
          <table:table-cell table:style-name="Tabla64.A2" office:value-type="string">
            <text:p text:style-name="P296">1<text:span text:style-name="T138">44</text:span></text:p>
          </table:table-cell>
          <table:table-cell table:style-name="Tabla64.A2" office:value-type="string">
            <text:p text:style-name="P296">1<text:span text:style-name="T138">44</text:span></text:p>
          </table:table-cell>
          <table:table-cell table:style-name="Tabla64.A2" office:value-type="string">
            <text:p text:style-name="P392">...</text:p>
          </table:table-cell>
          <table:table-cell table:style-name="Tabla64.A2" office:value-type="string">
            <text:p text:style-name="P368"/>
          </table:table-cell>
          <table:table-cell table:style-name="Tabla64.A2" office:value-type="string">
            <text:p text:style-name="P368"/>
          </table:table-cell>
          <table:table-cell table:style-name="Tabla64.A2" office:value-type="string">
            <text:p text:style-name="P368"/>
          </table:table-cell>
          <table:table-cell table:style-name="Tabla64.A2" office:value-type="string">
            <text:p text:style-name="P392">...</text:p>
          </table:table-cell>
          <table:table-cell table:style-name="Tabla64.A2" office:value-type="string">
            <text:p text:style-name="P368">1<text:span text:style-name="T138">44</text:span></text:p>
          </table:table-cell>
          <table:table-cell table:style-name="Tabla64.L2" office:value-type="string">
            <text:p text:style-name="P372">1<text:span text:style-name="T138">44</text:span></text:p>
          </table:table-cell>
        </table:table-row>
        <table:table-row table:style-name="Tabla64.1">
          <table:table-cell table:style-name="Tabla64.A2" office:value-type="string">
            <text:p text:style-name="P312">IF Flag (LY=LYC)</text:p>
          </table:table-cell>
          <table:table-cell table:style-name="Tabla64.A2" office:value-type="string">
            <text:p text:style-name="P405">1</text:p>
          </table:table-cell>
          <table:table-cell table:style-name="Tabla64.A2" office:value-type="string">
            <text:p text:style-name="P378">0</text:p>
          </table:table-cell>
          <table:table-cell table:style-name="Tabla64.A2" office:value-type="string">
            <text:p text:style-name="P311">0</text:p>
          </table:table-cell>
          <table:table-cell table:style-name="Tabla64.A2" office:value-type="string">
            <text:p text:style-name="P311">0</text:p>
          </table:table-cell>
          <table:table-cell table:style-name="Tabla64.A2" office:value-type="string">
            <text:p text:style-name="P389">...</text:p>
          </table:table-cell>
          <table:table-cell table:style-name="Tabla64.A2" office:value-type="string">
            <text:p text:style-name="P311"/>
          </table:table-cell>
          <table:table-cell table:style-name="Tabla64.A2" office:value-type="string">
            <text:p text:style-name="P311"/>
          </table:table-cell>
          <table:table-cell table:style-name="Tabla64.A2" office:value-type="string">
            <text:p text:style-name="P311"/>
          </table:table-cell>
          <table:table-cell table:style-name="Tabla64.A2" office:value-type="string">
            <text:p text:style-name="P389">...</text:p>
          </table:table-cell>
          <table:table-cell table:style-name="Tabla64.A2" office:value-type="string">
            <text:p text:style-name="P378">0</text:p>
          </table:table-cell>
          <table:table-cell table:style-name="Tabla64.L2" office:value-type="string">
            <text:p text:style-name="P378">0</text:p>
          </table:table-cell>
        </table:table-row>
      </table:table>
      <text:p text:style-name="P230"/>
      <text:p text:style-name="P219">Lines 14<text:span text:style-name="T146">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24">Clocks</text:p>
          </table:table-cell>
          <table:table-cell table:style-name="Tabla45.A1" office:value-type="string">
            <text:p text:style-name="P324">0</text:p>
          </table:table-cell>
          <table:table-cell table:style-name="Tabla45.A1" office:value-type="string">
            <text:p text:style-name="P324">4</text:p>
          </table:table-cell>
          <table:table-cell table:style-name="Tabla45.A1" office:value-type="string">
            <text:p text:style-name="P324">8</text:p>
          </table:table-cell>
          <table:table-cell table:style-name="Tabla45.A1" office:value-type="string">
            <text:p text:style-name="P324">12</text:p>
          </table:table-cell>
          <table:table-cell table:style-name="Tabla45.A1" office:value-type="string">
            <text:p text:style-name="P341">...</text:p>
          </table:table-cell>
          <table:table-cell table:style-name="Tabla45.A1" office:value-type="string">
            <text:p text:style-name="P341"/>
          </table:table-cell>
          <table:table-cell table:style-name="Tabla45.A1" office:value-type="string">
            <text:p text:style-name="P341"/>
          </table:table-cell>
          <table:table-cell table:style-name="Tabla45.A1" office:value-type="string">
            <text:p text:style-name="P341"/>
          </table:table-cell>
          <table:table-cell table:style-name="Tabla45.A1" office:value-type="string">
            <text:p text:style-name="P346">...</text:p>
          </table:table-cell>
          <table:table-cell table:style-name="Tabla45.A1" office:value-type="string">
            <text:p text:style-name="P324">448</text:p>
          </table:table-cell>
          <table:table-cell table:style-name="Tabla45.L1" office:value-type="string">
            <text:p text:style-name="P324">452</text:p>
          </table:table-cell>
        </table:table-row>
        <table:table-row table:style-name="Tabla45.1">
          <table:table-cell table:style-name="Tabla45.A2" office:value-type="string">
            <text:p text:style-name="P293">LY Register</text:p>
          </table:table-cell>
          <table:table-cell table:style-name="Tabla45.A2" office:value-type="string">
            <text:p text:style-name="P293">1<text:span text:style-name="T138">46</text:span></text:p>
          </table:table-cell>
          <table:table-cell table:style-name="Tabla45.A2" office:value-type="string">
            <text:p text:style-name="P293">1<text:span text:style-name="T138">46</text:span></text:p>
          </table:table-cell>
          <table:table-cell table:style-name="Tabla45.A2" office:value-type="string">
            <text:p text:style-name="P293">1<text:span text:style-name="T138">46</text:span></text:p>
          </table:table-cell>
          <table:table-cell table:style-name="Tabla45.A2" office:value-type="string">
            <text:p text:style-name="P293">1<text:span text:style-name="T138">46</text:span></text:p>
          </table:table-cell>
          <table:table-cell table:style-name="Tabla45.A2" office:value-type="string">
            <text:p text:style-name="P389">...</text:p>
          </table:table-cell>
          <table:table-cell table:style-name="Tabla45.A2" office:value-type="string">
            <text:p text:style-name="P366"/>
          </table:table-cell>
          <table:table-cell table:style-name="Tabla45.A2" office:value-type="string">
            <text:p text:style-name="P366"/>
          </table:table-cell>
          <table:table-cell table:style-name="Tabla45.A2" office:value-type="string">
            <text:p text:style-name="P366"/>
          </table:table-cell>
          <table:table-cell table:style-name="Tabla45.A2" office:value-type="string">
            <text:p text:style-name="P389">...</text:p>
          </table:table-cell>
          <table:table-cell table:style-name="Tabla45.A2" office:value-type="string">
            <text:p text:style-name="P293">1<text:span text:style-name="T138">46</text:span></text:p>
          </table:table-cell>
          <table:table-cell table:style-name="Tabla45.L2" office:value-type="string">
            <text:p text:style-name="P381">(*)</text:p>
          </table:table-cell>
        </table:table-row>
        <table:table-row table:style-name="Tabla45.1">
          <table:table-cell table:style-name="Tabla45.A2" office:value-type="string">
            <text:p text:style-name="P293">STAT Mode</text:p>
          </table:table-cell>
          <table:table-cell table:style-name="Tabla45.A2" office:value-type="string">
            <text:p text:style-name="P299">1</text:p>
          </table:table-cell>
          <table:table-cell table:style-name="Tabla45.A2" office:value-type="string">
            <text:p text:style-name="P299">1</text:p>
          </table:table-cell>
          <table:table-cell table:style-name="Tabla45.A2" office:value-type="string">
            <text:p text:style-name="P299">1</text:p>
          </table:table-cell>
          <table:table-cell table:style-name="Tabla45.A2" office:value-type="string">
            <text:p text:style-name="P299">1</text:p>
          </table:table-cell>
          <table:table-cell table:style-name="Tabla45.A2" office:value-type="string">
            <text:p text:style-name="P366">...</text:p>
          </table:table-cell>
          <table:table-cell table:style-name="Tabla45.A2" office:value-type="string">
            <text:p text:style-name="P366"/>
          </table:table-cell>
          <table:table-cell table:style-name="Tabla45.A2" office:value-type="string">
            <text:p text:style-name="P358"/>
          </table:table-cell>
          <table:table-cell table:style-name="Tabla45.A2" office:value-type="string">
            <text:p text:style-name="P366"/>
          </table:table-cell>
          <table:table-cell table:style-name="Tabla45.A2" office:value-type="string">
            <text:p text:style-name="P389">...</text:p>
          </table:table-cell>
          <table:table-cell table:style-name="Tabla45.A2" office:value-type="string">
            <text:p text:style-name="P299">1</text:p>
          </table:table-cell>
          <table:table-cell table:style-name="Tabla45.L2" office:value-type="string">
            <text:p text:style-name="P299">1</text:p>
          </table:table-cell>
        </table:table-row>
        <table:table-row table:style-name="Tabla45.1">
          <table:table-cell table:style-name="Tabla45.A2" office:value-type="string">
            <text:p text:style-name="P306">LY to compare LYC</text:p>
          </table:table-cell>
          <table:table-cell table:style-name="Tabla45.A2" office:value-type="string">
            <text:p text:style-name="P366">1<text:span text:style-name="T138">46</text:span></text:p>
          </table:table-cell>
          <table:table-cell table:style-name="Tabla45.A2" office:value-type="string">
            <text:p text:style-name="P366">1<text:span text:style-name="T138">46</text:span></text:p>
          </table:table-cell>
          <table:table-cell table:style-name="Tabla45.A2" office:value-type="string">
            <text:p text:style-name="P366">1<text:span text:style-name="T138">46</text:span></text:p>
          </table:table-cell>
          <table:table-cell table:style-name="Tabla45.A2" office:value-type="string">
            <text:p text:style-name="P366">1<text:span text:style-name="T138">46</text:span></text:p>
          </table:table-cell>
          <table:table-cell table:style-name="Tabla45.A2" office:value-type="string">
            <text:p text:style-name="P389">...</text:p>
          </table:table-cell>
          <table:table-cell table:style-name="Tabla45.A2" office:value-type="string">
            <text:p text:style-name="P366"/>
          </table:table-cell>
          <table:table-cell table:style-name="Tabla45.A2" office:value-type="string">
            <text:p text:style-name="P366"/>
          </table:table-cell>
          <table:table-cell table:style-name="Tabla45.A2" office:value-type="string">
            <text:p text:style-name="P366"/>
          </table:table-cell>
          <table:table-cell table:style-name="Tabla45.A2" office:value-type="string">
            <text:p text:style-name="P389">...</text:p>
          </table:table-cell>
          <table:table-cell table:style-name="Tabla45.A2" office:value-type="string">
            <text:p text:style-name="P366">1<text:span text:style-name="T138">46</text:span></text:p>
          </table:table-cell>
          <table:table-cell table:style-name="Tabla45.L2" office:value-type="string">
            <text:p text:style-name="P395">146</text:p>
          </table:table-cell>
        </table:table-row>
        <table:table-row table:style-name="Tabla45.1">
          <table:table-cell table:style-name="Tabla45.A2" office:value-type="string">
            <text:p text:style-name="P312">IF Flag (LY=LYC)</text:p>
          </table:table-cell>
          <table:table-cell table:style-name="Tabla45.A2" office:value-type="string">
            <text:p text:style-name="P404">1</text:p>
          </table:table-cell>
          <table:table-cell table:style-name="Tabla45.A2" office:value-type="string">
            <text:p text:style-name="P404">0</text:p>
          </table:table-cell>
          <table:table-cell table:style-name="Tabla45.A2" office:value-type="string">
            <text:p text:style-name="P404">0</text:p>
          </table:table-cell>
          <table:table-cell table:style-name="Tabla45.A2" office:value-type="string">
            <text:p text:style-name="P404">0</text:p>
          </table:table-cell>
          <table:table-cell table:style-name="Tabla45.A2" office:value-type="string">
            <text:p text:style-name="P390">...</text:p>
          </table:table-cell>
          <table:table-cell table:style-name="Tabla45.A2" office:value-type="string">
            <text:p text:style-name="P384"/>
          </table:table-cell>
          <table:table-cell table:style-name="Tabla45.A2" office:value-type="string">
            <text:p text:style-name="P384"/>
          </table:table-cell>
          <table:table-cell table:style-name="Tabla45.A2" office:value-type="string">
            <text:p text:style-name="P384"/>
          </table:table-cell>
          <table:table-cell table:style-name="Tabla45.A2" office:value-type="string">
            <text:p text:style-name="P390">...</text:p>
          </table:table-cell>
          <table:table-cell table:style-name="Tabla45.A2" office:value-type="string">
            <text:p text:style-name="P404">0</text:p>
          </table:table-cell>
          <table:table-cell table:style-name="Tabla45.L2" office:value-type="string">
            <text:p text:style-name="P404">0</text:p>
          </table:table-cell>
        </table:table-row>
      </table:table>
      <text:p text:style-name="P234"/>
      <text:p text:style-name="P219">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24">Clocks</text:p>
          </table:table-cell>
          <table:table-cell table:style-name="Tabla46.A1" office:value-type="string">
            <text:p text:style-name="P324">0</text:p>
          </table:table-cell>
          <table:table-cell table:style-name="Tabla46.A1" office:value-type="string">
            <text:p text:style-name="P324">4</text:p>
          </table:table-cell>
          <table:table-cell table:style-name="Tabla46.A1" office:value-type="string">
            <text:p text:style-name="P324">8</text:p>
          </table:table-cell>
          <table:table-cell table:style-name="Tabla46.A1" office:value-type="string">
            <text:p text:style-name="P324">12</text:p>
          </table:table-cell>
          <table:table-cell table:style-name="Tabla46.A1" office:value-type="string">
            <text:p text:style-name="P324">...</text:p>
          </table:table-cell>
          <table:table-cell table:style-name="Tabla46.A1" office:value-type="string">
            <text:p text:style-name="P324"/>
          </table:table-cell>
          <table:table-cell table:style-name="Tabla46.A1" office:value-type="string">
            <text:p text:style-name="P324"/>
          </table:table-cell>
          <table:table-cell table:style-name="Tabla46.A1" office:value-type="string">
            <text:p text:style-name="P324"/>
          </table:table-cell>
          <table:table-cell table:style-name="Tabla46.A1" office:value-type="string">
            <text:p text:style-name="P333">...</text:p>
          </table:table-cell>
          <table:table-cell table:style-name="Tabla46.A1" office:value-type="string">
            <text:p text:style-name="P324">448</text:p>
          </table:table-cell>
          <table:table-cell table:style-name="Tabla46.L1" office:value-type="string">
            <text:p text:style-name="P324">452</text:p>
          </table:table-cell>
        </table:table-row>
        <table:table-row table:style-name="Tabla46.1">
          <table:table-cell table:style-name="Tabla46.A2" office:value-type="string">
            <text:p text:style-name="P293">LY Register</text:p>
          </table:table-cell>
          <table:table-cell table:style-name="Tabla46.A2" office:value-type="string">
            <text:p text:style-name="P299">153</text:p>
          </table:table-cell>
          <table:table-cell table:style-name="Tabla46.A2" office:value-type="string">
            <text:p text:style-name="P302">0</text:p>
          </table:table-cell>
          <table:table-cell table:style-name="Tabla46.A2" office:value-type="string">
            <text:p text:style-name="P299">0</text:p>
          </table:table-cell>
          <table:table-cell table:style-name="Tabla46.A2" office:value-type="string">
            <text:p text:style-name="P299">0</text:p>
          </table:table-cell>
          <table:table-cell table:style-name="Tabla46.A2" office:value-type="string">
            <text:p text:style-name="P305">...</text:p>
          </table:table-cell>
          <table:table-cell table:style-name="Tabla46.A2" office:value-type="string">
            <text:p text:style-name="P293"/>
          </table:table-cell>
          <table:table-cell table:style-name="Tabla46.A2" office:value-type="string">
            <text:p text:style-name="P293"/>
          </table:table-cell>
          <table:table-cell table:style-name="Tabla46.A2" office:value-type="string">
            <text:p text:style-name="P293"/>
          </table:table-cell>
          <table:table-cell table:style-name="Tabla46.A2" office:value-type="string">
            <text:p text:style-name="P305">...</text:p>
          </table:table-cell>
          <table:table-cell table:style-name="Tabla46.A2" office:value-type="string">
            <text:p text:style-name="P299">0</text:p>
          </table:table-cell>
          <table:table-cell table:style-name="Tabla46.L2" office:value-type="string">
            <text:p text:style-name="P299">0</text:p>
          </table:table-cell>
        </table:table-row>
        <table:table-row table:style-name="Tabla46.1">
          <table:table-cell table:style-name="Tabla46.A2" office:value-type="string">
            <text:p text:style-name="P366">STAT Mode</text:p>
          </table:table-cell>
          <table:table-cell table:style-name="Tabla46.A2" office:value-type="string">
            <text:p text:style-name="P358">1</text:p>
          </table:table-cell>
          <table:table-cell table:style-name="Tabla46.A2" office:value-type="string">
            <text:p text:style-name="P358">1</text:p>
          </table:table-cell>
          <table:table-cell table:style-name="Tabla46.A2" office:value-type="string">
            <text:p text:style-name="P358">1</text:p>
          </table:table-cell>
          <table:table-cell table:style-name="Tabla46.A2" office:value-type="string">
            <text:p text:style-name="P299">1</text:p>
          </table:table-cell>
          <table:table-cell table:style-name="Tabla46.A2" office:value-type="string">
            <text:p text:style-name="P293">...</text:p>
          </table:table-cell>
          <table:table-cell table:style-name="Tabla46.A2" office:value-type="string">
            <text:p text:style-name="P293"/>
          </table:table-cell>
          <table:table-cell table:style-name="Tabla46.A2" office:value-type="string">
            <text:p text:style-name="P299"/>
          </table:table-cell>
          <table:table-cell table:style-name="Tabla46.A2" office:value-type="string">
            <text:p text:style-name="P293"/>
          </table:table-cell>
          <table:table-cell table:style-name="Tabla46.A2" office:value-type="string">
            <text:p text:style-name="P305">...</text:p>
          </table:table-cell>
          <table:table-cell table:style-name="Tabla46.A2" office:value-type="string">
            <text:p text:style-name="P299">1</text:p>
          </table:table-cell>
          <table:table-cell table:style-name="Tabla46.L2" office:value-type="string">
            <text:p text:style-name="P299">1</text:p>
          </table:table-cell>
        </table:table-row>
        <table:table-row table:style-name="Tabla46.1">
          <table:table-cell table:style-name="Tabla46.A2" office:value-type="string">
            <text:p text:style-name="P375">LY to compare LYC</text:p>
          </table:table-cell>
          <table:table-cell table:style-name="Tabla46.A2" office:value-type="string">
            <text:p text:style-name="P362">153</text:p>
          </table:table-cell>
          <table:table-cell table:style-name="Tabla46.A2" office:value-type="string">
            <text:p text:style-name="P362">153</text:p>
          </table:table-cell>
          <table:table-cell table:style-name="Tabla46.A2" office:value-type="string">
            <text:p text:style-name="P375">0</text:p>
          </table:table-cell>
          <table:table-cell table:style-name="Tabla46.A2" office:value-type="string">
            <text:p text:style-name="P375">0</text:p>
          </table:table-cell>
          <table:table-cell table:style-name="Tabla46.A2" office:value-type="string">
            <text:p text:style-name="P366">...</text:p>
          </table:table-cell>
          <table:table-cell table:style-name="Tabla46.A2" office:value-type="string">
            <text:p text:style-name="P366"/>
          </table:table-cell>
          <table:table-cell table:style-name="Tabla46.A2" office:value-type="string">
            <text:p text:style-name="P358"/>
          </table:table-cell>
          <table:table-cell table:style-name="Tabla46.A2" office:value-type="string">
            <text:p text:style-name="P366"/>
          </table:table-cell>
          <table:table-cell table:style-name="Tabla46.A2" office:value-type="string">
            <text:p text:style-name="P389">...</text:p>
          </table:table-cell>
          <table:table-cell table:style-name="Tabla46.A2" office:value-type="string">
            <text:p text:style-name="P375">0</text:p>
          </table:table-cell>
          <table:table-cell table:style-name="Tabla46.L2" office:value-type="string">
            <text:p text:style-name="P375">0</text:p>
          </table:table-cell>
        </table:table-row>
        <table:table-row table:style-name="Tabla46.1">
          <table:table-cell table:style-name="Tabla46.A2" office:value-type="string">
            <text:p text:style-name="P387">IF Flag (LY=LYC)</text:p>
          </table:table-cell>
          <table:table-cell table:style-name="Tabla46.A2" office:value-type="string">
            <text:p text:style-name="P404">1</text:p>
          </table:table-cell>
          <table:table-cell table:style-name="Tabla46.A2" office:value-type="string">
            <text:p text:style-name="P404">0</text:p>
          </table:table-cell>
          <table:table-cell table:style-name="Tabla46.A2" office:value-type="string">
            <text:p text:style-name="P398">1</text:p>
          </table:table-cell>
          <table:table-cell table:style-name="Tabla46.A2" office:value-type="string">
            <text:p text:style-name="P398">0</text:p>
          </table:table-cell>
          <table:table-cell table:style-name="Tabla46.A2" office:value-type="string">
            <text:p text:style-name="P390">...</text:p>
          </table:table-cell>
          <table:table-cell table:style-name="Tabla46.A2" office:value-type="string">
            <text:p text:style-name="P384"/>
          </table:table-cell>
          <table:table-cell table:style-name="Tabla46.A2" office:value-type="string">
            <text:p text:style-name="P384"/>
          </table:table-cell>
          <table:table-cell table:style-name="Tabla46.A2" office:value-type="string">
            <text:p text:style-name="P384"/>
          </table:table-cell>
          <table:table-cell table:style-name="Tabla46.A2" office:value-type="string">
            <text:p text:style-name="P390">...</text:p>
          </table:table-cell>
          <table:table-cell table:style-name="Tabla46.A2" office:value-type="string">
            <text:p text:style-name="P398">0</text:p>
          </table:table-cell>
          <table:table-cell table:style-name="Tabla46.L2" office:value-type="string">
            <text:p text:style-name="P398">0</text:p>
          </table:table-cell>
        </table:table-row>
      </table:table>
      <text:p text:style-name="P231"/>
      <text:p text:style-name="P231"><text:span text:style-name="T129">The value of </text:span><text:span text:style-name="T49">(*)</text:span> depends on the current scanline <text:span text:style-name="T141">(and it's consistent between all tested GBC units and models). </text:span>Values for lines 0-1<text:span text:style-name="T147">52</text:span> are:</text:p>
      <table:table table:name="Tabla50" table:style-name="Tabla50">
        <table:table-column table:style-name="Tabla50.A" table:number-columns-repeated="17"/>
        <table:table-row>
          <table:table-cell table:style-name="Tabla50.A1" office:value-type="string">
            <text:p text:style-name="P336">LY</text:p>
          </table:table-cell>
          <table:table-cell table:style-name="Tabla50.A1" office:value-type="string">
            <text:p text:style-name="P499">00h</text:p>
          </table:table-cell>
          <table:table-cell table:style-name="Tabla50.A1" office:value-type="string">
            <text:p text:style-name="P499">01h</text:p>
          </table:table-cell>
          <table:table-cell table:style-name="Tabla50.A1" office:value-type="string">
            <text:p text:style-name="P499">02h</text:p>
          </table:table-cell>
          <table:table-cell table:style-name="Tabla50.A1" office:value-type="string">
            <text:p text:style-name="P499">03h</text:p>
          </table:table-cell>
          <table:table-cell table:style-name="Tabla50.A1" office:value-type="string">
            <text:p text:style-name="P499">04h</text:p>
          </table:table-cell>
          <table:table-cell table:style-name="Tabla50.A1" office:value-type="string">
            <text:p text:style-name="P499">05h</text:p>
          </table:table-cell>
          <table:table-cell table:style-name="Tabla50.A1" office:value-type="string">
            <text:p text:style-name="P499">06h</text:p>
          </table:table-cell>
          <table:table-cell table:style-name="Tabla50.A1" office:value-type="string">
            <text:p text:style-name="P499">07h</text:p>
          </table:table-cell>
          <table:table-cell table:style-name="Tabla50.A1" office:value-type="string">
            <text:p text:style-name="P499">08h</text:p>
          </table:table-cell>
          <table:table-cell table:style-name="Tabla50.A1" office:value-type="string">
            <text:p text:style-name="P499">09h</text:p>
          </table:table-cell>
          <table:table-cell table:style-name="Tabla50.A1" office:value-type="string">
            <text:p text:style-name="P499">0Ah</text:p>
          </table:table-cell>
          <table:table-cell table:style-name="Tabla50.A1" office:value-type="string">
            <text:p text:style-name="P499">0Bh</text:p>
          </table:table-cell>
          <table:table-cell table:style-name="Tabla50.A1" office:value-type="string">
            <text:p text:style-name="P499">0Ch</text:p>
          </table:table-cell>
          <table:table-cell table:style-name="Tabla50.A1" office:value-type="string">
            <text:p text:style-name="P499">0Dh</text:p>
          </table:table-cell>
          <table:table-cell table:style-name="Tabla50.A1" office:value-type="string">
            <text:p text:style-name="P499">0Eh</text:p>
          </table:table-cell>
          <table:table-cell table:style-name="Tabla50.Q1" office:value-type="string">
            <text:p text:style-name="P499">0Fh</text:p>
          </table:table-cell>
        </table:table-row>
        <table:table-row>
          <table:table-cell table:style-name="Tabla50.A2" office:value-type="string">
            <text:p text:style-name="P382">(*)</text:p>
          </table:table-cell>
          <table:table-cell table:style-name="Tabla50.A2" office:value-type="string">
            <text:p text:style-name="P524">00h</text:p>
          </table:table-cell>
          <table:table-cell table:style-name="Tabla50.A2" office:value-type="string">
            <text:p text:style-name="P524">00h</text:p>
          </table:table-cell>
          <table:table-cell table:style-name="Tabla50.A2" office:value-type="string">
            <text:p text:style-name="P524">02h</text:p>
          </table:table-cell>
          <table:table-cell table:style-name="Tabla50.A2" office:value-type="string">
            <text:p text:style-name="P524">00h</text:p>
          </table:table-cell>
          <table:table-cell table:style-name="Tabla50.A2" office:value-type="string">
            <text:p text:style-name="P524">04h</text:p>
          </table:table-cell>
          <table:table-cell table:style-name="Tabla50.A2" office:value-type="string">
            <text:p text:style-name="P524">04h</text:p>
          </table:table-cell>
          <table:table-cell table:style-name="Tabla50.A2" office:value-type="string">
            <text:p text:style-name="P524">06h</text:p>
          </table:table-cell>
          <table:table-cell table:style-name="Tabla50.A2" office:value-type="string">
            <text:p text:style-name="P524">00h</text:p>
          </table:table-cell>
          <table:table-cell table:style-name="Tabla50.A2" office:value-type="string">
            <text:p text:style-name="P524">08h</text:p>
          </table:table-cell>
          <table:table-cell table:style-name="Tabla50.A2" office:value-type="string">
            <text:p text:style-name="P524">08h</text:p>
          </table:table-cell>
          <table:table-cell table:style-name="Tabla50.A2" office:value-type="string">
            <text:p text:style-name="P524">0Ah</text:p>
          </table:table-cell>
          <table:table-cell table:style-name="Tabla50.A2" office:value-type="string">
            <text:p text:style-name="P524">08h</text:p>
          </table:table-cell>
          <table:table-cell table:style-name="Tabla50.A2" office:value-type="string">
            <text:p text:style-name="P524">0Ch</text:p>
          </table:table-cell>
          <table:table-cell table:style-name="Tabla50.A2" office:value-type="string">
            <text:p text:style-name="P524">0Ch</text:p>
          </table:table-cell>
          <table:table-cell table:style-name="Tabla50.A2" office:value-type="string">
            <text:p text:style-name="P524">0Eh</text:p>
          </table:table-cell>
          <table:table-cell table:style-name="Tabla50.Q2" office:value-type="string">
            <text:p text:style-name="P524">00h</text:p>
          </table:table-cell>
        </table:table-row>
        <table:table-row>
          <table:table-cell table:style-name="Tabla50.A2" office:value-type="string">
            <text:p text:style-name="P336">LY</text:p>
          </table:table-cell>
          <table:table-cell table:style-name="Tabla50.A2" office:value-type="string">
            <text:p text:style-name="P499">10h</text:p>
          </table:table-cell>
          <table:table-cell table:style-name="Tabla50.A2" office:value-type="string">
            <text:p text:style-name="P499">11h</text:p>
          </table:table-cell>
          <table:table-cell table:style-name="Tabla50.A2" office:value-type="string">
            <text:p text:style-name="P499">12h</text:p>
          </table:table-cell>
          <table:table-cell table:style-name="Tabla50.A2" office:value-type="string">
            <text:p text:style-name="P499">13h</text:p>
          </table:table-cell>
          <table:table-cell table:style-name="Tabla50.A2" office:value-type="string">
            <text:p text:style-name="P499">14h</text:p>
          </table:table-cell>
          <table:table-cell table:style-name="Tabla50.A2" office:value-type="string">
            <text:p text:style-name="P499">15h</text:p>
          </table:table-cell>
          <table:table-cell table:style-name="Tabla50.A2" office:value-type="string">
            <text:p text:style-name="P499">16h</text:p>
          </table:table-cell>
          <table:table-cell table:style-name="Tabla50.A2" office:value-type="string">
            <text:p text:style-name="P499">17h</text:p>
          </table:table-cell>
          <table:table-cell table:style-name="Tabla50.A2" office:value-type="string">
            <text:p text:style-name="P499">18h</text:p>
          </table:table-cell>
          <table:table-cell table:style-name="Tabla50.A2" office:value-type="string">
            <text:p text:style-name="P499">19h</text:p>
          </table:table-cell>
          <table:table-cell table:style-name="Tabla50.A2" office:value-type="string">
            <text:p text:style-name="P499">1Ah</text:p>
          </table:table-cell>
          <table:table-cell table:style-name="Tabla50.A2" office:value-type="string">
            <text:p text:style-name="P499">1Bh</text:p>
          </table:table-cell>
          <table:table-cell table:style-name="Tabla50.A2" office:value-type="string">
            <text:p text:style-name="P499">1Ch</text:p>
          </table:table-cell>
          <table:table-cell table:style-name="Tabla50.A2" office:value-type="string">
            <text:p text:style-name="P499">1Dh</text:p>
          </table:table-cell>
          <table:table-cell table:style-name="Tabla50.A2" office:value-type="string">
            <text:p text:style-name="P499">1Eh</text:p>
          </table:table-cell>
          <table:table-cell table:style-name="Tabla50.Q2" office:value-type="string">
            <text:p text:style-name="P499">1Fh</text:p>
          </table:table-cell>
        </table:table-row>
        <table:table-row>
          <table:table-cell table:style-name="Tabla50.A2" office:value-type="string">
            <text:p text:style-name="P382">(*)</text:p>
          </table:table-cell>
          <table:table-cell table:style-name="Tabla50.A2" office:value-type="string">
            <text:p text:style-name="P524">10h</text:p>
          </table:table-cell>
          <table:table-cell table:style-name="Tabla50.A2" office:value-type="string">
            <text:p text:style-name="P524">10h</text:p>
          </table:table-cell>
          <table:table-cell table:style-name="Tabla50.A2" office:value-type="string">
            <text:p text:style-name="P524">12h</text:p>
          </table:table-cell>
          <table:table-cell table:style-name="Tabla50.A2" office:value-type="string">
            <text:p text:style-name="P524">10h</text:p>
          </table:table-cell>
          <table:table-cell table:style-name="Tabla50.A2" office:value-type="string">
            <text:p text:style-name="P524">14h</text:p>
          </table:table-cell>
          <table:table-cell table:style-name="Tabla50.A2" office:value-type="string">
            <text:p text:style-name="P524">14h</text:p>
          </table:table-cell>
          <table:table-cell table:style-name="Tabla50.A2" office:value-type="string">
            <text:p text:style-name="P524">16h</text:p>
          </table:table-cell>
          <table:table-cell table:style-name="Tabla50.A2" office:value-type="string">
            <text:p text:style-name="P524">10h</text:p>
          </table:table-cell>
          <table:table-cell table:style-name="Tabla50.A2" office:value-type="string">
            <text:p text:style-name="P524">18h</text:p>
          </table:table-cell>
          <table:table-cell table:style-name="Tabla50.A2" office:value-type="string">
            <text:p text:style-name="P524">18h</text:p>
          </table:table-cell>
          <table:table-cell table:style-name="Tabla50.A2" office:value-type="string">
            <text:p text:style-name="P524">1Ah</text:p>
          </table:table-cell>
          <table:table-cell table:style-name="Tabla50.A2" office:value-type="string">
            <text:p text:style-name="P524">18h</text:p>
          </table:table-cell>
          <table:table-cell table:style-name="Tabla50.A2" office:value-type="string">
            <text:p text:style-name="P524">1Ch</text:p>
          </table:table-cell>
          <table:table-cell table:style-name="Tabla50.A2" office:value-type="string">
            <text:p text:style-name="P524">1Ch</text:p>
          </table:table-cell>
          <table:table-cell table:style-name="Tabla50.A2" office:value-type="string">
            <text:p text:style-name="P524">1Eh</text:p>
          </table:table-cell>
          <table:table-cell table:style-name="Tabla50.Q2" office:value-type="string">
            <text:p text:style-name="P524">00h</text:p>
          </table:table-cell>
        </table:table-row>
        <table:table-row>
          <table:table-cell table:style-name="Tabla50.A2" office:value-type="string">
            <text:p text:style-name="P336">LY</text:p>
          </table:table-cell>
          <table:table-cell table:style-name="Tabla50.A2" office:value-type="string">
            <text:p text:style-name="P499">20h</text:p>
          </table:table-cell>
          <table:table-cell table:style-name="Tabla50.A2" office:value-type="string">
            <text:p text:style-name="P499">21h</text:p>
          </table:table-cell>
          <table:table-cell table:style-name="Tabla50.A2" office:value-type="string">
            <text:p text:style-name="P499">22h</text:p>
          </table:table-cell>
          <table:table-cell table:style-name="Tabla50.A2" office:value-type="string">
            <text:p text:style-name="P499">23h</text:p>
          </table:table-cell>
          <table:table-cell table:style-name="Tabla50.A2" office:value-type="string">
            <text:p text:style-name="P499">24h</text:p>
          </table:table-cell>
          <table:table-cell table:style-name="Tabla50.A2" office:value-type="string">
            <text:p text:style-name="P499">25h</text:p>
          </table:table-cell>
          <table:table-cell table:style-name="Tabla50.A2" office:value-type="string">
            <text:p text:style-name="P499">26h</text:p>
          </table:table-cell>
          <table:table-cell table:style-name="Tabla50.A2" office:value-type="string">
            <text:p text:style-name="P499">27h</text:p>
          </table:table-cell>
          <table:table-cell table:style-name="Tabla50.A2" office:value-type="string">
            <text:p text:style-name="P499">28h</text:p>
          </table:table-cell>
          <table:table-cell table:style-name="Tabla50.A2" office:value-type="string">
            <text:p text:style-name="P499">29h</text:p>
          </table:table-cell>
          <table:table-cell table:style-name="Tabla50.A2" office:value-type="string">
            <text:p text:style-name="P499">2Ah</text:p>
          </table:table-cell>
          <table:table-cell table:style-name="Tabla50.A2" office:value-type="string">
            <text:p text:style-name="P499">2Bh</text:p>
          </table:table-cell>
          <table:table-cell table:style-name="Tabla50.A2" office:value-type="string">
            <text:p text:style-name="P499">2Ch</text:p>
          </table:table-cell>
          <table:table-cell table:style-name="Tabla50.A2" office:value-type="string">
            <text:p text:style-name="P499">2Dh</text:p>
          </table:table-cell>
          <table:table-cell table:style-name="Tabla50.A2" office:value-type="string">
            <text:p text:style-name="P499">2Eh</text:p>
          </table:table-cell>
          <table:table-cell table:style-name="Tabla50.Q2" office:value-type="string">
            <text:p text:style-name="P499">2Fh</text:p>
          </table:table-cell>
        </table:table-row>
        <table:table-row>
          <table:table-cell table:style-name="Tabla50.A2" office:value-type="string">
            <text:p text:style-name="P382">(*)</text:p>
          </table:table-cell>
          <table:table-cell table:style-name="Tabla50.A2" office:value-type="string">
            <text:p text:style-name="P524">20h</text:p>
          </table:table-cell>
          <table:table-cell table:style-name="Tabla50.A2" office:value-type="string">
            <text:p text:style-name="P524">20h</text:p>
          </table:table-cell>
          <table:table-cell table:style-name="Tabla50.A2" office:value-type="string">
            <text:p text:style-name="P524">22h</text:p>
          </table:table-cell>
          <table:table-cell table:style-name="Tabla50.A2" office:value-type="string">
            <text:p text:style-name="P524">20h</text:p>
          </table:table-cell>
          <table:table-cell table:style-name="Tabla50.A2" office:value-type="string">
            <text:p text:style-name="P524">24h</text:p>
          </table:table-cell>
          <table:table-cell table:style-name="Tabla50.A2" office:value-type="string">
            <text:p text:style-name="P524">24h</text:p>
          </table:table-cell>
          <table:table-cell table:style-name="Tabla50.A2" office:value-type="string">
            <text:p text:style-name="P524">26h</text:p>
          </table:table-cell>
          <table:table-cell table:style-name="Tabla50.A2" office:value-type="string">
            <text:p text:style-name="P524">20h</text:p>
          </table:table-cell>
          <table:table-cell table:style-name="Tabla50.A2" office:value-type="string">
            <text:p text:style-name="P524">28h</text:p>
          </table:table-cell>
          <table:table-cell table:style-name="Tabla50.A2" office:value-type="string">
            <text:p text:style-name="P524">28h</text:p>
          </table:table-cell>
          <table:table-cell table:style-name="Tabla50.A2" office:value-type="string">
            <text:p text:style-name="P524">2Ah</text:p>
          </table:table-cell>
          <table:table-cell table:style-name="Tabla50.A2" office:value-type="string">
            <text:p text:style-name="P524">28h</text:p>
          </table:table-cell>
          <table:table-cell table:style-name="Tabla50.A2" office:value-type="string">
            <text:p text:style-name="P524">2Ch</text:p>
          </table:table-cell>
          <table:table-cell table:style-name="Tabla50.A2" office:value-type="string">
            <text:p text:style-name="P524">2Ch</text:p>
          </table:table-cell>
          <table:table-cell table:style-name="Tabla50.A2" office:value-type="string">
            <text:p text:style-name="P524">2Eh</text:p>
          </table:table-cell>
          <table:table-cell table:style-name="Tabla50.Q2" office:value-type="string">
            <text:p text:style-name="P524">20h</text:p>
          </table:table-cell>
        </table:table-row>
        <table:table-row>
          <table:table-cell table:style-name="Tabla50.A2" office:value-type="string">
            <text:p text:style-name="P336">LY</text:p>
          </table:table-cell>
          <table:table-cell table:style-name="Tabla50.A2" office:value-type="string">
            <text:p text:style-name="P499">30h</text:p>
          </table:table-cell>
          <table:table-cell table:style-name="Tabla50.A2" office:value-type="string">
            <text:p text:style-name="P499">31h</text:p>
          </table:table-cell>
          <table:table-cell table:style-name="Tabla50.A2" office:value-type="string">
            <text:p text:style-name="P499">32h</text:p>
          </table:table-cell>
          <table:table-cell table:style-name="Tabla50.A2" office:value-type="string">
            <text:p text:style-name="P499">33h</text:p>
          </table:table-cell>
          <table:table-cell table:style-name="Tabla50.A2" office:value-type="string">
            <text:p text:style-name="P499">34h</text:p>
          </table:table-cell>
          <table:table-cell table:style-name="Tabla50.A2" office:value-type="string">
            <text:p text:style-name="P499">35h</text:p>
          </table:table-cell>
          <table:table-cell table:style-name="Tabla50.A2" office:value-type="string">
            <text:p text:style-name="P499">36h</text:p>
          </table:table-cell>
          <table:table-cell table:style-name="Tabla50.A2" office:value-type="string">
            <text:p text:style-name="P499">37h</text:p>
          </table:table-cell>
          <table:table-cell table:style-name="Tabla50.A2" office:value-type="string">
            <text:p text:style-name="P499">38h</text:p>
          </table:table-cell>
          <table:table-cell table:style-name="Tabla50.A2" office:value-type="string">
            <text:p text:style-name="P499">39h</text:p>
          </table:table-cell>
          <table:table-cell table:style-name="Tabla50.A2" office:value-type="string">
            <text:p text:style-name="P499">3Ah</text:p>
          </table:table-cell>
          <table:table-cell table:style-name="Tabla50.A2" office:value-type="string">
            <text:p text:style-name="P499">3Bh</text:p>
          </table:table-cell>
          <table:table-cell table:style-name="Tabla50.A2" office:value-type="string">
            <text:p text:style-name="P499">3Ch</text:p>
          </table:table-cell>
          <table:table-cell table:style-name="Tabla50.A2" office:value-type="string">
            <text:p text:style-name="P499">3Dh</text:p>
          </table:table-cell>
          <table:table-cell table:style-name="Tabla50.A2" office:value-type="string">
            <text:p text:style-name="P499">3Eh</text:p>
          </table:table-cell>
          <table:table-cell table:style-name="Tabla50.Q2" office:value-type="string">
            <text:p text:style-name="P499">3Fh</text:p>
          </table:table-cell>
        </table:table-row>
        <table:table-row>
          <table:table-cell table:style-name="Tabla50.A2" office:value-type="string">
            <text:p text:style-name="P382">(*)</text:p>
          </table:table-cell>
          <table:table-cell table:style-name="Tabla50.A2" office:value-type="string">
            <text:p text:style-name="P524">30h</text:p>
          </table:table-cell>
          <table:table-cell table:style-name="Tabla50.A2" office:value-type="string">
            <text:p text:style-name="P524">30h</text:p>
          </table:table-cell>
          <table:table-cell table:style-name="Tabla50.A2" office:value-type="string">
            <text:p text:style-name="P524">32h</text:p>
          </table:table-cell>
          <table:table-cell table:style-name="Tabla50.A2" office:value-type="string">
            <text:p text:style-name="P524">30h</text:p>
          </table:table-cell>
          <table:table-cell table:style-name="Tabla50.A2" office:value-type="string">
            <text:p text:style-name="P524">34h</text:p>
          </table:table-cell>
          <table:table-cell table:style-name="Tabla50.A2" office:value-type="string">
            <text:p text:style-name="P524">34h</text:p>
          </table:table-cell>
          <table:table-cell table:style-name="Tabla50.A2" office:value-type="string">
            <text:p text:style-name="P524">36h</text:p>
          </table:table-cell>
          <table:table-cell table:style-name="Tabla50.A2" office:value-type="string">
            <text:p text:style-name="P524">30h</text:p>
          </table:table-cell>
          <table:table-cell table:style-name="Tabla50.A2" office:value-type="string">
            <text:p text:style-name="P524">38h</text:p>
          </table:table-cell>
          <table:table-cell table:style-name="Tabla50.A2" office:value-type="string">
            <text:p text:style-name="P524">38h</text:p>
          </table:table-cell>
          <table:table-cell table:style-name="Tabla50.A2" office:value-type="string">
            <text:p text:style-name="P524">3Ah</text:p>
          </table:table-cell>
          <table:table-cell table:style-name="Tabla50.A2" office:value-type="string">
            <text:p text:style-name="P524">38h</text:p>
          </table:table-cell>
          <table:table-cell table:style-name="Tabla50.A2" office:value-type="string">
            <text:p text:style-name="P524">3Ch</text:p>
          </table:table-cell>
          <table:table-cell table:style-name="Tabla50.A2" office:value-type="string">
            <text:p text:style-name="P524">3Ch</text:p>
          </table:table-cell>
          <table:table-cell table:style-name="Tabla50.A2" office:value-type="string">
            <text:p text:style-name="P524">3Eh</text:p>
          </table:table-cell>
          <table:table-cell table:style-name="Tabla50.Q2" office:value-type="string">
            <text:p text:style-name="P524">00h</text:p>
          </table:table-cell>
        </table:table-row>
        <table:table-row>
          <table:table-cell table:style-name="Tabla50.A2" office:value-type="string">
            <text:p text:style-name="P336">LY</text:p>
          </table:table-cell>
          <table:table-cell table:style-name="Tabla50.A2" office:value-type="string">
            <text:p text:style-name="P499">40h</text:p>
          </table:table-cell>
          <table:table-cell table:style-name="Tabla50.A2" office:value-type="string">
            <text:p text:style-name="P499">41h</text:p>
          </table:table-cell>
          <table:table-cell table:style-name="Tabla50.A2" office:value-type="string">
            <text:p text:style-name="P499">42h</text:p>
          </table:table-cell>
          <table:table-cell table:style-name="Tabla50.A2" office:value-type="string">
            <text:p text:style-name="P499">43h</text:p>
          </table:table-cell>
          <table:table-cell table:style-name="Tabla50.A2" office:value-type="string">
            <text:p text:style-name="P499">44h</text:p>
          </table:table-cell>
          <table:table-cell table:style-name="Tabla50.A2" office:value-type="string">
            <text:p text:style-name="P499">45h</text:p>
          </table:table-cell>
          <table:table-cell table:style-name="Tabla50.A2" office:value-type="string">
            <text:p text:style-name="P499">46h</text:p>
          </table:table-cell>
          <table:table-cell table:style-name="Tabla50.A2" office:value-type="string">
            <text:p text:style-name="P499">47h</text:p>
          </table:table-cell>
          <table:table-cell table:style-name="Tabla50.A2" office:value-type="string">
            <text:p text:style-name="P499">48h</text:p>
          </table:table-cell>
          <table:table-cell table:style-name="Tabla50.A2" office:value-type="string">
            <text:p text:style-name="P499">49h</text:p>
          </table:table-cell>
          <table:table-cell table:style-name="Tabla50.A2" office:value-type="string">
            <text:p text:style-name="P499">4Ah</text:p>
          </table:table-cell>
          <table:table-cell table:style-name="Tabla50.A2" office:value-type="string">
            <text:p text:style-name="P499">4Bh</text:p>
          </table:table-cell>
          <table:table-cell table:style-name="Tabla50.A2" office:value-type="string">
            <text:p text:style-name="P499">4Ch</text:p>
          </table:table-cell>
          <table:table-cell table:style-name="Tabla50.A2" office:value-type="string">
            <text:p text:style-name="P499">4Dh</text:p>
          </table:table-cell>
          <table:table-cell table:style-name="Tabla50.A2" office:value-type="string">
            <text:p text:style-name="P499">4Eh</text:p>
          </table:table-cell>
          <table:table-cell table:style-name="Tabla50.Q2" office:value-type="string">
            <text:p text:style-name="P499">4Fh</text:p>
          </table:table-cell>
        </table:table-row>
        <table:table-row>
          <table:table-cell table:style-name="Tabla50.A2" office:value-type="string">
            <text:p text:style-name="P382">(*)</text:p>
          </table:table-cell>
          <table:table-cell table:style-name="Tabla50.A2" office:value-type="string">
            <text:p text:style-name="P524"><text:span text:style-name="T142">40</text:span>h</text:p>
          </table:table-cell>
          <table:table-cell table:style-name="Tabla50.A2" office:value-type="string">
            <text:p text:style-name="P524"><text:span text:style-name="T142">40</text:span>h</text:p>
          </table:table-cell>
          <table:table-cell table:style-name="Tabla50.A2" office:value-type="string">
            <text:p text:style-name="P524"><text:span text:style-name="T142">42</text:span>h</text:p>
          </table:table-cell>
          <table:table-cell table:style-name="Tabla50.A2" office:value-type="string">
            <text:p text:style-name="P524"><text:span text:style-name="T142">40</text:span>h</text:p>
          </table:table-cell>
          <table:table-cell table:style-name="Tabla50.A2" office:value-type="string">
            <text:p text:style-name="P524"><text:span text:style-name="T142">44</text:span>h</text:p>
          </table:table-cell>
          <table:table-cell table:style-name="Tabla50.A2" office:value-type="string">
            <text:p text:style-name="P524"><text:span text:style-name="T142">44</text:span>h</text:p>
          </table:table-cell>
          <table:table-cell table:style-name="Tabla50.A2" office:value-type="string">
            <text:p text:style-name="P524"><text:span text:style-name="T142">46</text:span>h</text:p>
          </table:table-cell>
          <table:table-cell table:style-name="Tabla50.A2" office:value-type="string">
            <text:p text:style-name="P524"><text:span text:style-name="T142">40</text:span>h</text:p>
          </table:table-cell>
          <table:table-cell table:style-name="Tabla50.A2" office:value-type="string">
            <text:p text:style-name="P524"><text:span text:style-name="T142">48</text:span>h</text:p>
          </table:table-cell>
          <table:table-cell table:style-name="Tabla50.A2" office:value-type="string">
            <text:p text:style-name="P524"><text:span text:style-name="T142">48</text:span>h</text:p>
          </table:table-cell>
          <table:table-cell table:style-name="Tabla50.A2" office:value-type="string">
            <text:p text:style-name="P524"><text:span text:style-name="T142">4A</text:span>h</text:p>
          </table:table-cell>
          <table:table-cell table:style-name="Tabla50.A2" office:value-type="string">
            <text:p text:style-name="P524"><text:span text:style-name="T142">48</text:span>h</text:p>
          </table:table-cell>
          <table:table-cell table:style-name="Tabla50.A2" office:value-type="string">
            <text:p text:style-name="P524"><text:span text:style-name="T142">4C</text:span>h</text:p>
          </table:table-cell>
          <table:table-cell table:style-name="Tabla50.A2" office:value-type="string">
            <text:p text:style-name="P524"><text:span text:style-name="T142">4C</text:span>h</text:p>
          </table:table-cell>
          <table:table-cell table:style-name="Tabla50.A2" office:value-type="string">
            <text:p text:style-name="P524"><text:span text:style-name="T142">4E</text:span>h</text:p>
          </table:table-cell>
          <table:table-cell table:style-name="Tabla50.Q2" office:value-type="string">
            <text:p text:style-name="P524"><text:span text:style-name="T142">40</text:span>h</text:p>
          </table:table-cell>
        </table:table-row>
        <table:table-row>
          <table:table-cell table:style-name="Tabla50.A2" office:value-type="string">
            <text:p text:style-name="P336">LY</text:p>
          </table:table-cell>
          <table:table-cell table:style-name="Tabla50.A2" office:value-type="string">
            <text:p text:style-name="P499">50h</text:p>
          </table:table-cell>
          <table:table-cell table:style-name="Tabla50.A2" office:value-type="string">
            <text:p text:style-name="P499">51h</text:p>
          </table:table-cell>
          <table:table-cell table:style-name="Tabla50.A2" office:value-type="string">
            <text:p text:style-name="P499">52h</text:p>
          </table:table-cell>
          <table:table-cell table:style-name="Tabla50.A2" office:value-type="string">
            <text:p text:style-name="P499">53h</text:p>
          </table:table-cell>
          <table:table-cell table:style-name="Tabla50.A2" office:value-type="string">
            <text:p text:style-name="P499">54h</text:p>
          </table:table-cell>
          <table:table-cell table:style-name="Tabla50.A2" office:value-type="string">
            <text:p text:style-name="P499">55h</text:p>
          </table:table-cell>
          <table:table-cell table:style-name="Tabla50.A2" office:value-type="string">
            <text:p text:style-name="P499">56h</text:p>
          </table:table-cell>
          <table:table-cell table:style-name="Tabla50.A2" office:value-type="string">
            <text:p text:style-name="P499">57h</text:p>
          </table:table-cell>
          <table:table-cell table:style-name="Tabla50.A2" office:value-type="string">
            <text:p text:style-name="P499">58h</text:p>
          </table:table-cell>
          <table:table-cell table:style-name="Tabla50.A2" office:value-type="string">
            <text:p text:style-name="P499">59h</text:p>
          </table:table-cell>
          <table:table-cell table:style-name="Tabla50.A2" office:value-type="string">
            <text:p text:style-name="P499">5Ah</text:p>
          </table:table-cell>
          <table:table-cell table:style-name="Tabla50.A2" office:value-type="string">
            <text:p text:style-name="P499">5Bh</text:p>
          </table:table-cell>
          <table:table-cell table:style-name="Tabla50.A2" office:value-type="string">
            <text:p text:style-name="P499">5Ch</text:p>
          </table:table-cell>
          <table:table-cell table:style-name="Tabla50.A2" office:value-type="string">
            <text:p text:style-name="P499">5Dh</text:p>
          </table:table-cell>
          <table:table-cell table:style-name="Tabla50.A2" office:value-type="string">
            <text:p text:style-name="P499">5Eh</text:p>
          </table:table-cell>
          <table:table-cell table:style-name="Tabla50.Q2" office:value-type="string">
            <text:p text:style-name="P499">5Fh</text:p>
          </table:table-cell>
        </table:table-row>
        <table:table-row>
          <table:table-cell table:style-name="Tabla50.A2" office:value-type="string">
            <text:p text:style-name="P382">(*)</text:p>
          </table:table-cell>
          <table:table-cell table:style-name="Tabla50.A2" office:value-type="string">
            <text:p text:style-name="P524"><text:span text:style-name="T142">50</text:span>h</text:p>
          </table:table-cell>
          <table:table-cell table:style-name="Tabla50.A2" office:value-type="string">
            <text:p text:style-name="P524"><text:span text:style-name="T142">50</text:span>h</text:p>
          </table:table-cell>
          <table:table-cell table:style-name="Tabla50.A2" office:value-type="string">
            <text:p text:style-name="P524"><text:span text:style-name="T142">52</text:span>h</text:p>
          </table:table-cell>
          <table:table-cell table:style-name="Tabla50.A2" office:value-type="string">
            <text:p text:style-name="P524"><text:span text:style-name="T142">50</text:span>h</text:p>
          </table:table-cell>
          <table:table-cell table:style-name="Tabla50.A2" office:value-type="string">
            <text:p text:style-name="P524"><text:span text:style-name="T142">54</text:span>h</text:p>
          </table:table-cell>
          <table:table-cell table:style-name="Tabla50.A2" office:value-type="string">
            <text:p text:style-name="P524"><text:span text:style-name="T142">54</text:span>h</text:p>
          </table:table-cell>
          <table:table-cell table:style-name="Tabla50.A2" office:value-type="string">
            <text:p text:style-name="P524"><text:span text:style-name="T142">56</text:span>h</text:p>
          </table:table-cell>
          <table:table-cell table:style-name="Tabla50.A2" office:value-type="string">
            <text:p text:style-name="P524"><text:span text:style-name="T142">50</text:span>h</text:p>
          </table:table-cell>
          <table:table-cell table:style-name="Tabla50.A2" office:value-type="string">
            <text:p text:style-name="P524"><text:span text:style-name="T142">58</text:span>h</text:p>
          </table:table-cell>
          <table:table-cell table:style-name="Tabla50.A2" office:value-type="string">
            <text:p text:style-name="P524"><text:span text:style-name="T142">58</text:span>h</text:p>
          </table:table-cell>
          <table:table-cell table:style-name="Tabla50.A2" office:value-type="string">
            <text:p text:style-name="P524"><text:span text:style-name="T142">5A</text:span>h</text:p>
          </table:table-cell>
          <table:table-cell table:style-name="Tabla50.A2" office:value-type="string">
            <text:p text:style-name="P524"><text:span text:style-name="T142">58</text:span>h</text:p>
          </table:table-cell>
          <table:table-cell table:style-name="Tabla50.A2" office:value-type="string">
            <text:p text:style-name="P524"><text:span text:style-name="T142">5C</text:span>h</text:p>
          </table:table-cell>
          <table:table-cell table:style-name="Tabla50.A2" office:value-type="string">
            <text:p text:style-name="P524"><text:span text:style-name="T142">5C</text:span>h</text:p>
          </table:table-cell>
          <table:table-cell table:style-name="Tabla50.A2" office:value-type="string">
            <text:p text:style-name="P524"><text:span text:style-name="T142">5E</text:span>h</text:p>
          </table:table-cell>
          <table:table-cell table:style-name="Tabla50.Q2" office:value-type="string">
            <text:p text:style-name="P524"><text:span text:style-name="T142">40</text:span>h</text:p>
          </table:table-cell>
        </table:table-row>
        <table:table-row>
          <table:table-cell table:style-name="Tabla50.A2" office:value-type="string">
            <text:p text:style-name="P336">LY</text:p>
          </table:table-cell>
          <table:table-cell table:style-name="Tabla50.A2" office:value-type="string">
            <text:p text:style-name="P499">60h</text:p>
          </table:table-cell>
          <table:table-cell table:style-name="Tabla50.A2" office:value-type="string">
            <text:p text:style-name="P499">61h</text:p>
          </table:table-cell>
          <table:table-cell table:style-name="Tabla50.A2" office:value-type="string">
            <text:p text:style-name="P499">62h</text:p>
          </table:table-cell>
          <table:table-cell table:style-name="Tabla50.A2" office:value-type="string">
            <text:p text:style-name="P499">63h</text:p>
          </table:table-cell>
          <table:table-cell table:style-name="Tabla50.A2" office:value-type="string">
            <text:p text:style-name="P499">64h</text:p>
          </table:table-cell>
          <table:table-cell table:style-name="Tabla50.A2" office:value-type="string">
            <text:p text:style-name="P499">65h</text:p>
          </table:table-cell>
          <table:table-cell table:style-name="Tabla50.A2" office:value-type="string">
            <text:p text:style-name="P499">66h</text:p>
          </table:table-cell>
          <table:table-cell table:style-name="Tabla50.A2" office:value-type="string">
            <text:p text:style-name="P499">67h</text:p>
          </table:table-cell>
          <table:table-cell table:style-name="Tabla50.A2" office:value-type="string">
            <text:p text:style-name="P499">68h</text:p>
          </table:table-cell>
          <table:table-cell table:style-name="Tabla50.A2" office:value-type="string">
            <text:p text:style-name="P499">69h</text:p>
          </table:table-cell>
          <table:table-cell table:style-name="Tabla50.A2" office:value-type="string">
            <text:p text:style-name="P499">6Ah</text:p>
          </table:table-cell>
          <table:table-cell table:style-name="Tabla50.A2" office:value-type="string">
            <text:p text:style-name="P499">6Bh</text:p>
          </table:table-cell>
          <table:table-cell table:style-name="Tabla50.A2" office:value-type="string">
            <text:p text:style-name="P499">6Ch</text:p>
          </table:table-cell>
          <table:table-cell table:style-name="Tabla50.A2" office:value-type="string">
            <text:p text:style-name="P499">6Dh</text:p>
          </table:table-cell>
          <table:table-cell table:style-name="Tabla50.A2" office:value-type="string">
            <text:p text:style-name="P499">6Eh</text:p>
          </table:table-cell>
          <table:table-cell table:style-name="Tabla50.Q2" office:value-type="string">
            <text:p text:style-name="P499">6Fh</text:p>
          </table:table-cell>
        </table:table-row>
        <table:table-row>
          <table:table-cell table:style-name="Tabla50.A2" office:value-type="string">
            <text:p text:style-name="P382">(*)</text:p>
          </table:table-cell>
          <table:table-cell table:style-name="Tabla50.A2" office:value-type="string">
            <text:p text:style-name="P524"><text:span text:style-name="T142">60</text:span>h</text:p>
          </table:table-cell>
          <table:table-cell table:style-name="Tabla50.A2" office:value-type="string">
            <text:p text:style-name="P524"><text:span text:style-name="T142">60</text:span>h</text:p>
          </table:table-cell>
          <table:table-cell table:style-name="Tabla50.A2" office:value-type="string">
            <text:p text:style-name="P524"><text:span text:style-name="T142">62</text:span>h</text:p>
          </table:table-cell>
          <table:table-cell table:style-name="Tabla50.A2" office:value-type="string">
            <text:p text:style-name="P524"><text:span text:style-name="T142">60</text:span>h</text:p>
          </table:table-cell>
          <table:table-cell table:style-name="Tabla50.A2" office:value-type="string">
            <text:p text:style-name="P524"><text:span text:style-name="T142">64</text:span>h</text:p>
          </table:table-cell>
          <table:table-cell table:style-name="Tabla50.A2" office:value-type="string">
            <text:p text:style-name="P524"><text:span text:style-name="T142">64</text:span>h</text:p>
          </table:table-cell>
          <table:table-cell table:style-name="Tabla50.A2" office:value-type="string">
            <text:p text:style-name="P524"><text:span text:style-name="T142">66</text:span>h</text:p>
          </table:table-cell>
          <table:table-cell table:style-name="Tabla50.A2" office:value-type="string">
            <text:p text:style-name="P524"><text:span text:style-name="T142">60</text:span>h</text:p>
          </table:table-cell>
          <table:table-cell table:style-name="Tabla50.A2" office:value-type="string">
            <text:p text:style-name="P524"><text:span text:style-name="T142">68</text:span>h</text:p>
          </table:table-cell>
          <table:table-cell table:style-name="Tabla50.A2" office:value-type="string">
            <text:p text:style-name="P524"><text:span text:style-name="T142">68</text:span>h</text:p>
          </table:table-cell>
          <table:table-cell table:style-name="Tabla50.A2" office:value-type="string">
            <text:p text:style-name="P524"><text:span text:style-name="T142">6A</text:span>h</text:p>
          </table:table-cell>
          <table:table-cell table:style-name="Tabla50.A2" office:value-type="string">
            <text:p text:style-name="P524"><text:span text:style-name="T142">68</text:span>h</text:p>
          </table:table-cell>
          <table:table-cell table:style-name="Tabla50.A2" office:value-type="string">
            <text:p text:style-name="P524"><text:span text:style-name="T142">6C</text:span>h</text:p>
          </table:table-cell>
          <table:table-cell table:style-name="Tabla50.A2" office:value-type="string">
            <text:p text:style-name="P524"><text:span text:style-name="T142">6C</text:span>h</text:p>
          </table:table-cell>
          <table:table-cell table:style-name="Tabla50.A2" office:value-type="string">
            <text:p text:style-name="P524"><text:span text:style-name="T142">6E</text:span>h</text:p>
          </table:table-cell>
          <table:table-cell table:style-name="Tabla50.Q2" office:value-type="string">
            <text:p text:style-name="P524"><text:span text:style-name="T142">60</text:span>h</text:p>
          </table:table-cell>
        </table:table-row>
        <table:table-row>
          <table:table-cell table:style-name="Tabla50.A2" office:value-type="string">
            <text:p text:style-name="P336">LY</text:p>
          </table:table-cell>
          <table:table-cell table:style-name="Tabla50.A2" office:value-type="string">
            <text:p text:style-name="P499">70h</text:p>
          </table:table-cell>
          <table:table-cell table:style-name="Tabla50.A2" office:value-type="string">
            <text:p text:style-name="P499">71h</text:p>
          </table:table-cell>
          <table:table-cell table:style-name="Tabla50.A2" office:value-type="string">
            <text:p text:style-name="P499">72h</text:p>
          </table:table-cell>
          <table:table-cell table:style-name="Tabla50.A2" office:value-type="string">
            <text:p text:style-name="P499">73h</text:p>
          </table:table-cell>
          <table:table-cell table:style-name="Tabla50.A2" office:value-type="string">
            <text:p text:style-name="P499">74h</text:p>
          </table:table-cell>
          <table:table-cell table:style-name="Tabla50.A2" office:value-type="string">
            <text:p text:style-name="P499">75h</text:p>
          </table:table-cell>
          <table:table-cell table:style-name="Tabla50.A2" office:value-type="string">
            <text:p text:style-name="P499">76h</text:p>
          </table:table-cell>
          <table:table-cell table:style-name="Tabla50.A2" office:value-type="string">
            <text:p text:style-name="P499">77h</text:p>
          </table:table-cell>
          <table:table-cell table:style-name="Tabla50.A2" office:value-type="string">
            <text:p text:style-name="P499">78h</text:p>
          </table:table-cell>
          <table:table-cell table:style-name="Tabla50.A2" office:value-type="string">
            <text:p text:style-name="P499">79h</text:p>
          </table:table-cell>
          <table:table-cell table:style-name="Tabla50.A2" office:value-type="string">
            <text:p text:style-name="P499">7Ah</text:p>
          </table:table-cell>
          <table:table-cell table:style-name="Tabla50.A2" office:value-type="string">
            <text:p text:style-name="P499">7Bh</text:p>
          </table:table-cell>
          <table:table-cell table:style-name="Tabla50.A2" office:value-type="string">
            <text:p text:style-name="P499">7Ch</text:p>
          </table:table-cell>
          <table:table-cell table:style-name="Tabla50.A2" office:value-type="string">
            <text:p text:style-name="P499">7Dh</text:p>
          </table:table-cell>
          <table:table-cell table:style-name="Tabla50.A2" office:value-type="string">
            <text:p text:style-name="P499">7Eh</text:p>
          </table:table-cell>
          <table:table-cell table:style-name="Tabla50.Q2" office:value-type="string">
            <text:p text:style-name="P499">7Fh</text:p>
          </table:table-cell>
        </table:table-row>
        <text:soft-page-break/>
        <table:table-row>
          <table:table-cell table:style-name="Tabla50.A2" office:value-type="string">
            <text:p text:style-name="P382">(*)</text:p>
          </table:table-cell>
          <table:table-cell table:style-name="Tabla50.A2" office:value-type="string">
            <text:p text:style-name="P524"><text:span text:style-name="T142">70</text:span>h</text:p>
          </table:table-cell>
          <table:table-cell table:style-name="Tabla50.A2" office:value-type="string">
            <text:p text:style-name="P524"><text:span text:style-name="T142">70</text:span>h</text:p>
          </table:table-cell>
          <table:table-cell table:style-name="Tabla50.A2" office:value-type="string">
            <text:p text:style-name="P524"><text:span text:style-name="T142">72</text:span>h</text:p>
          </table:table-cell>
          <table:table-cell table:style-name="Tabla50.A2" office:value-type="string">
            <text:p text:style-name="P524"><text:span text:style-name="T142">70</text:span>h</text:p>
          </table:table-cell>
          <table:table-cell table:style-name="Tabla50.A2" office:value-type="string">
            <text:p text:style-name="P524"><text:span text:style-name="T142">74</text:span>h</text:p>
          </table:table-cell>
          <table:table-cell table:style-name="Tabla50.A2" office:value-type="string">
            <text:p text:style-name="P524"><text:span text:style-name="T142">74</text:span>h</text:p>
          </table:table-cell>
          <table:table-cell table:style-name="Tabla50.A2" office:value-type="string">
            <text:p text:style-name="P524"><text:span text:style-name="T142">76</text:span>h</text:p>
          </table:table-cell>
          <table:table-cell table:style-name="Tabla50.A2" office:value-type="string">
            <text:p text:style-name="P524"><text:span text:style-name="T142">70</text:span>h</text:p>
          </table:table-cell>
          <table:table-cell table:style-name="Tabla50.A2" office:value-type="string">
            <text:p text:style-name="P524"><text:span text:style-name="T142">78</text:span>h</text:p>
          </table:table-cell>
          <table:table-cell table:style-name="Tabla50.A2" office:value-type="string">
            <text:p text:style-name="P524"><text:span text:style-name="T142">78</text:span>h</text:p>
          </table:table-cell>
          <table:table-cell table:style-name="Tabla50.A2" office:value-type="string">
            <text:p text:style-name="P524"><text:span text:style-name="T142">7A</text:span>h</text:p>
          </table:table-cell>
          <table:table-cell table:style-name="Tabla50.A2" office:value-type="string">
            <text:p text:style-name="P524"><text:span text:style-name="T142">78</text:span>h</text:p>
          </table:table-cell>
          <table:table-cell table:style-name="Tabla50.A2" office:value-type="string">
            <text:p text:style-name="P524"><text:span text:style-name="T142">7C</text:span>h</text:p>
          </table:table-cell>
          <table:table-cell table:style-name="Tabla50.A2" office:value-type="string">
            <text:p text:style-name="P524"><text:span text:style-name="T142">7C</text:span>h</text:p>
          </table:table-cell>
          <table:table-cell table:style-name="Tabla50.A2" office:value-type="string">
            <text:p text:style-name="P524"><text:span text:style-name="T142">7E</text:span>h</text:p>
          </table:table-cell>
          <table:table-cell table:style-name="Tabla50.Q2" office:value-type="string">
            <text:p text:style-name="P524"><text:span text:style-name="T142">00</text:span>h</text:p>
          </table:table-cell>
        </table:table-row>
        <table:table-row>
          <table:table-cell table:style-name="Tabla50.A2" office:value-type="string">
            <text:p text:style-name="P336">LY</text:p>
          </table:table-cell>
          <table:table-cell table:style-name="Tabla50.A2" office:value-type="string">
            <text:p text:style-name="P499">80h</text:p>
          </table:table-cell>
          <table:table-cell table:style-name="Tabla50.A2" office:value-type="string">
            <text:p text:style-name="P499">81h</text:p>
          </table:table-cell>
          <table:table-cell table:style-name="Tabla50.A2" office:value-type="string">
            <text:p text:style-name="P499">82h</text:p>
          </table:table-cell>
          <table:table-cell table:style-name="Tabla50.A2" office:value-type="string">
            <text:p text:style-name="P499">83h</text:p>
          </table:table-cell>
          <table:table-cell table:style-name="Tabla50.A2" office:value-type="string">
            <text:p text:style-name="P499">84h</text:p>
          </table:table-cell>
          <table:table-cell table:style-name="Tabla50.A2" office:value-type="string">
            <text:p text:style-name="P499">85h</text:p>
          </table:table-cell>
          <table:table-cell table:style-name="Tabla50.A2" office:value-type="string">
            <text:p text:style-name="P499"><text:span text:style-name="T142">8</text:span>6h</text:p>
          </table:table-cell>
          <table:table-cell table:style-name="Tabla50.A2" office:value-type="string">
            <text:p text:style-name="P499"><text:span text:style-name="T142">8</text:span>7h</text:p>
          </table:table-cell>
          <table:table-cell table:style-name="Tabla50.A2" office:value-type="string">
            <text:p text:style-name="P499">88h</text:p>
          </table:table-cell>
          <table:table-cell table:style-name="Tabla50.A2" office:value-type="string">
            <text:p text:style-name="P499">89h</text:p>
          </table:table-cell>
          <table:table-cell table:style-name="Tabla50.A2" office:value-type="string">
            <text:p text:style-name="P499">8Ah</text:p>
          </table:table-cell>
          <table:table-cell table:style-name="Tabla50.A2" office:value-type="string">
            <text:p text:style-name="P499">8Bh</text:p>
          </table:table-cell>
          <table:table-cell table:style-name="Tabla50.A2" office:value-type="string">
            <text:p text:style-name="P499">8Ch</text:p>
          </table:table-cell>
          <table:table-cell table:style-name="Tabla50.A2" office:value-type="string">
            <text:p text:style-name="P499">8Dh</text:p>
          </table:table-cell>
          <table:table-cell table:style-name="Tabla50.A2" office:value-type="string">
            <text:p text:style-name="P499">8Eh</text:p>
          </table:table-cell>
          <table:table-cell table:style-name="Tabla50.Q2" office:value-type="string">
            <text:p text:style-name="P499">8Fh</text:p>
          </table:table-cell>
        </table:table-row>
        <table:table-row>
          <table:table-cell table:style-name="Tabla50.A2" office:value-type="string">
            <text:p text:style-name="P382">(*)</text:p>
          </table:table-cell>
          <table:table-cell table:style-name="Tabla50.A2" office:value-type="string">
            <text:p text:style-name="P524"><text:span text:style-name="T142">80</text:span>h</text:p>
          </table:table-cell>
          <table:table-cell table:style-name="Tabla50.A2" office:value-type="string">
            <text:p text:style-name="P524"><text:span text:style-name="T142">80</text:span>h</text:p>
          </table:table-cell>
          <table:table-cell table:style-name="Tabla50.A2" office:value-type="string">
            <text:p text:style-name="P524"><text:span text:style-name="T142">82</text:span>h</text:p>
          </table:table-cell>
          <table:table-cell table:style-name="Tabla50.A2" office:value-type="string">
            <text:p text:style-name="P524"><text:span text:style-name="T142">80</text:span>h</text:p>
          </table:table-cell>
          <table:table-cell table:style-name="Tabla50.A2" office:value-type="string">
            <text:p text:style-name="P524"><text:span text:style-name="T142">84</text:span>h</text:p>
          </table:table-cell>
          <table:table-cell table:style-name="Tabla50.A2" office:value-type="string">
            <text:p text:style-name="P524"><text:span text:style-name="T142">84</text:span>h</text:p>
          </table:table-cell>
          <table:table-cell table:style-name="Tabla50.A2" office:value-type="string">
            <text:p text:style-name="P524"><text:span text:style-name="T142">86</text:span>h</text:p>
          </table:table-cell>
          <table:table-cell table:style-name="Tabla50.A2" office:value-type="string">
            <text:p text:style-name="P524"><text:span text:style-name="T142">80</text:span>h</text:p>
          </table:table-cell>
          <table:table-cell table:style-name="Tabla50.A2" office:value-type="string">
            <text:p text:style-name="P524"><text:span text:style-name="T142">88</text:span>h</text:p>
          </table:table-cell>
          <table:table-cell table:style-name="Tabla50.A2" office:value-type="string">
            <text:p text:style-name="P524"><text:span text:style-name="T142">88</text:span>h</text:p>
          </table:table-cell>
          <table:table-cell table:style-name="Tabla50.A2" office:value-type="string">
            <text:p text:style-name="P524"><text:span text:style-name="T142">8A</text:span>h</text:p>
          </table:table-cell>
          <table:table-cell table:style-name="Tabla50.A2" office:value-type="string">
            <text:p text:style-name="P524"><text:span text:style-name="T142">88</text:span>h</text:p>
          </table:table-cell>
          <table:table-cell table:style-name="Tabla50.A2" office:value-type="string">
            <text:p text:style-name="P524"><text:span text:style-name="T142">8C</text:span>h</text:p>
          </table:table-cell>
          <table:table-cell table:style-name="Tabla50.A2" office:value-type="string">
            <text:p text:style-name="P524"><text:span text:style-name="T142">8C</text:span>h</text:p>
          </table:table-cell>
          <table:table-cell table:style-name="Tabla50.A2" office:value-type="string">
            <text:p text:style-name="P524"><text:span text:style-name="T142">8E</text:span>h</text:p>
          </table:table-cell>
          <table:table-cell table:style-name="Tabla50.Q2" office:value-type="string">
            <text:p text:style-name="P524"><text:span text:style-name="T142">80</text:span>h</text:p>
          </table:table-cell>
        </table:table-row>
        <table:table-row>
          <table:table-cell table:style-name="Tabla50.A2" office:value-type="string">
            <text:p text:style-name="P336">LY</text:p>
          </table:table-cell>
          <table:table-cell table:style-name="Tabla50.A2" office:value-type="string">
            <text:p text:style-name="P499">90h</text:p>
          </table:table-cell>
          <table:table-cell table:style-name="Tabla50.A2" office:value-type="string">
            <text:p text:style-name="P499">91h</text:p>
          </table:table-cell>
          <table:table-cell table:style-name="Tabla50.A2" office:value-type="string">
            <text:p text:style-name="P499">92h</text:p>
          </table:table-cell>
          <table:table-cell table:style-name="Tabla50.A2" office:value-type="string">
            <text:p text:style-name="P499">93h</text:p>
          </table:table-cell>
          <table:table-cell table:style-name="Tabla50.A2" office:value-type="string">
            <text:p text:style-name="P499">94h</text:p>
          </table:table-cell>
          <table:table-cell table:style-name="Tabla50.A2" office:value-type="string">
            <text:p text:style-name="P499">95h</text:p>
          </table:table-cell>
          <table:table-cell table:style-name="Tabla50.A2" office:value-type="string">
            <text:p text:style-name="P499">96h</text:p>
          </table:table-cell>
          <table:table-cell table:style-name="Tabla50.A2" office:value-type="string">
            <text:p text:style-name="P499">97h</text:p>
          </table:table-cell>
          <table:table-cell table:style-name="Tabla50.A2" office:value-type="string">
            <text:p text:style-name="P499">98h</text:p>
          </table:table-cell>
          <table:table-cell table:style-name="Tabla50.A2" office:value-type="string">
            <text:p text:style-name="P500">9<text:span text:style-name="T162">9</text:span>h</text:p>
          </table:table-cell>
          <table:table-cell table:style-name="Tabla50.A2" office:value-type="string">
            <text:p text:style-name="P524"/>
          </table:table-cell>
          <table:table-cell table:style-name="Tabla50.A2" office:value-type="string">
            <text:p text:style-name="P524"/>
          </table:table-cell>
          <table:table-cell table:style-name="Tabla50.A2" office:value-type="string">
            <text:p text:style-name="P524"/>
          </table:table-cell>
          <table:table-cell table:style-name="Tabla50.A2" office:value-type="string">
            <text:p text:style-name="P524"/>
          </table:table-cell>
          <table:table-cell table:style-name="Tabla50.A2" office:value-type="string">
            <text:p text:style-name="P524"/>
          </table:table-cell>
          <table:table-cell table:style-name="Tabla50.Q2" office:value-type="string">
            <text:p text:style-name="P524"/>
          </table:table-cell>
        </table:table-row>
        <table:table-row>
          <table:table-cell table:style-name="Tabla50.A2" office:value-type="string">
            <text:p text:style-name="P382">(*)</text:p>
          </table:table-cell>
          <table:table-cell table:style-name="Tabla50.A2" office:value-type="string">
            <text:p text:style-name="P525">90h</text:p>
          </table:table-cell>
          <table:table-cell table:style-name="Tabla50.A2" office:value-type="string">
            <text:p text:style-name="P525">90h</text:p>
          </table:table-cell>
          <table:table-cell table:style-name="Tabla50.A2" office:value-type="string">
            <text:p text:style-name="P525">92h</text:p>
          </table:table-cell>
          <table:table-cell table:style-name="Tabla50.A2" office:value-type="string">
            <text:p text:style-name="P525">90h</text:p>
          </table:table-cell>
          <table:table-cell table:style-name="Tabla50.A2" office:value-type="string">
            <text:p text:style-name="P525">94h</text:p>
          </table:table-cell>
          <table:table-cell table:style-name="Tabla50.A2" office:value-type="string">
            <text:p text:style-name="P525">94h</text:p>
          </table:table-cell>
          <table:table-cell table:style-name="Tabla50.A2" office:value-type="string">
            <text:p text:style-name="P525">96h</text:p>
          </table:table-cell>
          <table:table-cell table:style-name="Tabla50.A2" office:value-type="string">
            <text:p text:style-name="P525">90h</text:p>
          </table:table-cell>
          <table:table-cell table:style-name="Tabla50.A2" office:value-type="string">
            <text:p text:style-name="P525">98h</text:p>
          </table:table-cell>
          <table:table-cell table:style-name="Tabla50.A2" office:value-type="string">
            <text:p text:style-name="P523">-</text:p>
          </table:table-cell>
          <table:table-cell table:style-name="Tabla50.A2" office:value-type="string">
            <text:p text:style-name="P524"/>
          </table:table-cell>
          <table:table-cell table:style-name="Tabla50.A2" office:value-type="string">
            <text:p text:style-name="P524"/>
          </table:table-cell>
          <table:table-cell table:style-name="Tabla50.A2" office:value-type="string">
            <text:p text:style-name="P524"/>
          </table:table-cell>
          <table:table-cell table:style-name="Tabla50.A2" office:value-type="string">
            <text:p text:style-name="P524"/>
          </table:table-cell>
          <table:table-cell table:style-name="Tabla50.A2" office:value-type="string">
            <text:p text:style-name="P524"/>
          </table:table-cell>
          <table:table-cell table:style-name="Tabla50.Q2" office:value-type="string">
            <text:p text:style-name="P524"/>
          </table:table-cell>
        </table:table-row>
      </table:table>
      <text:p text:style-name="P233"/>
      <text:p text:style-name="P236">Line 153 (99h) is shorter than the rest, it works different, so it doesn't follow the pattern of that table. Take a look at the <text:span text:style-name="T162">detailed</text:span> timings for line 153.</text:p>
      <text:p text:style-name="P237"><text:span text:style-name="T143">A</text:span> pattern is repeated every 8 lines (except for lines in the form N<text:span text:style-name="T143">F</text:span>h, <text:span text:style-name="T143">that follow the same pattern but it shows in the upper nibble</text:span>). The following <text:span text:style-name="T147">C </text:span>code can be used to determine the correct value for <text:span text:style-name="T147">(*)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43">9</text:span>] <text:s/>= {0, 0, 2, 0, 4, 4, 6, 0, // <text:span text:style-name="T143">Pattern</text:span></text:p>
            <text:p text:style-name="P31"><text:span text:style-name="T143"><text:s text:c="39"/>8</text:span>}; // <text:span text:style-name="T143">To make it work with NFh lines</text:span></text:p>
            <text:p text:style-name="P30"><text:s text:c="4"/>if( (ly &amp; 0x0F) == 0x0F )</text:p>
            <text:p text:style-name="P30"><text:s text:c="8"/>return ( <text:span text:style-name="T142">pattern</text:span>[(ly &gt;&gt; 4) &amp; 0x0F] &lt;&lt; 4 );</text:p>
            <text:p text:style-name="P30"><text:s text:c="4"/>else</text:p>
            <text:p text:style-name="P30"><text:s text:c="8"/>return ( <text:span text:style-name="T142">pattern</text:span>[ly &amp; 7] | (ly &amp; 0xF8) );</text:p>
            <text:p text:style-name="P30">}</text:p>
          </table:table-cell>
        </table:table-row>
      </table:table>
      <text:p text:style-name="P68"/>
      <text:h text:style-name="P478" text:outline-level="3"><text:bookmark-start text:name="__RefHeading__10205_1284721040"/>Timings in <text:span text:style-name="T140">CGB</text:span> in <text:span text:style-name="T140">CGB</text:span> mode <text:span text:style-name="T139">(double speed)</text:span><text:bookmark-end text:name="__RefHeading__10205_1284721040"/></text:h>
      <text:p text:style-name="P219">Line <text:span text:style-name="T139">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24">Clocks</text:p>
          </table:table-cell>
          <table:table-cell table:style-name="Tabla48.A1" office:value-type="string">
            <text:p text:style-name="P324">0</text:p>
          </table:table-cell>
          <table:table-cell table:style-name="Tabla48.A1" office:value-type="string">
            <text:p text:style-name="P324">4</text:p>
          </table:table-cell>
          <table:table-cell table:style-name="Tabla48.A1" office:value-type="string">
            <text:p text:style-name="P324">8</text:p>
          </table:table-cell>
          <table:table-cell table:style-name="Tabla48.A1" office:value-type="string">
            <text:p text:style-name="P324">12</text:p>
          </table:table-cell>
          <table:table-cell table:style-name="Tabla48.A1" office:value-type="string">
            <text:p text:style-name="P324">...</text:p>
          </table:table-cell>
          <table:table-cell table:style-name="Tabla48.A1" office:value-type="string">
            <text:p text:style-name="P328">160</text:p>
          </table:table-cell>
          <table:table-cell table:style-name="Tabla48.A1" office:value-type="string">
            <text:p text:style-name="P328">164</text:p>
          </table:table-cell>
          <table:table-cell table:style-name="Tabla48.A1" office:value-type="string">
            <text:p text:style-name="P328">168</text:p>
          </table:table-cell>
          <table:table-cell table:style-name="Tabla48.A1" office:value-type="string">
            <text:p text:style-name="P333">...</text:p>
          </table:table-cell>
          <table:table-cell table:style-name="Tabla48.A1" office:value-type="string">
            <text:p text:style-name="P328">904</text:p>
          </table:table-cell>
          <table:table-cell table:style-name="Tabla48.L1" office:value-type="string">
            <text:p text:style-name="P328">908</text:p>
          </table:table-cell>
        </table:table-row>
        <table:table-row table:style-name="Tabla48.1">
          <table:table-cell table:style-name="Tabla48.A2" office:value-type="string">
            <text:p text:style-name="P293">LY Register</text:p>
          </table:table-cell>
          <table:table-cell table:style-name="Tabla48.A2" office:value-type="string">
            <text:p text:style-name="P299">0</text:p>
          </table:table-cell>
          <table:table-cell table:style-name="Tabla48.A2" office:value-type="string">
            <text:p text:style-name="P299">0</text:p>
          </table:table-cell>
          <table:table-cell table:style-name="Tabla48.A2" office:value-type="string">
            <text:p text:style-name="P299">0</text:p>
          </table:table-cell>
          <table:table-cell table:style-name="Tabla48.A2" office:value-type="string">
            <text:p text:style-name="P299">0</text:p>
          </table:table-cell>
          <table:table-cell table:style-name="Tabla48.A2" office:value-type="string">
            <text:p text:style-name="P389">...</text:p>
          </table:table-cell>
          <table:table-cell table:style-name="Tabla48.A2" office:value-type="string">
            <text:p text:style-name="P299">0</text:p>
          </table:table-cell>
          <table:table-cell table:style-name="Tabla48.A2" office:value-type="string">
            <text:p text:style-name="P299">0</text:p>
          </table:table-cell>
          <table:table-cell table:style-name="Tabla48.A2" office:value-type="string">
            <text:p text:style-name="P299">0</text:p>
          </table:table-cell>
          <table:table-cell table:style-name="Tabla48.A2" office:value-type="string">
            <text:p text:style-name="P305">...</text:p>
          </table:table-cell>
          <table:table-cell table:style-name="Tabla48.A2" office:value-type="string">
            <text:p text:style-name="P358">0</text:p>
          </table:table-cell>
          <table:table-cell table:style-name="Tabla48.L2" office:value-type="string">
            <text:p text:style-name="P364">0</text:p>
          </table:table-cell>
        </table:table-row>
        <table:table-row table:style-name="Tabla48.1">
          <table:table-cell table:style-name="Tabla48.A2" office:value-type="string">
            <text:p text:style-name="P293">STAT Mode</text:p>
          </table:table-cell>
          <table:table-cell table:style-name="Tabla48.A2" office:value-type="string">
            <text:p text:style-name="P302">1</text:p>
          </table:table-cell>
          <table:table-cell table:style-name="Tabla48.A2" office:value-type="string">
            <text:p text:style-name="P293">2</text:p>
          </table:table-cell>
          <table:table-cell table:style-name="Tabla48.A2" office:value-type="string">
            <text:p text:style-name="P293">2</text:p>
          </table:table-cell>
          <table:table-cell table:style-name="Tabla48.A2" office:value-type="string">
            <text:p text:style-name="P293">2</text:p>
          </table:table-cell>
          <table:table-cell table:style-name="Tabla48.A2" office:value-type="string">
            <text:p text:style-name="P366">...</text:p>
          </table:table-cell>
          <table:table-cell table:style-name="Tabla48.A2" office:value-type="string">
            <text:p text:style-name="P293">2</text:p>
          </table:table-cell>
          <table:table-cell table:style-name="Tabla48.A2" office:value-type="string">
            <text:p text:style-name="P299">3</text:p>
          </table:table-cell>
          <table:table-cell table:style-name="Tabla48.A2" office:value-type="string">
            <text:p text:style-name="P293">3</text:p>
          </table:table-cell>
          <table:table-cell table:style-name="Tabla48.A2" office:value-type="string">
            <text:p text:style-name="P389">...</text:p>
          </table:table-cell>
          <table:table-cell table:style-name="Tabla48.A2" office:value-type="string">
            <text:p text:style-name="P366">0</text:p>
          </table:table-cell>
          <table:table-cell table:style-name="Tabla48.L2" office:value-type="string">
            <text:p text:style-name="P366">0</text:p>
          </table:table-cell>
        </table:table-row>
        <table:table-row table:style-name="Tabla48.1">
          <table:table-cell table:style-name="Tabla48.A2" office:value-type="string">
            <text:p text:style-name="P306">LY to compare LYC</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66">...</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89">...</text:p>
          </table:table-cell>
          <table:table-cell table:style-name="Tabla48.A2" office:value-type="string">
            <text:p text:style-name="P375">0</text:p>
          </table:table-cell>
          <table:table-cell table:style-name="Tabla48.L2" office:value-type="string">
            <text:p text:style-name="P375">0</text:p>
          </table:table-cell>
        </table:table-row>
        <table:table-row table:style-name="Tabla48.1">
          <table:table-cell table:style-name="Tabla48.A2" office:value-type="string">
            <text:p text:style-name="P312">IF Flag (LY=LYC)</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66">...</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06">0</text:p>
          </table:table-cell>
          <table:table-cell table:style-name="Tabla48.A2" office:value-type="string">
            <text:p text:style-name="P389">...</text:p>
          </table:table-cell>
          <table:table-cell table:style-name="Tabla48.A2" office:value-type="string">
            <text:p text:style-name="P375">0</text:p>
          </table:table-cell>
          <table:table-cell table:style-name="Tabla48.L2" office:value-type="string">
            <text:p text:style-name="P375">0</text:p>
          </table:table-cell>
        </table:table-row>
      </table:table>
      <text:p text:style-name="P219"/>
      <text:p text:style-name="P219">Line<text:span text:style-name="T139">s</text:span> <text:span text:style-name="T139">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24">Clocks</text:p>
          </table:table-cell>
          <table:table-cell table:style-name="Tabla43.A1" office:value-type="string">
            <text:p text:style-name="P324">0</text:p>
          </table:table-cell>
          <table:table-cell table:style-name="Tabla43.A1" office:value-type="string">
            <text:p text:style-name="P324">4</text:p>
          </table:table-cell>
          <table:table-cell table:style-name="Tabla43.A1" office:value-type="string">
            <text:p text:style-name="P324">8</text:p>
          </table:table-cell>
          <table:table-cell table:style-name="Tabla43.A1" office:value-type="string">
            <text:p text:style-name="P324">12</text:p>
          </table:table-cell>
          <table:table-cell table:style-name="Tabla43.A1" office:value-type="string">
            <text:p text:style-name="P324">...</text:p>
          </table:table-cell>
          <table:table-cell table:style-name="Tabla43.A1" office:value-type="string">
            <text:p text:style-name="P328">160</text:p>
          </table:table-cell>
          <table:table-cell table:style-name="Tabla43.A1" office:value-type="string">
            <text:p text:style-name="P328">164</text:p>
          </table:table-cell>
          <table:table-cell table:style-name="Tabla43.A1" office:value-type="string">
            <text:p text:style-name="P328">168</text:p>
          </table:table-cell>
          <table:table-cell table:style-name="Tabla43.A1" office:value-type="string">
            <text:p text:style-name="P333">...</text:p>
          </table:table-cell>
          <table:table-cell table:style-name="Tabla43.A1" office:value-type="string">
            <text:p text:style-name="P328">904</text:p>
          </table:table-cell>
          <table:table-cell table:style-name="Tabla43.L1" office:value-type="string">
            <text:p text:style-name="P328">908</text:p>
          </table:table-cell>
        </table:table-row>
        <table:table-row table:style-name="Tabla43.1">
          <table:table-cell table:style-name="Tabla43.A2" office:value-type="string">
            <text:p text:style-name="P293">LY Register</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89">...</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05">...</text:p>
          </table:table-cell>
          <table:table-cell table:style-name="Tabla43.A2" office:value-type="string">
            <text:p text:style-name="P364">13</text:p>
          </table:table-cell>
          <table:table-cell table:style-name="Tabla43.L2" office:value-type="string">
            <text:p text:style-name="P374">13</text:p>
          </table:table-cell>
        </table:table-row>
        <table:table-row table:style-name="Tabla43.1">
          <table:table-cell table:style-name="Tabla43.A2" office:value-type="string">
            <text:p text:style-name="P293">STAT Mode</text:p>
          </table:table-cell>
          <table:table-cell table:style-name="Tabla43.A2" office:value-type="string">
            <text:p text:style-name="P364">0</text:p>
          </table:table-cell>
          <table:table-cell table:style-name="Tabla43.A2" office:value-type="string">
            <text:p text:style-name="P366">2</text:p>
          </table:table-cell>
          <table:table-cell table:style-name="Tabla43.A2" office:value-type="string">
            <text:p text:style-name="P293">2</text:p>
          </table:table-cell>
          <table:table-cell table:style-name="Tabla43.A2" office:value-type="string">
            <text:p text:style-name="P293">2</text:p>
          </table:table-cell>
          <table:table-cell table:style-name="Tabla43.A2" office:value-type="string">
            <text:p text:style-name="P366">...</text:p>
          </table:table-cell>
          <table:table-cell table:style-name="Tabla43.A2" office:value-type="string">
            <text:p text:style-name="P293">2</text:p>
          </table:table-cell>
          <table:table-cell table:style-name="Tabla43.A2" office:value-type="string">
            <text:p text:style-name="P299">3</text:p>
          </table:table-cell>
          <table:table-cell table:style-name="Tabla43.A2" office:value-type="string">
            <text:p text:style-name="P293">3</text:p>
          </table:table-cell>
          <table:table-cell table:style-name="Tabla43.A2" office:value-type="string">
            <text:p text:style-name="P389">...</text:p>
          </table:table-cell>
          <table:table-cell table:style-name="Tabla43.A2" office:value-type="string">
            <text:p text:style-name="P366">0</text:p>
          </table:table-cell>
          <table:table-cell table:style-name="Tabla43.L2" office:value-type="string">
            <text:p text:style-name="P366">0</text:p>
          </table:table-cell>
        </table:table-row>
        <table:table-row table:style-name="Tabla43.1">
          <table:table-cell table:style-name="Tabla43.A2" office:value-type="string">
            <text:p text:style-name="P306">LY to compare LYC</text:p>
          </table:table-cell>
          <table:table-cell table:style-name="Tabla43.A2" office:value-type="string">
            <text:p text:style-name="P375">12</text:p>
          </table:table-cell>
          <table:table-cell table:style-name="Tabla43.A2" office:value-type="string">
            <text:p text:style-name="P364">13</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89">...</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02">13</text:p>
          </table:table-cell>
          <table:table-cell table:style-name="Tabla43.A2" office:value-type="string">
            <text:p text:style-name="P389">...</text:p>
          </table:table-cell>
          <table:table-cell table:style-name="Tabla43.A2" office:value-type="string">
            <text:p text:style-name="P364">13</text:p>
          </table:table-cell>
          <table:table-cell table:style-name="Tabla43.L2" office:value-type="string">
            <text:p text:style-name="P374">13</text:p>
          </table:table-cell>
        </table:table-row>
        <table:table-row table:style-name="Tabla43.1">
          <table:table-cell table:style-name="Tabla43.A2" office:value-type="string">
            <text:p text:style-name="P312">IF Flag (LY=LYC)</text:p>
          </table:table-cell>
          <table:table-cell table:style-name="Tabla43.A2" office:value-type="string">
            <text:p text:style-name="P404">0</text:p>
          </table:table-cell>
          <table:table-cell table:style-name="Tabla43.A2" office:value-type="string">
            <text:p text:style-name="P404">1</text:p>
          </table:table-cell>
          <table:table-cell table:style-name="Tabla43.A2" office:value-type="string">
            <text:p text:style-name="P404">0</text:p>
          </table:table-cell>
          <table:table-cell table:style-name="Tabla43.A2" office:value-type="string">
            <text:p text:style-name="P404">0</text:p>
          </table:table-cell>
          <table:table-cell table:style-name="Tabla43.A2" office:value-type="string">
            <text:p text:style-name="P390">...</text:p>
          </table:table-cell>
          <table:table-cell table:style-name="Tabla43.A2" office:value-type="string">
            <text:p text:style-name="P406">0</text:p>
          </table:table-cell>
          <table:table-cell table:style-name="Tabla43.A2" office:value-type="string">
            <text:p text:style-name="P406">0</text:p>
          </table:table-cell>
          <table:table-cell table:style-name="Tabla43.A2" office:value-type="string">
            <text:p text:style-name="P406">0</text:p>
          </table:table-cell>
          <table:table-cell table:style-name="Tabla43.A2" office:value-type="string">
            <text:p text:style-name="P390">...</text:p>
          </table:table-cell>
          <table:table-cell table:style-name="Tabla43.A2" office:value-type="string">
            <text:p text:style-name="P404">0</text:p>
          </table:table-cell>
          <table:table-cell table:style-name="Tabla43.L2" office:value-type="string">
            <text:p text:style-name="P404">0</text:p>
          </table:table-cell>
        </table:table-row>
      </table:table>
      <text:p text:style-name="P238"/>
      <text:p text:style-name="P220">Line 14<text:span text:style-name="T139">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25">Clocks</text:p>
          </table:table-cell>
          <table:table-cell table:style-name="Tabla49.A1" office:value-type="string">
            <text:p text:style-name="P325">0</text:p>
          </table:table-cell>
          <table:table-cell table:style-name="Tabla49.A1" office:value-type="string">
            <text:p text:style-name="P325">4</text:p>
          </table:table-cell>
          <table:table-cell table:style-name="Tabla49.A1" office:value-type="string">
            <text:p text:style-name="P325">8</text:p>
          </table:table-cell>
          <table:table-cell table:style-name="Tabla49.A1" office:value-type="string">
            <text:p text:style-name="P325">12</text:p>
          </table:table-cell>
          <table:table-cell table:style-name="Tabla49.A1" office:value-type="string">
            <text:p text:style-name="P342">...</text:p>
          </table:table-cell>
          <table:table-cell table:style-name="Tabla49.A1" office:value-type="string">
            <text:p text:style-name="P342"/>
          </table:table-cell>
          <table:table-cell table:style-name="Tabla49.A1" office:value-type="string">
            <text:p text:style-name="P342"/>
          </table:table-cell>
          <table:table-cell table:style-name="Tabla49.A1" office:value-type="string">
            <text:p text:style-name="P342"/>
          </table:table-cell>
          <table:table-cell table:style-name="Tabla49.A1" office:value-type="string">
            <text:p text:style-name="P347">...</text:p>
          </table:table-cell>
          <table:table-cell table:style-name="Tabla49.A1" office:value-type="string">
            <text:p text:style-name="P329">904</text:p>
          </table:table-cell>
          <table:table-cell table:style-name="Tabla49.L1" office:value-type="string">
            <text:p text:style-name="P329">908</text:p>
          </table:table-cell>
        </table:table-row>
        <table:table-row table:style-name="Tabla49.1">
          <table:table-cell table:style-name="Tabla49.A2" office:value-type="string">
            <text:p text:style-name="P294">LY Register</text:p>
          </table:table-cell>
          <table:table-cell table:style-name="Tabla49.A2" office:value-type="string">
            <text:p text:style-name="P294">1<text:span text:style-name="T138">44</text:span></text:p>
          </table:table-cell>
          <table:table-cell table:style-name="Tabla49.A2" office:value-type="string">
            <text:p text:style-name="P294">1<text:span text:style-name="T138">44</text:span></text:p>
          </table:table-cell>
          <table:table-cell table:style-name="Tabla49.A2" office:value-type="string">
            <text:p text:style-name="P294">1<text:span text:style-name="T138">44</text:span></text:p>
          </table:table-cell>
          <table:table-cell table:style-name="Tabla49.A2" office:value-type="string">
            <text:p text:style-name="P294">1<text:span text:style-name="T138">44</text:span></text:p>
          </table:table-cell>
          <table:table-cell table:style-name="Tabla49.A2" office:value-type="string">
            <text:p text:style-name="P391">...</text:p>
          </table:table-cell>
          <table:table-cell table:style-name="Tabla49.A2" office:value-type="string">
            <text:p text:style-name="P367"/>
          </table:table-cell>
          <table:table-cell table:style-name="Tabla49.A2" office:value-type="string">
            <text:p text:style-name="P367"/>
          </table:table-cell>
          <table:table-cell table:style-name="Tabla49.A2" office:value-type="string">
            <text:p text:style-name="P367"/>
          </table:table-cell>
          <table:table-cell table:style-name="Tabla49.A2" office:value-type="string">
            <text:p text:style-name="P391">...</text:p>
          </table:table-cell>
          <table:table-cell table:style-name="Tabla49.A2" office:value-type="string">
            <text:p text:style-name="P367">1<text:span text:style-name="T138">44</text:span></text:p>
          </table:table-cell>
          <table:table-cell table:style-name="Tabla49.L2" office:value-type="string">
            <text:p text:style-name="P374">144</text:p>
          </table:table-cell>
        </table:table-row>
        <table:table-row table:style-name="Tabla49.1">
          <table:table-cell table:style-name="Tabla49.A2" office:value-type="string">
            <text:p text:style-name="P294">STAT Mode</text:p>
          </table:table-cell>
          <table:table-cell table:style-name="Tabla49.A2" office:value-type="string">
            <text:p text:style-name="P291">0</text:p>
          </table:table-cell>
          <table:table-cell table:style-name="Tabla49.A2" office:value-type="string">
            <text:p text:style-name="P300">1</text:p>
          </table:table-cell>
          <table:table-cell table:style-name="Tabla49.A2" office:value-type="string">
            <text:p text:style-name="P300">1</text:p>
          </table:table-cell>
          <table:table-cell table:style-name="Tabla49.A2" office:value-type="string">
            <text:p text:style-name="P300">1</text:p>
          </table:table-cell>
          <table:table-cell table:style-name="Tabla49.A2" office:value-type="string">
            <text:p text:style-name="P367">...</text:p>
          </table:table-cell>
          <table:table-cell table:style-name="Tabla49.A2" office:value-type="string">
            <text:p text:style-name="P367"/>
          </table:table-cell>
          <table:table-cell table:style-name="Tabla49.A2" office:value-type="string">
            <text:p text:style-name="P359"/>
          </table:table-cell>
          <table:table-cell table:style-name="Tabla49.A2" office:value-type="string">
            <text:p text:style-name="P367"/>
          </table:table-cell>
          <table:table-cell table:style-name="Tabla49.A2" office:value-type="string">
            <text:p text:style-name="P391">...</text:p>
          </table:table-cell>
          <table:table-cell table:style-name="Tabla49.A2" office:value-type="string">
            <text:p text:style-name="P359">1</text:p>
          </table:table-cell>
          <table:table-cell table:style-name="Tabla49.L2" office:value-type="string">
            <text:p text:style-name="P359">1</text:p>
          </table:table-cell>
        </table:table-row>
        <text:soft-page-break/>
        <table:table-row table:style-name="Tabla49.1">
          <table:table-cell table:style-name="Tabla49.A2" office:value-type="string">
            <text:p text:style-name="P306">LY to compare LYC</text:p>
          </table:table-cell>
          <table:table-cell table:style-name="Tabla49.A2" office:value-type="string">
            <text:p text:style-name="P381">143</text:p>
          </table:table-cell>
          <table:table-cell table:style-name="Tabla49.A2" office:value-type="string">
            <text:p text:style-name="P294">1<text:span text:style-name="T138">44</text:span></text:p>
          </table:table-cell>
          <table:table-cell table:style-name="Tabla49.A2" office:value-type="string">
            <text:p text:style-name="P294">1<text:span text:style-name="T138">44</text:span></text:p>
          </table:table-cell>
          <table:table-cell table:style-name="Tabla49.A2" office:value-type="string">
            <text:p text:style-name="P294">1<text:span text:style-name="T138">44</text:span></text:p>
          </table:table-cell>
          <table:table-cell table:style-name="Tabla49.A2" office:value-type="string">
            <text:p text:style-name="P391">...</text:p>
          </table:table-cell>
          <table:table-cell table:style-name="Tabla49.A2" office:value-type="string">
            <text:p text:style-name="P367"/>
          </table:table-cell>
          <table:table-cell table:style-name="Tabla49.A2" office:value-type="string">
            <text:p text:style-name="P367"/>
          </table:table-cell>
          <table:table-cell table:style-name="Tabla49.A2" office:value-type="string">
            <text:p text:style-name="P367"/>
          </table:table-cell>
          <table:table-cell table:style-name="Tabla49.A2" office:value-type="string">
            <text:p text:style-name="P391">...</text:p>
          </table:table-cell>
          <table:table-cell table:style-name="Tabla49.A2" office:value-type="string">
            <text:p text:style-name="P367">1<text:span text:style-name="T138">44</text:span></text:p>
          </table:table-cell>
          <table:table-cell table:style-name="Tabla49.L2" office:value-type="string">
            <text:p text:style-name="P374">144</text:p>
          </table:table-cell>
        </table:table-row>
        <table:table-row table:style-name="Tabla49.1">
          <table:table-cell table:style-name="Tabla49.A2" office:value-type="string">
            <text:p text:style-name="P312">IF Flag (LY=LYC)</text:p>
          </table:table-cell>
          <table:table-cell table:style-name="Tabla49.A2" office:value-type="string">
            <text:p text:style-name="P404">0</text:p>
          </table:table-cell>
          <table:table-cell table:style-name="Tabla49.A2" office:value-type="string">
            <text:p text:style-name="P404">1</text:p>
          </table:table-cell>
          <table:table-cell table:style-name="Tabla49.A2" office:value-type="string">
            <text:p text:style-name="P404">0</text:p>
          </table:table-cell>
          <table:table-cell table:style-name="Tabla49.A2" office:value-type="string">
            <text:p text:style-name="P404">0</text:p>
          </table:table-cell>
          <table:table-cell table:style-name="Tabla49.A2" office:value-type="string">
            <text:p text:style-name="P390">...</text:p>
          </table:table-cell>
          <table:table-cell table:style-name="Tabla49.A2" office:value-type="string">
            <text:p text:style-name="P384"/>
          </table:table-cell>
          <table:table-cell table:style-name="Tabla49.A2" office:value-type="string">
            <text:p text:style-name="P384"/>
          </table:table-cell>
          <table:table-cell table:style-name="Tabla49.A2" office:value-type="string">
            <text:p text:style-name="P384"/>
          </table:table-cell>
          <table:table-cell table:style-name="Tabla49.A2" office:value-type="string">
            <text:p text:style-name="P390">...</text:p>
          </table:table-cell>
          <table:table-cell table:style-name="Tabla49.A2" office:value-type="string">
            <text:p text:style-name="P404">0</text:p>
          </table:table-cell>
          <table:table-cell table:style-name="Tabla49.L2" office:value-type="string">
            <text:p text:style-name="P404">0</text:p>
          </table:table-cell>
        </table:table-row>
      </table:table>
      <text:p text:style-name="P220"/>
      <text:p text:style-name="P219">Lines 14<text:span text:style-name="T139">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24">Clocks</text:p>
          </table:table-cell>
          <table:table-cell table:style-name="Tabla44.A1" office:value-type="string">
            <text:p text:style-name="P324">0</text:p>
          </table:table-cell>
          <table:table-cell table:style-name="Tabla44.A1" office:value-type="string">
            <text:p text:style-name="P324">4</text:p>
          </table:table-cell>
          <table:table-cell table:style-name="Tabla44.A1" office:value-type="string">
            <text:p text:style-name="P324">8</text:p>
          </table:table-cell>
          <table:table-cell table:style-name="Tabla44.A1" office:value-type="string">
            <text:p text:style-name="P324">12</text:p>
          </table:table-cell>
          <table:table-cell table:style-name="Tabla44.A1" office:value-type="string">
            <text:p text:style-name="P341">...</text:p>
          </table:table-cell>
          <table:table-cell table:style-name="Tabla44.A1" office:value-type="string">
            <text:p text:style-name="P341"/>
          </table:table-cell>
          <table:table-cell table:style-name="Tabla44.A1" office:value-type="string">
            <text:p text:style-name="P341"/>
          </table:table-cell>
          <table:table-cell table:style-name="Tabla44.A1" office:value-type="string">
            <text:p text:style-name="P341"/>
          </table:table-cell>
          <table:table-cell table:style-name="Tabla44.A1" office:value-type="string">
            <text:p text:style-name="P346">...</text:p>
          </table:table-cell>
          <table:table-cell table:style-name="Tabla44.A1" office:value-type="string">
            <text:p text:style-name="P328">904</text:p>
          </table:table-cell>
          <table:table-cell table:style-name="Tabla44.L1" office:value-type="string">
            <text:p text:style-name="P328">908</text:p>
          </table:table-cell>
        </table:table-row>
        <table:table-row table:style-name="Tabla44.1">
          <table:table-cell table:style-name="Tabla44.A2" office:value-type="string">
            <text:p text:style-name="P293">LY Register</text:p>
          </table:table-cell>
          <table:table-cell table:style-name="Tabla44.A2" office:value-type="string">
            <text:p text:style-name="P366">1<text:span text:style-name="T138">46</text:span></text:p>
          </table:table-cell>
          <table:table-cell table:style-name="Tabla44.A2" office:value-type="string">
            <text:p text:style-name="P366">1<text:span text:style-name="T138">46</text:span></text:p>
          </table:table-cell>
          <table:table-cell table:style-name="Tabla44.A2" office:value-type="string">
            <text:p text:style-name="P366">1<text:span text:style-name="T138">46</text:span></text:p>
          </table:table-cell>
          <table:table-cell table:style-name="Tabla44.A2" office:value-type="string">
            <text:p text:style-name="P366">1<text:span text:style-name="T138">46</text:span></text:p>
          </table:table-cell>
          <table:table-cell table:style-name="Tabla44.A2" office:value-type="string">
            <text:p text:style-name="P389">...</text:p>
          </table:table-cell>
          <table:table-cell table:style-name="Tabla44.A2" office:value-type="string">
            <text:p text:style-name="P366"/>
          </table:table-cell>
          <table:table-cell table:style-name="Tabla44.A2" office:value-type="string">
            <text:p text:style-name="P366"/>
          </table:table-cell>
          <table:table-cell table:style-name="Tabla44.A2" office:value-type="string">
            <text:p text:style-name="P366"/>
          </table:table-cell>
          <table:table-cell table:style-name="Tabla44.A2" office:value-type="string">
            <text:p text:style-name="P389">...</text:p>
          </table:table-cell>
          <table:table-cell table:style-name="Tabla44.A2" office:value-type="string">
            <text:p text:style-name="P366">1<text:span text:style-name="T138">46</text:span></text:p>
          </table:table-cell>
          <table:table-cell table:style-name="Tabla44.L2" office:value-type="string">
            <text:p text:style-name="P374">146</text:p>
          </table:table-cell>
        </table:table-row>
        <table:table-row table:style-name="Tabla44.1">
          <table:table-cell table:style-name="Tabla44.A2" office:value-type="string">
            <text:p text:style-name="P293">STAT Mode</text:p>
          </table:table-cell>
          <table:table-cell table:style-name="Tabla44.A2" office:value-type="string">
            <text:p text:style-name="P358">1</text:p>
          </table:table-cell>
          <table:table-cell table:style-name="Tabla44.A2" office:value-type="string">
            <text:p text:style-name="P358">1</text:p>
          </table:table-cell>
          <table:table-cell table:style-name="Tabla44.A2" office:value-type="string">
            <text:p text:style-name="P358">1</text:p>
          </table:table-cell>
          <table:table-cell table:style-name="Tabla44.A2" office:value-type="string">
            <text:p text:style-name="P358">1</text:p>
          </table:table-cell>
          <table:table-cell table:style-name="Tabla44.A2" office:value-type="string">
            <text:p text:style-name="P366">...</text:p>
          </table:table-cell>
          <table:table-cell table:style-name="Tabla44.A2" office:value-type="string">
            <text:p text:style-name="P366"/>
          </table:table-cell>
          <table:table-cell table:style-name="Tabla44.A2" office:value-type="string">
            <text:p text:style-name="P358"/>
          </table:table-cell>
          <table:table-cell table:style-name="Tabla44.A2" office:value-type="string">
            <text:p text:style-name="P366"/>
          </table:table-cell>
          <table:table-cell table:style-name="Tabla44.A2" office:value-type="string">
            <text:p text:style-name="P389">...</text:p>
          </table:table-cell>
          <table:table-cell table:style-name="Tabla44.A2" office:value-type="string">
            <text:p text:style-name="P358">1</text:p>
          </table:table-cell>
          <table:table-cell table:style-name="Tabla44.L2" office:value-type="string">
            <text:p text:style-name="P358">1</text:p>
          </table:table-cell>
        </table:table-row>
        <table:table-row table:style-name="Tabla44.1">
          <table:table-cell table:style-name="Tabla44.A2" office:value-type="string">
            <text:p text:style-name="P306">LY to compare LYC</text:p>
          </table:table-cell>
          <table:table-cell table:style-name="Tabla44.A2" office:value-type="string">
            <text:p text:style-name="P396">145</text:p>
          </table:table-cell>
          <table:table-cell table:style-name="Tabla44.A2" office:value-type="string">
            <text:p text:style-name="P366">1<text:span text:style-name="T138">46</text:span></text:p>
          </table:table-cell>
          <table:table-cell table:style-name="Tabla44.A2" office:value-type="string">
            <text:p text:style-name="P366">1<text:span text:style-name="T138">46</text:span></text:p>
          </table:table-cell>
          <table:table-cell table:style-name="Tabla44.A2" office:value-type="string">
            <text:p text:style-name="P366">1<text:span text:style-name="T138">46</text:span></text:p>
          </table:table-cell>
          <table:table-cell table:style-name="Tabla44.A2" office:value-type="string">
            <text:p text:style-name="P389">...</text:p>
          </table:table-cell>
          <table:table-cell table:style-name="Tabla44.A2" office:value-type="string">
            <text:p text:style-name="P366"/>
          </table:table-cell>
          <table:table-cell table:style-name="Tabla44.A2" office:value-type="string">
            <text:p text:style-name="P366"/>
          </table:table-cell>
          <table:table-cell table:style-name="Tabla44.A2" office:value-type="string">
            <text:p text:style-name="P366"/>
          </table:table-cell>
          <table:table-cell table:style-name="Tabla44.A2" office:value-type="string">
            <text:p text:style-name="P389">...</text:p>
          </table:table-cell>
          <table:table-cell table:style-name="Tabla44.A2" office:value-type="string">
            <text:p text:style-name="P366">1<text:span text:style-name="T138">46</text:span></text:p>
          </table:table-cell>
          <table:table-cell table:style-name="Tabla44.L2" office:value-type="string">
            <text:p text:style-name="P374">146</text:p>
          </table:table-cell>
        </table:table-row>
        <table:table-row table:style-name="Tabla44.1">
          <table:table-cell table:style-name="Tabla44.A2" office:value-type="string">
            <text:p text:style-name="P312">IF Flag (LY=LYC)</text:p>
          </table:table-cell>
          <table:table-cell table:style-name="Tabla44.A2" office:value-type="string">
            <text:p text:style-name="P404">0</text:p>
          </table:table-cell>
          <table:table-cell table:style-name="Tabla44.A2" office:value-type="string">
            <text:p text:style-name="P404">1</text:p>
          </table:table-cell>
          <table:table-cell table:style-name="Tabla44.A2" office:value-type="string">
            <text:p text:style-name="P404">0</text:p>
          </table:table-cell>
          <table:table-cell table:style-name="Tabla44.A2" office:value-type="string">
            <text:p text:style-name="P404">0</text:p>
          </table:table-cell>
          <table:table-cell table:style-name="Tabla44.A2" office:value-type="string">
            <text:p text:style-name="P390">...</text:p>
          </table:table-cell>
          <table:table-cell table:style-name="Tabla44.A2" office:value-type="string">
            <text:p text:style-name="P384"/>
          </table:table-cell>
          <table:table-cell table:style-name="Tabla44.A2" office:value-type="string">
            <text:p text:style-name="P384"/>
          </table:table-cell>
          <table:table-cell table:style-name="Tabla44.A2" office:value-type="string">
            <text:p text:style-name="P384"/>
          </table:table-cell>
          <table:table-cell table:style-name="Tabla44.A2" office:value-type="string">
            <text:p text:style-name="P390">...</text:p>
          </table:table-cell>
          <table:table-cell table:style-name="Tabla44.A2" office:value-type="string">
            <text:p text:style-name="P404">0</text:p>
          </table:table-cell>
          <table:table-cell table:style-name="Tabla44.L2" office:value-type="string">
            <text:p text:style-name="P404">0</text:p>
          </table:table-cell>
        </table:table-row>
      </table:table>
      <text:p text:style-name="P219"/>
      <text:p text:style-name="P219">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24">Clocks</text:p>
          </table:table-cell>
          <table:table-cell table:style-name="Tabla47.A1" office:value-type="string">
            <text:p text:style-name="P324">0</text:p>
          </table:table-cell>
          <table:table-cell table:style-name="Tabla47.A1" office:value-type="string">
            <text:p text:style-name="P324">4</text:p>
          </table:table-cell>
          <table:table-cell table:style-name="Tabla47.A1" office:value-type="string">
            <text:p text:style-name="P324">8</text:p>
          </table:table-cell>
          <table:table-cell table:style-name="Tabla47.A1" office:value-type="string">
            <text:p text:style-name="P324">12</text:p>
          </table:table-cell>
          <table:table-cell table:style-name="Tabla47.A1" office:value-type="string">
            <text:p text:style-name="P338">14</text:p>
          </table:table-cell>
          <table:table-cell table:style-name="Tabla47.A1" office:value-type="string">
            <text:p text:style-name="P338">16</text:p>
          </table:table-cell>
          <table:table-cell table:style-name="Tabla47.A1" office:value-type="string">
            <text:p text:style-name="P339">20</text:p>
          </table:table-cell>
          <table:table-cell table:style-name="Tabla47.A1" office:value-type="string">
            <text:p text:style-name="P339">24</text:p>
          </table:table-cell>
          <table:table-cell table:style-name="Tabla47.A1" office:value-type="string">
            <text:p text:style-name="P333">...</text:p>
          </table:table-cell>
          <table:table-cell table:style-name="Tabla47.A1" office:value-type="string">
            <text:p text:style-name="P328">904</text:p>
          </table:table-cell>
          <table:table-cell table:style-name="Tabla47.L1" office:value-type="string">
            <text:p text:style-name="P328">908</text:p>
          </table:table-cell>
        </table:table-row>
        <table:table-row table:style-name="Tabla47.1">
          <table:table-cell table:style-name="Tabla47.A2" office:value-type="string">
            <text:p text:style-name="P293">LY Register</text:p>
          </table:table-cell>
          <table:table-cell table:style-name="Tabla47.A2" office:value-type="string">
            <text:p text:style-name="P358">153</text:p>
          </table:table-cell>
          <table:table-cell table:style-name="Tabla47.A2" office:value-type="string">
            <text:p text:style-name="P358">153</text:p>
          </table:table-cell>
          <table:table-cell table:style-name="Tabla47.A2" office:value-type="string">
            <text:p text:style-name="P358">153</text:p>
          </table:table-cell>
          <table:table-cell table:style-name="Tabla47.A2" office:value-type="string">
            <text:p text:style-name="P358">0</text:p>
          </table:table-cell>
          <table:table-cell table:style-name="Tabla47.A2" office:value-type="string">
            <text:p text:style-name="P375">0</text:p>
          </table:table-cell>
          <table:table-cell table:style-name="Tabla47.A2" office:value-type="string">
            <text:p text:style-name="P375">0</text:p>
          </table:table-cell>
          <table:table-cell table:style-name="Tabla47.A2" office:value-type="string">
            <text:p text:style-name="P316">0</text:p>
          </table:table-cell>
          <table:table-cell table:style-name="Tabla47.A2" office:value-type="string">
            <text:p text:style-name="P317">0</text:p>
          </table:table-cell>
          <table:table-cell table:style-name="Tabla47.A2" office:value-type="string">
            <text:p text:style-name="P305">...</text:p>
          </table:table-cell>
          <table:table-cell table:style-name="Tabla47.A2" office:value-type="string">
            <text:p text:style-name="P299">0</text:p>
          </table:table-cell>
          <table:table-cell table:style-name="Tabla47.L2" office:value-type="string">
            <text:p text:style-name="P299">0</text:p>
          </table:table-cell>
        </table:table-row>
        <table:table-row table:style-name="Tabla47.1">
          <table:table-cell table:style-name="Tabla47.A2" office:value-type="string">
            <text:p text:style-name="P293">STAT Mode</text:p>
          </table:table-cell>
          <table:table-cell table:style-name="Tabla47.A2" office:value-type="string">
            <text:p text:style-name="P358">1</text:p>
          </table:table-cell>
          <table:table-cell table:style-name="Tabla47.A2" office:value-type="string">
            <text:p text:style-name="P358">1</text:p>
          </table:table-cell>
          <table:table-cell table:style-name="Tabla47.A2" office:value-type="string">
            <text:p text:style-name="P358">1</text:p>
          </table:table-cell>
          <table:table-cell table:style-name="Tabla47.A2" office:value-type="string">
            <text:p text:style-name="P358">1</text:p>
          </table:table-cell>
          <table:table-cell table:style-name="Tabla47.A2" office:value-type="string">
            <text:p text:style-name="P375">1</text:p>
          </table:table-cell>
          <table:table-cell table:style-name="Tabla47.A2" office:value-type="string">
            <text:p text:style-name="P375">1</text:p>
          </table:table-cell>
          <table:table-cell table:style-name="Tabla47.A2" office:value-type="string">
            <text:p text:style-name="P398">1</text:p>
          </table:table-cell>
          <table:table-cell table:style-name="Tabla47.A2" office:value-type="string">
            <text:p text:style-name="P398">1</text:p>
          </table:table-cell>
          <table:table-cell table:style-name="Tabla47.A2" office:value-type="string">
            <text:p text:style-name="P389">...</text:p>
          </table:table-cell>
          <table:table-cell table:style-name="Tabla47.A2" office:value-type="string">
            <text:p text:style-name="P299">1</text:p>
          </table:table-cell>
          <table:table-cell table:style-name="Tabla47.L2" office:value-type="string">
            <text:p text:style-name="P299">1</text:p>
          </table:table-cell>
        </table:table-row>
        <table:table-row table:style-name="Tabla47.1">
          <table:table-cell table:style-name="Tabla47.A2" office:value-type="string">
            <text:p text:style-name="P306">LY to compare LYC</text:p>
          </table:table-cell>
          <table:table-cell table:style-name="Tabla47.A2" office:value-type="string">
            <text:p text:style-name="P362">15<text:span text:style-name="T149">2</text:span></text:p>
          </table:table-cell>
          <table:table-cell table:style-name="Tabla47.A2" office:value-type="string">
            <text:p text:style-name="P362">153</text:p>
          </table:table-cell>
          <table:table-cell table:style-name="Tabla47.A2" office:value-type="string">
            <text:p text:style-name="P362">153</text:p>
          </table:table-cell>
          <table:table-cell table:style-name="Tabla47.A2" office:value-type="string">
            <text:p text:style-name="P362">153</text:p>
          </table:table-cell>
          <table:table-cell table:style-name="Tabla47.A2" office:value-type="string">
            <text:p text:style-name="P362">153</text:p>
          </table:table-cell>
          <table:table-cell table:style-name="Tabla47.A2" office:value-type="string">
            <text:p text:style-name="P375">0</text:p>
          </table:table-cell>
          <table:table-cell table:style-name="Tabla47.A2" office:value-type="string">
            <text:p text:style-name="P398">0</text:p>
          </table:table-cell>
          <table:table-cell table:style-name="Tabla47.A2" office:value-type="string">
            <text:p text:style-name="P398">0</text:p>
          </table:table-cell>
          <table:table-cell table:style-name="Tabla47.A2" office:value-type="string">
            <text:p text:style-name="P389">...</text:p>
          </table:table-cell>
          <table:table-cell table:style-name="Tabla47.A2" office:value-type="string">
            <text:p text:style-name="P375">0</text:p>
          </table:table-cell>
          <table:table-cell table:style-name="Tabla47.L2" office:value-type="string">
            <text:p text:style-name="P375">0</text:p>
          </table:table-cell>
        </table:table-row>
        <table:table-row table:style-name="Tabla47.1">
          <table:table-cell table:style-name="Tabla47.A2" office:value-type="string">
            <text:p text:style-name="P312">IF Flag (LY=LYC)</text:p>
          </table:table-cell>
          <table:table-cell table:style-name="Tabla47.A2" office:value-type="string">
            <text:p text:style-name="P404">0</text:p>
          </table:table-cell>
          <table:table-cell table:style-name="Tabla47.A2" office:value-type="string">
            <text:p text:style-name="P404">1</text:p>
          </table:table-cell>
          <table:table-cell table:style-name="Tabla47.A2" office:value-type="string">
            <text:p text:style-name="P404">0</text:p>
          </table:table-cell>
          <table:table-cell table:style-name="Tabla47.A2" office:value-type="string">
            <text:p text:style-name="P404">0</text:p>
          </table:table-cell>
          <table:table-cell table:style-name="Tabla47.A2" office:value-type="string">
            <text:p text:style-name="P404">0</text:p>
          </table:table-cell>
          <table:table-cell table:style-name="Tabla47.A2" office:value-type="string">
            <text:p text:style-name="P398">1</text:p>
          </table:table-cell>
          <table:table-cell table:style-name="Tabla47.A2" office:value-type="string">
            <text:p text:style-name="P399">0</text:p>
          </table:table-cell>
          <table:table-cell table:style-name="Tabla47.A2" office:value-type="string">
            <text:p text:style-name="P398">0</text:p>
          </table:table-cell>
          <table:table-cell table:style-name="Tabla47.A2" office:value-type="string">
            <text:p text:style-name="P390">...</text:p>
          </table:table-cell>
          <table:table-cell table:style-name="Tabla47.A2" office:value-type="string">
            <text:p text:style-name="P398">0</text:p>
          </table:table-cell>
          <table:table-cell table:style-name="Tabla47.L2" office:value-type="string">
            <text:p text:style-name="P398">0</text:p>
          </table:table-cell>
        </table:table-row>
      </table:table>
      <text:p text:style-name="P529"/>
      <text:h text:style-name="P469" text:outline-level="2"><text:bookmark-start text:name="__RefHeading__1615_1917908241"/><text:span text:style-name="T140">LY, STAT and IF </text:span>Timings. <text:span text:style-name="T152">STAT Mode 1 interrupt.</text:span><text:bookmark-end text:name="__RefHeading__1615_1917908241"/></text:h>
      <text:p text:style-name="P263"><text:span text:style-name="T126">The n</text:span><text:span text:style-name="T135">ext tables will show scanline timings (accurate to 4 clocks) of STAT Mode 1 (VBL mode) interrupt.</text:span><text:span text:style-name="T128"> </text:span><text:span text:style-name="T130">DMG has the same timings as MGB. CGB has the same timings as AGB and AGS. </text:span><text:span text:style-name="T136">The timings of the trigger of this interrupt are the same as the ones of the VBL interrupt.</text:span></text:p>
      <text:p text:style-name="P541"><text:span text:style-name="T144">In the IF Flag fields, a '1'</text:span><text:span text:style-name="T48"> </text:span><text:span text:style-name="T144">means that this clock the IF flag will read '1'. Of course, the value won't be changed to '0' unless interrupt is handled or the IF register is written manually, a '0' only means that during that cycle the flag doesn't change to '1'. </text:span><text:span text:style-name="T155">Note that the IF VBL bit is only changed to '1' during one cycle (when the LCD controller goes from non-VBL mode to VBL mode). If the IF register bit is set to '0' the same cycle it's going to '1', the interrupt isn't triggered (IF will remain '0').</text:span></text:p>
      <text:h text:style-name="P481" text:outline-level="3"><text:bookmark-start text:name="__RefHeading__10199_12847210401"/>Timings in DMG<text:bookmark-end text:name="__RefHeading__10199_12847210401"/></text:h>
      <text:p text:style-name="P534">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496">Clocks</text:p>
          </table:table-cell>
          <table:table-cell table:style-name="Tabla65.A1" office:value-type="string">
            <text:p text:style-name="P496">0</text:p>
          </table:table-cell>
          <table:table-cell table:style-name="Tabla65.A1" office:value-type="string">
            <text:p text:style-name="P496">4</text:p>
          </table:table-cell>
          <table:table-cell table:style-name="Tabla65.A1" office:value-type="string">
            <text:p text:style-name="P496">8</text:p>
          </table:table-cell>
          <table:table-cell table:style-name="Tabla65.A1" office:value-type="string">
            <text:p text:style-name="P496">12</text:p>
          </table:table-cell>
          <table:table-cell table:style-name="Tabla65.A1" office:value-type="string">
            <text:p text:style-name="P496">...</text:p>
          </table:table-cell>
          <table:table-cell table:style-name="Tabla65.A1" office:value-type="string">
            <text:p text:style-name="P497">76</text:p>
          </table:table-cell>
          <table:table-cell table:style-name="Tabla65.A1" office:value-type="string">
            <text:p text:style-name="P497">80</text:p>
          </table:table-cell>
          <table:table-cell table:style-name="Tabla65.A1" office:value-type="string">
            <text:p text:style-name="P497">84</text:p>
          </table:table-cell>
          <table:table-cell table:style-name="Tabla65.A1" office:value-type="string">
            <text:p text:style-name="P498">...</text:p>
          </table:table-cell>
          <table:table-cell table:style-name="Tabla65.A1" office:value-type="string">
            <text:p text:style-name="P496">448</text:p>
          </table:table-cell>
          <table:table-cell table:style-name="Tabla65.L1" office:value-type="string">
            <text:p text:style-name="P496">452</text:p>
          </table:table-cell>
        </table:table-row>
        <table:table-row table:style-name="Tabla65.1">
          <table:table-cell table:style-name="Tabla65.A2" office:value-type="string">
            <text:p text:style-name="P511">LY Register</text:p>
          </table:table-cell>
          <table:table-cell table:style-name="Tabla65.A2" office:value-type="string">
            <text:p text:style-name="P512">143</text:p>
          </table:table-cell>
          <table:table-cell table:style-name="Tabla65.A2" office:value-type="string">
            <text:p text:style-name="P512">143</text:p>
          </table:table-cell>
          <table:table-cell table:style-name="Tabla65.A2" office:value-type="string">
            <text:p text:style-name="P511">1<text:span text:style-name="T152">4</text:span>3</text:p>
          </table:table-cell>
          <table:table-cell table:style-name="Tabla65.A2" office:value-type="string">
            <text:p text:style-name="P511">1<text:span text:style-name="T152">4</text:span>3</text:p>
          </table:table-cell>
          <table:table-cell table:style-name="Tabla65.A2" office:value-type="string">
            <text:p text:style-name="P522">...</text:p>
          </table:table-cell>
          <table:table-cell table:style-name="Tabla65.A2" office:value-type="string">
            <text:p text:style-name="P511">1<text:span text:style-name="T152">4</text:span>3</text:p>
          </table:table-cell>
          <table:table-cell table:style-name="Tabla65.A2" office:value-type="string">
            <text:p text:style-name="P511">1<text:span text:style-name="T152">4</text:span>3</text:p>
          </table:table-cell>
          <table:table-cell table:style-name="Tabla65.A2" office:value-type="string">
            <text:p text:style-name="P511">1<text:span text:style-name="T152">4</text:span>3</text:p>
          </table:table-cell>
          <table:table-cell table:style-name="Tabla65.A2" office:value-type="string">
            <text:p text:style-name="P522">...</text:p>
          </table:table-cell>
          <table:table-cell table:style-name="Tabla65.A2" office:value-type="string">
            <text:p text:style-name="P511">1<text:span text:style-name="T152">4</text:span>3</text:p>
          </table:table-cell>
          <table:table-cell table:style-name="Tabla65.L2" office:value-type="string">
            <text:p text:style-name="P511">1<text:span text:style-name="T152">4</text:span>3</text:p>
          </table:table-cell>
        </table:table-row>
        <table:table-row table:style-name="Tabla65.1">
          <table:table-cell table:style-name="Tabla65.A2" office:value-type="string">
            <text:p text:style-name="P511">STAT Mode</text:p>
          </table:table-cell>
          <table:table-cell table:style-name="Tabla65.A2" office:value-type="string">
            <text:p text:style-name="P511">0</text:p>
          </table:table-cell>
          <table:table-cell table:style-name="Tabla65.A2" office:value-type="string">
            <text:p text:style-name="P511">2</text:p>
          </table:table-cell>
          <table:table-cell table:style-name="Tabla65.A2" office:value-type="string">
            <text:p text:style-name="P511">2</text:p>
          </table:table-cell>
          <table:table-cell table:style-name="Tabla65.A2" office:value-type="string">
            <text:p text:style-name="P511">2</text:p>
          </table:table-cell>
          <table:table-cell table:style-name="Tabla65.A2" office:value-type="string">
            <text:p text:style-name="P511">...</text:p>
          </table:table-cell>
          <table:table-cell table:style-name="Tabla65.A2" office:value-type="string">
            <text:p text:style-name="P511">2</text:p>
          </table:table-cell>
          <table:table-cell table:style-name="Tabla65.A2" office:value-type="string">
            <text:p text:style-name="P513">2</text:p>
          </table:table-cell>
          <table:table-cell table:style-name="Tabla65.A2" office:value-type="string">
            <text:p text:style-name="P511">3</text:p>
          </table:table-cell>
          <table:table-cell table:style-name="Tabla65.A2" office:value-type="string">
            <text:p text:style-name="P522">...</text:p>
          </table:table-cell>
          <table:table-cell table:style-name="Tabla65.A2" office:value-type="string">
            <text:p text:style-name="P511">0</text:p>
          </table:table-cell>
          <table:table-cell table:style-name="Tabla65.L2" office:value-type="string">
            <text:p text:style-name="P511">0</text:p>
          </table:table-cell>
        </table:table-row>
        <table:table-row table:style-name="Tabla65.1">
          <table:table-cell table:style-name="Tabla65.A2" office:value-type="string">
            <text:p text:style-name="P512">VBL IF Flag</text:p>
          </table:table-cell>
          <table:table-cell table:style-name="Tabla65.A2" office:value-type="string">
            <text:p text:style-name="P514">0</text:p>
          </table:table-cell>
          <table:table-cell table:style-name="Tabla65.A2" office:value-type="string">
            <text:p text:style-name="P512">0</text:p>
          </table:table-cell>
          <table:table-cell table:style-name="Tabla65.A2" office:value-type="string">
            <text:p text:style-name="P514">0</text:p>
          </table:table-cell>
          <table:table-cell table:style-name="Tabla65.A2" office:value-type="string">
            <text:p text:style-name="P514">0</text:p>
          </table:table-cell>
          <table:table-cell table:style-name="Tabla65.A2" office:value-type="string">
            <text:p text:style-name="P522">...</text:p>
          </table:table-cell>
          <table:table-cell table:style-name="Tabla65.A2" office:value-type="string">
            <text:p text:style-name="P515">0</text:p>
          </table:table-cell>
          <table:table-cell table:style-name="Tabla65.A2" office:value-type="string">
            <text:p text:style-name="P515">0</text:p>
          </table:table-cell>
          <table:table-cell table:style-name="Tabla65.A2" office:value-type="string">
            <text:p text:style-name="P515">0</text:p>
          </table:table-cell>
          <table:table-cell table:style-name="Tabla65.A2" office:value-type="string">
            <text:p text:style-name="P522">...</text:p>
          </table:table-cell>
          <table:table-cell table:style-name="Tabla65.A2" office:value-type="string">
            <text:p text:style-name="P514">0</text:p>
          </table:table-cell>
          <table:table-cell table:style-name="Tabla65.L2" office:value-type="string">
            <text:p text:style-name="P514">0</text:p>
          </table:table-cell>
        </table:table-row>
        <table:table-row table:style-name="Tabla65.1">
          <table:table-cell table:style-name="Tabla65.A2" office:value-type="string">
            <text:p text:style-name="P516"><text:span text:style-name="T152">STAT</text:span> <text:span text:style-name="T152">IF </text:span>Flag <text:span text:style-name="T152">(M1)</text:span></text:p>
          </table:table-cell>
          <table:table-cell table:style-name="Tabla65.A2" office:value-type="string">
            <text:p text:style-name="P514">0</text:p>
          </table:table-cell>
          <table:table-cell table:style-name="Tabla65.A2" office:value-type="string">
            <text:p text:style-name="P512">0</text:p>
          </table:table-cell>
          <table:table-cell table:style-name="Tabla65.A2" office:value-type="string">
            <text:p text:style-name="P514">0</text:p>
          </table:table-cell>
          <table:table-cell table:style-name="Tabla65.A2" office:value-type="string">
            <text:p text:style-name="P514">0</text:p>
          </table:table-cell>
          <table:table-cell table:style-name="Tabla65.A2" office:value-type="string">
            <text:p text:style-name="P522">...</text:p>
          </table:table-cell>
          <table:table-cell table:style-name="Tabla65.A2" office:value-type="string">
            <text:p text:style-name="P515">0</text:p>
          </table:table-cell>
          <table:table-cell table:style-name="Tabla65.A2" office:value-type="string">
            <text:p text:style-name="P515">0</text:p>
          </table:table-cell>
          <table:table-cell table:style-name="Tabla65.A2" office:value-type="string">
            <text:p text:style-name="P515">0</text:p>
          </table:table-cell>
          <table:table-cell table:style-name="Tabla65.A2" office:value-type="string">
            <text:p text:style-name="P522">...</text:p>
          </table:table-cell>
          <table:table-cell table:style-name="Tabla65.A2" office:value-type="string">
            <text:p text:style-name="P514">0</text:p>
          </table:table-cell>
          <table:table-cell table:style-name="Tabla65.L2" office:value-type="string">
            <text:p text:style-name="P514">0</text:p>
          </table:table-cell>
        </table:table-row>
      </table:table>
      <text:p text:style-name="P537"/>
      <text:p text:style-name="P534">Line 144</text:p>
      <table:table table:name="Tabla66" table:style-name="Tabla66">
        <table:table-column table:style-name="Tabla66.A"/>
        <table:table-column table:style-name="Tabla66.B" table:number-columns-repeated="11"/>
        <text:soft-page-break/>
        <table:table-row table:style-name="Tabla66.1">
          <table:table-cell table:style-name="Tabla66.A1" office:value-type="string">
            <text:p text:style-name="P496">Clocks</text:p>
          </table:table-cell>
          <table:table-cell table:style-name="Tabla66.A1" office:value-type="string">
            <text:p text:style-name="P496">0</text:p>
          </table:table-cell>
          <table:table-cell table:style-name="Tabla66.A1" office:value-type="string">
            <text:p text:style-name="P496">4</text:p>
          </table:table-cell>
          <table:table-cell table:style-name="Tabla66.A1" office:value-type="string">
            <text:p text:style-name="P496">8</text:p>
          </table:table-cell>
          <table:table-cell table:style-name="Tabla66.A1" office:value-type="string">
            <text:p text:style-name="P496">12</text:p>
          </table:table-cell>
          <table:table-cell table:style-name="Tabla66.A1" office:value-type="string">
            <text:p text:style-name="P496">...</text:p>
          </table:table-cell>
          <table:table-cell table:style-name="Tabla66.A1" office:value-type="string">
            <text:p text:style-name="P496"/>
          </table:table-cell>
          <table:table-cell table:style-name="Tabla66.A1" office:value-type="string">
            <text:p text:style-name="P496"/>
          </table:table-cell>
          <table:table-cell table:style-name="Tabla66.A1" office:value-type="string">
            <text:p text:style-name="P496"/>
          </table:table-cell>
          <table:table-cell table:style-name="Tabla66.A1" office:value-type="string">
            <text:p text:style-name="P498">...</text:p>
          </table:table-cell>
          <table:table-cell table:style-name="Tabla66.A1" office:value-type="string">
            <text:p text:style-name="P496">448</text:p>
          </table:table-cell>
          <table:table-cell table:style-name="Tabla66.L1" office:value-type="string">
            <text:p text:style-name="P496">452</text:p>
          </table:table-cell>
        </table:table-row>
        <table:table-row table:style-name="Tabla66.1">
          <table:table-cell table:style-name="Tabla66.A2" office:value-type="string">
            <text:p text:style-name="P511">LY Register</text:p>
          </table:table-cell>
          <table:table-cell table:style-name="Tabla66.A2" office:value-type="string">
            <text:p text:style-name="P511">1<text:span text:style-name="T138">44</text:span></text:p>
          </table:table-cell>
          <table:table-cell table:style-name="Tabla66.A2" office:value-type="string">
            <text:p text:style-name="P511">1<text:span text:style-name="T138">44</text:span></text:p>
          </table:table-cell>
          <table:table-cell table:style-name="Tabla66.A2" office:value-type="string">
            <text:p text:style-name="P511">1<text:span text:style-name="T138">44</text:span></text:p>
          </table:table-cell>
          <table:table-cell table:style-name="Tabla66.A2" office:value-type="string">
            <text:p text:style-name="P511">1<text:span text:style-name="T138">44</text:span></text:p>
          </table:table-cell>
          <table:table-cell table:style-name="Tabla66.A2" office:value-type="string">
            <text:p text:style-name="P522">...</text:p>
          </table:table-cell>
          <table:table-cell table:style-name="Tabla66.A2" office:value-type="string">
            <text:p text:style-name="P511"/>
          </table:table-cell>
          <table:table-cell table:style-name="Tabla66.A2" office:value-type="string">
            <text:p text:style-name="P511"/>
          </table:table-cell>
          <table:table-cell table:style-name="Tabla66.A2" office:value-type="string">
            <text:p text:style-name="P511"/>
          </table:table-cell>
          <table:table-cell table:style-name="Tabla66.A2" office:value-type="string">
            <text:p text:style-name="P522">...</text:p>
          </table:table-cell>
          <table:table-cell table:style-name="Tabla66.A2" office:value-type="string">
            <text:p text:style-name="P511">1<text:span text:style-name="T138">44</text:span></text:p>
          </table:table-cell>
          <table:table-cell table:style-name="Tabla66.L2" office:value-type="string">
            <text:p text:style-name="P511">1<text:span text:style-name="T138">44</text:span></text:p>
          </table:table-cell>
        </table:table-row>
        <table:table-row table:style-name="Tabla66.1">
          <table:table-cell table:style-name="Tabla66.A2" office:value-type="string">
            <text:p text:style-name="P511">STAT Mode</text:p>
          </table:table-cell>
          <table:table-cell table:style-name="Tabla66.A2" office:value-type="string">
            <text:p text:style-name="P511">0</text:p>
          </table:table-cell>
          <table:table-cell table:style-name="Tabla66.A2" office:value-type="string">
            <text:p text:style-name="P517">1</text:p>
          </table:table-cell>
          <table:table-cell table:style-name="Tabla66.A2" office:value-type="string">
            <text:p text:style-name="P517">1</text:p>
          </table:table-cell>
          <table:table-cell table:style-name="Tabla66.A2" office:value-type="string">
            <text:p text:style-name="P517">1</text:p>
          </table:table-cell>
          <table:table-cell table:style-name="Tabla66.A2" office:value-type="string">
            <text:p text:style-name="P511">...</text:p>
          </table:table-cell>
          <table:table-cell table:style-name="Tabla66.A2" office:value-type="string">
            <text:p text:style-name="P511"/>
          </table:table-cell>
          <table:table-cell table:style-name="Tabla66.A2" office:value-type="string">
            <text:p text:style-name="P517"/>
          </table:table-cell>
          <table:table-cell table:style-name="Tabla66.A2" office:value-type="string">
            <text:p text:style-name="P511"/>
          </table:table-cell>
          <table:table-cell table:style-name="Tabla66.A2" office:value-type="string">
            <text:p text:style-name="P522">...</text:p>
          </table:table-cell>
          <table:table-cell table:style-name="Tabla66.A2" office:value-type="string">
            <text:p text:style-name="P517">1</text:p>
          </table:table-cell>
          <table:table-cell table:style-name="Tabla66.L2" office:value-type="string">
            <text:p text:style-name="P517">1</text:p>
          </table:table-cell>
        </table:table-row>
        <table:table-row table:style-name="Tabla66.1">
          <table:table-cell table:style-name="Tabla66.A2" office:value-type="string">
            <text:p text:style-name="P512">VBL IF Flag</text:p>
          </table:table-cell>
          <table:table-cell table:style-name="Tabla66.A2" office:value-type="string">
            <text:p text:style-name="P512">0</text:p>
          </table:table-cell>
          <table:table-cell table:style-name="Tabla66.A2" office:value-type="string">
            <text:p text:style-name="P512">1</text:p>
          </table:table-cell>
          <table:table-cell table:style-name="Tabla66.A2" office:value-type="string">
            <text:p text:style-name="P512">0</text:p>
          </table:table-cell>
          <table:table-cell table:style-name="Tabla66.A2" office:value-type="string">
            <text:p text:style-name="P512">0</text:p>
          </table:table-cell>
          <table:table-cell table:style-name="Tabla66.A2" office:value-type="string">
            <text:p text:style-name="P522">...</text:p>
          </table:table-cell>
          <table:table-cell table:style-name="Tabla66.A2" office:value-type="string">
            <text:p text:style-name="P515"/>
          </table:table-cell>
          <table:table-cell table:style-name="Tabla66.A2" office:value-type="string">
            <text:p text:style-name="P515"/>
          </table:table-cell>
          <table:table-cell table:style-name="Tabla66.A2" office:value-type="string">
            <text:p text:style-name="P515"/>
          </table:table-cell>
          <table:table-cell table:style-name="Tabla66.A2" office:value-type="string">
            <text:p text:style-name="P522">...</text:p>
          </table:table-cell>
          <table:table-cell table:style-name="Tabla66.A2" office:value-type="string">
            <text:p text:style-name="P512">0</text:p>
          </table:table-cell>
          <table:table-cell table:style-name="Tabla66.L2" office:value-type="string">
            <text:p text:style-name="P512">0</text:p>
          </table:table-cell>
        </table:table-row>
        <table:table-row table:style-name="Tabla66.1">
          <table:table-cell table:style-name="Tabla66.A2" office:value-type="string">
            <text:p text:style-name="P516"><text:span text:style-name="T152">STAT</text:span> <text:span text:style-name="T152">IF </text:span>Flag <text:span text:style-name="T152">(M1)</text:span></text:p>
          </table:table-cell>
          <table:table-cell table:style-name="Tabla66.A2" office:value-type="string">
            <text:p text:style-name="P514">0</text:p>
          </table:table-cell>
          <table:table-cell table:style-name="Tabla66.A2" office:value-type="string">
            <text:p text:style-name="P514">1</text:p>
          </table:table-cell>
          <table:table-cell table:style-name="Tabla66.A2" office:value-type="string">
            <text:p text:style-name="P514">0</text:p>
          </table:table-cell>
          <table:table-cell table:style-name="Tabla66.A2" office:value-type="string">
            <text:p text:style-name="P514">0</text:p>
          </table:table-cell>
          <table:table-cell table:style-name="Tabla66.A2" office:value-type="string">
            <text:p text:style-name="P522">...</text:p>
          </table:table-cell>
          <table:table-cell table:style-name="Tabla66.A2" office:value-type="string">
            <text:p text:style-name="P515"/>
          </table:table-cell>
          <table:table-cell table:style-name="Tabla66.A2" office:value-type="string">
            <text:p text:style-name="P515"/>
          </table:table-cell>
          <table:table-cell table:style-name="Tabla66.A2" office:value-type="string">
            <text:p text:style-name="P515"/>
          </table:table-cell>
          <table:table-cell table:style-name="Tabla66.A2" office:value-type="string">
            <text:p text:style-name="P522">...</text:p>
          </table:table-cell>
          <table:table-cell table:style-name="Tabla66.A2" office:value-type="string">
            <text:p text:style-name="P514">0</text:p>
          </table:table-cell>
          <table:table-cell table:style-name="Tabla66.L2" office:value-type="string">
            <text:p text:style-name="P514">0</text:p>
          </table:table-cell>
        </table:table-row>
      </table:table>
      <text:p text:style-name="P542"/>
      <text:h text:style-name="P492" text:outline-level="3"><text:bookmark-start text:name="__RefHeading__10201_12847210401"/>Timings in CGB in DMG mode<text:bookmark-end text:name="__RefHeading__10201_12847210401"/></text:h>
      <text:p text:style-name="P534">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496">Clocks</text:p>
          </table:table-cell>
          <table:table-cell table:style-name="Tabla69.A1" office:value-type="string">
            <text:p text:style-name="P496">0</text:p>
          </table:table-cell>
          <table:table-cell table:style-name="Tabla69.A1" office:value-type="string">
            <text:p text:style-name="P496">4</text:p>
          </table:table-cell>
          <table:table-cell table:style-name="Tabla69.A1" office:value-type="string">
            <text:p text:style-name="P496">8</text:p>
          </table:table-cell>
          <table:table-cell table:style-name="Tabla69.A1" office:value-type="string">
            <text:p text:style-name="P496">12</text:p>
          </table:table-cell>
          <table:table-cell table:style-name="Tabla69.A1" office:value-type="string">
            <text:p text:style-name="P496">...</text:p>
          </table:table-cell>
          <table:table-cell table:style-name="Tabla69.A1" office:value-type="string">
            <text:p text:style-name="P497">76</text:p>
          </table:table-cell>
          <table:table-cell table:style-name="Tabla69.A1" office:value-type="string">
            <text:p text:style-name="P497">80</text:p>
          </table:table-cell>
          <table:table-cell table:style-name="Tabla69.A1" office:value-type="string">
            <text:p text:style-name="P497">84</text:p>
          </table:table-cell>
          <table:table-cell table:style-name="Tabla69.A1" office:value-type="string">
            <text:p text:style-name="P498">...</text:p>
          </table:table-cell>
          <table:table-cell table:style-name="Tabla69.A1" office:value-type="string">
            <text:p text:style-name="P496">448</text:p>
          </table:table-cell>
          <table:table-cell table:style-name="Tabla69.L1" office:value-type="string">
            <text:p text:style-name="P496">452</text:p>
          </table:table-cell>
        </table:table-row>
        <table:table-row table:style-name="Tabla69.1">
          <table:table-cell table:style-name="Tabla69.A2" office:value-type="string">
            <text:p text:style-name="P511">LY Register</text:p>
          </table:table-cell>
          <table:table-cell table:style-name="Tabla69.A2" office:value-type="string">
            <text:p text:style-name="P511">1<text:span text:style-name="T152">4</text:span>3</text:p>
          </table:table-cell>
          <table:table-cell table:style-name="Tabla69.A2" office:value-type="string">
            <text:p text:style-name="P511">1<text:span text:style-name="T152">4</text:span>3</text:p>
          </table:table-cell>
          <table:table-cell table:style-name="Tabla69.A2" office:value-type="string">
            <text:p text:style-name="P511">1<text:span text:style-name="T152">4</text:span>3</text:p>
          </table:table-cell>
          <table:table-cell table:style-name="Tabla69.A2" office:value-type="string">
            <text:p text:style-name="P511">1<text:span text:style-name="T152">4</text:span>3</text:p>
          </table:table-cell>
          <table:table-cell table:style-name="Tabla69.A2" office:value-type="string">
            <text:p text:style-name="P522">...</text:p>
          </table:table-cell>
          <table:table-cell table:style-name="Tabla69.A2" office:value-type="string">
            <text:p text:style-name="P511">1<text:span text:style-name="T152">4</text:span>3</text:p>
          </table:table-cell>
          <table:table-cell table:style-name="Tabla69.A2" office:value-type="string">
            <text:p text:style-name="P511">1<text:span text:style-name="T152">4</text:span>3</text:p>
          </table:table-cell>
          <table:table-cell table:style-name="Tabla69.A2" office:value-type="string">
            <text:p text:style-name="P511">1<text:span text:style-name="T152">4</text:span>3</text:p>
          </table:table-cell>
          <table:table-cell table:style-name="Tabla69.A2" office:value-type="string">
            <text:p text:style-name="P522">...</text:p>
          </table:table-cell>
          <table:table-cell table:style-name="Tabla69.A2" office:value-type="string">
            <text:p text:style-name="P511">1<text:span text:style-name="T152">4</text:span>3</text:p>
          </table:table-cell>
          <table:table-cell table:style-name="Tabla69.L2" office:value-type="string">
            <text:p text:style-name="P511">1<text:span text:style-name="T152">4</text:span>3</text:p>
          </table:table-cell>
        </table:table-row>
        <table:table-row table:style-name="Tabla69.1">
          <table:table-cell table:style-name="Tabla69.A2" office:value-type="string">
            <text:p text:style-name="P511">STAT Mode</text:p>
          </table:table-cell>
          <table:table-cell table:style-name="Tabla69.A2" office:value-type="string">
            <text:p text:style-name="P511">0</text:p>
          </table:table-cell>
          <table:table-cell table:style-name="Tabla69.A2" office:value-type="string">
            <text:p text:style-name="P511">2</text:p>
          </table:table-cell>
          <table:table-cell table:style-name="Tabla69.A2" office:value-type="string">
            <text:p text:style-name="P511">2</text:p>
          </table:table-cell>
          <table:table-cell table:style-name="Tabla69.A2" office:value-type="string">
            <text:p text:style-name="P511">2</text:p>
          </table:table-cell>
          <table:table-cell table:style-name="Tabla69.A2" office:value-type="string">
            <text:p text:style-name="P511">...</text:p>
          </table:table-cell>
          <table:table-cell table:style-name="Tabla69.A2" office:value-type="string">
            <text:p text:style-name="P511">2</text:p>
          </table:table-cell>
          <table:table-cell table:style-name="Tabla69.A2" office:value-type="string">
            <text:p text:style-name="P513">2</text:p>
          </table:table-cell>
          <table:table-cell table:style-name="Tabla69.A2" office:value-type="string">
            <text:p text:style-name="P511">3</text:p>
          </table:table-cell>
          <table:table-cell table:style-name="Tabla69.A2" office:value-type="string">
            <text:p text:style-name="P522">...</text:p>
          </table:table-cell>
          <table:table-cell table:style-name="Tabla69.A2" office:value-type="string">
            <text:p text:style-name="P511">0</text:p>
          </table:table-cell>
          <table:table-cell table:style-name="Tabla69.L2" office:value-type="string">
            <text:p text:style-name="P511">0</text:p>
          </table:table-cell>
        </table:table-row>
        <table:table-row table:style-name="Tabla69.1">
          <table:table-cell table:style-name="Tabla69.A2" office:value-type="string">
            <text:p text:style-name="P512">VBL IF Flag</text:p>
          </table:table-cell>
          <table:table-cell table:style-name="Tabla69.A2" office:value-type="string">
            <text:p text:style-name="P514">0</text:p>
          </table:table-cell>
          <table:table-cell table:style-name="Tabla69.A2" office:value-type="string">
            <text:p text:style-name="P512">0</text:p>
          </table:table-cell>
          <table:table-cell table:style-name="Tabla69.A2" office:value-type="string">
            <text:p text:style-name="P514">0</text:p>
          </table:table-cell>
          <table:table-cell table:style-name="Tabla69.A2" office:value-type="string">
            <text:p text:style-name="P514">0</text:p>
          </table:table-cell>
          <table:table-cell table:style-name="Tabla69.A2" office:value-type="string">
            <text:p text:style-name="P522">...</text:p>
          </table:table-cell>
          <table:table-cell table:style-name="Tabla69.A2" office:value-type="string">
            <text:p text:style-name="P515">0</text:p>
          </table:table-cell>
          <table:table-cell table:style-name="Tabla69.A2" office:value-type="string">
            <text:p text:style-name="P515">0</text:p>
          </table:table-cell>
          <table:table-cell table:style-name="Tabla69.A2" office:value-type="string">
            <text:p text:style-name="P515">0</text:p>
          </table:table-cell>
          <table:table-cell table:style-name="Tabla69.A2" office:value-type="string">
            <text:p text:style-name="P522">...</text:p>
          </table:table-cell>
          <table:table-cell table:style-name="Tabla69.A2" office:value-type="string">
            <text:p text:style-name="P514">0</text:p>
          </table:table-cell>
          <table:table-cell table:style-name="Tabla69.L2" office:value-type="string">
            <text:p text:style-name="P514">0</text:p>
          </table:table-cell>
        </table:table-row>
        <table:table-row table:style-name="Tabla69.1">
          <table:table-cell table:style-name="Tabla69.A2" office:value-type="string">
            <text:p text:style-name="P516"><text:span text:style-name="T152">STAT</text:span> <text:span text:style-name="T152">IF </text:span>Flag <text:span text:style-name="T152">(M1)</text:span></text:p>
          </table:table-cell>
          <table:table-cell table:style-name="Tabla69.A2" office:value-type="string">
            <text:p text:style-name="P514">0</text:p>
          </table:table-cell>
          <table:table-cell table:style-name="Tabla69.A2" office:value-type="string">
            <text:p text:style-name="P512">0</text:p>
          </table:table-cell>
          <table:table-cell table:style-name="Tabla69.A2" office:value-type="string">
            <text:p text:style-name="P514">0</text:p>
          </table:table-cell>
          <table:table-cell table:style-name="Tabla69.A2" office:value-type="string">
            <text:p text:style-name="P514">0</text:p>
          </table:table-cell>
          <table:table-cell table:style-name="Tabla69.A2" office:value-type="string">
            <text:p text:style-name="P522">...</text:p>
          </table:table-cell>
          <table:table-cell table:style-name="Tabla69.A2" office:value-type="string">
            <text:p text:style-name="P515">0</text:p>
          </table:table-cell>
          <table:table-cell table:style-name="Tabla69.A2" office:value-type="string">
            <text:p text:style-name="P515">0</text:p>
          </table:table-cell>
          <table:table-cell table:style-name="Tabla69.A2" office:value-type="string">
            <text:p text:style-name="P515">0</text:p>
          </table:table-cell>
          <table:table-cell table:style-name="Tabla69.A2" office:value-type="string">
            <text:p text:style-name="P522">...</text:p>
          </table:table-cell>
          <table:table-cell table:style-name="Tabla69.A2" office:value-type="string">
            <text:p text:style-name="P514">0</text:p>
          </table:table-cell>
          <table:table-cell table:style-name="Tabla69.L2" office:value-type="string">
            <text:p text:style-name="P514">0</text:p>
          </table:table-cell>
        </table:table-row>
      </table:table>
      <text:p text:style-name="P534"/>
      <text:p text:style-name="P534">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496">Clocks</text:p>
          </table:table-cell>
          <table:table-cell table:style-name="Tabla70.A1" office:value-type="string">
            <text:p text:style-name="P496">0</text:p>
          </table:table-cell>
          <table:table-cell table:style-name="Tabla70.A1" office:value-type="string">
            <text:p text:style-name="P496">4</text:p>
          </table:table-cell>
          <table:table-cell table:style-name="Tabla70.A1" office:value-type="string">
            <text:p text:style-name="P496">8</text:p>
          </table:table-cell>
          <table:table-cell table:style-name="Tabla70.A1" office:value-type="string">
            <text:p text:style-name="P496">12</text:p>
          </table:table-cell>
          <table:table-cell table:style-name="Tabla70.A1" office:value-type="string">
            <text:p text:style-name="P496">...</text:p>
          </table:table-cell>
          <table:table-cell table:style-name="Tabla70.A1" office:value-type="string">
            <text:p text:style-name="P496"/>
          </table:table-cell>
          <table:table-cell table:style-name="Tabla70.A1" office:value-type="string">
            <text:p text:style-name="P496"/>
          </table:table-cell>
          <table:table-cell table:style-name="Tabla70.A1" office:value-type="string">
            <text:p text:style-name="P496"/>
          </table:table-cell>
          <table:table-cell table:style-name="Tabla70.A1" office:value-type="string">
            <text:p text:style-name="P498">...</text:p>
          </table:table-cell>
          <table:table-cell table:style-name="Tabla70.A1" office:value-type="string">
            <text:p text:style-name="P496">448</text:p>
          </table:table-cell>
          <table:table-cell table:style-name="Tabla70.L1" office:value-type="string">
            <text:p text:style-name="P496">452</text:p>
          </table:table-cell>
        </table:table-row>
        <table:table-row table:style-name="Tabla70.1">
          <table:table-cell table:style-name="Tabla70.A2" office:value-type="string">
            <text:p text:style-name="P511">LY Register</text:p>
          </table:table-cell>
          <table:table-cell table:style-name="Tabla70.A2" office:value-type="string">
            <text:p text:style-name="P511">1<text:span text:style-name="T138">44</text:span></text:p>
          </table:table-cell>
          <table:table-cell table:style-name="Tabla70.A2" office:value-type="string">
            <text:p text:style-name="P511">1<text:span text:style-name="T138">44</text:span></text:p>
          </table:table-cell>
          <table:table-cell table:style-name="Tabla70.A2" office:value-type="string">
            <text:p text:style-name="P511">1<text:span text:style-name="T138">44</text:span></text:p>
          </table:table-cell>
          <table:table-cell table:style-name="Tabla70.A2" office:value-type="string">
            <text:p text:style-name="P511">1<text:span text:style-name="T138">44</text:span></text:p>
          </table:table-cell>
          <table:table-cell table:style-name="Tabla70.A2" office:value-type="string">
            <text:p text:style-name="P522">...</text:p>
          </table:table-cell>
          <table:table-cell table:style-name="Tabla70.A2" office:value-type="string">
            <text:p text:style-name="P511"/>
          </table:table-cell>
          <table:table-cell table:style-name="Tabla70.A2" office:value-type="string">
            <text:p text:style-name="P511"/>
          </table:table-cell>
          <table:table-cell table:style-name="Tabla70.A2" office:value-type="string">
            <text:p text:style-name="P511"/>
          </table:table-cell>
          <table:table-cell table:style-name="Tabla70.A2" office:value-type="string">
            <text:p text:style-name="P522">...</text:p>
          </table:table-cell>
          <table:table-cell table:style-name="Tabla70.A2" office:value-type="string">
            <text:p text:style-name="P511">1<text:span text:style-name="T138">44</text:span></text:p>
          </table:table-cell>
          <table:table-cell table:style-name="Tabla70.L2" office:value-type="string">
            <text:p text:style-name="P511">1<text:span text:style-name="T138">44</text:span></text:p>
          </table:table-cell>
        </table:table-row>
        <table:table-row table:style-name="Tabla70.1">
          <table:table-cell table:style-name="Tabla70.A2" office:value-type="string">
            <text:p text:style-name="P511">STAT Mode</text:p>
          </table:table-cell>
          <table:table-cell table:style-name="Tabla70.A2" office:value-type="string">
            <text:p text:style-name="P511">0</text:p>
          </table:table-cell>
          <table:table-cell table:style-name="Tabla70.A2" office:value-type="string">
            <text:p text:style-name="P517">1</text:p>
          </table:table-cell>
          <table:table-cell table:style-name="Tabla70.A2" office:value-type="string">
            <text:p text:style-name="P517">1</text:p>
          </table:table-cell>
          <table:table-cell table:style-name="Tabla70.A2" office:value-type="string">
            <text:p text:style-name="P517">1</text:p>
          </table:table-cell>
          <table:table-cell table:style-name="Tabla70.A2" office:value-type="string">
            <text:p text:style-name="P511">...</text:p>
          </table:table-cell>
          <table:table-cell table:style-name="Tabla70.A2" office:value-type="string">
            <text:p text:style-name="P511"/>
          </table:table-cell>
          <table:table-cell table:style-name="Tabla70.A2" office:value-type="string">
            <text:p text:style-name="P517"/>
          </table:table-cell>
          <table:table-cell table:style-name="Tabla70.A2" office:value-type="string">
            <text:p text:style-name="P511"/>
          </table:table-cell>
          <table:table-cell table:style-name="Tabla70.A2" office:value-type="string">
            <text:p text:style-name="P522">...</text:p>
          </table:table-cell>
          <table:table-cell table:style-name="Tabla70.A2" office:value-type="string">
            <text:p text:style-name="P517">1</text:p>
          </table:table-cell>
          <table:table-cell table:style-name="Tabla70.L2" office:value-type="string">
            <text:p text:style-name="P517">1</text:p>
          </table:table-cell>
        </table:table-row>
        <table:table-row table:style-name="Tabla70.1">
          <table:table-cell table:style-name="Tabla70.A2" office:value-type="string">
            <text:p text:style-name="P512">VBL IF Flag</text:p>
          </table:table-cell>
          <table:table-cell table:style-name="Tabla70.A2" office:value-type="string">
            <text:p text:style-name="P512">0</text:p>
          </table:table-cell>
          <table:table-cell table:style-name="Tabla70.A2" office:value-type="string">
            <text:p text:style-name="P512">1</text:p>
          </table:table-cell>
          <table:table-cell table:style-name="Tabla70.A2" office:value-type="string">
            <text:p text:style-name="P512">0</text:p>
          </table:table-cell>
          <table:table-cell table:style-name="Tabla70.A2" office:value-type="string">
            <text:p text:style-name="P512">0</text:p>
          </table:table-cell>
          <table:table-cell table:style-name="Tabla70.A2" office:value-type="string">
            <text:p text:style-name="P522">...</text:p>
          </table:table-cell>
          <table:table-cell table:style-name="Tabla70.A2" office:value-type="string">
            <text:p text:style-name="P515"/>
          </table:table-cell>
          <table:table-cell table:style-name="Tabla70.A2" office:value-type="string">
            <text:p text:style-name="P515"/>
          </table:table-cell>
          <table:table-cell table:style-name="Tabla70.A2" office:value-type="string">
            <text:p text:style-name="P515"/>
          </table:table-cell>
          <table:table-cell table:style-name="Tabla70.A2" office:value-type="string">
            <text:p text:style-name="P522">...</text:p>
          </table:table-cell>
          <table:table-cell table:style-name="Tabla70.A2" office:value-type="string">
            <text:p text:style-name="P512">0</text:p>
          </table:table-cell>
          <table:table-cell table:style-name="Tabla70.L2" office:value-type="string">
            <text:p text:style-name="P512">0</text:p>
          </table:table-cell>
        </table:table-row>
        <table:table-row table:style-name="Tabla70.1">
          <table:table-cell table:style-name="Tabla70.A2" office:value-type="string">
            <text:p text:style-name="P516"><text:span text:style-name="T152">STAT</text:span> <text:span text:style-name="T152">IF </text:span>Flag <text:span text:style-name="T152">(M1)</text:span></text:p>
          </table:table-cell>
          <table:table-cell table:style-name="Tabla70.A2" office:value-type="string">
            <text:p text:style-name="P514">0</text:p>
          </table:table-cell>
          <table:table-cell table:style-name="Tabla70.A2" office:value-type="string">
            <text:p text:style-name="P514">1</text:p>
          </table:table-cell>
          <table:table-cell table:style-name="Tabla70.A2" office:value-type="string">
            <text:p text:style-name="P514">0</text:p>
          </table:table-cell>
          <table:table-cell table:style-name="Tabla70.A2" office:value-type="string">
            <text:p text:style-name="P514">0</text:p>
          </table:table-cell>
          <table:table-cell table:style-name="Tabla70.A2" office:value-type="string">
            <text:p text:style-name="P522">...</text:p>
          </table:table-cell>
          <table:table-cell table:style-name="Tabla70.A2" office:value-type="string">
            <text:p text:style-name="P515"/>
          </table:table-cell>
          <table:table-cell table:style-name="Tabla70.A2" office:value-type="string">
            <text:p text:style-name="P515"/>
          </table:table-cell>
          <table:table-cell table:style-name="Tabla70.A2" office:value-type="string">
            <text:p text:style-name="P515"/>
          </table:table-cell>
          <table:table-cell table:style-name="Tabla70.A2" office:value-type="string">
            <text:p text:style-name="P522">...</text:p>
          </table:table-cell>
          <table:table-cell table:style-name="Tabla70.A2" office:value-type="string">
            <text:p text:style-name="P514">0</text:p>
          </table:table-cell>
          <table:table-cell table:style-name="Tabla70.L2" office:value-type="string">
            <text:p text:style-name="P514">0</text:p>
          </table:table-cell>
        </table:table-row>
      </table:table>
      <text:p text:style-name="P543"/>
      <text:h text:style-name="P492" text:outline-level="3"><text:bookmark-start text:name="__RefHeading__10203_12847210401"/>Timings in <text:span text:style-name="T140">CGB</text:span> in <text:span text:style-name="T140">CGB</text:span> mode <text:span text:style-name="T139">(single speed)</text:span><text:bookmark-end text:name="__RefHeading__10203_12847210401"/></text:h>
      <text:p text:style-name="P534">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496">Clocks</text:p>
          </table:table-cell>
          <table:table-cell table:style-name="Tabla75.A1" office:value-type="string">
            <text:p text:style-name="P496">0</text:p>
          </table:table-cell>
          <table:table-cell table:style-name="Tabla75.A1" office:value-type="string">
            <text:p text:style-name="P496">4</text:p>
          </table:table-cell>
          <table:table-cell table:style-name="Tabla75.A1" office:value-type="string">
            <text:p text:style-name="P496">8</text:p>
          </table:table-cell>
          <table:table-cell table:style-name="Tabla75.A1" office:value-type="string">
            <text:p text:style-name="P496">12</text:p>
          </table:table-cell>
          <table:table-cell table:style-name="Tabla75.A1" office:value-type="string">
            <text:p text:style-name="P496">...</text:p>
          </table:table-cell>
          <table:table-cell table:style-name="Tabla75.A1" office:value-type="string">
            <text:p text:style-name="P497">76</text:p>
          </table:table-cell>
          <table:table-cell table:style-name="Tabla75.A1" office:value-type="string">
            <text:p text:style-name="P497">80</text:p>
          </table:table-cell>
          <table:table-cell table:style-name="Tabla75.A1" office:value-type="string">
            <text:p text:style-name="P497">84</text:p>
          </table:table-cell>
          <table:table-cell table:style-name="Tabla75.A1" office:value-type="string">
            <text:p text:style-name="P498">...</text:p>
          </table:table-cell>
          <table:table-cell table:style-name="Tabla75.A1" office:value-type="string">
            <text:p text:style-name="P496">448</text:p>
          </table:table-cell>
          <table:table-cell table:style-name="Tabla75.L1" office:value-type="string">
            <text:p text:style-name="P496">452</text:p>
          </table:table-cell>
        </table:table-row>
        <table:table-row table:style-name="Tabla75.1">
          <table:table-cell table:style-name="Tabla75.A2" office:value-type="string">
            <text:p text:style-name="P511">LY Register</text:p>
          </table:table-cell>
          <table:table-cell table:style-name="Tabla75.A2" office:value-type="string">
            <text:p text:style-name="P518">1<text:span text:style-name="T152">4</text:span>3</text:p>
          </table:table-cell>
          <table:table-cell table:style-name="Tabla75.A2" office:value-type="string">
            <text:p text:style-name="P518">1<text:span text:style-name="T152">4</text:span>3</text:p>
          </table:table-cell>
          <table:table-cell table:style-name="Tabla75.A2" office:value-type="string">
            <text:p text:style-name="P518">1<text:span text:style-name="T152">4</text:span>3</text:p>
          </table:table-cell>
          <table:table-cell table:style-name="Tabla75.A2" office:value-type="string">
            <text:p text:style-name="P518">1<text:span text:style-name="T152">4</text:span>3</text:p>
          </table:table-cell>
          <table:table-cell table:style-name="Tabla75.A2" office:value-type="string">
            <text:p text:style-name="P522">...</text:p>
          </table:table-cell>
          <table:table-cell table:style-name="Tabla75.A2" office:value-type="string">
            <text:p text:style-name="P518">1<text:span text:style-name="T152">4</text:span>3</text:p>
          </table:table-cell>
          <table:table-cell table:style-name="Tabla75.A2" office:value-type="string">
            <text:p text:style-name="P518">1<text:span text:style-name="T152">4</text:span>3</text:p>
          </table:table-cell>
          <table:table-cell table:style-name="Tabla75.A2" office:value-type="string">
            <text:p text:style-name="P518">1<text:span text:style-name="T152">4</text:span>3</text:p>
          </table:table-cell>
          <table:table-cell table:style-name="Tabla75.A2" office:value-type="string">
            <text:p text:style-name="P522">...</text:p>
          </table:table-cell>
          <table:table-cell table:style-name="Tabla75.A2" office:value-type="string">
            <text:p text:style-name="P518">1<text:span text:style-name="T152">4</text:span>3</text:p>
          </table:table-cell>
          <table:table-cell table:style-name="Tabla75.L2" office:value-type="string">
            <text:p text:style-name="P519">(*)</text:p>
          </table:table-cell>
        </table:table-row>
        <table:table-row table:style-name="Tabla75.1">
          <table:table-cell table:style-name="Tabla75.A2" office:value-type="string">
            <text:p text:style-name="P511">STAT Mode</text:p>
          </table:table-cell>
          <table:table-cell table:style-name="Tabla75.A2" office:value-type="string">
            <text:p text:style-name="P513">2</text:p>
          </table:table-cell>
          <table:table-cell table:style-name="Tabla75.A2" office:value-type="string">
            <text:p text:style-name="P511">2</text:p>
          </table:table-cell>
          <table:table-cell table:style-name="Tabla75.A2" office:value-type="string">
            <text:p text:style-name="P511">2</text:p>
          </table:table-cell>
          <table:table-cell table:style-name="Tabla75.A2" office:value-type="string">
            <text:p text:style-name="P511">2</text:p>
          </table:table-cell>
          <table:table-cell table:style-name="Tabla75.A2" office:value-type="string">
            <text:p text:style-name="P511">...</text:p>
          </table:table-cell>
          <table:table-cell table:style-name="Tabla75.A2" office:value-type="string">
            <text:p text:style-name="P511">2</text:p>
          </table:table-cell>
          <table:table-cell table:style-name="Tabla75.A2" office:value-type="string">
            <text:p text:style-name="P517">3</text:p>
          </table:table-cell>
          <table:table-cell table:style-name="Tabla75.A2" office:value-type="string">
            <text:p text:style-name="P511">3</text:p>
          </table:table-cell>
          <table:table-cell table:style-name="Tabla75.A2" office:value-type="string">
            <text:p text:style-name="P522">...</text:p>
          </table:table-cell>
          <table:table-cell table:style-name="Tabla75.A2" office:value-type="string">
            <text:p text:style-name="P511">0</text:p>
          </table:table-cell>
          <table:table-cell table:style-name="Tabla75.L2" office:value-type="string">
            <text:p text:style-name="P511">0</text:p>
          </table:table-cell>
        </table:table-row>
        <table:table-row table:style-name="Tabla75.1">
          <table:table-cell table:style-name="Tabla75.A2" office:value-type="string">
            <text:p text:style-name="P512">VBL IF Flag</text:p>
          </table:table-cell>
          <table:table-cell table:style-name="Tabla75.A2" office:value-type="string">
            <text:p text:style-name="P512">0</text:p>
          </table:table-cell>
          <table:table-cell table:style-name="Tabla75.A2" office:value-type="string">
            <text:p text:style-name="P520">0</text:p>
          </table:table-cell>
          <table:table-cell table:style-name="Tabla75.A2" office:value-type="string">
            <text:p text:style-name="P512">0</text:p>
          </table:table-cell>
          <table:table-cell table:style-name="Tabla75.A2" office:value-type="string">
            <text:p text:style-name="P512">0</text:p>
          </table:table-cell>
          <table:table-cell table:style-name="Tabla75.A2" office:value-type="string">
            <text:p text:style-name="P522">...</text:p>
          </table:table-cell>
          <table:table-cell table:style-name="Tabla75.A2" office:value-type="string">
            <text:p text:style-name="P520">0</text:p>
          </table:table-cell>
          <table:table-cell table:style-name="Tabla75.A2" office:value-type="string">
            <text:p text:style-name="P520">0</text:p>
          </table:table-cell>
          <table:table-cell table:style-name="Tabla75.A2" office:value-type="string">
            <text:p text:style-name="P520">0</text:p>
          </table:table-cell>
          <table:table-cell table:style-name="Tabla75.A2" office:value-type="string">
            <text:p text:style-name="P522">...</text:p>
          </table:table-cell>
          <table:table-cell table:style-name="Tabla75.A2" office:value-type="string">
            <text:p text:style-name="P512">0</text:p>
          </table:table-cell>
          <table:table-cell table:style-name="Tabla75.L2" office:value-type="string">
            <text:p text:style-name="P512">0</text:p>
          </table:table-cell>
        </table:table-row>
        <table:table-row table:style-name="Tabla75.1">
          <table:table-cell table:style-name="Tabla75.A2" office:value-type="string">
            <text:p text:style-name="P516"><text:span text:style-name="T152">STAT</text:span> <text:span text:style-name="T152">IF </text:span>Flag <text:span text:style-name="T152">(M1)</text:span></text:p>
          </table:table-cell>
          <table:table-cell table:style-name="Tabla75.A2" office:value-type="string">
            <text:p text:style-name="P514">0</text:p>
          </table:table-cell>
          <table:table-cell table:style-name="Tabla75.A2" office:value-type="string">
            <text:p text:style-name="P520">0</text:p>
          </table:table-cell>
          <table:table-cell table:style-name="Tabla75.A2" office:value-type="string">
            <text:p text:style-name="P514">0</text:p>
          </table:table-cell>
          <table:table-cell table:style-name="Tabla75.A2" office:value-type="string">
            <text:p text:style-name="P514">0</text:p>
          </table:table-cell>
          <table:table-cell table:style-name="Tabla75.A2" office:value-type="string">
            <text:p text:style-name="P522">...</text:p>
          </table:table-cell>
          <table:table-cell table:style-name="Tabla75.A2" office:value-type="string">
            <text:p text:style-name="P520">0</text:p>
          </table:table-cell>
          <table:table-cell table:style-name="Tabla75.A2" office:value-type="string">
            <text:p text:style-name="P520">0</text:p>
          </table:table-cell>
          <table:table-cell table:style-name="Tabla75.A2" office:value-type="string">
            <text:p text:style-name="P520">0</text:p>
          </table:table-cell>
          <table:table-cell table:style-name="Tabla75.A2" office:value-type="string">
            <text:p text:style-name="P522">...</text:p>
          </table:table-cell>
          <table:table-cell table:style-name="Tabla75.A2" office:value-type="string">
            <text:p text:style-name="P514">0</text:p>
          </table:table-cell>
          <table:table-cell table:style-name="Tabla75.L2" office:value-type="string">
            <text:p text:style-name="P514">0</text:p>
          </table:table-cell>
        </table:table-row>
      </table:table>
      <text:p text:style-name="P538"/>
      <text:p text:style-name="P534">Line 14<text:span text:style-name="T139">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496">Clocks</text:p>
          </table:table-cell>
          <table:table-cell table:style-name="Tabla76.A1" office:value-type="string">
            <text:p text:style-name="P496">0</text:p>
          </table:table-cell>
          <table:table-cell table:style-name="Tabla76.A1" office:value-type="string">
            <text:p text:style-name="P496">4</text:p>
          </table:table-cell>
          <table:table-cell table:style-name="Tabla76.A1" office:value-type="string">
            <text:p text:style-name="P496">8</text:p>
          </table:table-cell>
          <table:table-cell table:style-name="Tabla76.A1" office:value-type="string">
            <text:p text:style-name="P496">12</text:p>
          </table:table-cell>
          <table:table-cell table:style-name="Tabla76.A1" office:value-type="string">
            <text:p text:style-name="P496">...</text:p>
          </table:table-cell>
          <table:table-cell table:style-name="Tabla76.A1" office:value-type="string">
            <text:p text:style-name="P496"/>
          </table:table-cell>
          <table:table-cell table:style-name="Tabla76.A1" office:value-type="string">
            <text:p text:style-name="P496"/>
          </table:table-cell>
          <table:table-cell table:style-name="Tabla76.A1" office:value-type="string">
            <text:p text:style-name="P496"/>
          </table:table-cell>
          <table:table-cell table:style-name="Tabla76.A1" office:value-type="string">
            <text:p text:style-name="P498">...</text:p>
          </table:table-cell>
          <table:table-cell table:style-name="Tabla76.A1" office:value-type="string">
            <text:p text:style-name="P496">448</text:p>
          </table:table-cell>
          <table:table-cell table:style-name="Tabla76.L1" office:value-type="string">
            <text:p text:style-name="P496">452</text:p>
          </table:table-cell>
        </table:table-row>
        <table:table-row table:style-name="Tabla76.1">
          <table:table-cell table:style-name="Tabla76.A2" office:value-type="string">
            <text:p text:style-name="P511">LY Register</text:p>
          </table:table-cell>
          <table:table-cell table:style-name="Tabla76.A2" office:value-type="string">
            <text:p text:style-name="P511">1<text:span text:style-name="T138">44</text:span></text:p>
          </table:table-cell>
          <table:table-cell table:style-name="Tabla76.A2" office:value-type="string">
            <text:p text:style-name="P511">1<text:span text:style-name="T138">44</text:span></text:p>
          </table:table-cell>
          <table:table-cell table:style-name="Tabla76.A2" office:value-type="string">
            <text:p text:style-name="P511">1<text:span text:style-name="T138">44</text:span></text:p>
          </table:table-cell>
          <table:table-cell table:style-name="Tabla76.A2" office:value-type="string">
            <text:p text:style-name="P511">1<text:span text:style-name="T138">44</text:span></text:p>
          </table:table-cell>
          <table:table-cell table:style-name="Tabla76.A2" office:value-type="string">
            <text:p text:style-name="P522">...</text:p>
          </table:table-cell>
          <table:table-cell table:style-name="Tabla76.A2" office:value-type="string">
            <text:p text:style-name="P511"/>
          </table:table-cell>
          <table:table-cell table:style-name="Tabla76.A2" office:value-type="string">
            <text:p text:style-name="P511"/>
          </table:table-cell>
          <table:table-cell table:style-name="Tabla76.A2" office:value-type="string">
            <text:p text:style-name="P511"/>
          </table:table-cell>
          <table:table-cell table:style-name="Tabla76.A2" office:value-type="string">
            <text:p text:style-name="P522">...</text:p>
          </table:table-cell>
          <table:table-cell table:style-name="Tabla76.A2" office:value-type="string">
            <text:p text:style-name="P511">1<text:span text:style-name="T138">44</text:span></text:p>
          </table:table-cell>
          <table:table-cell table:style-name="Tabla76.L2" office:value-type="string">
            <text:p text:style-name="P519">(*)</text:p>
          </table:table-cell>
        </table:table-row>
        <table:table-row table:style-name="Tabla76.1">
          <table:table-cell table:style-name="Tabla76.A2" office:value-type="string">
            <text:p text:style-name="P511">STAT Mode</text:p>
          </table:table-cell>
          <table:table-cell table:style-name="Tabla76.A2" office:value-type="string">
            <text:p text:style-name="P517">1</text:p>
          </table:table-cell>
          <table:table-cell table:style-name="Tabla76.A2" office:value-type="string">
            <text:p text:style-name="P517">1</text:p>
          </table:table-cell>
          <table:table-cell table:style-name="Tabla76.A2" office:value-type="string">
            <text:p text:style-name="P517">1</text:p>
          </table:table-cell>
          <table:table-cell table:style-name="Tabla76.A2" office:value-type="string">
            <text:p text:style-name="P517">1</text:p>
          </table:table-cell>
          <table:table-cell table:style-name="Tabla76.A2" office:value-type="string">
            <text:p text:style-name="P511">...</text:p>
          </table:table-cell>
          <table:table-cell table:style-name="Tabla76.A2" office:value-type="string">
            <text:p text:style-name="P511"/>
          </table:table-cell>
          <table:table-cell table:style-name="Tabla76.A2" office:value-type="string">
            <text:p text:style-name="P517"/>
          </table:table-cell>
          <table:table-cell table:style-name="Tabla76.A2" office:value-type="string">
            <text:p text:style-name="P511"/>
          </table:table-cell>
          <table:table-cell table:style-name="Tabla76.A2" office:value-type="string">
            <text:p text:style-name="P522">...</text:p>
          </table:table-cell>
          <table:table-cell table:style-name="Tabla76.A2" office:value-type="string">
            <text:p text:style-name="P517">1</text:p>
          </table:table-cell>
          <table:table-cell table:style-name="Tabla76.L2" office:value-type="string">
            <text:p text:style-name="P517">1</text:p>
          </table:table-cell>
        </table:table-row>
        <table:table-row table:style-name="Tabla76.1">
          <table:table-cell table:style-name="Tabla76.A2" office:value-type="string">
            <text:p text:style-name="P512">VBL IF Flag</text:p>
          </table:table-cell>
          <table:table-cell table:style-name="Tabla76.A2" office:value-type="string">
            <text:p text:style-name="P520">1</text:p>
          </table:table-cell>
          <table:table-cell table:style-name="Tabla76.A2" office:value-type="string">
            <text:p text:style-name="P520">0</text:p>
          </table:table-cell>
          <table:table-cell table:style-name="Tabla76.A2" office:value-type="string">
            <text:p text:style-name="P512">0</text:p>
          </table:table-cell>
          <table:table-cell table:style-name="Tabla76.A2" office:value-type="string">
            <text:p text:style-name="P512">0</text:p>
          </table:table-cell>
          <table:table-cell table:style-name="Tabla76.A2" office:value-type="string">
            <text:p text:style-name="P522">...</text:p>
          </table:table-cell>
          <table:table-cell table:style-name="Tabla76.A2" office:value-type="string">
            <text:p text:style-name="P515"/>
          </table:table-cell>
          <table:table-cell table:style-name="Tabla76.A2" office:value-type="string">
            <text:p text:style-name="P515"/>
          </table:table-cell>
          <table:table-cell table:style-name="Tabla76.A2" office:value-type="string">
            <text:p text:style-name="P515"/>
          </table:table-cell>
          <table:table-cell table:style-name="Tabla76.A2" office:value-type="string">
            <text:p text:style-name="P522">...</text:p>
          </table:table-cell>
          <table:table-cell table:style-name="Tabla76.A2" office:value-type="string">
            <text:p text:style-name="P512">0</text:p>
          </table:table-cell>
          <table:table-cell table:style-name="Tabla76.L2" office:value-type="string">
            <text:p text:style-name="P512">0</text:p>
          </table:table-cell>
        </table:table-row>
        <text:soft-page-break/>
        <table:table-row table:style-name="Tabla76.1">
          <table:table-cell table:style-name="Tabla76.A2" office:value-type="string">
            <text:p text:style-name="P516"><text:span text:style-name="T152">STAT</text:span> <text:span text:style-name="T152">IF </text:span>Flag <text:span text:style-name="T152">(M1)</text:span></text:p>
          </table:table-cell>
          <table:table-cell table:style-name="Tabla76.A2" office:value-type="string">
            <text:p text:style-name="P520">1</text:p>
          </table:table-cell>
          <table:table-cell table:style-name="Tabla76.A2" office:value-type="string">
            <text:p text:style-name="P520">0</text:p>
          </table:table-cell>
          <table:table-cell table:style-name="Tabla76.A2" office:value-type="string">
            <text:p text:style-name="P514">0</text:p>
          </table:table-cell>
          <table:table-cell table:style-name="Tabla76.A2" office:value-type="string">
            <text:p text:style-name="P514">0</text:p>
          </table:table-cell>
          <table:table-cell table:style-name="Tabla76.A2" office:value-type="string">
            <text:p text:style-name="P522">...</text:p>
          </table:table-cell>
          <table:table-cell table:style-name="Tabla76.A2" office:value-type="string">
            <text:p text:style-name="P515"/>
          </table:table-cell>
          <table:table-cell table:style-name="Tabla76.A2" office:value-type="string">
            <text:p text:style-name="P515"/>
          </table:table-cell>
          <table:table-cell table:style-name="Tabla76.A2" office:value-type="string">
            <text:p text:style-name="P515"/>
          </table:table-cell>
          <table:table-cell table:style-name="Tabla76.A2" office:value-type="string">
            <text:p text:style-name="P522">...</text:p>
          </table:table-cell>
          <table:table-cell table:style-name="Tabla76.A2" office:value-type="string">
            <text:p text:style-name="P514">0</text:p>
          </table:table-cell>
          <table:table-cell table:style-name="Tabla76.L2" office:value-type="string">
            <text:p text:style-name="P514">0</text:p>
          </table:table-cell>
        </table:table-row>
      </table:table>
      <text:p text:style-name="P538"/>
      <text:h text:style-name="P492" text:outline-level="3"><text:bookmark-start text:name="__RefHeading__10205_12847210401"/>Timings in <text:span text:style-name="T140">CGB</text:span> in <text:span text:style-name="T140">CGB</text:span> mode <text:span text:style-name="T139">(double speed)</text:span><text:bookmark-end text:name="__RefHeading__10205_12847210401"/></text:h>
      <text:p text:style-name="P534">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496">Clocks</text:p>
          </table:table-cell>
          <table:table-cell table:style-name="Tabla82.A1" office:value-type="string">
            <text:p text:style-name="P496">0</text:p>
          </table:table-cell>
          <table:table-cell table:style-name="Tabla82.A1" office:value-type="string">
            <text:p text:style-name="P496">4</text:p>
          </table:table-cell>
          <table:table-cell table:style-name="Tabla82.A1" office:value-type="string">
            <text:p text:style-name="P496">8</text:p>
          </table:table-cell>
          <table:table-cell table:style-name="Tabla82.A1" office:value-type="string">
            <text:p text:style-name="P496">12</text:p>
          </table:table-cell>
          <table:table-cell table:style-name="Tabla82.A1" office:value-type="string">
            <text:p text:style-name="P496">...</text:p>
          </table:table-cell>
          <table:table-cell table:style-name="Tabla82.A1" office:value-type="string">
            <text:p text:style-name="P497">160</text:p>
          </table:table-cell>
          <table:table-cell table:style-name="Tabla82.A1" office:value-type="string">
            <text:p text:style-name="P497">164</text:p>
          </table:table-cell>
          <table:table-cell table:style-name="Tabla82.A1" office:value-type="string">
            <text:p text:style-name="P497">168</text:p>
          </table:table-cell>
          <table:table-cell table:style-name="Tabla82.A1" office:value-type="string">
            <text:p text:style-name="P498">...</text:p>
          </table:table-cell>
          <table:table-cell table:style-name="Tabla82.A1" office:value-type="string">
            <text:p text:style-name="P497">904</text:p>
          </table:table-cell>
          <table:table-cell table:style-name="Tabla82.L1" office:value-type="string">
            <text:p text:style-name="P497">908</text:p>
          </table:table-cell>
        </table:table-row>
        <table:table-row table:style-name="Tabla82.1">
          <table:table-cell table:style-name="Tabla82.A2" office:value-type="string">
            <text:p text:style-name="P511">LY Register</text:p>
          </table:table-cell>
          <table:table-cell table:style-name="Tabla82.A2" office:value-type="string">
            <text:p text:style-name="P513">1<text:span text:style-name="T152">4</text:span>3</text:p>
          </table:table-cell>
          <table:table-cell table:style-name="Tabla82.A2" office:value-type="string">
            <text:p text:style-name="P513">1<text:span text:style-name="T152">4</text:span>3</text:p>
          </table:table-cell>
          <table:table-cell table:style-name="Tabla82.A2" office:value-type="string">
            <text:p text:style-name="P513">1<text:span text:style-name="T152">4</text:span>3</text:p>
          </table:table-cell>
          <table:table-cell table:style-name="Tabla82.A2" office:value-type="string">
            <text:p text:style-name="P513">1<text:span text:style-name="T152">4</text:span>3</text:p>
          </table:table-cell>
          <table:table-cell table:style-name="Tabla82.A2" office:value-type="string">
            <text:p text:style-name="P522">...</text:p>
          </table:table-cell>
          <table:table-cell table:style-name="Tabla82.A2" office:value-type="string">
            <text:p text:style-name="P513">1<text:span text:style-name="T152">4</text:span>3</text:p>
          </table:table-cell>
          <table:table-cell table:style-name="Tabla82.A2" office:value-type="string">
            <text:p text:style-name="P513">1<text:span text:style-name="T152">4</text:span>3</text:p>
          </table:table-cell>
          <table:table-cell table:style-name="Tabla82.A2" office:value-type="string">
            <text:p text:style-name="P513">1<text:span text:style-name="T152">4</text:span>3</text:p>
          </table:table-cell>
          <table:table-cell table:style-name="Tabla82.A2" office:value-type="string">
            <text:p text:style-name="P522">...</text:p>
          </table:table-cell>
          <table:table-cell table:style-name="Tabla82.A2" office:value-type="string">
            <text:p text:style-name="P513">1<text:span text:style-name="T152">4</text:span>3</text:p>
          </table:table-cell>
          <table:table-cell table:style-name="Tabla82.L2" office:value-type="string">
            <text:p text:style-name="P521">1<text:span text:style-name="T152">4</text:span>3</text:p>
          </table:table-cell>
        </table:table-row>
        <table:table-row table:style-name="Tabla82.1">
          <table:table-cell table:style-name="Tabla82.A2" office:value-type="string">
            <text:p text:style-name="P511">STAT Mode</text:p>
          </table:table-cell>
          <table:table-cell table:style-name="Tabla82.A2" office:value-type="string">
            <text:p text:style-name="P513">0</text:p>
          </table:table-cell>
          <table:table-cell table:style-name="Tabla82.A2" office:value-type="string">
            <text:p text:style-name="P511">2</text:p>
          </table:table-cell>
          <table:table-cell table:style-name="Tabla82.A2" office:value-type="string">
            <text:p text:style-name="P511">2</text:p>
          </table:table-cell>
          <table:table-cell table:style-name="Tabla82.A2" office:value-type="string">
            <text:p text:style-name="P511">2</text:p>
          </table:table-cell>
          <table:table-cell table:style-name="Tabla82.A2" office:value-type="string">
            <text:p text:style-name="P511">...</text:p>
          </table:table-cell>
          <table:table-cell table:style-name="Tabla82.A2" office:value-type="string">
            <text:p text:style-name="P511">2</text:p>
          </table:table-cell>
          <table:table-cell table:style-name="Tabla82.A2" office:value-type="string">
            <text:p text:style-name="P517">3</text:p>
          </table:table-cell>
          <table:table-cell table:style-name="Tabla82.A2" office:value-type="string">
            <text:p text:style-name="P511">3</text:p>
          </table:table-cell>
          <table:table-cell table:style-name="Tabla82.A2" office:value-type="string">
            <text:p text:style-name="P522">...</text:p>
          </table:table-cell>
          <table:table-cell table:style-name="Tabla82.A2" office:value-type="string">
            <text:p text:style-name="P511">0</text:p>
          </table:table-cell>
          <table:table-cell table:style-name="Tabla82.L2" office:value-type="string">
            <text:p text:style-name="P511">0</text:p>
          </table:table-cell>
        </table:table-row>
        <table:table-row table:style-name="Tabla82.1">
          <table:table-cell table:style-name="Tabla82.A2" office:value-type="string">
            <text:p text:style-name="P512">VBL IF Flag</text:p>
          </table:table-cell>
          <table:table-cell table:style-name="Tabla82.A2" office:value-type="string">
            <text:p text:style-name="P520">0</text:p>
          </table:table-cell>
          <table:table-cell table:style-name="Tabla82.A2" office:value-type="string">
            <text:p text:style-name="P520">0</text:p>
          </table:table-cell>
          <table:table-cell table:style-name="Tabla82.A2" office:value-type="string">
            <text:p text:style-name="P512">0</text:p>
          </table:table-cell>
          <table:table-cell table:style-name="Tabla82.A2" office:value-type="string">
            <text:p text:style-name="P512">0</text:p>
          </table:table-cell>
          <table:table-cell table:style-name="Tabla82.A2" office:value-type="string">
            <text:p text:style-name="P522">...</text:p>
          </table:table-cell>
          <table:table-cell table:style-name="Tabla82.A2" office:value-type="string">
            <text:p text:style-name="P515"/>
          </table:table-cell>
          <table:table-cell table:style-name="Tabla82.A2" office:value-type="string">
            <text:p text:style-name="P515"/>
          </table:table-cell>
          <table:table-cell table:style-name="Tabla82.A2" office:value-type="string">
            <text:p text:style-name="P515"/>
          </table:table-cell>
          <table:table-cell table:style-name="Tabla82.A2" office:value-type="string">
            <text:p text:style-name="P522">...</text:p>
          </table:table-cell>
          <table:table-cell table:style-name="Tabla82.A2" office:value-type="string">
            <text:p text:style-name="P512">0</text:p>
          </table:table-cell>
          <table:table-cell table:style-name="Tabla82.L2" office:value-type="string">
            <text:p text:style-name="P512">0</text:p>
          </table:table-cell>
        </table:table-row>
        <table:table-row table:style-name="Tabla82.1">
          <table:table-cell table:style-name="Tabla82.A2" office:value-type="string">
            <text:p text:style-name="P516"><text:span text:style-name="T152">STAT</text:span> <text:span text:style-name="T152">IF </text:span>Flag <text:span text:style-name="T152">(M1)</text:span></text:p>
          </table:table-cell>
          <table:table-cell table:style-name="Tabla82.A2" office:value-type="string">
            <text:p text:style-name="P520">0</text:p>
          </table:table-cell>
          <table:table-cell table:style-name="Tabla82.A2" office:value-type="string">
            <text:p text:style-name="P520">0</text:p>
          </table:table-cell>
          <table:table-cell table:style-name="Tabla82.A2" office:value-type="string">
            <text:p text:style-name="P514">0</text:p>
          </table:table-cell>
          <table:table-cell table:style-name="Tabla82.A2" office:value-type="string">
            <text:p text:style-name="P514">0</text:p>
          </table:table-cell>
          <table:table-cell table:style-name="Tabla82.A2" office:value-type="string">
            <text:p text:style-name="P522">...</text:p>
          </table:table-cell>
          <table:table-cell table:style-name="Tabla82.A2" office:value-type="string">
            <text:p text:style-name="P515"/>
          </table:table-cell>
          <table:table-cell table:style-name="Tabla82.A2" office:value-type="string">
            <text:p text:style-name="P515"/>
          </table:table-cell>
          <table:table-cell table:style-name="Tabla82.A2" office:value-type="string">
            <text:p text:style-name="P515"/>
          </table:table-cell>
          <table:table-cell table:style-name="Tabla82.A2" office:value-type="string">
            <text:p text:style-name="P522">...</text:p>
          </table:table-cell>
          <table:table-cell table:style-name="Tabla82.A2" office:value-type="string">
            <text:p text:style-name="P514">0</text:p>
          </table:table-cell>
          <table:table-cell table:style-name="Tabla82.L2" office:value-type="string">
            <text:p text:style-name="P514">0</text:p>
          </table:table-cell>
        </table:table-row>
      </table:table>
      <text:p text:style-name="P537"/>
      <text:p text:style-name="P534">Line 14<text:span text:style-name="T139">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496">Clocks</text:p>
          </table:table-cell>
          <table:table-cell table:style-name="Tabla83.A1" office:value-type="string">
            <text:p text:style-name="P496">0</text:p>
          </table:table-cell>
          <table:table-cell table:style-name="Tabla83.A1" office:value-type="string">
            <text:p text:style-name="P496">4</text:p>
          </table:table-cell>
          <table:table-cell table:style-name="Tabla83.A1" office:value-type="string">
            <text:p text:style-name="P496">8</text:p>
          </table:table-cell>
          <table:table-cell table:style-name="Tabla83.A1" office:value-type="string">
            <text:p text:style-name="P496">12</text:p>
          </table:table-cell>
          <table:table-cell table:style-name="Tabla83.A1" office:value-type="string">
            <text:p text:style-name="P496">...</text:p>
          </table:table-cell>
          <table:table-cell table:style-name="Tabla83.A1" office:value-type="string">
            <text:p text:style-name="P496"/>
          </table:table-cell>
          <table:table-cell table:style-name="Tabla83.A1" office:value-type="string">
            <text:p text:style-name="P496"/>
          </table:table-cell>
          <table:table-cell table:style-name="Tabla83.A1" office:value-type="string">
            <text:p text:style-name="P496"/>
          </table:table-cell>
          <table:table-cell table:style-name="Tabla83.A1" office:value-type="string">
            <text:p text:style-name="P498">...</text:p>
          </table:table-cell>
          <table:table-cell table:style-name="Tabla83.A1" office:value-type="string">
            <text:p text:style-name="P497">904</text:p>
          </table:table-cell>
          <table:table-cell table:style-name="Tabla83.L1" office:value-type="string">
            <text:p text:style-name="P497">908</text:p>
          </table:table-cell>
        </table:table-row>
        <table:table-row table:style-name="Tabla83.1">
          <table:table-cell table:style-name="Tabla83.A2" office:value-type="string">
            <text:p text:style-name="P511">LY Register</text:p>
          </table:table-cell>
          <table:table-cell table:style-name="Tabla83.A2" office:value-type="string">
            <text:p text:style-name="P511">1<text:span text:style-name="T138">44</text:span></text:p>
          </table:table-cell>
          <table:table-cell table:style-name="Tabla83.A2" office:value-type="string">
            <text:p text:style-name="P511">1<text:span text:style-name="T138">44</text:span></text:p>
          </table:table-cell>
          <table:table-cell table:style-name="Tabla83.A2" office:value-type="string">
            <text:p text:style-name="P511">1<text:span text:style-name="T138">44</text:span></text:p>
          </table:table-cell>
          <table:table-cell table:style-name="Tabla83.A2" office:value-type="string">
            <text:p text:style-name="P511">1<text:span text:style-name="T138">44</text:span></text:p>
          </table:table-cell>
          <table:table-cell table:style-name="Tabla83.A2" office:value-type="string">
            <text:p text:style-name="P522">...</text:p>
          </table:table-cell>
          <table:table-cell table:style-name="Tabla83.A2" office:value-type="string">
            <text:p text:style-name="P511"/>
          </table:table-cell>
          <table:table-cell table:style-name="Tabla83.A2" office:value-type="string">
            <text:p text:style-name="P511"/>
          </table:table-cell>
          <table:table-cell table:style-name="Tabla83.A2" office:value-type="string">
            <text:p text:style-name="P511"/>
          </table:table-cell>
          <table:table-cell table:style-name="Tabla83.A2" office:value-type="string">
            <text:p text:style-name="P522">...</text:p>
          </table:table-cell>
          <table:table-cell table:style-name="Tabla83.A2" office:value-type="string">
            <text:p text:style-name="P511">1<text:span text:style-name="T138">44</text:span></text:p>
          </table:table-cell>
          <table:table-cell table:style-name="Tabla83.L2" office:value-type="string">
            <text:p text:style-name="P521">144</text:p>
          </table:table-cell>
        </table:table-row>
        <table:table-row table:style-name="Tabla83.1">
          <table:table-cell table:style-name="Tabla83.A2" office:value-type="string">
            <text:p text:style-name="P511">STAT Mode</text:p>
          </table:table-cell>
          <table:table-cell table:style-name="Tabla83.A2" office:value-type="string">
            <text:p text:style-name="P521">0</text:p>
          </table:table-cell>
          <table:table-cell table:style-name="Tabla83.A2" office:value-type="string">
            <text:p text:style-name="P517">1</text:p>
          </table:table-cell>
          <table:table-cell table:style-name="Tabla83.A2" office:value-type="string">
            <text:p text:style-name="P517">1</text:p>
          </table:table-cell>
          <table:table-cell table:style-name="Tabla83.A2" office:value-type="string">
            <text:p text:style-name="P517">1</text:p>
          </table:table-cell>
          <table:table-cell table:style-name="Tabla83.A2" office:value-type="string">
            <text:p text:style-name="P511">...</text:p>
          </table:table-cell>
          <table:table-cell table:style-name="Tabla83.A2" office:value-type="string">
            <text:p text:style-name="P511"/>
          </table:table-cell>
          <table:table-cell table:style-name="Tabla83.A2" office:value-type="string">
            <text:p text:style-name="P517"/>
          </table:table-cell>
          <table:table-cell table:style-name="Tabla83.A2" office:value-type="string">
            <text:p text:style-name="P511"/>
          </table:table-cell>
          <table:table-cell table:style-name="Tabla83.A2" office:value-type="string">
            <text:p text:style-name="P522">...</text:p>
          </table:table-cell>
          <table:table-cell table:style-name="Tabla83.A2" office:value-type="string">
            <text:p text:style-name="P517">1</text:p>
          </table:table-cell>
          <table:table-cell table:style-name="Tabla83.L2" office:value-type="string">
            <text:p text:style-name="P517">1</text:p>
          </table:table-cell>
        </table:table-row>
        <table:table-row table:style-name="Tabla83.1">
          <table:table-cell table:style-name="Tabla83.A2" office:value-type="string">
            <text:p text:style-name="P512">VBL IF Flag</text:p>
          </table:table-cell>
          <table:table-cell table:style-name="Tabla83.A2" office:value-type="string">
            <text:p text:style-name="P520">0</text:p>
          </table:table-cell>
          <table:table-cell table:style-name="Tabla83.A2" office:value-type="string">
            <text:p text:style-name="P520">1</text:p>
          </table:table-cell>
          <table:table-cell table:style-name="Tabla83.A2" office:value-type="string">
            <text:p text:style-name="P512">0</text:p>
          </table:table-cell>
          <table:table-cell table:style-name="Tabla83.A2" office:value-type="string">
            <text:p text:style-name="P512">0</text:p>
          </table:table-cell>
          <table:table-cell table:style-name="Tabla83.A2" office:value-type="string">
            <text:p text:style-name="P522">...</text:p>
          </table:table-cell>
          <table:table-cell table:style-name="Tabla83.A2" office:value-type="string">
            <text:p text:style-name="P515"/>
          </table:table-cell>
          <table:table-cell table:style-name="Tabla83.A2" office:value-type="string">
            <text:p text:style-name="P515"/>
          </table:table-cell>
          <table:table-cell table:style-name="Tabla83.A2" office:value-type="string">
            <text:p text:style-name="P515"/>
          </table:table-cell>
          <table:table-cell table:style-name="Tabla83.A2" office:value-type="string">
            <text:p text:style-name="P522">...</text:p>
          </table:table-cell>
          <table:table-cell table:style-name="Tabla83.A2" office:value-type="string">
            <text:p text:style-name="P512">0</text:p>
          </table:table-cell>
          <table:table-cell table:style-name="Tabla83.L2" office:value-type="string">
            <text:p text:style-name="P512">0</text:p>
          </table:table-cell>
        </table:table-row>
        <table:table-row table:style-name="Tabla83.1">
          <table:table-cell table:style-name="Tabla83.A2" office:value-type="string">
            <text:p text:style-name="P516"><text:span text:style-name="T152">STAT</text:span> <text:span text:style-name="T152">IF </text:span>Flag <text:span text:style-name="T152">(M1)</text:span></text:p>
          </table:table-cell>
          <table:table-cell table:style-name="Tabla83.A2" office:value-type="string">
            <text:p text:style-name="P520">0</text:p>
          </table:table-cell>
          <table:table-cell table:style-name="Tabla83.A2" office:value-type="string">
            <text:p text:style-name="P520">1</text:p>
          </table:table-cell>
          <table:table-cell table:style-name="Tabla83.A2" office:value-type="string">
            <text:p text:style-name="P514">0</text:p>
          </table:table-cell>
          <table:table-cell table:style-name="Tabla83.A2" office:value-type="string">
            <text:p text:style-name="P514">0</text:p>
          </table:table-cell>
          <table:table-cell table:style-name="Tabla83.A2" office:value-type="string">
            <text:p text:style-name="P522">...</text:p>
          </table:table-cell>
          <table:table-cell table:style-name="Tabla83.A2" office:value-type="string">
            <text:p text:style-name="P515"/>
          </table:table-cell>
          <table:table-cell table:style-name="Tabla83.A2" office:value-type="string">
            <text:p text:style-name="P515"/>
          </table:table-cell>
          <table:table-cell table:style-name="Tabla83.A2" office:value-type="string">
            <text:p text:style-name="P515"/>
          </table:table-cell>
          <table:table-cell table:style-name="Tabla83.A2" office:value-type="string">
            <text:p text:style-name="P522">...</text:p>
          </table:table-cell>
          <table:table-cell table:style-name="Tabla83.A2" office:value-type="string">
            <text:p text:style-name="P514">0</text:p>
          </table:table-cell>
          <table:table-cell table:style-name="Tabla83.L2" office:value-type="string">
            <text:p text:style-name="P514">0</text:p>
          </table:table-cell>
        </table:table-row>
      </table:table>
      <text:p text:style-name="P534"/>
      <text:p text:style-name="P543"/>
      <text:p text:style-name="P200">Timings when writing to LYC. How many cycles does it take to update BIT(2)? Can it be measured using software only?</text:p>
      <text:p text:style-name="P203">Does STAT IF flag change to 1 automatically or does it have a delay in some cases?</text:p>
      <text:p text:style-name="P204">Can the interrupt be disabled when writing to STAT or other registers just when changing the value of IF?</text:p>
      <text:p text:style-name="P205">Does LYC &gt;153 <text:s/>trigger stat interrupt?</text:p>
      <text:p text:style-name="P206">In GBC single speed, can the (*) cycle trigger LYC interrupt with the strange values?</text:p>
      <text:p text:style-name="P271"><text:span text:style-name="T153">DMG interrupt handling times are different than CGB. - </text:span><text:span text:style-name="T154">check again!</text:span></text:p>
      <text:h text:style-name="P470" text:outline-level="2"><text:bookmark-start text:name="__RefHeading__10209_1284721040"/><text:span text:style-name="T140">LY,</text:span><text:span text:style-name="T130"> STAT and IF </text:span><text:span text:style-name="T128">Timings. </text:span><text:span text:style-name="T131">STAT </text:span><text:span text:style-name="T137">M</text:span><text:span text:style-name="T131">ode 2 </text:span><text:span text:style-name="T137">interrupt</text:span><text:span text:style-name="T131">.</text:span><text:bookmark-end text:name="__RefHeading__10209_1284721040"/></text:h>
      <text:p text:style-name="P268"/>
      <text:p text:style-name="P275">TODO: Checking this right now...</text:p>
      <text:p text:style-name="P276">YELLOW = TODO</text:p>
      <text:h text:style-name="P482" text:outline-level="3"><text:bookmark-start text:name="__RefHeading__10199_12847210402"/>Timings in DMG<text:bookmark-end text:name="__RefHeading__10199_12847210402"/></text:h>
      <text:p text:style-name="P223">Line 0</text:p>
      <table:table table:name="Tabla62" table:style-name="Tabla62">
        <table:table-column table:style-name="Tabla62.A"/>
        <table:table-column table:style-name="Tabla62.B" table:number-columns-repeated="11"/>
        <text:soft-page-break/>
        <table:table-row table:style-name="Tabla62.1">
          <table:table-cell table:style-name="Tabla62.A1" office:value-type="string">
            <text:p text:style-name="P345">Clocks</text:p>
          </table:table-cell>
          <table:table-cell table:style-name="Tabla62.A1" office:value-type="string">
            <text:p text:style-name="P345">0</text:p>
          </table:table-cell>
          <table:table-cell table:style-name="Tabla62.A1" office:value-type="string">
            <text:p text:style-name="P345">4</text:p>
          </table:table-cell>
          <table:table-cell table:style-name="Tabla62.A1" office:value-type="string">
            <text:p text:style-name="P345">8</text:p>
          </table:table-cell>
          <table:table-cell table:style-name="Tabla62.A1" office:value-type="string">
            <text:p text:style-name="P345">12</text:p>
          </table:table-cell>
          <table:table-cell table:style-name="Tabla62.A1" office:value-type="string">
            <text:p text:style-name="P345">...</text:p>
          </table:table-cell>
          <table:table-cell table:style-name="Tabla62.A1" office:value-type="string">
            <text:p text:style-name="P350">76</text:p>
          </table:table-cell>
          <table:table-cell table:style-name="Tabla62.A1" office:value-type="string">
            <text:p text:style-name="P350">80</text:p>
          </table:table-cell>
          <table:table-cell table:style-name="Tabla62.A1" office:value-type="string">
            <text:p text:style-name="P350">84</text:p>
          </table:table-cell>
          <table:table-cell table:style-name="Tabla62.A1" office:value-type="string">
            <text:p text:style-name="P351">...</text:p>
          </table:table-cell>
          <table:table-cell table:style-name="Tabla62.A1" office:value-type="string">
            <text:p text:style-name="P345">448</text:p>
          </table:table-cell>
          <table:table-cell table:style-name="Tabla62.L1" office:value-type="string">
            <text:p text:style-name="P345">452</text:p>
          </table:table-cell>
        </table:table-row>
        <table:table-row table:style-name="Tabla62.1">
          <table:table-cell table:style-name="Tabla62.A2" office:value-type="string">
            <text:p text:style-name="P373">LY Register</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409">...</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409">...</text:p>
          </table:table-cell>
          <table:table-cell table:style-name="Tabla62.A2" office:value-type="string">
            <text:p text:style-name="P385">0</text:p>
          </table:table-cell>
          <table:table-cell table:style-name="Tabla62.L2" office:value-type="string">
            <text:p text:style-name="P385">0</text:p>
          </table:table-cell>
        </table:table-row>
        <table:table-row table:style-name="Tabla62.1">
          <table:table-cell table:style-name="Tabla62.A2" office:value-type="string">
            <text:p text:style-name="P373">STAT Mode</text:p>
          </table:table-cell>
          <table:table-cell table:style-name="Tabla62.A2" office:value-type="string">
            <text:p text:style-name="P373">0</text:p>
          </table:table-cell>
          <table:table-cell table:style-name="Tabla62.A2" office:value-type="string">
            <text:p text:style-name="P373">2</text:p>
          </table:table-cell>
          <table:table-cell table:style-name="Tabla62.A2" office:value-type="string">
            <text:p text:style-name="P373">2</text:p>
          </table:table-cell>
          <table:table-cell table:style-name="Tabla62.A2" office:value-type="string">
            <text:p text:style-name="P373">2</text:p>
          </table:table-cell>
          <table:table-cell table:style-name="Tabla62.A2" office:value-type="string">
            <text:p text:style-name="P373">...</text:p>
          </table:table-cell>
          <table:table-cell table:style-name="Tabla62.A2" office:value-type="string">
            <text:p text:style-name="P373">2</text:p>
          </table:table-cell>
          <table:table-cell table:style-name="Tabla62.A2" office:value-type="string">
            <text:p text:style-name="P365">2</text:p>
          </table:table-cell>
          <table:table-cell table:style-name="Tabla62.A2" office:value-type="string">
            <text:p text:style-name="P373">3</text:p>
          </table:table-cell>
          <table:table-cell table:style-name="Tabla62.A2" office:value-type="string">
            <text:p text:style-name="P409">...</text:p>
          </table:table-cell>
          <table:table-cell table:style-name="Tabla62.A2" office:value-type="string">
            <text:p text:style-name="P373">0</text:p>
          </table:table-cell>
          <table:table-cell table:style-name="Tabla62.L2" office:value-type="string">
            <text:p text:style-name="P373">0</text:p>
          </table:table-cell>
        </table:table-row>
        <table:table-row table:style-name="Tabla62.1">
          <table:table-cell table:style-name="Tabla62.A2" office:value-type="string">
            <text:p text:style-name="P388"><text:span text:style-name="T152">STAT</text:span> <text:span text:style-name="T152">IF </text:span>Flag <text:span text:style-name="T152">(M2)</text:span></text:p>
          </table:table-cell>
          <table:table-cell table:style-name="Tabla62.A2" office:value-type="string">
            <text:p text:style-name="P385">0</text:p>
          </table:table-cell>
          <table:table-cell table:style-name="Tabla62.A2" office:value-type="string">
            <text:p text:style-name="P410">1</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409">...</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385">0</text:p>
          </table:table-cell>
          <table:table-cell table:style-name="Tabla62.A2" office:value-type="string">
            <text:p text:style-name="P409">...</text:p>
          </table:table-cell>
          <table:table-cell table:style-name="Tabla62.A2" office:value-type="string">
            <text:p text:style-name="P385">0</text:p>
          </table:table-cell>
          <table:table-cell table:style-name="Tabla62.L2" office:value-type="string">
            <text:p text:style-name="P385">0</text:p>
          </table:table-cell>
        </table:table-row>
      </table:table>
      <text:p text:style-name="P241"/>
      <text:p text:style-name="P225">Lines <text:span text:style-name="T145">1</text:span>-143<text:span text:style-name="T156"> <text:s/>– </text:span><text:span text:style-name="T157">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45">Clocks</text:p>
          </table:table-cell>
          <table:table-cell table:style-name="Tabla67.A1" office:value-type="string">
            <text:p text:style-name="P345">0</text:p>
          </table:table-cell>
          <table:table-cell table:style-name="Tabla67.A1" office:value-type="string">
            <text:p text:style-name="P345">4</text:p>
          </table:table-cell>
          <table:table-cell table:style-name="Tabla67.A1" office:value-type="string">
            <text:p text:style-name="P345">8</text:p>
          </table:table-cell>
          <table:table-cell table:style-name="Tabla67.A1" office:value-type="string">
            <text:p text:style-name="P345">12</text:p>
          </table:table-cell>
          <table:table-cell table:style-name="Tabla67.A1" office:value-type="string">
            <text:p text:style-name="P345">...</text:p>
          </table:table-cell>
          <table:table-cell table:style-name="Tabla67.A1" office:value-type="string">
            <text:p text:style-name="P350">76</text:p>
          </table:table-cell>
          <table:table-cell table:style-name="Tabla67.A1" office:value-type="string">
            <text:p text:style-name="P350">80</text:p>
          </table:table-cell>
          <table:table-cell table:style-name="Tabla67.A1" office:value-type="string">
            <text:p text:style-name="P350">84</text:p>
          </table:table-cell>
          <table:table-cell table:style-name="Tabla67.A1" office:value-type="string">
            <text:p text:style-name="P351">...</text:p>
          </table:table-cell>
          <table:table-cell table:style-name="Tabla67.A1" office:value-type="string">
            <text:p text:style-name="P345">448</text:p>
          </table:table-cell>
          <table:table-cell table:style-name="Tabla67.L1" office:value-type="string">
            <text:p text:style-name="P345">452</text:p>
          </table:table-cell>
        </table:table-row>
        <table:table-row table:style-name="Tabla67.1">
          <table:table-cell table:style-name="Tabla67.A2" office:value-type="string">
            <text:p text:style-name="P373">LY Register</text:p>
          </table:table-cell>
          <table:table-cell table:style-name="Tabla67.A2" office:value-type="string">
            <text:p text:style-name="P373">13</text:p>
          </table:table-cell>
          <table:table-cell table:style-name="Tabla67.A2" office:value-type="string">
            <text:p text:style-name="P373">13</text:p>
          </table:table-cell>
          <table:table-cell table:style-name="Tabla67.A2" office:value-type="string">
            <text:p text:style-name="P373">13</text:p>
          </table:table-cell>
          <table:table-cell table:style-name="Tabla67.A2" office:value-type="string">
            <text:p text:style-name="P373">13</text:p>
          </table:table-cell>
          <table:table-cell table:style-name="Tabla67.A2" office:value-type="string">
            <text:p text:style-name="P409">...</text:p>
          </table:table-cell>
          <table:table-cell table:style-name="Tabla67.A2" office:value-type="string">
            <text:p text:style-name="P373">13</text:p>
          </table:table-cell>
          <table:table-cell table:style-name="Tabla67.A2" office:value-type="string">
            <text:p text:style-name="P373">13</text:p>
          </table:table-cell>
          <table:table-cell table:style-name="Tabla67.A2" office:value-type="string">
            <text:p text:style-name="P373">13</text:p>
          </table:table-cell>
          <table:table-cell table:style-name="Tabla67.A2" office:value-type="string">
            <text:p text:style-name="P409">...</text:p>
          </table:table-cell>
          <table:table-cell table:style-name="Tabla67.A2" office:value-type="string">
            <text:p text:style-name="P373">13</text:p>
          </table:table-cell>
          <table:table-cell table:style-name="Tabla67.L2" office:value-type="string">
            <text:p text:style-name="P373">13</text:p>
          </table:table-cell>
        </table:table-row>
        <table:table-row table:style-name="Tabla67.1">
          <table:table-cell table:style-name="Tabla67.A2" office:value-type="string">
            <text:p text:style-name="P373">STAT Mode</text:p>
          </table:table-cell>
          <table:table-cell table:style-name="Tabla67.A2" office:value-type="string">
            <text:p text:style-name="P373">0</text:p>
          </table:table-cell>
          <table:table-cell table:style-name="Tabla67.A2" office:value-type="string">
            <text:p text:style-name="P373">2</text:p>
          </table:table-cell>
          <table:table-cell table:style-name="Tabla67.A2" office:value-type="string">
            <text:p text:style-name="P373">2</text:p>
          </table:table-cell>
          <table:table-cell table:style-name="Tabla67.A2" office:value-type="string">
            <text:p text:style-name="P373">2</text:p>
          </table:table-cell>
          <table:table-cell table:style-name="Tabla67.A2" office:value-type="string">
            <text:p text:style-name="P373">...</text:p>
          </table:table-cell>
          <table:table-cell table:style-name="Tabla67.A2" office:value-type="string">
            <text:p text:style-name="P373">2</text:p>
          </table:table-cell>
          <table:table-cell table:style-name="Tabla67.A2" office:value-type="string">
            <text:p text:style-name="P365">2</text:p>
          </table:table-cell>
          <table:table-cell table:style-name="Tabla67.A2" office:value-type="string">
            <text:p text:style-name="P373">3</text:p>
          </table:table-cell>
          <table:table-cell table:style-name="Tabla67.A2" office:value-type="string">
            <text:p text:style-name="P409">...</text:p>
          </table:table-cell>
          <table:table-cell table:style-name="Tabla67.A2" office:value-type="string">
            <text:p text:style-name="P373">0</text:p>
          </table:table-cell>
          <table:table-cell table:style-name="Tabla67.L2" office:value-type="string">
            <text:p text:style-name="P373">0</text:p>
          </table:table-cell>
        </table:table-row>
        <table:table-row table:style-name="Tabla67.1">
          <table:table-cell table:style-name="Tabla67.A2" office:value-type="string">
            <text:p text:style-name="P388"><text:span text:style-name="T152">STAT</text:span> <text:span text:style-name="T152">IF </text:span>Flag <text:span text:style-name="T152">(M2)</text:span></text:p>
          </table:table-cell>
          <table:table-cell table:style-name="Tabla67.A2" office:value-type="string">
            <text:p text:style-name="P412">1</text:p>
          </table:table-cell>
          <table:table-cell table:style-name="Tabla67.A2" office:value-type="string">
            <text:p text:style-name="P412">0</text:p>
          </table:table-cell>
          <table:table-cell table:style-name="Tabla67.A2" office:value-type="string">
            <text:p text:style-name="P402">0</text:p>
          </table:table-cell>
          <table:table-cell table:style-name="Tabla67.A2" office:value-type="string">
            <text:p text:style-name="P402">0</text:p>
          </table:table-cell>
          <table:table-cell table:style-name="Tabla67.A2" office:value-type="string">
            <text:p text:style-name="P409">...</text:p>
          </table:table-cell>
          <table:table-cell table:style-name="Tabla67.A2" office:value-type="string">
            <text:p text:style-name="P408">0</text:p>
          </table:table-cell>
          <table:table-cell table:style-name="Tabla67.A2" office:value-type="string">
            <text:p text:style-name="P408">0</text:p>
          </table:table-cell>
          <table:table-cell table:style-name="Tabla67.A2" office:value-type="string">
            <text:p text:style-name="P408">0</text:p>
          </table:table-cell>
          <table:table-cell table:style-name="Tabla67.A2" office:value-type="string">
            <text:p text:style-name="P409">...</text:p>
          </table:table-cell>
          <table:table-cell table:style-name="Tabla67.A2" office:value-type="string">
            <text:p text:style-name="P402">0</text:p>
          </table:table-cell>
          <table:table-cell table:style-name="Tabla67.L2" office:value-type="string">
            <text:p text:style-name="P402">0</text:p>
          </table:table-cell>
        </table:table-row>
      </table:table>
      <text:p text:style-name="P240"/>
      <text:p text:style-name="P223"><text:span text:style-name="T128">Lin</text:span><text:span text:style-name="T156">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52">Clocks</text:p>
          </table:table-cell>
          <table:table-cell table:style-name="Tabla68.A1" office:value-type="string">
            <text:p text:style-name="P352">0</text:p>
          </table:table-cell>
          <table:table-cell table:style-name="Tabla68.A1" office:value-type="string">
            <text:p text:style-name="P352">4</text:p>
          </table:table-cell>
          <table:table-cell table:style-name="Tabla68.A1" office:value-type="string">
            <text:p text:style-name="P352">8</text:p>
          </table:table-cell>
          <table:table-cell table:style-name="Tabla68.A1" office:value-type="string">
            <text:p text:style-name="P352">12</text:p>
          </table:table-cell>
          <table:table-cell table:style-name="Tabla68.A1" office:value-type="string">
            <text:p text:style-name="P352">...</text:p>
          </table:table-cell>
          <table:table-cell table:style-name="Tabla68.A1" office:value-type="string">
            <text:p text:style-name="P352"/>
          </table:table-cell>
          <table:table-cell table:style-name="Tabla68.A1" office:value-type="string">
            <text:p text:style-name="P352"/>
          </table:table-cell>
          <table:table-cell table:style-name="Tabla68.A1" office:value-type="string">
            <text:p text:style-name="P352"/>
          </table:table-cell>
          <table:table-cell table:style-name="Tabla68.A1" office:value-type="string">
            <text:p text:style-name="P354">...</text:p>
          </table:table-cell>
          <table:table-cell table:style-name="Tabla68.A1" office:value-type="string">
            <text:p text:style-name="P352">448</text:p>
          </table:table-cell>
          <table:table-cell table:style-name="Tabla68.L1" office:value-type="string">
            <text:p text:style-name="P352">452</text:p>
          </table:table-cell>
        </table:table-row>
        <table:table-row table:style-name="Tabla68.1">
          <table:table-cell table:style-name="Tabla68.A2" office:value-type="string">
            <text:p text:style-name="P414">LY Register</text:p>
          </table:table-cell>
          <table:table-cell table:style-name="Tabla68.A2" office:value-type="string">
            <text:p text:style-name="P414">1<text:span text:style-name="T138">44</text:span></text:p>
          </table:table-cell>
          <table:table-cell table:style-name="Tabla68.A2" office:value-type="string">
            <text:p text:style-name="P414">1<text:span text:style-name="T138">44</text:span></text:p>
          </table:table-cell>
          <table:table-cell table:style-name="Tabla68.A2" office:value-type="string">
            <text:p text:style-name="P414">1<text:span text:style-name="T138">44</text:span></text:p>
          </table:table-cell>
          <table:table-cell table:style-name="Tabla68.A2" office:value-type="string">
            <text:p text:style-name="P414">1<text:span text:style-name="T138">44</text:span></text:p>
          </table:table-cell>
          <table:table-cell table:style-name="Tabla68.A2" office:value-type="string">
            <text:p text:style-name="P416">...</text:p>
          </table:table-cell>
          <table:table-cell table:style-name="Tabla68.A2" office:value-type="string">
            <text:p text:style-name="P414"/>
          </table:table-cell>
          <table:table-cell table:style-name="Tabla68.A2" office:value-type="string">
            <text:p text:style-name="P414"/>
          </table:table-cell>
          <table:table-cell table:style-name="Tabla68.A2" office:value-type="string">
            <text:p text:style-name="P414"/>
          </table:table-cell>
          <table:table-cell table:style-name="Tabla68.A2" office:value-type="string">
            <text:p text:style-name="P416">...</text:p>
          </table:table-cell>
          <table:table-cell table:style-name="Tabla68.A2" office:value-type="string">
            <text:p text:style-name="P414">1<text:span text:style-name="T138">44</text:span></text:p>
          </table:table-cell>
          <table:table-cell table:style-name="Tabla68.L2" office:value-type="string">
            <text:p text:style-name="P414">1<text:span text:style-name="T138">44</text:span></text:p>
          </table:table-cell>
        </table:table-row>
        <table:table-row table:style-name="Tabla68.1">
          <table:table-cell table:style-name="Tabla68.A2" office:value-type="string">
            <text:p text:style-name="P414">STAT Mode</text:p>
          </table:table-cell>
          <table:table-cell table:style-name="Tabla68.A2" office:value-type="string">
            <text:p text:style-name="P414">0</text:p>
          </table:table-cell>
          <table:table-cell table:style-name="Tabla68.A2" office:value-type="string">
            <text:p text:style-name="P420">1</text:p>
          </table:table-cell>
          <table:table-cell table:style-name="Tabla68.A2" office:value-type="string">
            <text:p text:style-name="P420">1</text:p>
          </table:table-cell>
          <table:table-cell table:style-name="Tabla68.A2" office:value-type="string">
            <text:p text:style-name="P420">1</text:p>
          </table:table-cell>
          <table:table-cell table:style-name="Tabla68.A2" office:value-type="string">
            <text:p text:style-name="P414">...</text:p>
          </table:table-cell>
          <table:table-cell table:style-name="Tabla68.A2" office:value-type="string">
            <text:p text:style-name="P414"/>
          </table:table-cell>
          <table:table-cell table:style-name="Tabla68.A2" office:value-type="string">
            <text:p text:style-name="P420"/>
          </table:table-cell>
          <table:table-cell table:style-name="Tabla68.A2" office:value-type="string">
            <text:p text:style-name="P414"/>
          </table:table-cell>
          <table:table-cell table:style-name="Tabla68.A2" office:value-type="string">
            <text:p text:style-name="P416">...</text:p>
          </table:table-cell>
          <table:table-cell table:style-name="Tabla68.A2" office:value-type="string">
            <text:p text:style-name="P420">1</text:p>
          </table:table-cell>
          <table:table-cell table:style-name="Tabla68.L2" office:value-type="string">
            <text:p text:style-name="P420">1</text:p>
          </table:table-cell>
        </table:table-row>
        <table:table-row table:style-name="Tabla68.1">
          <table:table-cell table:style-name="Tabla68.A2" office:value-type="string">
            <text:p text:style-name="P388"><text:span text:style-name="T152">STAT</text:span> <text:span text:style-name="T152">IF </text:span>Flag <text:span text:style-name="T152">(M2)</text:span></text:p>
          </table:table-cell>
          <table:table-cell table:style-name="Tabla68.A2" office:value-type="string">
            <text:p text:style-name="P419">0</text:p>
          </table:table-cell>
          <table:table-cell table:style-name="Tabla68.A2" office:value-type="string">
            <text:p text:style-name="P419">1</text:p>
          </table:table-cell>
          <table:table-cell table:style-name="Tabla68.A2" office:value-type="string">
            <text:p text:style-name="P419">0</text:p>
          </table:table-cell>
          <table:table-cell table:style-name="Tabla68.A2" office:value-type="string">
            <text:p text:style-name="P419">0</text:p>
          </table:table-cell>
          <table:table-cell table:style-name="Tabla68.A2" office:value-type="string">
            <text:p text:style-name="P416">...</text:p>
          </table:table-cell>
          <table:table-cell table:style-name="Tabla68.A2" office:value-type="string">
            <text:p text:style-name="P415"/>
          </table:table-cell>
          <table:table-cell table:style-name="Tabla68.A2" office:value-type="string">
            <text:p text:style-name="P415"/>
          </table:table-cell>
          <table:table-cell table:style-name="Tabla68.A2" office:value-type="string">
            <text:p text:style-name="P415"/>
          </table:table-cell>
          <table:table-cell table:style-name="Tabla68.A2" office:value-type="string">
            <text:p text:style-name="P416">...</text:p>
          </table:table-cell>
          <table:table-cell table:style-name="Tabla68.A2" office:value-type="string">
            <text:p text:style-name="P419">0</text:p>
          </table:table-cell>
          <table:table-cell table:style-name="Tabla68.L2" office:value-type="string">
            <text:p text:style-name="P419">0</text:p>
          </table:table-cell>
        </table:table-row>
      </table:table>
      <text:p text:style-name="P226"/>
      <text:p text:style-name="P226">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352">Clocks</text:p>
          </table:table-cell>
          <table:table-cell table:style-name="Tabla71.A1" office:value-type="string">
            <text:p text:style-name="P352">0</text:p>
          </table:table-cell>
          <table:table-cell table:style-name="Tabla71.A1" office:value-type="string">
            <text:p text:style-name="P352">4</text:p>
          </table:table-cell>
          <table:table-cell table:style-name="Tabla71.A1" office:value-type="string">
            <text:p text:style-name="P352">8</text:p>
          </table:table-cell>
          <table:table-cell table:style-name="Tabla71.A1" office:value-type="string">
            <text:p text:style-name="P352">12</text:p>
          </table:table-cell>
          <table:table-cell table:style-name="Tabla71.A1" office:value-type="string">
            <text:p text:style-name="P352">...</text:p>
          </table:table-cell>
          <table:table-cell table:style-name="Tabla71.A1" office:value-type="string">
            <text:p text:style-name="P352"/>
          </table:table-cell>
          <table:table-cell table:style-name="Tabla71.A1" office:value-type="string">
            <text:p text:style-name="P352"/>
          </table:table-cell>
          <table:table-cell table:style-name="Tabla71.A1" office:value-type="string">
            <text:p text:style-name="P352"/>
          </table:table-cell>
          <table:table-cell table:style-name="Tabla71.A1" office:value-type="string">
            <text:p text:style-name="P354">...</text:p>
          </table:table-cell>
          <table:table-cell table:style-name="Tabla71.A1" office:value-type="string">
            <text:p text:style-name="P352">448</text:p>
          </table:table-cell>
          <table:table-cell table:style-name="Tabla71.L1" office:value-type="string">
            <text:p text:style-name="P352">452</text:p>
          </table:table-cell>
        </table:table-row>
        <table:table-row table:style-name="Tabla71.1">
          <table:table-cell table:style-name="Tabla71.A2" office:value-type="string">
            <text:p text:style-name="P414">LY Register</text:p>
          </table:table-cell>
          <table:table-cell table:style-name="Tabla71.A2" office:value-type="string">
            <text:p text:style-name="P414">1<text:span text:style-name="T138">46</text:span></text:p>
          </table:table-cell>
          <table:table-cell table:style-name="Tabla71.A2" office:value-type="string">
            <text:p text:style-name="P414">1<text:span text:style-name="T138">46</text:span></text:p>
          </table:table-cell>
          <table:table-cell table:style-name="Tabla71.A2" office:value-type="string">
            <text:p text:style-name="P414">1<text:span text:style-name="T138">46</text:span></text:p>
          </table:table-cell>
          <table:table-cell table:style-name="Tabla71.A2" office:value-type="string">
            <text:p text:style-name="P414">1<text:span text:style-name="T138">46</text:span></text:p>
          </table:table-cell>
          <table:table-cell table:style-name="Tabla71.A2" office:value-type="string">
            <text:p text:style-name="P416">...</text:p>
          </table:table-cell>
          <table:table-cell table:style-name="Tabla71.A2" office:value-type="string">
            <text:p text:style-name="P414"/>
          </table:table-cell>
          <table:table-cell table:style-name="Tabla71.A2" office:value-type="string">
            <text:p text:style-name="P414"/>
          </table:table-cell>
          <table:table-cell table:style-name="Tabla71.A2" office:value-type="string">
            <text:p text:style-name="P414"/>
          </table:table-cell>
          <table:table-cell table:style-name="Tabla71.A2" office:value-type="string">
            <text:p text:style-name="P416">...</text:p>
          </table:table-cell>
          <table:table-cell table:style-name="Tabla71.A2" office:value-type="string">
            <text:p text:style-name="P414">1<text:span text:style-name="T138">46</text:span></text:p>
          </table:table-cell>
          <table:table-cell table:style-name="Tabla71.L2" office:value-type="string">
            <text:p text:style-name="P414">1<text:span text:style-name="T138">46</text:span></text:p>
          </table:table-cell>
        </table:table-row>
        <table:table-row table:style-name="Tabla71.1">
          <table:table-cell table:style-name="Tabla71.A2" office:value-type="string">
            <text:p text:style-name="P414">STAT Mode</text:p>
          </table:table-cell>
          <table:table-cell table:style-name="Tabla71.A2" office:value-type="string">
            <text:p text:style-name="P420">1</text:p>
          </table:table-cell>
          <table:table-cell table:style-name="Tabla71.A2" office:value-type="string">
            <text:p text:style-name="P420">1</text:p>
          </table:table-cell>
          <table:table-cell table:style-name="Tabla71.A2" office:value-type="string">
            <text:p text:style-name="P420">1</text:p>
          </table:table-cell>
          <table:table-cell table:style-name="Tabla71.A2" office:value-type="string">
            <text:p text:style-name="P420">1</text:p>
          </table:table-cell>
          <table:table-cell table:style-name="Tabla71.A2" office:value-type="string">
            <text:p text:style-name="P414">...</text:p>
          </table:table-cell>
          <table:table-cell table:style-name="Tabla71.A2" office:value-type="string">
            <text:p text:style-name="P414"/>
          </table:table-cell>
          <table:table-cell table:style-name="Tabla71.A2" office:value-type="string">
            <text:p text:style-name="P420"/>
          </table:table-cell>
          <table:table-cell table:style-name="Tabla71.A2" office:value-type="string">
            <text:p text:style-name="P414"/>
          </table:table-cell>
          <table:table-cell table:style-name="Tabla71.A2" office:value-type="string">
            <text:p text:style-name="P416">...</text:p>
          </table:table-cell>
          <table:table-cell table:style-name="Tabla71.A2" office:value-type="string">
            <text:p text:style-name="P420">1</text:p>
          </table:table-cell>
          <table:table-cell table:style-name="Tabla71.L2" office:value-type="string">
            <text:p text:style-name="P420">1</text:p>
          </table:table-cell>
        </table:table-row>
        <table:table-row table:style-name="Tabla71.1">
          <table:table-cell table:style-name="Tabla71.A2" office:value-type="string">
            <text:p text:style-name="P388"><text:span text:style-name="T152">STAT</text:span> <text:span text:style-name="T152">IF </text:span>Flag <text:span text:style-name="T152">(M2)</text:span></text:p>
          </table:table-cell>
          <table:table-cell table:style-name="Tabla71.A2" office:value-type="string">
            <text:p text:style-name="P419">0</text:p>
          </table:table-cell>
          <table:table-cell table:style-name="Tabla71.A2" office:value-type="string">
            <text:p text:style-name="P419">1</text:p>
          </table:table-cell>
          <table:table-cell table:style-name="Tabla71.A2" office:value-type="string">
            <text:p text:style-name="P419">0</text:p>
          </table:table-cell>
          <table:table-cell table:style-name="Tabla71.A2" office:value-type="string">
            <text:p text:style-name="P419">0</text:p>
          </table:table-cell>
          <table:table-cell table:style-name="Tabla71.A2" office:value-type="string">
            <text:p text:style-name="P416">...</text:p>
          </table:table-cell>
          <table:table-cell table:style-name="Tabla71.A2" office:value-type="string">
            <text:p text:style-name="P415"/>
          </table:table-cell>
          <table:table-cell table:style-name="Tabla71.A2" office:value-type="string">
            <text:p text:style-name="P415"/>
          </table:table-cell>
          <table:table-cell table:style-name="Tabla71.A2" office:value-type="string">
            <text:p text:style-name="P415"/>
          </table:table-cell>
          <table:table-cell table:style-name="Tabla71.A2" office:value-type="string">
            <text:p text:style-name="P416">...</text:p>
          </table:table-cell>
          <table:table-cell table:style-name="Tabla71.A2" office:value-type="string">
            <text:p text:style-name="P419">0</text:p>
          </table:table-cell>
          <table:table-cell table:style-name="Tabla71.L2" office:value-type="string">
            <text:p text:style-name="P419">0</text:p>
          </table:table-cell>
        </table:table-row>
      </table:table>
      <text:p text:style-name="P226"/>
      <text:p text:style-name="P226">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52">Clocks</text:p>
          </table:table-cell>
          <table:table-cell table:style-name="Tabla72.A1" office:value-type="string">
            <text:p text:style-name="P352">0</text:p>
          </table:table-cell>
          <table:table-cell table:style-name="Tabla72.A1" office:value-type="string">
            <text:p text:style-name="P352">4</text:p>
          </table:table-cell>
          <table:table-cell table:style-name="Tabla72.A1" office:value-type="string">
            <text:p text:style-name="P352">8</text:p>
          </table:table-cell>
          <table:table-cell table:style-name="Tabla72.A1" office:value-type="string">
            <text:p text:style-name="P352">12</text:p>
          </table:table-cell>
          <table:table-cell table:style-name="Tabla72.A1" office:value-type="string">
            <text:p text:style-name="P355">16</text:p>
          </table:table-cell>
          <table:table-cell table:style-name="Tabla72.A1" office:value-type="string">
            <text:p text:style-name="P352">...</text:p>
          </table:table-cell>
          <table:table-cell table:style-name="Tabla72.A1" office:value-type="string">
            <text:p text:style-name="P352"/>
          </table:table-cell>
          <table:table-cell table:style-name="Tabla72.A1" office:value-type="string">
            <text:p text:style-name="P352"/>
          </table:table-cell>
          <table:table-cell table:style-name="Tabla72.A1" office:value-type="string">
            <text:p text:style-name="P354">...</text:p>
          </table:table-cell>
          <table:table-cell table:style-name="Tabla72.A1" office:value-type="string">
            <text:p text:style-name="P352">448</text:p>
          </table:table-cell>
          <table:table-cell table:style-name="Tabla72.L1" office:value-type="string">
            <text:p text:style-name="P352">452</text:p>
          </table:table-cell>
        </table:table-row>
        <table:table-row table:style-name="Tabla72.1">
          <table:table-cell table:style-name="Tabla72.A2" office:value-type="string">
            <text:p text:style-name="P414">LY Register</text:p>
          </table:table-cell>
          <table:table-cell table:style-name="Tabla72.A2" office:value-type="string">
            <text:p text:style-name="P420">153</text:p>
          </table:table-cell>
          <table:table-cell table:style-name="Tabla72.A2" office:value-type="string">
            <text:p text:style-name="P420">0</text:p>
          </table:table-cell>
          <table:table-cell table:style-name="Tabla72.A2" office:value-type="string">
            <text:p text:style-name="P420">0</text:p>
          </table:table-cell>
          <table:table-cell table:style-name="Tabla72.A2" office:value-type="string">
            <text:p text:style-name="P420">0</text:p>
          </table:table-cell>
          <table:table-cell table:style-name="Tabla72.A2" office:value-type="string">
            <text:p text:style-name="P421">0</text:p>
          </table:table-cell>
          <table:table-cell table:style-name="Tabla72.A2" office:value-type="string">
            <text:p text:style-name="P416">...</text:p>
          </table:table-cell>
          <table:table-cell table:style-name="Tabla72.A2" office:value-type="string">
            <text:p text:style-name="P414"/>
          </table:table-cell>
          <table:table-cell table:style-name="Tabla72.A2" office:value-type="string">
            <text:p text:style-name="P414"/>
          </table:table-cell>
          <table:table-cell table:style-name="Tabla72.A2" office:value-type="string">
            <text:p text:style-name="P416">...</text:p>
          </table:table-cell>
          <table:table-cell table:style-name="Tabla72.A2" office:value-type="string">
            <text:p text:style-name="P420">0</text:p>
          </table:table-cell>
          <table:table-cell table:style-name="Tabla72.L2" office:value-type="string">
            <text:p text:style-name="P420">0</text:p>
          </table:table-cell>
        </table:table-row>
        <table:table-row table:style-name="Tabla72.1">
          <table:table-cell table:style-name="Tabla72.A2" office:value-type="string">
            <text:p text:style-name="P414">STAT Mode</text:p>
          </table:table-cell>
          <table:table-cell table:style-name="Tabla72.A2" office:value-type="string">
            <text:p text:style-name="P420">1</text:p>
          </table:table-cell>
          <table:table-cell table:style-name="Tabla72.A2" office:value-type="string">
            <text:p text:style-name="P420">1</text:p>
          </table:table-cell>
          <table:table-cell table:style-name="Tabla72.A2" office:value-type="string">
            <text:p text:style-name="P420">1</text:p>
          </table:table-cell>
          <table:table-cell table:style-name="Tabla72.A2" office:value-type="string">
            <text:p text:style-name="P420">1</text:p>
          </table:table-cell>
          <table:table-cell table:style-name="Tabla72.A2" office:value-type="string">
            <text:p text:style-name="P421">1</text:p>
          </table:table-cell>
          <table:table-cell table:style-name="Tabla72.A2" office:value-type="string">
            <text:p text:style-name="P414">...</text:p>
          </table:table-cell>
          <table:table-cell table:style-name="Tabla72.A2" office:value-type="string">
            <text:p text:style-name="P420"/>
          </table:table-cell>
          <table:table-cell table:style-name="Tabla72.A2" office:value-type="string">
            <text:p text:style-name="P414"/>
          </table:table-cell>
          <table:table-cell table:style-name="Tabla72.A2" office:value-type="string">
            <text:p text:style-name="P416">...</text:p>
          </table:table-cell>
          <table:table-cell table:style-name="Tabla72.A2" office:value-type="string">
            <text:p text:style-name="P420">1</text:p>
          </table:table-cell>
          <table:table-cell table:style-name="Tabla72.L2" office:value-type="string">
            <text:p text:style-name="P420">1</text:p>
          </table:table-cell>
        </table:table-row>
        <table:table-row table:style-name="Tabla72.1">
          <table:table-cell table:style-name="Tabla72.A2" office:value-type="string">
            <text:p text:style-name="P388"><text:span text:style-name="T152">STAT</text:span> <text:span text:style-name="T152">IF </text:span>Flag <text:span text:style-name="T152">(M2)</text:span></text:p>
          </table:table-cell>
          <table:table-cell table:style-name="Tabla72.A2" office:value-type="string">
            <text:p text:style-name="P419">0</text:p>
          </table:table-cell>
          <table:table-cell table:style-name="Tabla72.A2" office:value-type="string">
            <text:p text:style-name="P419">1</text:p>
          </table:table-cell>
          <table:table-cell table:style-name="Tabla72.A2" office:value-type="string">
            <text:p text:style-name="P419">0</text:p>
          </table:table-cell>
          <table:table-cell table:style-name="Tabla72.A2" office:value-type="string">
            <text:p text:style-name="P422">1</text:p>
          </table:table-cell>
          <table:table-cell table:style-name="Tabla72.A2" office:value-type="string">
            <text:p text:style-name="P421">0</text:p>
          </table:table-cell>
          <table:table-cell table:style-name="Tabla72.A2" office:value-type="string">
            <text:p text:style-name="P416">...</text:p>
          </table:table-cell>
          <table:table-cell table:style-name="Tabla72.A2" office:value-type="string">
            <text:p text:style-name="P415"/>
          </table:table-cell>
          <table:table-cell table:style-name="Tabla72.A2" office:value-type="string">
            <text:p text:style-name="P415"/>
          </table:table-cell>
          <table:table-cell table:style-name="Tabla72.A2" office:value-type="string">
            <text:p text:style-name="P416">...</text:p>
          </table:table-cell>
          <table:table-cell table:style-name="Tabla72.A2" office:value-type="string">
            <text:p text:style-name="P422">0</text:p>
          </table:table-cell>
          <table:table-cell table:style-name="Tabla72.L2" office:value-type="string">
            <text:p text:style-name="P422">0</text:p>
          </table:table-cell>
        </table:table-row>
      </table:table>
      <text:p text:style-name="P270"/>
      <text:h text:style-name="P479" text:outline-level="3"><text:bookmark-start text:name="__RefHeading__10201_12847210402"/>Timings in CGB in DMG mode<text:bookmark-end text:name="__RefHeading__10201_12847210402"/></text:h>
      <text:p text:style-name="P224">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45">Clocks</text:p>
          </table:table-cell>
          <table:table-cell table:style-name="Tabla73.A1" office:value-type="string">
            <text:p text:style-name="P345">0</text:p>
          </table:table-cell>
          <table:table-cell table:style-name="Tabla73.A1" office:value-type="string">
            <text:p text:style-name="P345">4</text:p>
          </table:table-cell>
          <table:table-cell table:style-name="Tabla73.A1" office:value-type="string">
            <text:p text:style-name="P345">8</text:p>
          </table:table-cell>
          <table:table-cell table:style-name="Tabla73.A1" office:value-type="string">
            <text:p text:style-name="P345">12</text:p>
          </table:table-cell>
          <table:table-cell table:style-name="Tabla73.A1" office:value-type="string">
            <text:p text:style-name="P345">...</text:p>
          </table:table-cell>
          <table:table-cell table:style-name="Tabla73.A1" office:value-type="string">
            <text:p text:style-name="P350">76</text:p>
          </table:table-cell>
          <table:table-cell table:style-name="Tabla73.A1" office:value-type="string">
            <text:p text:style-name="P350">80</text:p>
          </table:table-cell>
          <table:table-cell table:style-name="Tabla73.A1" office:value-type="string">
            <text:p text:style-name="P350">84</text:p>
          </table:table-cell>
          <table:table-cell table:style-name="Tabla73.A1" office:value-type="string">
            <text:p text:style-name="P351">...</text:p>
          </table:table-cell>
          <table:table-cell table:style-name="Tabla73.A1" office:value-type="string">
            <text:p text:style-name="P345">448</text:p>
          </table:table-cell>
          <table:table-cell table:style-name="Tabla73.L1" office:value-type="string">
            <text:p text:style-name="P345">452</text:p>
          </table:table-cell>
        </table:table-row>
        <table:table-row table:style-name="Tabla73.1">
          <table:table-cell table:style-name="Tabla73.A2" office:value-type="string">
            <text:p text:style-name="P373">LY Register</text:p>
          </table:table-cell>
          <table:table-cell table:style-name="Tabla73.A2" office:value-type="string">
            <text:p text:style-name="P363">0</text:p>
          </table:table-cell>
          <table:table-cell table:style-name="Tabla73.A2" office:value-type="string">
            <text:p text:style-name="P363">0</text:p>
          </table:table-cell>
          <table:table-cell table:style-name="Tabla73.A2" office:value-type="string">
            <text:p text:style-name="P363">0</text:p>
          </table:table-cell>
          <table:table-cell table:style-name="Tabla73.A2" office:value-type="string">
            <text:p text:style-name="P363">0</text:p>
          </table:table-cell>
          <table:table-cell table:style-name="Tabla73.A2" office:value-type="string">
            <text:p text:style-name="P409">...</text:p>
          </table:table-cell>
          <table:table-cell table:style-name="Tabla73.A2" office:value-type="string">
            <text:p text:style-name="P363">0</text:p>
          </table:table-cell>
          <table:table-cell table:style-name="Tabla73.A2" office:value-type="string">
            <text:p text:style-name="P363">0</text:p>
          </table:table-cell>
          <table:table-cell table:style-name="Tabla73.A2" office:value-type="string">
            <text:p text:style-name="P363">0</text:p>
          </table:table-cell>
          <table:table-cell table:style-name="Tabla73.A2" office:value-type="string">
            <text:p text:style-name="P409">...</text:p>
          </table:table-cell>
          <table:table-cell table:style-name="Tabla73.A2" office:value-type="string">
            <text:p text:style-name="P363">0</text:p>
          </table:table-cell>
          <table:table-cell table:style-name="Tabla73.L2" office:value-type="string">
            <text:p text:style-name="P363">0</text:p>
          </table:table-cell>
        </table:table-row>
        <table:table-row table:style-name="Tabla73.1">
          <table:table-cell table:style-name="Tabla73.A2" office:value-type="string">
            <text:p text:style-name="P373">STAT Mode</text:p>
          </table:table-cell>
          <table:table-cell table:style-name="Tabla73.A2" office:value-type="string">
            <text:p text:style-name="P363">1</text:p>
          </table:table-cell>
          <table:table-cell table:style-name="Tabla73.A2" office:value-type="string">
            <text:p text:style-name="P373">2</text:p>
          </table:table-cell>
          <table:table-cell table:style-name="Tabla73.A2" office:value-type="string">
            <text:p text:style-name="P373">2</text:p>
          </table:table-cell>
          <table:table-cell table:style-name="Tabla73.A2" office:value-type="string">
            <text:p text:style-name="P373">2</text:p>
          </table:table-cell>
          <table:table-cell table:style-name="Tabla73.A2" office:value-type="string">
            <text:p text:style-name="P373">...</text:p>
          </table:table-cell>
          <table:table-cell table:style-name="Tabla73.A2" office:value-type="string">
            <text:p text:style-name="P373">2</text:p>
          </table:table-cell>
          <table:table-cell table:style-name="Tabla73.A2" office:value-type="string">
            <text:p text:style-name="P365">2</text:p>
          </table:table-cell>
          <table:table-cell table:style-name="Tabla73.A2" office:value-type="string">
            <text:p text:style-name="P373">3</text:p>
          </table:table-cell>
          <table:table-cell table:style-name="Tabla73.A2" office:value-type="string">
            <text:p text:style-name="P409">...</text:p>
          </table:table-cell>
          <table:table-cell table:style-name="Tabla73.A2" office:value-type="string">
            <text:p text:style-name="P373">0</text:p>
          </table:table-cell>
          <table:table-cell table:style-name="Tabla73.L2" office:value-type="string">
            <text:p text:style-name="P373">0</text:p>
          </table:table-cell>
        </table:table-row>
        <text:soft-page-break/>
        <table:table-row table:style-name="Tabla73.1">
          <table:table-cell table:style-name="Tabla73.A2" office:value-type="string">
            <text:p text:style-name="P388"><text:span text:style-name="T152">STAT</text:span> <text:span text:style-name="T152">IF </text:span>Flag <text:span text:style-name="T152">(M2)</text:span></text:p>
          </table:table-cell>
          <table:table-cell table:style-name="Tabla73.A2" office:value-type="string">
            <text:p text:style-name="P385">0</text:p>
          </table:table-cell>
          <table:table-cell table:style-name="Tabla73.A2" office:value-type="string">
            <text:p text:style-name="P410">1</text:p>
          </table:table-cell>
          <table:table-cell table:style-name="Tabla73.A2" office:value-type="string">
            <text:p text:style-name="P385">0</text:p>
          </table:table-cell>
          <table:table-cell table:style-name="Tabla73.A2" office:value-type="string">
            <text:p text:style-name="P385">0</text:p>
          </table:table-cell>
          <table:table-cell table:style-name="Tabla73.A2" office:value-type="string">
            <text:p text:style-name="P409">...</text:p>
          </table:table-cell>
          <table:table-cell table:style-name="Tabla73.A2" office:value-type="string">
            <text:p text:style-name="P385">0</text:p>
          </table:table-cell>
          <table:table-cell table:style-name="Tabla73.A2" office:value-type="string">
            <text:p text:style-name="P385">0</text:p>
          </table:table-cell>
          <table:table-cell table:style-name="Tabla73.A2" office:value-type="string">
            <text:p text:style-name="P385">0</text:p>
          </table:table-cell>
          <table:table-cell table:style-name="Tabla73.A2" office:value-type="string">
            <text:p text:style-name="P409">...</text:p>
          </table:table-cell>
          <table:table-cell table:style-name="Tabla73.A2" office:value-type="string">
            <text:p text:style-name="P385">0</text:p>
          </table:table-cell>
          <table:table-cell table:style-name="Tabla73.L2" office:value-type="string">
            <text:p text:style-name="P385">0</text:p>
          </table:table-cell>
        </table:table-row>
      </table:table>
      <text:p text:style-name="P224"/>
      <text:p text:style-name="P226"><text:span text:style-name="T128">Lines 1-143 </text:span>– <text:span text:style-name="T159">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45">Clocks</text:p>
          </table:table-cell>
          <table:table-cell table:style-name="Tabla74.A1" office:value-type="string">
            <text:p text:style-name="P345">0</text:p>
          </table:table-cell>
          <table:table-cell table:style-name="Tabla74.A1" office:value-type="string">
            <text:p text:style-name="P345">4</text:p>
          </table:table-cell>
          <table:table-cell table:style-name="Tabla74.A1" office:value-type="string">
            <text:p text:style-name="P345">8</text:p>
          </table:table-cell>
          <table:table-cell table:style-name="Tabla74.A1" office:value-type="string">
            <text:p text:style-name="P345">12</text:p>
          </table:table-cell>
          <table:table-cell table:style-name="Tabla74.A1" office:value-type="string">
            <text:p text:style-name="P345">...</text:p>
          </table:table-cell>
          <table:table-cell table:style-name="Tabla74.A1" office:value-type="string">
            <text:p text:style-name="P350">76</text:p>
          </table:table-cell>
          <table:table-cell table:style-name="Tabla74.A1" office:value-type="string">
            <text:p text:style-name="P350">80</text:p>
          </table:table-cell>
          <table:table-cell table:style-name="Tabla74.A1" office:value-type="string">
            <text:p text:style-name="P350">84</text:p>
          </table:table-cell>
          <table:table-cell table:style-name="Tabla74.A1" office:value-type="string">
            <text:p text:style-name="P351">...</text:p>
          </table:table-cell>
          <table:table-cell table:style-name="Tabla74.A1" office:value-type="string">
            <text:p text:style-name="P345">448</text:p>
          </table:table-cell>
          <table:table-cell table:style-name="Tabla74.L1" office:value-type="string">
            <text:p text:style-name="P345">452</text:p>
          </table:table-cell>
        </table:table-row>
        <table:table-row table:style-name="Tabla74.1">
          <table:table-cell table:style-name="Tabla74.A2" office:value-type="string">
            <text:p text:style-name="P373">LY Register</text:p>
          </table:table-cell>
          <table:table-cell table:style-name="Tabla74.A2" office:value-type="string">
            <text:p text:style-name="P373">13</text:p>
          </table:table-cell>
          <table:table-cell table:style-name="Tabla74.A2" office:value-type="string">
            <text:p text:style-name="P373">13</text:p>
          </table:table-cell>
          <table:table-cell table:style-name="Tabla74.A2" office:value-type="string">
            <text:p text:style-name="P373">13</text:p>
          </table:table-cell>
          <table:table-cell table:style-name="Tabla74.A2" office:value-type="string">
            <text:p text:style-name="P373">13</text:p>
          </table:table-cell>
          <table:table-cell table:style-name="Tabla74.A2" office:value-type="string">
            <text:p text:style-name="P409">...</text:p>
          </table:table-cell>
          <table:table-cell table:style-name="Tabla74.A2" office:value-type="string">
            <text:p text:style-name="P373">13</text:p>
          </table:table-cell>
          <table:table-cell table:style-name="Tabla74.A2" office:value-type="string">
            <text:p text:style-name="P373">13</text:p>
          </table:table-cell>
          <table:table-cell table:style-name="Tabla74.A2" office:value-type="string">
            <text:p text:style-name="P373">13</text:p>
          </table:table-cell>
          <table:table-cell table:style-name="Tabla74.A2" office:value-type="string">
            <text:p text:style-name="P409">...</text:p>
          </table:table-cell>
          <table:table-cell table:style-name="Tabla74.A2" office:value-type="string">
            <text:p text:style-name="P373">13</text:p>
          </table:table-cell>
          <table:table-cell table:style-name="Tabla74.L2" office:value-type="string">
            <text:p text:style-name="P373">13</text:p>
          </table:table-cell>
        </table:table-row>
        <table:table-row table:style-name="Tabla74.1">
          <table:table-cell table:style-name="Tabla74.A2" office:value-type="string">
            <text:p text:style-name="P373">STAT Mode</text:p>
          </table:table-cell>
          <table:table-cell table:style-name="Tabla74.A2" office:value-type="string">
            <text:p text:style-name="P373">0</text:p>
          </table:table-cell>
          <table:table-cell table:style-name="Tabla74.A2" office:value-type="string">
            <text:p text:style-name="P373">2</text:p>
          </table:table-cell>
          <table:table-cell table:style-name="Tabla74.A2" office:value-type="string">
            <text:p text:style-name="P373">2</text:p>
          </table:table-cell>
          <table:table-cell table:style-name="Tabla74.A2" office:value-type="string">
            <text:p text:style-name="P373">2</text:p>
          </table:table-cell>
          <table:table-cell table:style-name="Tabla74.A2" office:value-type="string">
            <text:p text:style-name="P373">...</text:p>
          </table:table-cell>
          <table:table-cell table:style-name="Tabla74.A2" office:value-type="string">
            <text:p text:style-name="P373">2</text:p>
          </table:table-cell>
          <table:table-cell table:style-name="Tabla74.A2" office:value-type="string">
            <text:p text:style-name="P365">2</text:p>
          </table:table-cell>
          <table:table-cell table:style-name="Tabla74.A2" office:value-type="string">
            <text:p text:style-name="P373">3</text:p>
          </table:table-cell>
          <table:table-cell table:style-name="Tabla74.A2" office:value-type="string">
            <text:p text:style-name="P409">...</text:p>
          </table:table-cell>
          <table:table-cell table:style-name="Tabla74.A2" office:value-type="string">
            <text:p text:style-name="P373">0</text:p>
          </table:table-cell>
          <table:table-cell table:style-name="Tabla74.L2" office:value-type="string">
            <text:p text:style-name="P373">0</text:p>
          </table:table-cell>
        </table:table-row>
        <table:table-row table:style-name="Tabla74.1">
          <table:table-cell table:style-name="Tabla74.A2" office:value-type="string">
            <text:p text:style-name="P388"><text:span text:style-name="T152">STAT</text:span> <text:span text:style-name="T152">IF </text:span>Flag <text:span text:style-name="T152">(M2)</text:span></text:p>
          </table:table-cell>
          <table:table-cell table:style-name="Tabla74.A2" office:value-type="string">
            <text:p text:style-name="P413">1</text:p>
          </table:table-cell>
          <table:table-cell table:style-name="Tabla74.A2" office:value-type="string">
            <text:p text:style-name="P413">0</text:p>
          </table:table-cell>
          <table:table-cell table:style-name="Tabla74.A2" office:value-type="string">
            <text:p text:style-name="P385">0</text:p>
          </table:table-cell>
          <table:table-cell table:style-name="Tabla74.A2" office:value-type="string">
            <text:p text:style-name="P385">0</text:p>
          </table:table-cell>
          <table:table-cell table:style-name="Tabla74.A2" office:value-type="string">
            <text:p text:style-name="P409">...</text:p>
          </table:table-cell>
          <table:table-cell table:style-name="Tabla74.A2" office:value-type="string">
            <text:p text:style-name="P408">0</text:p>
          </table:table-cell>
          <table:table-cell table:style-name="Tabla74.A2" office:value-type="string">
            <text:p text:style-name="P408">0</text:p>
          </table:table-cell>
          <table:table-cell table:style-name="Tabla74.A2" office:value-type="string">
            <text:p text:style-name="P408">0</text:p>
          </table:table-cell>
          <table:table-cell table:style-name="Tabla74.A2" office:value-type="string">
            <text:p text:style-name="P409">...</text:p>
          </table:table-cell>
          <table:table-cell table:style-name="Tabla74.A2" office:value-type="string">
            <text:p text:style-name="P385">0</text:p>
          </table:table-cell>
          <table:table-cell table:style-name="Tabla74.L2" office:value-type="string">
            <text:p text:style-name="P385">0</text:p>
          </table:table-cell>
        </table:table-row>
      </table:table>
      <text:p text:style-name="P224"/>
      <text:p text:style-name="P226"><text:span text:style-name="T128">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52">Clocks</text:p>
          </table:table-cell>
          <table:table-cell table:style-name="Tabla77.A1" office:value-type="string">
            <text:p text:style-name="P352">0</text:p>
          </table:table-cell>
          <table:table-cell table:style-name="Tabla77.A1" office:value-type="string">
            <text:p text:style-name="P352">4</text:p>
          </table:table-cell>
          <table:table-cell table:style-name="Tabla77.A1" office:value-type="string">
            <text:p text:style-name="P352">8</text:p>
          </table:table-cell>
          <table:table-cell table:style-name="Tabla77.A1" office:value-type="string">
            <text:p text:style-name="P352">12</text:p>
          </table:table-cell>
          <table:table-cell table:style-name="Tabla77.A1" office:value-type="string">
            <text:p text:style-name="P352">...</text:p>
          </table:table-cell>
          <table:table-cell table:style-name="Tabla77.A1" office:value-type="string">
            <text:p text:style-name="P352"/>
          </table:table-cell>
          <table:table-cell table:style-name="Tabla77.A1" office:value-type="string">
            <text:p text:style-name="P352"/>
          </table:table-cell>
          <table:table-cell table:style-name="Tabla77.A1" office:value-type="string">
            <text:p text:style-name="P352"/>
          </table:table-cell>
          <table:table-cell table:style-name="Tabla77.A1" office:value-type="string">
            <text:p text:style-name="P354">...</text:p>
          </table:table-cell>
          <table:table-cell table:style-name="Tabla77.A1" office:value-type="string">
            <text:p text:style-name="P352">448</text:p>
          </table:table-cell>
          <table:table-cell table:style-name="Tabla77.L1" office:value-type="string">
            <text:p text:style-name="P352">452</text:p>
          </table:table-cell>
        </table:table-row>
        <table:table-row table:style-name="Tabla77.1">
          <table:table-cell table:style-name="Tabla77.A2" office:value-type="string">
            <text:p text:style-name="P414">LY Register</text:p>
          </table:table-cell>
          <table:table-cell table:style-name="Tabla77.A2" office:value-type="string">
            <text:p text:style-name="P414">1<text:span text:style-name="T138">44</text:span></text:p>
          </table:table-cell>
          <table:table-cell table:style-name="Tabla77.A2" office:value-type="string">
            <text:p text:style-name="P414">1<text:span text:style-name="T138">44</text:span></text:p>
          </table:table-cell>
          <table:table-cell table:style-name="Tabla77.A2" office:value-type="string">
            <text:p text:style-name="P414">1<text:span text:style-name="T138">44</text:span></text:p>
          </table:table-cell>
          <table:table-cell table:style-name="Tabla77.A2" office:value-type="string">
            <text:p text:style-name="P414">1<text:span text:style-name="T138">44</text:span></text:p>
          </table:table-cell>
          <table:table-cell table:style-name="Tabla77.A2" office:value-type="string">
            <text:p text:style-name="P416">...</text:p>
          </table:table-cell>
          <table:table-cell table:style-name="Tabla77.A2" office:value-type="string">
            <text:p text:style-name="P414"/>
          </table:table-cell>
          <table:table-cell table:style-name="Tabla77.A2" office:value-type="string">
            <text:p text:style-name="P414"/>
          </table:table-cell>
          <table:table-cell table:style-name="Tabla77.A2" office:value-type="string">
            <text:p text:style-name="P414"/>
          </table:table-cell>
          <table:table-cell table:style-name="Tabla77.A2" office:value-type="string">
            <text:p text:style-name="P416">...</text:p>
          </table:table-cell>
          <table:table-cell table:style-name="Tabla77.A2" office:value-type="string">
            <text:p text:style-name="P414">1<text:span text:style-name="T138">44</text:span></text:p>
          </table:table-cell>
          <table:table-cell table:style-name="Tabla77.L2" office:value-type="string">
            <text:p text:style-name="P414">1<text:span text:style-name="T138">44</text:span></text:p>
          </table:table-cell>
        </table:table-row>
        <table:table-row table:style-name="Tabla77.1">
          <table:table-cell table:style-name="Tabla77.A2" office:value-type="string">
            <text:p text:style-name="P414">STAT Mode</text:p>
          </table:table-cell>
          <table:table-cell table:style-name="Tabla77.A2" office:value-type="string">
            <text:p text:style-name="P414">0</text:p>
          </table:table-cell>
          <table:table-cell table:style-name="Tabla77.A2" office:value-type="string">
            <text:p text:style-name="P420">1</text:p>
          </table:table-cell>
          <table:table-cell table:style-name="Tabla77.A2" office:value-type="string">
            <text:p text:style-name="P420">1</text:p>
          </table:table-cell>
          <table:table-cell table:style-name="Tabla77.A2" office:value-type="string">
            <text:p text:style-name="P420">1</text:p>
          </table:table-cell>
          <table:table-cell table:style-name="Tabla77.A2" office:value-type="string">
            <text:p text:style-name="P414">...</text:p>
          </table:table-cell>
          <table:table-cell table:style-name="Tabla77.A2" office:value-type="string">
            <text:p text:style-name="P414"/>
          </table:table-cell>
          <table:table-cell table:style-name="Tabla77.A2" office:value-type="string">
            <text:p text:style-name="P420"/>
          </table:table-cell>
          <table:table-cell table:style-name="Tabla77.A2" office:value-type="string">
            <text:p text:style-name="P414"/>
          </table:table-cell>
          <table:table-cell table:style-name="Tabla77.A2" office:value-type="string">
            <text:p text:style-name="P416">...</text:p>
          </table:table-cell>
          <table:table-cell table:style-name="Tabla77.A2" office:value-type="string">
            <text:p text:style-name="P420">1</text:p>
          </table:table-cell>
          <table:table-cell table:style-name="Tabla77.L2" office:value-type="string">
            <text:p text:style-name="P420">1</text:p>
          </table:table-cell>
        </table:table-row>
        <table:table-row table:style-name="Tabla77.1">
          <table:table-cell table:style-name="Tabla77.A2" office:value-type="string">
            <text:p text:style-name="P388"><text:span text:style-name="T152">STAT</text:span> <text:span text:style-name="T152">IF </text:span>Flag <text:span text:style-name="T152">(M2)</text:span></text:p>
          </table:table-cell>
          <table:table-cell table:style-name="Tabla77.A2" office:value-type="string">
            <text:p text:style-name="P419">0</text:p>
          </table:table-cell>
          <table:table-cell table:style-name="Tabla77.A2" office:value-type="string">
            <text:p text:style-name="P419">1</text:p>
          </table:table-cell>
          <table:table-cell table:style-name="Tabla77.A2" office:value-type="string">
            <text:p text:style-name="P419">0</text:p>
          </table:table-cell>
          <table:table-cell table:style-name="Tabla77.A2" office:value-type="string">
            <text:p text:style-name="P419">0</text:p>
          </table:table-cell>
          <table:table-cell table:style-name="Tabla77.A2" office:value-type="string">
            <text:p text:style-name="P416">...</text:p>
          </table:table-cell>
          <table:table-cell table:style-name="Tabla77.A2" office:value-type="string">
            <text:p text:style-name="P415"/>
          </table:table-cell>
          <table:table-cell table:style-name="Tabla77.A2" office:value-type="string">
            <text:p text:style-name="P415"/>
          </table:table-cell>
          <table:table-cell table:style-name="Tabla77.A2" office:value-type="string">
            <text:p text:style-name="P415"/>
          </table:table-cell>
          <table:table-cell table:style-name="Tabla77.A2" office:value-type="string">
            <text:p text:style-name="P416">...</text:p>
          </table:table-cell>
          <table:table-cell table:style-name="Tabla77.A2" office:value-type="string">
            <text:p text:style-name="P419">0</text:p>
          </table:table-cell>
          <table:table-cell table:style-name="Tabla77.L2" office:value-type="string">
            <text:p text:style-name="P419">0</text:p>
          </table:table-cell>
        </table:table-row>
      </table:table>
      <text:p text:style-name="P226"/>
      <text:p text:style-name="P226">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52">Clocks</text:p>
          </table:table-cell>
          <table:table-cell table:style-name="Tabla78.A1" office:value-type="string">
            <text:p text:style-name="P352">0</text:p>
          </table:table-cell>
          <table:table-cell table:style-name="Tabla78.A1" office:value-type="string">
            <text:p text:style-name="P352">4</text:p>
          </table:table-cell>
          <table:table-cell table:style-name="Tabla78.A1" office:value-type="string">
            <text:p text:style-name="P352">8</text:p>
          </table:table-cell>
          <table:table-cell table:style-name="Tabla78.A1" office:value-type="string">
            <text:p text:style-name="P352">12</text:p>
          </table:table-cell>
          <table:table-cell table:style-name="Tabla78.A1" office:value-type="string">
            <text:p text:style-name="P352">...</text:p>
          </table:table-cell>
          <table:table-cell table:style-name="Tabla78.A1" office:value-type="string">
            <text:p text:style-name="P352"/>
          </table:table-cell>
          <table:table-cell table:style-name="Tabla78.A1" office:value-type="string">
            <text:p text:style-name="P352"/>
          </table:table-cell>
          <table:table-cell table:style-name="Tabla78.A1" office:value-type="string">
            <text:p text:style-name="P352"/>
          </table:table-cell>
          <table:table-cell table:style-name="Tabla78.A1" office:value-type="string">
            <text:p text:style-name="P354">...</text:p>
          </table:table-cell>
          <table:table-cell table:style-name="Tabla78.A1" office:value-type="string">
            <text:p text:style-name="P352">448</text:p>
          </table:table-cell>
          <table:table-cell table:style-name="Tabla78.L1" office:value-type="string">
            <text:p text:style-name="P352">452</text:p>
          </table:table-cell>
        </table:table-row>
        <table:table-row table:style-name="Tabla78.1">
          <table:table-cell table:style-name="Tabla78.A2" office:value-type="string">
            <text:p text:style-name="P414">LY Register</text:p>
          </table:table-cell>
          <table:table-cell table:style-name="Tabla78.A2" office:value-type="string">
            <text:p text:style-name="P414">1<text:span text:style-name="T138">46</text:span></text:p>
          </table:table-cell>
          <table:table-cell table:style-name="Tabla78.A2" office:value-type="string">
            <text:p text:style-name="P414">1<text:span text:style-name="T138">46</text:span></text:p>
          </table:table-cell>
          <table:table-cell table:style-name="Tabla78.A2" office:value-type="string">
            <text:p text:style-name="P414">1<text:span text:style-name="T138">46</text:span></text:p>
          </table:table-cell>
          <table:table-cell table:style-name="Tabla78.A2" office:value-type="string">
            <text:p text:style-name="P414">1<text:span text:style-name="T138">46</text:span></text:p>
          </table:table-cell>
          <table:table-cell table:style-name="Tabla78.A2" office:value-type="string">
            <text:p text:style-name="P416">...</text:p>
          </table:table-cell>
          <table:table-cell table:style-name="Tabla78.A2" office:value-type="string">
            <text:p text:style-name="P414"/>
          </table:table-cell>
          <table:table-cell table:style-name="Tabla78.A2" office:value-type="string">
            <text:p text:style-name="P414"/>
          </table:table-cell>
          <table:table-cell table:style-name="Tabla78.A2" office:value-type="string">
            <text:p text:style-name="P414"/>
          </table:table-cell>
          <table:table-cell table:style-name="Tabla78.A2" office:value-type="string">
            <text:p text:style-name="P416">...</text:p>
          </table:table-cell>
          <table:table-cell table:style-name="Tabla78.A2" office:value-type="string">
            <text:p text:style-name="P414">1<text:span text:style-name="T138">46</text:span></text:p>
          </table:table-cell>
          <table:table-cell table:style-name="Tabla78.L2" office:value-type="string">
            <text:p text:style-name="P414">1<text:span text:style-name="T138">46</text:span></text:p>
          </table:table-cell>
        </table:table-row>
        <table:table-row table:style-name="Tabla78.1">
          <table:table-cell table:style-name="Tabla78.A2" office:value-type="string">
            <text:p text:style-name="P414">STAT Mode</text:p>
          </table:table-cell>
          <table:table-cell table:style-name="Tabla78.A2" office:value-type="string">
            <text:p text:style-name="P420">1</text:p>
          </table:table-cell>
          <table:table-cell table:style-name="Tabla78.A2" office:value-type="string">
            <text:p text:style-name="P420">1</text:p>
          </table:table-cell>
          <table:table-cell table:style-name="Tabla78.A2" office:value-type="string">
            <text:p text:style-name="P420">1</text:p>
          </table:table-cell>
          <table:table-cell table:style-name="Tabla78.A2" office:value-type="string">
            <text:p text:style-name="P420">1</text:p>
          </table:table-cell>
          <table:table-cell table:style-name="Tabla78.A2" office:value-type="string">
            <text:p text:style-name="P414">...</text:p>
          </table:table-cell>
          <table:table-cell table:style-name="Tabla78.A2" office:value-type="string">
            <text:p text:style-name="P414"/>
          </table:table-cell>
          <table:table-cell table:style-name="Tabla78.A2" office:value-type="string">
            <text:p text:style-name="P420"/>
          </table:table-cell>
          <table:table-cell table:style-name="Tabla78.A2" office:value-type="string">
            <text:p text:style-name="P414"/>
          </table:table-cell>
          <table:table-cell table:style-name="Tabla78.A2" office:value-type="string">
            <text:p text:style-name="P416">...</text:p>
          </table:table-cell>
          <table:table-cell table:style-name="Tabla78.A2" office:value-type="string">
            <text:p text:style-name="P420">1</text:p>
          </table:table-cell>
          <table:table-cell table:style-name="Tabla78.L2" office:value-type="string">
            <text:p text:style-name="P420">1</text:p>
          </table:table-cell>
        </table:table-row>
        <table:table-row table:style-name="Tabla78.1">
          <table:table-cell table:style-name="Tabla78.A2" office:value-type="string">
            <text:p text:style-name="P388"><text:span text:style-name="T152">STAT</text:span> <text:span text:style-name="T152">IF </text:span>Flag <text:span text:style-name="T152">(M2)</text:span></text:p>
          </table:table-cell>
          <table:table-cell table:style-name="Tabla78.A2" office:value-type="string">
            <text:p text:style-name="P423">0</text:p>
          </table:table-cell>
          <table:table-cell table:style-name="Tabla78.A2" office:value-type="string">
            <text:p text:style-name="P423">1</text:p>
          </table:table-cell>
          <table:table-cell table:style-name="Tabla78.A2" office:value-type="string">
            <text:p text:style-name="P415">0</text:p>
          </table:table-cell>
          <table:table-cell table:style-name="Tabla78.A2" office:value-type="string">
            <text:p text:style-name="P415">0</text:p>
          </table:table-cell>
          <table:table-cell table:style-name="Tabla78.A2" office:value-type="string">
            <text:p text:style-name="P416">...</text:p>
          </table:table-cell>
          <table:table-cell table:style-name="Tabla78.A2" office:value-type="string">
            <text:p text:style-name="P415"/>
          </table:table-cell>
          <table:table-cell table:style-name="Tabla78.A2" office:value-type="string">
            <text:p text:style-name="P415"/>
          </table:table-cell>
          <table:table-cell table:style-name="Tabla78.A2" office:value-type="string">
            <text:p text:style-name="P415"/>
          </table:table-cell>
          <table:table-cell table:style-name="Tabla78.A2" office:value-type="string">
            <text:p text:style-name="P416">...</text:p>
          </table:table-cell>
          <table:table-cell table:style-name="Tabla78.A2" office:value-type="string">
            <text:p text:style-name="P415">0</text:p>
          </table:table-cell>
          <table:table-cell table:style-name="Tabla78.L2" office:value-type="string">
            <text:p text:style-name="P415">0</text:p>
          </table:table-cell>
        </table:table-row>
      </table:table>
      <text:p text:style-name="P226"/>
      <text:p text:style-name="P226">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52">Clocks</text:p>
          </table:table-cell>
          <table:table-cell table:style-name="Tabla79.A1" office:value-type="string">
            <text:p text:style-name="P352">0</text:p>
          </table:table-cell>
          <table:table-cell table:style-name="Tabla79.A1" office:value-type="string">
            <text:p text:style-name="P352">4</text:p>
          </table:table-cell>
          <table:table-cell table:style-name="Tabla79.A1" office:value-type="string">
            <text:p text:style-name="P352">8</text:p>
          </table:table-cell>
          <table:table-cell table:style-name="Tabla79.A1" office:value-type="string">
            <text:p text:style-name="P352">12</text:p>
          </table:table-cell>
          <table:table-cell table:style-name="Tabla79.A1" office:value-type="string">
            <text:p text:style-name="P355">16</text:p>
          </table:table-cell>
          <table:table-cell table:style-name="Tabla79.A1" office:value-type="string">
            <text:p text:style-name="P352">...</text:p>
          </table:table-cell>
          <table:table-cell table:style-name="Tabla79.A1" office:value-type="string">
            <text:p text:style-name="P352"/>
          </table:table-cell>
          <table:table-cell table:style-name="Tabla79.A1" office:value-type="string">
            <text:p text:style-name="P352"/>
          </table:table-cell>
          <table:table-cell table:style-name="Tabla79.A1" office:value-type="string">
            <text:p text:style-name="P354">...</text:p>
          </table:table-cell>
          <table:table-cell table:style-name="Tabla79.A1" office:value-type="string">
            <text:p text:style-name="P352">448</text:p>
          </table:table-cell>
          <table:table-cell table:style-name="Tabla79.L1" office:value-type="string">
            <text:p text:style-name="P352">452</text:p>
          </table:table-cell>
        </table:table-row>
        <table:table-row table:style-name="Tabla79.1">
          <table:table-cell table:style-name="Tabla79.A2" office:value-type="string">
            <text:p text:style-name="P414">LY Register</text:p>
          </table:table-cell>
          <table:table-cell table:style-name="Tabla79.A2" office:value-type="string">
            <text:p text:style-name="P420">153</text:p>
          </table:table-cell>
          <table:table-cell table:style-name="Tabla79.A2" office:value-type="string">
            <text:p text:style-name="P417">153</text:p>
          </table:table-cell>
          <table:table-cell table:style-name="Tabla79.A2" office:value-type="string">
            <text:p text:style-name="P420">0</text:p>
          </table:table-cell>
          <table:table-cell table:style-name="Tabla79.A2" office:value-type="string">
            <text:p text:style-name="P420">0</text:p>
          </table:table-cell>
          <table:table-cell table:style-name="Tabla79.A2" office:value-type="string">
            <text:p text:style-name="P421">0</text:p>
          </table:table-cell>
          <table:table-cell table:style-name="Tabla79.A2" office:value-type="string">
            <text:p text:style-name="P416">...</text:p>
          </table:table-cell>
          <table:table-cell table:style-name="Tabla79.A2" office:value-type="string">
            <text:p text:style-name="P414"/>
          </table:table-cell>
          <table:table-cell table:style-name="Tabla79.A2" office:value-type="string">
            <text:p text:style-name="P414"/>
          </table:table-cell>
          <table:table-cell table:style-name="Tabla79.A2" office:value-type="string">
            <text:p text:style-name="P416">...</text:p>
          </table:table-cell>
          <table:table-cell table:style-name="Tabla79.A2" office:value-type="string">
            <text:p text:style-name="P420">0</text:p>
          </table:table-cell>
          <table:table-cell table:style-name="Tabla79.L2" office:value-type="string">
            <text:p text:style-name="P420">0</text:p>
          </table:table-cell>
        </table:table-row>
        <table:table-row table:style-name="Tabla79.1">
          <table:table-cell table:style-name="Tabla79.A2" office:value-type="string">
            <text:p text:style-name="P414">STAT Mode</text:p>
          </table:table-cell>
          <table:table-cell table:style-name="Tabla79.A2" office:value-type="string">
            <text:p text:style-name="P420">1</text:p>
          </table:table-cell>
          <table:table-cell table:style-name="Tabla79.A2" office:value-type="string">
            <text:p text:style-name="P420">1</text:p>
          </table:table-cell>
          <table:table-cell table:style-name="Tabla79.A2" office:value-type="string">
            <text:p text:style-name="P420">1</text:p>
          </table:table-cell>
          <table:table-cell table:style-name="Tabla79.A2" office:value-type="string">
            <text:p text:style-name="P420">1</text:p>
          </table:table-cell>
          <table:table-cell table:style-name="Tabla79.A2" office:value-type="string">
            <text:p text:style-name="P421">1</text:p>
          </table:table-cell>
          <table:table-cell table:style-name="Tabla79.A2" office:value-type="string">
            <text:p text:style-name="P414">...</text:p>
          </table:table-cell>
          <table:table-cell table:style-name="Tabla79.A2" office:value-type="string">
            <text:p text:style-name="P420"/>
          </table:table-cell>
          <table:table-cell table:style-name="Tabla79.A2" office:value-type="string">
            <text:p text:style-name="P414"/>
          </table:table-cell>
          <table:table-cell table:style-name="Tabla79.A2" office:value-type="string">
            <text:p text:style-name="P416">...</text:p>
          </table:table-cell>
          <table:table-cell table:style-name="Tabla79.A2" office:value-type="string">
            <text:p text:style-name="P420">1</text:p>
          </table:table-cell>
          <table:table-cell table:style-name="Tabla79.L2" office:value-type="string">
            <text:p text:style-name="P420">1</text:p>
          </table:table-cell>
        </table:table-row>
        <table:table-row table:style-name="Tabla79.1">
          <table:table-cell table:style-name="Tabla79.A2" office:value-type="string">
            <text:p text:style-name="P388"><text:span text:style-name="T152">STAT</text:span> <text:span text:style-name="T152">IF </text:span>Flag <text:span text:style-name="T152">(M2)</text:span></text:p>
          </table:table-cell>
          <table:table-cell table:style-name="Tabla79.A2" office:value-type="string">
            <text:p text:style-name="P423">0</text:p>
          </table:table-cell>
          <table:table-cell table:style-name="Tabla79.A2" office:value-type="string">
            <text:p text:style-name="P423">1</text:p>
          </table:table-cell>
          <table:table-cell table:style-name="Tabla79.A2" office:value-type="string">
            <text:p text:style-name="P423">0</text:p>
          </table:table-cell>
          <table:table-cell table:style-name="Tabla79.A2" office:value-type="string">
            <text:p text:style-name="P422">1</text:p>
          </table:table-cell>
          <table:table-cell table:style-name="Tabla79.A2" office:value-type="string">
            <text:p text:style-name="P421">0</text:p>
          </table:table-cell>
          <table:table-cell table:style-name="Tabla79.A2" office:value-type="string">
            <text:p text:style-name="P416">...</text:p>
          </table:table-cell>
          <table:table-cell table:style-name="Tabla79.A2" office:value-type="string">
            <text:p text:style-name="P415"/>
          </table:table-cell>
          <table:table-cell table:style-name="Tabla79.A2" office:value-type="string">
            <text:p text:style-name="P415"/>
          </table:table-cell>
          <table:table-cell table:style-name="Tabla79.A2" office:value-type="string">
            <text:p text:style-name="P416">...</text:p>
          </table:table-cell>
          <table:table-cell table:style-name="Tabla79.A2" office:value-type="string">
            <text:p text:style-name="P422">0</text:p>
          </table:table-cell>
          <table:table-cell table:style-name="Tabla79.L2" office:value-type="string">
            <text:p text:style-name="P422">0</text:p>
          </table:table-cell>
        </table:table-row>
      </table:table>
      <text:p text:style-name="P270"/>
      <text:h text:style-name="P479" text:outline-level="3"><text:bookmark-start text:name="__RefHeading__10203_12847210402"/>Timings in <text:span text:style-name="T140">CGB</text:span> in <text:span text:style-name="T140">CGB</text:span> mode <text:span text:style-name="T139">(single speed)</text:span><text:bookmark-end text:name="__RefHeading__10203_12847210402"/></text:h>
      <text:p text:style-name="P224">Line <text:span text:style-name="T139">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45">Clocks</text:p>
          </table:table-cell>
          <table:table-cell table:style-name="Tabla80.A1" office:value-type="string">
            <text:p text:style-name="P345">0</text:p>
          </table:table-cell>
          <table:table-cell table:style-name="Tabla80.A1" office:value-type="string">
            <text:p text:style-name="P345">4</text:p>
          </table:table-cell>
          <table:table-cell table:style-name="Tabla80.A1" office:value-type="string">
            <text:p text:style-name="P345">8</text:p>
          </table:table-cell>
          <table:table-cell table:style-name="Tabla80.A1" office:value-type="string">
            <text:p text:style-name="P345">12</text:p>
          </table:table-cell>
          <table:table-cell table:style-name="Tabla80.A1" office:value-type="string">
            <text:p text:style-name="P345">...</text:p>
          </table:table-cell>
          <table:table-cell table:style-name="Tabla80.A1" office:value-type="string">
            <text:p text:style-name="P350">76</text:p>
          </table:table-cell>
          <table:table-cell table:style-name="Tabla80.A1" office:value-type="string">
            <text:p text:style-name="P350">80</text:p>
          </table:table-cell>
          <table:table-cell table:style-name="Tabla80.A1" office:value-type="string">
            <text:p text:style-name="P350">84</text:p>
          </table:table-cell>
          <table:table-cell table:style-name="Tabla80.A1" office:value-type="string">
            <text:p text:style-name="P351">...</text:p>
          </table:table-cell>
          <table:table-cell table:style-name="Tabla80.A1" office:value-type="string">
            <text:p text:style-name="P345">448</text:p>
          </table:table-cell>
          <table:table-cell table:style-name="Tabla80.L1" office:value-type="string">
            <text:p text:style-name="P345">452</text:p>
          </table:table-cell>
        </table:table-row>
        <table:table-row table:style-name="Tabla80.1">
          <table:table-cell table:style-name="Tabla80.A2" office:value-type="string">
            <text:p text:style-name="P373">LY Register</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409">...</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409">...</text:p>
          </table:table-cell>
          <table:table-cell table:style-name="Tabla80.A2" office:value-type="string">
            <text:p text:style-name="P379">0</text:p>
          </table:table-cell>
          <table:table-cell table:style-name="Tabla80.L2" office:value-type="string">
            <text:p text:style-name="P383">(*)</text:p>
          </table:table-cell>
        </table:table-row>
        <table:table-row table:style-name="Tabla80.1">
          <table:table-cell table:style-name="Tabla80.A2" office:value-type="string">
            <text:p text:style-name="P373">STAT Mode</text:p>
          </table:table-cell>
          <table:table-cell table:style-name="Tabla80.A2" office:value-type="string">
            <text:p text:style-name="P365">2</text:p>
          </table:table-cell>
          <table:table-cell table:style-name="Tabla80.A2" office:value-type="string">
            <text:p text:style-name="P373">2</text:p>
          </table:table-cell>
          <table:table-cell table:style-name="Tabla80.A2" office:value-type="string">
            <text:p text:style-name="P373">2</text:p>
          </table:table-cell>
          <table:table-cell table:style-name="Tabla80.A2" office:value-type="string">
            <text:p text:style-name="P373">2</text:p>
          </table:table-cell>
          <table:table-cell table:style-name="Tabla80.A2" office:value-type="string">
            <text:p text:style-name="P373">...</text:p>
          </table:table-cell>
          <table:table-cell table:style-name="Tabla80.A2" office:value-type="string">
            <text:p text:style-name="P373">2</text:p>
          </table:table-cell>
          <table:table-cell table:style-name="Tabla80.A2" office:value-type="string">
            <text:p text:style-name="P363">3</text:p>
          </table:table-cell>
          <table:table-cell table:style-name="Tabla80.A2" office:value-type="string">
            <text:p text:style-name="P373">3</text:p>
          </table:table-cell>
          <table:table-cell table:style-name="Tabla80.A2" office:value-type="string">
            <text:p text:style-name="P409">...</text:p>
          </table:table-cell>
          <table:table-cell table:style-name="Tabla80.A2" office:value-type="string">
            <text:p text:style-name="P373">0</text:p>
          </table:table-cell>
          <table:table-cell table:style-name="Tabla80.L2" office:value-type="string">
            <text:p text:style-name="P373">0</text:p>
          </table:table-cell>
        </table:table-row>
        <table:table-row table:style-name="Tabla80.1">
          <table:table-cell table:style-name="Tabla80.A2" office:value-type="string">
            <text:p text:style-name="P388"><text:span text:style-name="T152">STAT</text:span> <text:span text:style-name="T152">IF </text:span>Flag <text:span text:style-name="T152">(M2)</text:span></text:p>
          </table:table-cell>
          <table:table-cell table:style-name="Tabla80.A2" office:value-type="string">
            <text:p text:style-name="P411">1</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409">...</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379">0</text:p>
          </table:table-cell>
          <table:table-cell table:style-name="Tabla80.A2" office:value-type="string">
            <text:p text:style-name="P409">...</text:p>
          </table:table-cell>
          <table:table-cell table:style-name="Tabla80.A2" office:value-type="string">
            <text:p text:style-name="P379">0</text:p>
          </table:table-cell>
          <table:table-cell table:style-name="Tabla80.L2" office:value-type="string">
            <text:p text:style-name="P379">0</text:p>
          </table:table-cell>
        </table:table-row>
      </table:table>
      <text:p text:style-name="P240"/>
      <text:p text:style-name="P226"><text:span text:style-name="T128">Lines </text:span><text:span text:style-name="T146">1</text:span>-143</text:p>
      <table:table table:name="Tabla81" table:style-name="Tabla81">
        <table:table-column table:style-name="Tabla81.A"/>
        <table:table-column table:style-name="Tabla81.B" table:number-columns-repeated="11"/>
        <text:soft-page-break/>
        <table:table-row table:style-name="Tabla81.1">
          <table:table-cell table:style-name="Tabla81.A1" office:value-type="string">
            <text:p text:style-name="P352">Clocks</text:p>
          </table:table-cell>
          <table:table-cell table:style-name="Tabla81.A1" office:value-type="string">
            <text:p text:style-name="P352">0</text:p>
          </table:table-cell>
          <table:table-cell table:style-name="Tabla81.A1" office:value-type="string">
            <text:p text:style-name="P352">4</text:p>
          </table:table-cell>
          <table:table-cell table:style-name="Tabla81.A1" office:value-type="string">
            <text:p text:style-name="P352">8</text:p>
          </table:table-cell>
          <table:table-cell table:style-name="Tabla81.A1" office:value-type="string">
            <text:p text:style-name="P352">12</text:p>
          </table:table-cell>
          <table:table-cell table:style-name="Tabla81.A1" office:value-type="string">
            <text:p text:style-name="P352">...</text:p>
          </table:table-cell>
          <table:table-cell table:style-name="Tabla81.A1" office:value-type="string">
            <text:p text:style-name="P353">76</text:p>
          </table:table-cell>
          <table:table-cell table:style-name="Tabla81.A1" office:value-type="string">
            <text:p text:style-name="P353">80</text:p>
          </table:table-cell>
          <table:table-cell table:style-name="Tabla81.A1" office:value-type="string">
            <text:p text:style-name="P353">84</text:p>
          </table:table-cell>
          <table:table-cell table:style-name="Tabla81.A1" office:value-type="string">
            <text:p text:style-name="P354">...</text:p>
          </table:table-cell>
          <table:table-cell table:style-name="Tabla81.A1" office:value-type="string">
            <text:p text:style-name="P352">448</text:p>
          </table:table-cell>
          <table:table-cell table:style-name="Tabla81.L1" office:value-type="string">
            <text:p text:style-name="P352">452</text:p>
          </table:table-cell>
        </table:table-row>
        <table:table-row table:style-name="Tabla81.1">
          <table:table-cell table:style-name="Tabla81.A2" office:value-type="string">
            <text:p text:style-name="P414">LY Register</text:p>
          </table:table-cell>
          <table:table-cell table:style-name="Tabla81.A2" office:value-type="string">
            <text:p text:style-name="P418">13</text:p>
          </table:table-cell>
          <table:table-cell table:style-name="Tabla81.A2" office:value-type="string">
            <text:p text:style-name="P418">13</text:p>
          </table:table-cell>
          <table:table-cell table:style-name="Tabla81.A2" office:value-type="string">
            <text:p text:style-name="P418">13</text:p>
          </table:table-cell>
          <table:table-cell table:style-name="Tabla81.A2" office:value-type="string">
            <text:p text:style-name="P418">13</text:p>
          </table:table-cell>
          <table:table-cell table:style-name="Tabla81.A2" office:value-type="string">
            <text:p text:style-name="P416">...</text:p>
          </table:table-cell>
          <table:table-cell table:style-name="Tabla81.A2" office:value-type="string">
            <text:p text:style-name="P418">13</text:p>
          </table:table-cell>
          <table:table-cell table:style-name="Tabla81.A2" office:value-type="string">
            <text:p text:style-name="P418">13</text:p>
          </table:table-cell>
          <table:table-cell table:style-name="Tabla81.A2" office:value-type="string">
            <text:p text:style-name="P418">13</text:p>
          </table:table-cell>
          <table:table-cell table:style-name="Tabla81.A2" office:value-type="string">
            <text:p text:style-name="P416">...</text:p>
          </table:table-cell>
          <table:table-cell table:style-name="Tabla81.A2" office:value-type="string">
            <text:p text:style-name="P418">13</text:p>
          </table:table-cell>
          <table:table-cell table:style-name="Tabla81.L2" office:value-type="string">
            <text:p text:style-name="P425">(*)</text:p>
          </table:table-cell>
        </table:table-row>
        <table:table-row table:style-name="Tabla81.1">
          <table:table-cell table:style-name="Tabla81.A2" office:value-type="string">
            <text:p text:style-name="P414">STAT Mode</text:p>
          </table:table-cell>
          <table:table-cell table:style-name="Tabla81.A2" office:value-type="string">
            <text:p text:style-name="P417">2</text:p>
          </table:table-cell>
          <table:table-cell table:style-name="Tabla81.A2" office:value-type="string">
            <text:p text:style-name="P414">2</text:p>
          </table:table-cell>
          <table:table-cell table:style-name="Tabla81.A2" office:value-type="string">
            <text:p text:style-name="P414">2</text:p>
          </table:table-cell>
          <table:table-cell table:style-name="Tabla81.A2" office:value-type="string">
            <text:p text:style-name="P414">2</text:p>
          </table:table-cell>
          <table:table-cell table:style-name="Tabla81.A2" office:value-type="string">
            <text:p text:style-name="P414">...</text:p>
          </table:table-cell>
          <table:table-cell table:style-name="Tabla81.A2" office:value-type="string">
            <text:p text:style-name="P414">2</text:p>
          </table:table-cell>
          <table:table-cell table:style-name="Tabla81.A2" office:value-type="string">
            <text:p text:style-name="P420">3</text:p>
          </table:table-cell>
          <table:table-cell table:style-name="Tabla81.A2" office:value-type="string">
            <text:p text:style-name="P414">3</text:p>
          </table:table-cell>
          <table:table-cell table:style-name="Tabla81.A2" office:value-type="string">
            <text:p text:style-name="P416">...</text:p>
          </table:table-cell>
          <table:table-cell table:style-name="Tabla81.A2" office:value-type="string">
            <text:p text:style-name="P414">0</text:p>
          </table:table-cell>
          <table:table-cell table:style-name="Tabla81.L2" office:value-type="string">
            <text:p text:style-name="P414">0</text:p>
          </table:table-cell>
        </table:table-row>
        <table:table-row table:style-name="Tabla81.1">
          <table:table-cell table:style-name="Tabla81.A2" office:value-type="string">
            <text:p text:style-name="P388"><text:span text:style-name="T152">STAT</text:span> <text:span text:style-name="T152">IF </text:span>Flag <text:span text:style-name="T152">(M2)</text:span></text:p>
          </table:table-cell>
          <table:table-cell table:style-name="Tabla81.A2" office:value-type="string">
            <text:p text:style-name="P426">1</text:p>
          </table:table-cell>
          <table:table-cell table:style-name="Tabla81.A2" office:value-type="string">
            <text:p text:style-name="P424">0</text:p>
          </table:table-cell>
          <table:table-cell table:style-name="Tabla81.A2" office:value-type="string">
            <text:p text:style-name="P424">0</text:p>
          </table:table-cell>
          <table:table-cell table:style-name="Tabla81.A2" office:value-type="string">
            <text:p text:style-name="P424">0</text:p>
          </table:table-cell>
          <table:table-cell table:style-name="Tabla81.A2" office:value-type="string">
            <text:p text:style-name="P416">...</text:p>
          </table:table-cell>
          <table:table-cell table:style-name="Tabla81.A2" office:value-type="string">
            <text:p text:style-name="P424">0</text:p>
          </table:table-cell>
          <table:table-cell table:style-name="Tabla81.A2" office:value-type="string">
            <text:p text:style-name="P424">0</text:p>
          </table:table-cell>
          <table:table-cell table:style-name="Tabla81.A2" office:value-type="string">
            <text:p text:style-name="P424">0</text:p>
          </table:table-cell>
          <table:table-cell table:style-name="Tabla81.A2" office:value-type="string">
            <text:p text:style-name="P416">...</text:p>
          </table:table-cell>
          <table:table-cell table:style-name="Tabla81.A2" office:value-type="string">
            <text:p text:style-name="P424">0</text:p>
          </table:table-cell>
          <table:table-cell table:style-name="Tabla81.L2" office:value-type="string">
            <text:p text:style-name="P424">0</text:p>
          </table:table-cell>
        </table:table-row>
      </table:table>
      <text:p text:style-name="P244"/>
      <text:p text:style-name="P226">Line 14<text:span text:style-name="T139">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52">Clocks</text:p>
          </table:table-cell>
          <table:table-cell table:style-name="Tabla84.A1" office:value-type="string">
            <text:p text:style-name="P352">0</text:p>
          </table:table-cell>
          <table:table-cell table:style-name="Tabla84.A1" office:value-type="string">
            <text:p text:style-name="P352">4</text:p>
          </table:table-cell>
          <table:table-cell table:style-name="Tabla84.A1" office:value-type="string">
            <text:p text:style-name="P352">8</text:p>
          </table:table-cell>
          <table:table-cell table:style-name="Tabla84.A1" office:value-type="string">
            <text:p text:style-name="P352">12</text:p>
          </table:table-cell>
          <table:table-cell table:style-name="Tabla84.A1" office:value-type="string">
            <text:p text:style-name="P352">...</text:p>
          </table:table-cell>
          <table:table-cell table:style-name="Tabla84.A1" office:value-type="string">
            <text:p text:style-name="P352"/>
          </table:table-cell>
          <table:table-cell table:style-name="Tabla84.A1" office:value-type="string">
            <text:p text:style-name="P352"/>
          </table:table-cell>
          <table:table-cell table:style-name="Tabla84.A1" office:value-type="string">
            <text:p text:style-name="P352"/>
          </table:table-cell>
          <table:table-cell table:style-name="Tabla84.A1" office:value-type="string">
            <text:p text:style-name="P354">...</text:p>
          </table:table-cell>
          <table:table-cell table:style-name="Tabla84.A1" office:value-type="string">
            <text:p text:style-name="P352">448</text:p>
          </table:table-cell>
          <table:table-cell table:style-name="Tabla84.L1" office:value-type="string">
            <text:p text:style-name="P352">452</text:p>
          </table:table-cell>
        </table:table-row>
        <table:table-row table:style-name="Tabla84.1">
          <table:table-cell table:style-name="Tabla84.A2" office:value-type="string">
            <text:p text:style-name="P414">LY Register</text:p>
          </table:table-cell>
          <table:table-cell table:style-name="Tabla84.A2" office:value-type="string">
            <text:p text:style-name="P414">1<text:span text:style-name="T138">44</text:span></text:p>
          </table:table-cell>
          <table:table-cell table:style-name="Tabla84.A2" office:value-type="string">
            <text:p text:style-name="P414">1<text:span text:style-name="T138">44</text:span></text:p>
          </table:table-cell>
          <table:table-cell table:style-name="Tabla84.A2" office:value-type="string">
            <text:p text:style-name="P414">1<text:span text:style-name="T138">44</text:span></text:p>
          </table:table-cell>
          <table:table-cell table:style-name="Tabla84.A2" office:value-type="string">
            <text:p text:style-name="P414">1<text:span text:style-name="T138">44</text:span></text:p>
          </table:table-cell>
          <table:table-cell table:style-name="Tabla84.A2" office:value-type="string">
            <text:p text:style-name="P416">...</text:p>
          </table:table-cell>
          <table:table-cell table:style-name="Tabla84.A2" office:value-type="string">
            <text:p text:style-name="P414"/>
          </table:table-cell>
          <table:table-cell table:style-name="Tabla84.A2" office:value-type="string">
            <text:p text:style-name="P414"/>
          </table:table-cell>
          <table:table-cell table:style-name="Tabla84.A2" office:value-type="string">
            <text:p text:style-name="P414"/>
          </table:table-cell>
          <table:table-cell table:style-name="Tabla84.A2" office:value-type="string">
            <text:p text:style-name="P416">...</text:p>
          </table:table-cell>
          <table:table-cell table:style-name="Tabla84.A2" office:value-type="string">
            <text:p text:style-name="P414">1<text:span text:style-name="T138">44</text:span></text:p>
          </table:table-cell>
          <table:table-cell table:style-name="Tabla84.L2" office:value-type="string">
            <text:p text:style-name="P425">(*)</text:p>
          </table:table-cell>
        </table:table-row>
        <table:table-row table:style-name="Tabla84.1">
          <table:table-cell table:style-name="Tabla84.A2" office:value-type="string">
            <text:p text:style-name="P414">STAT Mode</text:p>
          </table:table-cell>
          <table:table-cell table:style-name="Tabla84.A2" office:value-type="string">
            <text:p text:style-name="P420">1</text:p>
          </table:table-cell>
          <table:table-cell table:style-name="Tabla84.A2" office:value-type="string">
            <text:p text:style-name="P420">1</text:p>
          </table:table-cell>
          <table:table-cell table:style-name="Tabla84.A2" office:value-type="string">
            <text:p text:style-name="P420">1</text:p>
          </table:table-cell>
          <table:table-cell table:style-name="Tabla84.A2" office:value-type="string">
            <text:p text:style-name="P420">1</text:p>
          </table:table-cell>
          <table:table-cell table:style-name="Tabla84.A2" office:value-type="string">
            <text:p text:style-name="P414">...</text:p>
          </table:table-cell>
          <table:table-cell table:style-name="Tabla84.A2" office:value-type="string">
            <text:p text:style-name="P414"/>
          </table:table-cell>
          <table:table-cell table:style-name="Tabla84.A2" office:value-type="string">
            <text:p text:style-name="P420"/>
          </table:table-cell>
          <table:table-cell table:style-name="Tabla84.A2" office:value-type="string">
            <text:p text:style-name="P414"/>
          </table:table-cell>
          <table:table-cell table:style-name="Tabla84.A2" office:value-type="string">
            <text:p text:style-name="P416">...</text:p>
          </table:table-cell>
          <table:table-cell table:style-name="Tabla84.A2" office:value-type="string">
            <text:p text:style-name="P420">1</text:p>
          </table:table-cell>
          <table:table-cell table:style-name="Tabla84.L2" office:value-type="string">
            <text:p text:style-name="P420">1</text:p>
          </table:table-cell>
        </table:table-row>
        <table:table-row table:style-name="Tabla84.1">
          <table:table-cell table:style-name="Tabla84.A2" office:value-type="string">
            <text:p text:style-name="P388"><text:span text:style-name="T152">STAT</text:span> <text:span text:style-name="T152">IF </text:span>Flag <text:span text:style-name="T152">(M2)</text:span></text:p>
          </table:table-cell>
          <table:table-cell table:style-name="Tabla84.A2" office:value-type="string">
            <text:p text:style-name="P426">1</text:p>
          </table:table-cell>
          <table:table-cell table:style-name="Tabla84.A2" office:value-type="string">
            <text:p text:style-name="P424">0</text:p>
          </table:table-cell>
          <table:table-cell table:style-name="Tabla84.A2" office:value-type="string">
            <text:p text:style-name="P424">0</text:p>
          </table:table-cell>
          <table:table-cell table:style-name="Tabla84.A2" office:value-type="string">
            <text:p text:style-name="P424">0</text:p>
          </table:table-cell>
          <table:table-cell table:style-name="Tabla84.A2" office:value-type="string">
            <text:p text:style-name="P416">...</text:p>
          </table:table-cell>
          <table:table-cell table:style-name="Tabla84.A2" office:value-type="string">
            <text:p text:style-name="P424"/>
          </table:table-cell>
          <table:table-cell table:style-name="Tabla84.A2" office:value-type="string">
            <text:p text:style-name="P424"/>
          </table:table-cell>
          <table:table-cell table:style-name="Tabla84.A2" office:value-type="string">
            <text:p text:style-name="P424"/>
          </table:table-cell>
          <table:table-cell table:style-name="Tabla84.A2" office:value-type="string">
            <text:p text:style-name="P416">...</text:p>
          </table:table-cell>
          <table:table-cell table:style-name="Tabla84.A2" office:value-type="string">
            <text:p text:style-name="P424">0</text:p>
          </table:table-cell>
          <table:table-cell table:style-name="Tabla84.L2" office:value-type="string">
            <text:p text:style-name="P424">0</text:p>
          </table:table-cell>
        </table:table-row>
      </table:table>
      <text:p text:style-name="P245"/>
      <text:p text:style-name="P226">Lines 14<text:span text:style-name="T146">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52">Clocks</text:p>
          </table:table-cell>
          <table:table-cell table:style-name="Tabla85.A1" office:value-type="string">
            <text:p text:style-name="P352">0</text:p>
          </table:table-cell>
          <table:table-cell table:style-name="Tabla85.A1" office:value-type="string">
            <text:p text:style-name="P352">4</text:p>
          </table:table-cell>
          <table:table-cell table:style-name="Tabla85.A1" office:value-type="string">
            <text:p text:style-name="P352">8</text:p>
          </table:table-cell>
          <table:table-cell table:style-name="Tabla85.A1" office:value-type="string">
            <text:p text:style-name="P352">12</text:p>
          </table:table-cell>
          <table:table-cell table:style-name="Tabla85.A1" office:value-type="string">
            <text:p text:style-name="P352">...</text:p>
          </table:table-cell>
          <table:table-cell table:style-name="Tabla85.A1" office:value-type="string">
            <text:p text:style-name="P352"/>
          </table:table-cell>
          <table:table-cell table:style-name="Tabla85.A1" office:value-type="string">
            <text:p text:style-name="P352"/>
          </table:table-cell>
          <table:table-cell table:style-name="Tabla85.A1" office:value-type="string">
            <text:p text:style-name="P352"/>
          </table:table-cell>
          <table:table-cell table:style-name="Tabla85.A1" office:value-type="string">
            <text:p text:style-name="P354">...</text:p>
          </table:table-cell>
          <table:table-cell table:style-name="Tabla85.A1" office:value-type="string">
            <text:p text:style-name="P352">448</text:p>
          </table:table-cell>
          <table:table-cell table:style-name="Tabla85.L1" office:value-type="string">
            <text:p text:style-name="P352">452</text:p>
          </table:table-cell>
        </table:table-row>
        <table:table-row table:style-name="Tabla85.1">
          <table:table-cell table:style-name="Tabla85.A2" office:value-type="string">
            <text:p text:style-name="P414">LY Register</text:p>
          </table:table-cell>
          <table:table-cell table:style-name="Tabla85.A2" office:value-type="string">
            <text:p text:style-name="P414">1<text:span text:style-name="T138">46</text:span></text:p>
          </table:table-cell>
          <table:table-cell table:style-name="Tabla85.A2" office:value-type="string">
            <text:p text:style-name="P414">1<text:span text:style-name="T138">46</text:span></text:p>
          </table:table-cell>
          <table:table-cell table:style-name="Tabla85.A2" office:value-type="string">
            <text:p text:style-name="P414">1<text:span text:style-name="T138">46</text:span></text:p>
          </table:table-cell>
          <table:table-cell table:style-name="Tabla85.A2" office:value-type="string">
            <text:p text:style-name="P414">1<text:span text:style-name="T138">46</text:span></text:p>
          </table:table-cell>
          <table:table-cell table:style-name="Tabla85.A2" office:value-type="string">
            <text:p text:style-name="P416">...</text:p>
          </table:table-cell>
          <table:table-cell table:style-name="Tabla85.A2" office:value-type="string">
            <text:p text:style-name="P414"/>
          </table:table-cell>
          <table:table-cell table:style-name="Tabla85.A2" office:value-type="string">
            <text:p text:style-name="P414"/>
          </table:table-cell>
          <table:table-cell table:style-name="Tabla85.A2" office:value-type="string">
            <text:p text:style-name="P414"/>
          </table:table-cell>
          <table:table-cell table:style-name="Tabla85.A2" office:value-type="string">
            <text:p text:style-name="P416">...</text:p>
          </table:table-cell>
          <table:table-cell table:style-name="Tabla85.A2" office:value-type="string">
            <text:p text:style-name="P414">1<text:span text:style-name="T138">46</text:span></text:p>
          </table:table-cell>
          <table:table-cell table:style-name="Tabla85.L2" office:value-type="string">
            <text:p text:style-name="P425">(*)</text:p>
          </table:table-cell>
        </table:table-row>
        <table:table-row table:style-name="Tabla85.1">
          <table:table-cell table:style-name="Tabla85.A2" office:value-type="string">
            <text:p text:style-name="P414">STAT Mode</text:p>
          </table:table-cell>
          <table:table-cell table:style-name="Tabla85.A2" office:value-type="string">
            <text:p text:style-name="P420">1</text:p>
          </table:table-cell>
          <table:table-cell table:style-name="Tabla85.A2" office:value-type="string">
            <text:p text:style-name="P420">1</text:p>
          </table:table-cell>
          <table:table-cell table:style-name="Tabla85.A2" office:value-type="string">
            <text:p text:style-name="P420">1</text:p>
          </table:table-cell>
          <table:table-cell table:style-name="Tabla85.A2" office:value-type="string">
            <text:p text:style-name="P420">1</text:p>
          </table:table-cell>
          <table:table-cell table:style-name="Tabla85.A2" office:value-type="string">
            <text:p text:style-name="P414">...</text:p>
          </table:table-cell>
          <table:table-cell table:style-name="Tabla85.A2" office:value-type="string">
            <text:p text:style-name="P414"/>
          </table:table-cell>
          <table:table-cell table:style-name="Tabla85.A2" office:value-type="string">
            <text:p text:style-name="P420"/>
          </table:table-cell>
          <table:table-cell table:style-name="Tabla85.A2" office:value-type="string">
            <text:p text:style-name="P414"/>
          </table:table-cell>
          <table:table-cell table:style-name="Tabla85.A2" office:value-type="string">
            <text:p text:style-name="P416">...</text:p>
          </table:table-cell>
          <table:table-cell table:style-name="Tabla85.A2" office:value-type="string">
            <text:p text:style-name="P420">1</text:p>
          </table:table-cell>
          <table:table-cell table:style-name="Tabla85.L2" office:value-type="string">
            <text:p text:style-name="P420">1</text:p>
          </table:table-cell>
        </table:table-row>
        <table:table-row table:style-name="Tabla85.1">
          <table:table-cell table:style-name="Tabla85.A2" office:value-type="string">
            <text:p text:style-name="P388"><text:span text:style-name="T152">STAT</text:span> <text:span text:style-name="T152">IF </text:span>Flag <text:span text:style-name="T152">(M2)</text:span></text:p>
          </table:table-cell>
          <table:table-cell table:style-name="Tabla85.A2" office:value-type="string">
            <text:p text:style-name="P427">1</text:p>
          </table:table-cell>
          <table:table-cell table:style-name="Tabla85.A2" office:value-type="string">
            <text:p text:style-name="P427">0</text:p>
          </table:table-cell>
          <table:table-cell table:style-name="Tabla85.A2" office:value-type="string">
            <text:p text:style-name="P427">0</text:p>
          </table:table-cell>
          <table:table-cell table:style-name="Tabla85.A2" office:value-type="string">
            <text:p text:style-name="P427">0</text:p>
          </table:table-cell>
          <table:table-cell table:style-name="Tabla85.A2" office:value-type="string">
            <text:p text:style-name="P416">...</text:p>
          </table:table-cell>
          <table:table-cell table:style-name="Tabla85.A2" office:value-type="string">
            <text:p text:style-name="P415"/>
          </table:table-cell>
          <table:table-cell table:style-name="Tabla85.A2" office:value-type="string">
            <text:p text:style-name="P415"/>
          </table:table-cell>
          <table:table-cell table:style-name="Tabla85.A2" office:value-type="string">
            <text:p text:style-name="P415"/>
          </table:table-cell>
          <table:table-cell table:style-name="Tabla85.A2" office:value-type="string">
            <text:p text:style-name="P416">...</text:p>
          </table:table-cell>
          <table:table-cell table:style-name="Tabla85.A2" office:value-type="string">
            <text:p text:style-name="P427">0</text:p>
          </table:table-cell>
          <table:table-cell table:style-name="Tabla85.L2" office:value-type="string">
            <text:p text:style-name="P427">0</text:p>
          </table:table-cell>
        </table:table-row>
      </table:table>
      <text:p text:style-name="P246"/>
      <text:p text:style-name="P226">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352">Clocks</text:p>
          </table:table-cell>
          <table:table-cell table:style-name="Tabla86.A1" office:value-type="string">
            <text:p text:style-name="P352">0</text:p>
          </table:table-cell>
          <table:table-cell table:style-name="Tabla86.A1" office:value-type="string">
            <text:p text:style-name="P352">4</text:p>
          </table:table-cell>
          <table:table-cell table:style-name="Tabla86.A1" office:value-type="string">
            <text:p text:style-name="P352">8</text:p>
          </table:table-cell>
          <table:table-cell table:style-name="Tabla86.A1" office:value-type="string">
            <text:p text:style-name="P352">12</text:p>
          </table:table-cell>
          <table:table-cell table:style-name="Tabla86.A1" office:value-type="string">
            <text:p text:style-name="P352">...</text:p>
          </table:table-cell>
          <table:table-cell table:style-name="Tabla86.A1" office:value-type="string">
            <text:p text:style-name="P352"/>
          </table:table-cell>
          <table:table-cell table:style-name="Tabla86.A1" office:value-type="string">
            <text:p text:style-name="P352"/>
          </table:table-cell>
          <table:table-cell table:style-name="Tabla86.A1" office:value-type="string">
            <text:p text:style-name="P352"/>
          </table:table-cell>
          <table:table-cell table:style-name="Tabla86.A1" office:value-type="string">
            <text:p text:style-name="P354">...</text:p>
          </table:table-cell>
          <table:table-cell table:style-name="Tabla86.A1" office:value-type="string">
            <text:p text:style-name="P352">448</text:p>
          </table:table-cell>
          <table:table-cell table:style-name="Tabla86.L1" office:value-type="string">
            <text:p text:style-name="P352">452</text:p>
          </table:table-cell>
        </table:table-row>
        <table:table-row table:style-name="Tabla86.1">
          <table:table-cell table:style-name="Tabla86.A2" office:value-type="string">
            <text:p text:style-name="P414">LY Register</text:p>
          </table:table-cell>
          <table:table-cell table:style-name="Tabla86.A2" office:value-type="string">
            <text:p text:style-name="P420">153</text:p>
          </table:table-cell>
          <table:table-cell table:style-name="Tabla86.A2" office:value-type="string">
            <text:p text:style-name="P417">0</text:p>
          </table:table-cell>
          <table:table-cell table:style-name="Tabla86.A2" office:value-type="string">
            <text:p text:style-name="P420">0</text:p>
          </table:table-cell>
          <table:table-cell table:style-name="Tabla86.A2" office:value-type="string">
            <text:p text:style-name="P420">0</text:p>
          </table:table-cell>
          <table:table-cell table:style-name="Tabla86.A2" office:value-type="string">
            <text:p text:style-name="P416">...</text:p>
          </table:table-cell>
          <table:table-cell table:style-name="Tabla86.A2" office:value-type="string">
            <text:p text:style-name="P414"/>
          </table:table-cell>
          <table:table-cell table:style-name="Tabla86.A2" office:value-type="string">
            <text:p text:style-name="P414"/>
          </table:table-cell>
          <table:table-cell table:style-name="Tabla86.A2" office:value-type="string">
            <text:p text:style-name="P414"/>
          </table:table-cell>
          <table:table-cell table:style-name="Tabla86.A2" office:value-type="string">
            <text:p text:style-name="P416">...</text:p>
          </table:table-cell>
          <table:table-cell table:style-name="Tabla86.A2" office:value-type="string">
            <text:p text:style-name="P420">0</text:p>
          </table:table-cell>
          <table:table-cell table:style-name="Tabla86.L2" office:value-type="string">
            <text:p text:style-name="P420">0</text:p>
          </table:table-cell>
        </table:table-row>
        <table:table-row table:style-name="Tabla86.1">
          <table:table-cell table:style-name="Tabla86.A2" office:value-type="string">
            <text:p text:style-name="P414">STAT Mode</text:p>
          </table:table-cell>
          <table:table-cell table:style-name="Tabla86.A2" office:value-type="string">
            <text:p text:style-name="P420">1</text:p>
          </table:table-cell>
          <table:table-cell table:style-name="Tabla86.A2" office:value-type="string">
            <text:p text:style-name="P420">1</text:p>
          </table:table-cell>
          <table:table-cell table:style-name="Tabla86.A2" office:value-type="string">
            <text:p text:style-name="P420">1</text:p>
          </table:table-cell>
          <table:table-cell table:style-name="Tabla86.A2" office:value-type="string">
            <text:p text:style-name="P420">1</text:p>
          </table:table-cell>
          <table:table-cell table:style-name="Tabla86.A2" office:value-type="string">
            <text:p text:style-name="P414">...</text:p>
          </table:table-cell>
          <table:table-cell table:style-name="Tabla86.A2" office:value-type="string">
            <text:p text:style-name="P414"/>
          </table:table-cell>
          <table:table-cell table:style-name="Tabla86.A2" office:value-type="string">
            <text:p text:style-name="P420"/>
          </table:table-cell>
          <table:table-cell table:style-name="Tabla86.A2" office:value-type="string">
            <text:p text:style-name="P414"/>
          </table:table-cell>
          <table:table-cell table:style-name="Tabla86.A2" office:value-type="string">
            <text:p text:style-name="P416">...</text:p>
          </table:table-cell>
          <table:table-cell table:style-name="Tabla86.A2" office:value-type="string">
            <text:p text:style-name="P420">1</text:p>
          </table:table-cell>
          <table:table-cell table:style-name="Tabla86.L2" office:value-type="string">
            <text:p text:style-name="P420">1</text:p>
          </table:table-cell>
        </table:table-row>
        <table:table-row table:style-name="Tabla86.1">
          <table:table-cell table:style-name="Tabla86.A2" office:value-type="string">
            <text:p text:style-name="P388"><text:span text:style-name="T152">STAT</text:span> <text:span text:style-name="T152">IF </text:span>Flag <text:span text:style-name="T152">(M2)</text:span></text:p>
          </table:table-cell>
          <table:table-cell table:style-name="Tabla86.A2" office:value-type="string">
            <text:p text:style-name="P427">1</text:p>
          </table:table-cell>
          <table:table-cell table:style-name="Tabla86.A2" office:value-type="string">
            <text:p text:style-name="P427">0</text:p>
          </table:table-cell>
          <table:table-cell table:style-name="Tabla86.A2" office:value-type="string">
            <text:p text:style-name="P428">1</text:p>
          </table:table-cell>
          <table:table-cell table:style-name="Tabla86.A2" office:value-type="string">
            <text:p text:style-name="P428">0</text:p>
          </table:table-cell>
          <table:table-cell table:style-name="Tabla86.A2" office:value-type="string">
            <text:p text:style-name="P416">...</text:p>
          </table:table-cell>
          <table:table-cell table:style-name="Tabla86.A2" office:value-type="string">
            <text:p text:style-name="P415"/>
          </table:table-cell>
          <table:table-cell table:style-name="Tabla86.A2" office:value-type="string">
            <text:p text:style-name="P415"/>
          </table:table-cell>
          <table:table-cell table:style-name="Tabla86.A2" office:value-type="string">
            <text:p text:style-name="P415"/>
          </table:table-cell>
          <table:table-cell table:style-name="Tabla86.A2" office:value-type="string">
            <text:p text:style-name="P416">...</text:p>
          </table:table-cell>
          <table:table-cell table:style-name="Tabla86.A2" office:value-type="string">
            <text:p text:style-name="P428">0</text:p>
          </table:table-cell>
          <table:table-cell table:style-name="Tabla86.L2" office:value-type="string">
            <text:p text:style-name="P428">0</text:p>
          </table:table-cell>
        </table:table-row>
      </table:table>
      <text:p text:style-name="P242"/>
      <text:h text:style-name="P479" text:outline-level="3"><text:bookmark-start text:name="__RefHeading__10205_12847210402"/>Timings in <text:span text:style-name="T140">CGB</text:span> in <text:span text:style-name="T140">CGB</text:span> mode <text:span text:style-name="T139">(double speed)</text:span><text:bookmark-end text:name="__RefHeading__10205_12847210402"/></text:h>
      <text:p text:style-name="P224">Line <text:span text:style-name="T139">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45">Clocks</text:p>
          </table:table-cell>
          <table:table-cell table:style-name="Tabla89.A1" office:value-type="string">
            <text:p text:style-name="P345">0</text:p>
          </table:table-cell>
          <table:table-cell table:style-name="Tabla89.A1" office:value-type="string">
            <text:p text:style-name="P345">4</text:p>
          </table:table-cell>
          <table:table-cell table:style-name="Tabla89.A1" office:value-type="string">
            <text:p text:style-name="P345">8</text:p>
          </table:table-cell>
          <table:table-cell table:style-name="Tabla89.A1" office:value-type="string">
            <text:p text:style-name="P345">12</text:p>
          </table:table-cell>
          <table:table-cell table:style-name="Tabla89.A1" office:value-type="string">
            <text:p text:style-name="P345">...</text:p>
          </table:table-cell>
          <table:table-cell table:style-name="Tabla89.A1" office:value-type="string">
            <text:p text:style-name="P350">160</text:p>
          </table:table-cell>
          <table:table-cell table:style-name="Tabla89.A1" office:value-type="string">
            <text:p text:style-name="P350">164</text:p>
          </table:table-cell>
          <table:table-cell table:style-name="Tabla89.A1" office:value-type="string">
            <text:p text:style-name="P350">168</text:p>
          </table:table-cell>
          <table:table-cell table:style-name="Tabla89.A1" office:value-type="string">
            <text:p text:style-name="P351">...</text:p>
          </table:table-cell>
          <table:table-cell table:style-name="Tabla89.A1" office:value-type="string">
            <text:p text:style-name="P350">904</text:p>
          </table:table-cell>
          <table:table-cell table:style-name="Tabla89.L1" office:value-type="string">
            <text:p text:style-name="P350">908</text:p>
          </table:table-cell>
        </table:table-row>
        <table:table-row table:style-name="Tabla89.1">
          <table:table-cell table:style-name="Tabla89.A2" office:value-type="string">
            <text:p text:style-name="P373">LY Register</text:p>
          </table:table-cell>
          <table:table-cell table:style-name="Tabla89.A2" office:value-type="string">
            <text:p text:style-name="P363">0</text:p>
          </table:table-cell>
          <table:table-cell table:style-name="Tabla89.A2" office:value-type="string">
            <text:p text:style-name="P363">0</text:p>
          </table:table-cell>
          <table:table-cell table:style-name="Tabla89.A2" office:value-type="string">
            <text:p text:style-name="P363">0</text:p>
          </table:table-cell>
          <table:table-cell table:style-name="Tabla89.A2" office:value-type="string">
            <text:p text:style-name="P363">0</text:p>
          </table:table-cell>
          <table:table-cell table:style-name="Tabla89.A2" office:value-type="string">
            <text:p text:style-name="P409">...</text:p>
          </table:table-cell>
          <table:table-cell table:style-name="Tabla89.A2" office:value-type="string">
            <text:p text:style-name="P363">0</text:p>
          </table:table-cell>
          <table:table-cell table:style-name="Tabla89.A2" office:value-type="string">
            <text:p text:style-name="P363">0</text:p>
          </table:table-cell>
          <table:table-cell table:style-name="Tabla89.A2" office:value-type="string">
            <text:p text:style-name="P363">0</text:p>
          </table:table-cell>
          <table:table-cell table:style-name="Tabla89.A2" office:value-type="string">
            <text:p text:style-name="P409">...</text:p>
          </table:table-cell>
          <table:table-cell table:style-name="Tabla89.A2" office:value-type="string">
            <text:p text:style-name="P363">0</text:p>
          </table:table-cell>
          <table:table-cell table:style-name="Tabla89.L2" office:value-type="string">
            <text:p text:style-name="P365">0</text:p>
          </table:table-cell>
        </table:table-row>
        <table:table-row table:style-name="Tabla89.1">
          <table:table-cell table:style-name="Tabla89.A2" office:value-type="string">
            <text:p text:style-name="P373">STAT Mode</text:p>
          </table:table-cell>
          <table:table-cell table:style-name="Tabla89.A2" office:value-type="string">
            <text:p text:style-name="P365">1</text:p>
          </table:table-cell>
          <table:table-cell table:style-name="Tabla89.A2" office:value-type="string">
            <text:p text:style-name="P373">2</text:p>
          </table:table-cell>
          <table:table-cell table:style-name="Tabla89.A2" office:value-type="string">
            <text:p text:style-name="P373">2</text:p>
          </table:table-cell>
          <table:table-cell table:style-name="Tabla89.A2" office:value-type="string">
            <text:p text:style-name="P373">2</text:p>
          </table:table-cell>
          <table:table-cell table:style-name="Tabla89.A2" office:value-type="string">
            <text:p text:style-name="P373">...</text:p>
          </table:table-cell>
          <table:table-cell table:style-name="Tabla89.A2" office:value-type="string">
            <text:p text:style-name="P373">2</text:p>
          </table:table-cell>
          <table:table-cell table:style-name="Tabla89.A2" office:value-type="string">
            <text:p text:style-name="P363">3</text:p>
          </table:table-cell>
          <table:table-cell table:style-name="Tabla89.A2" office:value-type="string">
            <text:p text:style-name="P373">3</text:p>
          </table:table-cell>
          <table:table-cell table:style-name="Tabla89.A2" office:value-type="string">
            <text:p text:style-name="P409">...</text:p>
          </table:table-cell>
          <table:table-cell table:style-name="Tabla89.A2" office:value-type="string">
            <text:p text:style-name="P373">0</text:p>
          </table:table-cell>
          <table:table-cell table:style-name="Tabla89.L2" office:value-type="string">
            <text:p text:style-name="P373">0</text:p>
          </table:table-cell>
        </table:table-row>
        <table:table-row table:style-name="Tabla89.1">
          <table:table-cell table:style-name="Tabla89.A2" office:value-type="string">
            <text:p text:style-name="P388"><text:span text:style-name="T152">STAT</text:span> <text:span text:style-name="T152">IF </text:span>Flag <text:span text:style-name="T152">(M2)</text:span></text:p>
          </table:table-cell>
          <table:table-cell table:style-name="Tabla89.A2" office:value-type="string">
            <text:p text:style-name="P377">0</text:p>
          </table:table-cell>
          <table:table-cell table:style-name="Tabla89.A2" office:value-type="string">
            <text:p text:style-name="P411">1</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373">...</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377">0</text:p>
          </table:table-cell>
          <table:table-cell table:style-name="Tabla89.A2" office:value-type="string">
            <text:p text:style-name="P409">...</text:p>
          </table:table-cell>
          <table:table-cell table:style-name="Tabla89.A2" office:value-type="string">
            <text:p text:style-name="P377">0</text:p>
          </table:table-cell>
          <table:table-cell table:style-name="Tabla89.L2" office:value-type="string">
            <text:p text:style-name="P377">0</text:p>
          </table:table-cell>
        </table:table-row>
      </table:table>
      <text:p text:style-name="P224"/>
      <text:p text:style-name="P226"><text:span text:style-name="T128">Line</text:span><text:span text:style-name="T132">s</text:span><text:span text:style-name="T128"> </text:span><text:span text:style-name="T132">1</text:span><text:span text:style-name="T128">-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52">Clocks</text:p>
          </table:table-cell>
          <table:table-cell table:style-name="Tabla90.A1" office:value-type="string">
            <text:p text:style-name="P352">0</text:p>
          </table:table-cell>
          <table:table-cell table:style-name="Tabla90.A1" office:value-type="string">
            <text:p text:style-name="P352">4</text:p>
          </table:table-cell>
          <table:table-cell table:style-name="Tabla90.A1" office:value-type="string">
            <text:p text:style-name="P352">8</text:p>
          </table:table-cell>
          <table:table-cell table:style-name="Tabla90.A1" office:value-type="string">
            <text:p text:style-name="P352">12</text:p>
          </table:table-cell>
          <table:table-cell table:style-name="Tabla90.A1" office:value-type="string">
            <text:p text:style-name="P352">...</text:p>
          </table:table-cell>
          <table:table-cell table:style-name="Tabla90.A1" office:value-type="string">
            <text:p text:style-name="P353">160</text:p>
          </table:table-cell>
          <table:table-cell table:style-name="Tabla90.A1" office:value-type="string">
            <text:p text:style-name="P353">164</text:p>
          </table:table-cell>
          <table:table-cell table:style-name="Tabla90.A1" office:value-type="string">
            <text:p text:style-name="P353">168</text:p>
          </table:table-cell>
          <table:table-cell table:style-name="Tabla90.A1" office:value-type="string">
            <text:p text:style-name="P354">...</text:p>
          </table:table-cell>
          <table:table-cell table:style-name="Tabla90.A1" office:value-type="string">
            <text:p text:style-name="P353">904</text:p>
          </table:table-cell>
          <table:table-cell table:style-name="Tabla90.L1" office:value-type="string">
            <text:p text:style-name="P353">908</text:p>
          </table:table-cell>
        </table:table-row>
        <table:table-row table:style-name="Tabla90.1">
          <table:table-cell table:style-name="Tabla90.A2" office:value-type="string">
            <text:p text:style-name="P414">LY Register</text:p>
          </table:table-cell>
          <table:table-cell table:style-name="Tabla90.A2" office:value-type="string">
            <text:p text:style-name="P417">13</text:p>
          </table:table-cell>
          <table:table-cell table:style-name="Tabla90.A2" office:value-type="string">
            <text:p text:style-name="P417">13</text:p>
          </table:table-cell>
          <table:table-cell table:style-name="Tabla90.A2" office:value-type="string">
            <text:p text:style-name="P417">13</text:p>
          </table:table-cell>
          <table:table-cell table:style-name="Tabla90.A2" office:value-type="string">
            <text:p text:style-name="P417">13</text:p>
          </table:table-cell>
          <table:table-cell table:style-name="Tabla90.A2" office:value-type="string">
            <text:p text:style-name="P416">...</text:p>
          </table:table-cell>
          <table:table-cell table:style-name="Tabla90.A2" office:value-type="string">
            <text:p text:style-name="P417">13</text:p>
          </table:table-cell>
          <table:table-cell table:style-name="Tabla90.A2" office:value-type="string">
            <text:p text:style-name="P417">13</text:p>
          </table:table-cell>
          <table:table-cell table:style-name="Tabla90.A2" office:value-type="string">
            <text:p text:style-name="P417">13</text:p>
          </table:table-cell>
          <table:table-cell table:style-name="Tabla90.A2" office:value-type="string">
            <text:p text:style-name="P416">...</text:p>
          </table:table-cell>
          <table:table-cell table:style-name="Tabla90.A2" office:value-type="string">
            <text:p text:style-name="P417">13</text:p>
          </table:table-cell>
          <table:table-cell table:style-name="Tabla90.L2" office:value-type="string">
            <text:p text:style-name="P429">13</text:p>
          </table:table-cell>
        </table:table-row>
        <table:table-row table:style-name="Tabla90.1">
          <table:table-cell table:style-name="Tabla90.A2" office:value-type="string">
            <text:p text:style-name="P414">STAT Mode</text:p>
          </table:table-cell>
          <table:table-cell table:style-name="Tabla90.A2" office:value-type="string">
            <text:p text:style-name="P417">0</text:p>
          </table:table-cell>
          <table:table-cell table:style-name="Tabla90.A2" office:value-type="string">
            <text:p text:style-name="P414">2</text:p>
          </table:table-cell>
          <table:table-cell table:style-name="Tabla90.A2" office:value-type="string">
            <text:p text:style-name="P414">2</text:p>
          </table:table-cell>
          <table:table-cell table:style-name="Tabla90.A2" office:value-type="string">
            <text:p text:style-name="P414">2</text:p>
          </table:table-cell>
          <table:table-cell table:style-name="Tabla90.A2" office:value-type="string">
            <text:p text:style-name="P414">...</text:p>
          </table:table-cell>
          <table:table-cell table:style-name="Tabla90.A2" office:value-type="string">
            <text:p text:style-name="P414">2</text:p>
          </table:table-cell>
          <table:table-cell table:style-name="Tabla90.A2" office:value-type="string">
            <text:p text:style-name="P420">3</text:p>
          </table:table-cell>
          <table:table-cell table:style-name="Tabla90.A2" office:value-type="string">
            <text:p text:style-name="P414">3</text:p>
          </table:table-cell>
          <table:table-cell table:style-name="Tabla90.A2" office:value-type="string">
            <text:p text:style-name="P416">...</text:p>
          </table:table-cell>
          <table:table-cell table:style-name="Tabla90.A2" office:value-type="string">
            <text:p text:style-name="P414">0</text:p>
          </table:table-cell>
          <table:table-cell table:style-name="Tabla90.L2" office:value-type="string">
            <text:p text:style-name="P414">0</text:p>
          </table:table-cell>
        </table:table-row>
        <text:soft-page-break/>
        <table:table-row table:style-name="Tabla90.1">
          <table:table-cell table:style-name="Tabla90.A2" office:value-type="string">
            <text:p text:style-name="P388"><text:span text:style-name="T152">STAT</text:span> <text:span text:style-name="T152">IF </text:span>Flag <text:span text:style-name="T152">(M2)</text:span></text:p>
          </table:table-cell>
          <table:table-cell table:style-name="Tabla90.A2" office:value-type="string">
            <text:p text:style-name="P427">0</text:p>
          </table:table-cell>
          <table:table-cell table:style-name="Tabla90.A2" office:value-type="string">
            <text:p text:style-name="P427">1</text:p>
          </table:table-cell>
          <table:table-cell table:style-name="Tabla90.A2" office:value-type="string">
            <text:p text:style-name="P427">0</text:p>
          </table:table-cell>
          <table:table-cell table:style-name="Tabla90.A2" office:value-type="string">
            <text:p text:style-name="P427">0</text:p>
          </table:table-cell>
          <table:table-cell table:style-name="Tabla90.A2" office:value-type="string">
            <text:p text:style-name="P416">...</text:p>
          </table:table-cell>
          <table:table-cell table:style-name="Tabla90.A2" office:value-type="string">
            <text:p text:style-name="P430">0</text:p>
          </table:table-cell>
          <table:table-cell table:style-name="Tabla90.A2" office:value-type="string">
            <text:p text:style-name="P430">0</text:p>
          </table:table-cell>
          <table:table-cell table:style-name="Tabla90.A2" office:value-type="string">
            <text:p text:style-name="P430">0</text:p>
          </table:table-cell>
          <table:table-cell table:style-name="Tabla90.A2" office:value-type="string">
            <text:p text:style-name="P416">...</text:p>
          </table:table-cell>
          <table:table-cell table:style-name="Tabla90.A2" office:value-type="string">
            <text:p text:style-name="P427">0</text:p>
          </table:table-cell>
          <table:table-cell table:style-name="Tabla90.L2" office:value-type="string">
            <text:p text:style-name="P427">0</text:p>
          </table:table-cell>
        </table:table-row>
      </table:table>
      <text:p text:style-name="P243"/>
      <text:p text:style-name="P226">Line 14<text:span text:style-name="T139">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52">Clocks</text:p>
          </table:table-cell>
          <table:table-cell table:style-name="Tabla91.A1" office:value-type="string">
            <text:p text:style-name="P352">0</text:p>
          </table:table-cell>
          <table:table-cell table:style-name="Tabla91.A1" office:value-type="string">
            <text:p text:style-name="P352">4</text:p>
          </table:table-cell>
          <table:table-cell table:style-name="Tabla91.A1" office:value-type="string">
            <text:p text:style-name="P352">8</text:p>
          </table:table-cell>
          <table:table-cell table:style-name="Tabla91.A1" office:value-type="string">
            <text:p text:style-name="P352">12</text:p>
          </table:table-cell>
          <table:table-cell table:style-name="Tabla91.A1" office:value-type="string">
            <text:p text:style-name="P352">...</text:p>
          </table:table-cell>
          <table:table-cell table:style-name="Tabla91.A1" office:value-type="string">
            <text:p text:style-name="P352"/>
          </table:table-cell>
          <table:table-cell table:style-name="Tabla91.A1" office:value-type="string">
            <text:p text:style-name="P352"/>
          </table:table-cell>
          <table:table-cell table:style-name="Tabla91.A1" office:value-type="string">
            <text:p text:style-name="P352"/>
          </table:table-cell>
          <table:table-cell table:style-name="Tabla91.A1" office:value-type="string">
            <text:p text:style-name="P354">...</text:p>
          </table:table-cell>
          <table:table-cell table:style-name="Tabla91.A1" office:value-type="string">
            <text:p text:style-name="P353">904</text:p>
          </table:table-cell>
          <table:table-cell table:style-name="Tabla91.L1" office:value-type="string">
            <text:p text:style-name="P353">908</text:p>
          </table:table-cell>
        </table:table-row>
        <table:table-row table:style-name="Tabla91.1">
          <table:table-cell table:style-name="Tabla91.A2" office:value-type="string">
            <text:p text:style-name="P414">LY Register</text:p>
          </table:table-cell>
          <table:table-cell table:style-name="Tabla91.A2" office:value-type="string">
            <text:p text:style-name="P414">1<text:span text:style-name="T138">44</text:span></text:p>
          </table:table-cell>
          <table:table-cell table:style-name="Tabla91.A2" office:value-type="string">
            <text:p text:style-name="P414">1<text:span text:style-name="T138">44</text:span></text:p>
          </table:table-cell>
          <table:table-cell table:style-name="Tabla91.A2" office:value-type="string">
            <text:p text:style-name="P414">1<text:span text:style-name="T138">44</text:span></text:p>
          </table:table-cell>
          <table:table-cell table:style-name="Tabla91.A2" office:value-type="string">
            <text:p text:style-name="P414">1<text:span text:style-name="T138">44</text:span></text:p>
          </table:table-cell>
          <table:table-cell table:style-name="Tabla91.A2" office:value-type="string">
            <text:p text:style-name="P416">...</text:p>
          </table:table-cell>
          <table:table-cell table:style-name="Tabla91.A2" office:value-type="string">
            <text:p text:style-name="P414"/>
          </table:table-cell>
          <table:table-cell table:style-name="Tabla91.A2" office:value-type="string">
            <text:p text:style-name="P414"/>
          </table:table-cell>
          <table:table-cell table:style-name="Tabla91.A2" office:value-type="string">
            <text:p text:style-name="P414"/>
          </table:table-cell>
          <table:table-cell table:style-name="Tabla91.A2" office:value-type="string">
            <text:p text:style-name="P416">...</text:p>
          </table:table-cell>
          <table:table-cell table:style-name="Tabla91.A2" office:value-type="string">
            <text:p text:style-name="P414">1<text:span text:style-name="T138">44</text:span></text:p>
          </table:table-cell>
          <table:table-cell table:style-name="Tabla91.L2" office:value-type="string">
            <text:p text:style-name="P429">144</text:p>
          </table:table-cell>
        </table:table-row>
        <table:table-row table:style-name="Tabla91.1">
          <table:table-cell table:style-name="Tabla91.A2" office:value-type="string">
            <text:p text:style-name="P414">STAT Mode</text:p>
          </table:table-cell>
          <table:table-cell table:style-name="Tabla91.A2" office:value-type="string">
            <text:p text:style-name="P429">0</text:p>
          </table:table-cell>
          <table:table-cell table:style-name="Tabla91.A2" office:value-type="string">
            <text:p text:style-name="P420">1</text:p>
          </table:table-cell>
          <table:table-cell table:style-name="Tabla91.A2" office:value-type="string">
            <text:p text:style-name="P420">1</text:p>
          </table:table-cell>
          <table:table-cell table:style-name="Tabla91.A2" office:value-type="string">
            <text:p text:style-name="P420">1</text:p>
          </table:table-cell>
          <table:table-cell table:style-name="Tabla91.A2" office:value-type="string">
            <text:p text:style-name="P414">...</text:p>
          </table:table-cell>
          <table:table-cell table:style-name="Tabla91.A2" office:value-type="string">
            <text:p text:style-name="P414"/>
          </table:table-cell>
          <table:table-cell table:style-name="Tabla91.A2" office:value-type="string">
            <text:p text:style-name="P420"/>
          </table:table-cell>
          <table:table-cell table:style-name="Tabla91.A2" office:value-type="string">
            <text:p text:style-name="P414"/>
          </table:table-cell>
          <table:table-cell table:style-name="Tabla91.A2" office:value-type="string">
            <text:p text:style-name="P416">...</text:p>
          </table:table-cell>
          <table:table-cell table:style-name="Tabla91.A2" office:value-type="string">
            <text:p text:style-name="P420">1</text:p>
          </table:table-cell>
          <table:table-cell table:style-name="Tabla91.L2" office:value-type="string">
            <text:p text:style-name="P420">1</text:p>
          </table:table-cell>
        </table:table-row>
        <table:table-row table:style-name="Tabla91.1">
          <table:table-cell table:style-name="Tabla91.A2" office:value-type="string">
            <text:p text:style-name="P388"><text:span text:style-name="T152">STAT</text:span> <text:span text:style-name="T152">IF </text:span>Flag <text:span text:style-name="T152">(M2)</text:span></text:p>
          </table:table-cell>
          <table:table-cell table:style-name="Tabla91.A2" office:value-type="string">
            <text:p text:style-name="P427">0</text:p>
          </table:table-cell>
          <table:table-cell table:style-name="Tabla91.A2" office:value-type="string">
            <text:p text:style-name="P427">1</text:p>
          </table:table-cell>
          <table:table-cell table:style-name="Tabla91.A2" office:value-type="string">
            <text:p text:style-name="P427">0</text:p>
          </table:table-cell>
          <table:table-cell table:style-name="Tabla91.A2" office:value-type="string">
            <text:p text:style-name="P427">0</text:p>
          </table:table-cell>
          <table:table-cell table:style-name="Tabla91.A2" office:value-type="string">
            <text:p text:style-name="P416">...</text:p>
          </table:table-cell>
          <table:table-cell table:style-name="Tabla91.A2" office:value-type="string">
            <text:p text:style-name="P415"/>
          </table:table-cell>
          <table:table-cell table:style-name="Tabla91.A2" office:value-type="string">
            <text:p text:style-name="P415"/>
          </table:table-cell>
          <table:table-cell table:style-name="Tabla91.A2" office:value-type="string">
            <text:p text:style-name="P415"/>
          </table:table-cell>
          <table:table-cell table:style-name="Tabla91.A2" office:value-type="string">
            <text:p text:style-name="P416">...</text:p>
          </table:table-cell>
          <table:table-cell table:style-name="Tabla91.A2" office:value-type="string">
            <text:p text:style-name="P427">0</text:p>
          </table:table-cell>
          <table:table-cell table:style-name="Tabla91.L2" office:value-type="string">
            <text:p text:style-name="P427">0</text:p>
          </table:table-cell>
        </table:table-row>
      </table:table>
      <text:p text:style-name="P226"/>
      <text:p text:style-name="P226">Lines 14<text:span text:style-name="T139">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52">Clocks</text:p>
          </table:table-cell>
          <table:table-cell table:style-name="Tabla92.A1" office:value-type="string">
            <text:p text:style-name="P352">0</text:p>
          </table:table-cell>
          <table:table-cell table:style-name="Tabla92.A1" office:value-type="string">
            <text:p text:style-name="P352">4</text:p>
          </table:table-cell>
          <table:table-cell table:style-name="Tabla92.A1" office:value-type="string">
            <text:p text:style-name="P352">8</text:p>
          </table:table-cell>
          <table:table-cell table:style-name="Tabla92.A1" office:value-type="string">
            <text:p text:style-name="P352">12</text:p>
          </table:table-cell>
          <table:table-cell table:style-name="Tabla92.A1" office:value-type="string">
            <text:p text:style-name="P352">...</text:p>
          </table:table-cell>
          <table:table-cell table:style-name="Tabla92.A1" office:value-type="string">
            <text:p text:style-name="P352"/>
          </table:table-cell>
          <table:table-cell table:style-name="Tabla92.A1" office:value-type="string">
            <text:p text:style-name="P352"/>
          </table:table-cell>
          <table:table-cell table:style-name="Tabla92.A1" office:value-type="string">
            <text:p text:style-name="P352"/>
          </table:table-cell>
          <table:table-cell table:style-name="Tabla92.A1" office:value-type="string">
            <text:p text:style-name="P354">...</text:p>
          </table:table-cell>
          <table:table-cell table:style-name="Tabla92.A1" office:value-type="string">
            <text:p text:style-name="P353">904</text:p>
          </table:table-cell>
          <table:table-cell table:style-name="Tabla92.L1" office:value-type="string">
            <text:p text:style-name="P353">908</text:p>
          </table:table-cell>
        </table:table-row>
        <table:table-row table:style-name="Tabla92.1">
          <table:table-cell table:style-name="Tabla92.A2" office:value-type="string">
            <text:p text:style-name="P414">LY Register</text:p>
          </table:table-cell>
          <table:table-cell table:style-name="Tabla92.A2" office:value-type="string">
            <text:p text:style-name="P414">1<text:span text:style-name="T138">46</text:span></text:p>
          </table:table-cell>
          <table:table-cell table:style-name="Tabla92.A2" office:value-type="string">
            <text:p text:style-name="P414">1<text:span text:style-name="T138">46</text:span></text:p>
          </table:table-cell>
          <table:table-cell table:style-name="Tabla92.A2" office:value-type="string">
            <text:p text:style-name="P414">1<text:span text:style-name="T138">46</text:span></text:p>
          </table:table-cell>
          <table:table-cell table:style-name="Tabla92.A2" office:value-type="string">
            <text:p text:style-name="P414">1<text:span text:style-name="T138">46</text:span></text:p>
          </table:table-cell>
          <table:table-cell table:style-name="Tabla92.A2" office:value-type="string">
            <text:p text:style-name="P416">...</text:p>
          </table:table-cell>
          <table:table-cell table:style-name="Tabla92.A2" office:value-type="string">
            <text:p text:style-name="P414"/>
          </table:table-cell>
          <table:table-cell table:style-name="Tabla92.A2" office:value-type="string">
            <text:p text:style-name="P414"/>
          </table:table-cell>
          <table:table-cell table:style-name="Tabla92.A2" office:value-type="string">
            <text:p text:style-name="P414"/>
          </table:table-cell>
          <table:table-cell table:style-name="Tabla92.A2" office:value-type="string">
            <text:p text:style-name="P416">...</text:p>
          </table:table-cell>
          <table:table-cell table:style-name="Tabla92.A2" office:value-type="string">
            <text:p text:style-name="P414">1<text:span text:style-name="T138">46</text:span></text:p>
          </table:table-cell>
          <table:table-cell table:style-name="Tabla92.L2" office:value-type="string">
            <text:p text:style-name="P429">146</text:p>
          </table:table-cell>
        </table:table-row>
        <table:table-row table:style-name="Tabla92.1">
          <table:table-cell table:style-name="Tabla92.A2" office:value-type="string">
            <text:p text:style-name="P414">STAT Mode</text:p>
          </table:table-cell>
          <table:table-cell table:style-name="Tabla92.A2" office:value-type="string">
            <text:p text:style-name="P420">1</text:p>
          </table:table-cell>
          <table:table-cell table:style-name="Tabla92.A2" office:value-type="string">
            <text:p text:style-name="P420">1</text:p>
          </table:table-cell>
          <table:table-cell table:style-name="Tabla92.A2" office:value-type="string">
            <text:p text:style-name="P420">1</text:p>
          </table:table-cell>
          <table:table-cell table:style-name="Tabla92.A2" office:value-type="string">
            <text:p text:style-name="P420">1</text:p>
          </table:table-cell>
          <table:table-cell table:style-name="Tabla92.A2" office:value-type="string">
            <text:p text:style-name="P414">...</text:p>
          </table:table-cell>
          <table:table-cell table:style-name="Tabla92.A2" office:value-type="string">
            <text:p text:style-name="P414"/>
          </table:table-cell>
          <table:table-cell table:style-name="Tabla92.A2" office:value-type="string">
            <text:p text:style-name="P420"/>
          </table:table-cell>
          <table:table-cell table:style-name="Tabla92.A2" office:value-type="string">
            <text:p text:style-name="P414"/>
          </table:table-cell>
          <table:table-cell table:style-name="Tabla92.A2" office:value-type="string">
            <text:p text:style-name="P416">...</text:p>
          </table:table-cell>
          <table:table-cell table:style-name="Tabla92.A2" office:value-type="string">
            <text:p text:style-name="P420">1</text:p>
          </table:table-cell>
          <table:table-cell table:style-name="Tabla92.L2" office:value-type="string">
            <text:p text:style-name="P420">1</text:p>
          </table:table-cell>
        </table:table-row>
        <table:table-row table:style-name="Tabla92.1">
          <table:table-cell table:style-name="Tabla92.A2" office:value-type="string">
            <text:p text:style-name="P388"><text:span text:style-name="T152">STAT</text:span> <text:span text:style-name="T152">IF </text:span>Flag <text:span text:style-name="T152">(M2)</text:span></text:p>
          </table:table-cell>
          <table:table-cell table:style-name="Tabla92.A2" office:value-type="string">
            <text:p text:style-name="P427">0</text:p>
          </table:table-cell>
          <table:table-cell table:style-name="Tabla92.A2" office:value-type="string">
            <text:p text:style-name="P427">1</text:p>
          </table:table-cell>
          <table:table-cell table:style-name="Tabla92.A2" office:value-type="string">
            <text:p text:style-name="P427">0</text:p>
          </table:table-cell>
          <table:table-cell table:style-name="Tabla92.A2" office:value-type="string">
            <text:p text:style-name="P427">0</text:p>
          </table:table-cell>
          <table:table-cell table:style-name="Tabla92.A2" office:value-type="string">
            <text:p text:style-name="P416">...</text:p>
          </table:table-cell>
          <table:table-cell table:style-name="Tabla92.A2" office:value-type="string">
            <text:p text:style-name="P415"/>
          </table:table-cell>
          <table:table-cell table:style-name="Tabla92.A2" office:value-type="string">
            <text:p text:style-name="P415"/>
          </table:table-cell>
          <table:table-cell table:style-name="Tabla92.A2" office:value-type="string">
            <text:p text:style-name="P415"/>
          </table:table-cell>
          <table:table-cell table:style-name="Tabla92.A2" office:value-type="string">
            <text:p text:style-name="P416">...</text:p>
          </table:table-cell>
          <table:table-cell table:style-name="Tabla92.A2" office:value-type="string">
            <text:p text:style-name="P427">0</text:p>
          </table:table-cell>
          <table:table-cell table:style-name="Tabla92.L2" office:value-type="string">
            <text:p text:style-name="P427">0</text:p>
          </table:table-cell>
        </table:table-row>
      </table:table>
      <text:p text:style-name="P226"/>
      <text:p text:style-name="P226">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52">Clocks</text:p>
          </table:table-cell>
          <table:table-cell table:style-name="Tabla93.A1" office:value-type="string">
            <text:p text:style-name="P352">0</text:p>
          </table:table-cell>
          <table:table-cell table:style-name="Tabla93.A1" office:value-type="string">
            <text:p text:style-name="P352">4</text:p>
          </table:table-cell>
          <table:table-cell table:style-name="Tabla93.A1" office:value-type="string">
            <text:p text:style-name="P352">8</text:p>
          </table:table-cell>
          <table:table-cell table:style-name="Tabla93.A1" office:value-type="string">
            <text:p text:style-name="P352">12</text:p>
          </table:table-cell>
          <table:table-cell table:style-name="Tabla93.A1" office:value-type="string">
            <text:p text:style-name="P356">14</text:p>
          </table:table-cell>
          <table:table-cell table:style-name="Tabla93.A1" office:value-type="string">
            <text:p text:style-name="P356">16</text:p>
          </table:table-cell>
          <table:table-cell table:style-name="Tabla93.A1" office:value-type="string">
            <text:p text:style-name="P357">20</text:p>
          </table:table-cell>
          <table:table-cell table:style-name="Tabla93.A1" office:value-type="string">
            <text:p text:style-name="P357">24</text:p>
          </table:table-cell>
          <table:table-cell table:style-name="Tabla93.A1" office:value-type="string">
            <text:p text:style-name="P354">...</text:p>
          </table:table-cell>
          <table:table-cell table:style-name="Tabla93.A1" office:value-type="string">
            <text:p text:style-name="P353">904</text:p>
          </table:table-cell>
          <table:table-cell table:style-name="Tabla93.L1" office:value-type="string">
            <text:p text:style-name="P353">908</text:p>
          </table:table-cell>
        </table:table-row>
        <table:table-row table:style-name="Tabla93.1">
          <table:table-cell table:style-name="Tabla93.A2" office:value-type="string">
            <text:p text:style-name="P414">LY Register</text:p>
          </table:table-cell>
          <table:table-cell table:style-name="Tabla93.A2" office:value-type="string">
            <text:p text:style-name="P420">153</text:p>
          </table:table-cell>
          <table:table-cell table:style-name="Tabla93.A2" office:value-type="string">
            <text:p text:style-name="P420">153</text:p>
          </table:table-cell>
          <table:table-cell table:style-name="Tabla93.A2" office:value-type="string">
            <text:p text:style-name="P420">153</text:p>
          </table:table-cell>
          <table:table-cell table:style-name="Tabla93.A2" office:value-type="string">
            <text:p text:style-name="P420">0</text:p>
          </table:table-cell>
          <table:table-cell table:style-name="Tabla93.A2" office:value-type="string">
            <text:p text:style-name="P418">0</text:p>
          </table:table-cell>
          <table:table-cell table:style-name="Tabla93.A2" office:value-type="string">
            <text:p text:style-name="P418">0</text:p>
          </table:table-cell>
          <table:table-cell table:style-name="Tabla93.A2" office:value-type="string">
            <text:p text:style-name="P428">0</text:p>
          </table:table-cell>
          <table:table-cell table:style-name="Tabla93.A2" office:value-type="string">
            <text:p text:style-name="P428">0</text:p>
          </table:table-cell>
          <table:table-cell table:style-name="Tabla93.A2" office:value-type="string">
            <text:p text:style-name="P416">...</text:p>
          </table:table-cell>
          <table:table-cell table:style-name="Tabla93.A2" office:value-type="string">
            <text:p text:style-name="P420">0</text:p>
          </table:table-cell>
          <table:table-cell table:style-name="Tabla93.L2" office:value-type="string">
            <text:p text:style-name="P420">0</text:p>
          </table:table-cell>
        </table:table-row>
        <table:table-row table:style-name="Tabla93.1">
          <table:table-cell table:style-name="Tabla93.A2" office:value-type="string">
            <text:p text:style-name="P414">STAT Mode</text:p>
          </table:table-cell>
          <table:table-cell table:style-name="Tabla93.A2" office:value-type="string">
            <text:p text:style-name="P420">1</text:p>
          </table:table-cell>
          <table:table-cell table:style-name="Tabla93.A2" office:value-type="string">
            <text:p text:style-name="P420">1</text:p>
          </table:table-cell>
          <table:table-cell table:style-name="Tabla93.A2" office:value-type="string">
            <text:p text:style-name="P420">1</text:p>
          </table:table-cell>
          <table:table-cell table:style-name="Tabla93.A2" office:value-type="string">
            <text:p text:style-name="P420">1</text:p>
          </table:table-cell>
          <table:table-cell table:style-name="Tabla93.A2" office:value-type="string">
            <text:p text:style-name="P418">1</text:p>
          </table:table-cell>
          <table:table-cell table:style-name="Tabla93.A2" office:value-type="string">
            <text:p text:style-name="P418">1</text:p>
          </table:table-cell>
          <table:table-cell table:style-name="Tabla93.A2" office:value-type="string">
            <text:p text:style-name="P428">1</text:p>
          </table:table-cell>
          <table:table-cell table:style-name="Tabla93.A2" office:value-type="string">
            <text:p text:style-name="P428">1</text:p>
          </table:table-cell>
          <table:table-cell table:style-name="Tabla93.A2" office:value-type="string">
            <text:p text:style-name="P416">...</text:p>
          </table:table-cell>
          <table:table-cell table:style-name="Tabla93.A2" office:value-type="string">
            <text:p text:style-name="P420">1</text:p>
          </table:table-cell>
          <table:table-cell table:style-name="Tabla93.L2" office:value-type="string">
            <text:p text:style-name="P420">1</text:p>
          </table:table-cell>
        </table:table-row>
        <table:table-row table:style-name="Tabla93.1">
          <table:table-cell table:style-name="Tabla93.A2" office:value-type="string">
            <text:p text:style-name="P388"><text:span text:style-name="T152">STAT</text:span> <text:span text:style-name="T152">IF </text:span>Flag <text:span text:style-name="T152">(M2)</text:span></text:p>
          </table:table-cell>
          <table:table-cell table:style-name="Tabla93.A2" office:value-type="string">
            <text:p text:style-name="P427">0</text:p>
          </table:table-cell>
          <table:table-cell table:style-name="Tabla93.A2" office:value-type="string">
            <text:p text:style-name="P427">1</text:p>
          </table:table-cell>
          <table:table-cell table:style-name="Tabla93.A2" office:value-type="string">
            <text:p text:style-name="P427">0</text:p>
          </table:table-cell>
          <table:table-cell table:style-name="Tabla93.A2" office:value-type="string">
            <text:p text:style-name="P427">0</text:p>
          </table:table-cell>
          <table:table-cell table:style-name="Tabla93.A2" office:value-type="string">
            <text:p text:style-name="P427">0</text:p>
          </table:table-cell>
          <table:table-cell table:style-name="Tabla93.A2" office:value-type="string">
            <text:p text:style-name="P428">1</text:p>
          </table:table-cell>
          <table:table-cell table:style-name="Tabla93.A2" office:value-type="string">
            <text:p text:style-name="P428">0</text:p>
          </table:table-cell>
          <table:table-cell table:style-name="Tabla93.A2" office:value-type="string">
            <text:p text:style-name="P428">0</text:p>
          </table:table-cell>
          <table:table-cell table:style-name="Tabla93.A2" office:value-type="string">
            <text:p text:style-name="P416">...</text:p>
          </table:table-cell>
          <table:table-cell table:style-name="Tabla93.A2" office:value-type="string">
            <text:p text:style-name="P428">0</text:p>
          </table:table-cell>
          <table:table-cell table:style-name="Tabla93.L2" office:value-type="string">
            <text:p text:style-name="P428">0</text:p>
          </table:table-cell>
        </table:table-row>
      </table:table>
      <text:p text:style-name="P272"/>
      <text:p text:style-name="P273"/>
      <text:p text:style-name="P269"/>
      <text:p text:style-name="P269"/>
      <text:p text:style-name="P269"/>
      <text:p text:style-name="P269">aaaaaaaaaaaaaaaaaaaaaaaaaaaaaaaaaaaaaaaaaaaaaaaaaaaaaaaaaaaaaaaaa</text:p>
      <text:h text:style-name="P470" text:outline-level="2"><text:bookmark-start text:name="__RefHeading__10245_941165267"/><text:span text:style-name="T130">L</text:span><text:span text:style-name="T140">Y, STAT and IF </text:span>Timings. <text:span text:style-name="T148">STAT Mode 0 interrupt.</text:span><text:bookmark-end text:name="__RefHeading__10245_941165267"/></text:h>
      <text:p text:style-name="P199">TODO THIS</text:p>
      <text:p text:style-name="P266"/>
      <text:p text:style-name="P201">MODE 3 TIMINGS DEPENDING ON THE NUMBER OF SPRITES!!!</text:p>
      <text:p text:style-name="P267"/>
      <text:h text:style-name="P472" text:outline-level="2"><text:bookmark-start text:name="__RefHeading__10211_1284721040"/>FF42h – SCY – BG Scroll Y (R/W)<text:bookmark-end text:name="__RefHeading__10211_1284721040"/></text:h>
      <text:p text:style-name="P261">Specifies the Y coordinate of the background at the upper left pixel of the LCD.</text:p>
      <text:h text:style-name="P472" text:outline-level="2"><text:bookmark-start text:name="__RefHeading__10213_1284721040"/><text:soft-page-break/>FF<text:span text:style-name="T101">43</text:span>h <text:span text:style-name="T58">–</text:span> <text:span text:style-name="T124">SCX</text:span> <text:span text:style-name="T58">–</text:span> <text:span text:style-name="T124">BG Scroll X (R/W)</text:span><text:bookmark-end text:name="__RefHeading__10213_1284721040"/></text:h>
      <text:p text:style-name="P261">Specifies the X coordinate of the background at the upper left pixel of the LCD.</text:p>
      <text:p text:style-name="P45"/>
      <text:p text:style-name="P58">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5"/>
      <text:h text:style-name="P472" text:outline-level="2"><text:bookmark-start text:name="__RefHeading__10215_1284721040"/>FF4Ah – WY – Window Y Position (R/W)<text:bookmark-end text:name="__RefHeading__10215_1284721040"/></text:h>
      <text:p text:style-name="P261">Specifies the Y coordinate of the upper left corner of the window.</text:p>
      <text:h text:style-name="P472" text:outline-level="2"><text:bookmark-start text:name="__RefHeading__10217_1284721040"/>FF4<text:span text:style-name="T124">B</text:span>h – <text:span text:style-name="T124">WX</text:span> – <text:span text:style-name="T124">Window</text:span> <text:span text:style-name="T124">X</text:span> <text:span text:style-name="T124">Position </text:span>(R/W)<text:bookmark-end text:name="__RefHeading__10217_1284721040"/></text:h>
      <text:p text:style-name="P261">Specifies the X coordinate (minus 7) of the upper left corner of the window.</text:p>
      <text:p text:style-name="P261">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483" text:outline-level="3"><text:bookmark-start text:name="__RefHeading__10219_1284721040"/>Window Display Depending on WX and WY<text:bookmark-end text:name="__RefHeading__10219_1284721040"/></text:h>
      <text:p text:style-name="P59">The window is visible (if enabled) when <text:span text:style-name="T124">WX=</text:span>7-1<text:span text:style-name="T124">66, WY=0-143. A pos</text:span>i<text:span text:style-name="T124">tion of WX=7, WY=0 locates the window at upper left </text:span>corner of the screen, covering normal background. Other values for 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5">M</text:span>ode 2<text:bookmark-end text:name="__RefHeading__3843_1039843246"/></text:h>
      <text:p text:style-name="P187">Reads will return FFh regardless of the hardware. In GBC it doesn't matter if GBC functions are enabled or disabled. <text:span text:style-name="T115">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8">…</text:p>
      <text:p text:style-name="P188">…</text:p>
      <text:p text:style-name="P188">…</text:p>
      <text:h text:style-name="Heading_20_3" text:outline-level="3"><text:bookmark-start text:name="__RefHeading__3847_1039843246"/>Reading from VRAM in Mode 3<text:bookmark-end text:name="__RefHeading__3847_1039843246"/></text:h>
      <text:p text:style-name="P188">Todo...</text:p>
      <text:h text:style-name="P484" text:outline-level="3"><text:bookmark-start text:name="__RefHeading__3849_1039843246"/><text:soft-page-break/>Reading from GBC Palette RAM <text:span text:style-name="T120">in Mode 2</text:span><text:bookmark-end text:name="__RefHeading__3849_1039843246"/></text:h>
      <text:p text:style-name="P187">Todo...</text:p>
      <text:h text:style-name="P485" text:outline-level="3"><text:bookmark-start text:name="__RefHeading__10221_1284721040"/>Reading from GBC Palette RAM <text:span text:style-name="T120">in Mode 3</text:span><text:bookmark-end text:name="__RefHeading__10221_1284721040"/></text:h>
      <text:p text:style-name="P189">Todo...</text:p>
      <text:h text:style-name="P447" text:outline-level="1"><text:bookmark-start text:name="__RefHeading__1085_1186689007"/>DMA<text:bookmark-end text:name="__RefHeading__1085_1186689007"/></text:h>
      <text:p text:style-name="P150">The DMA is a special circuit designed to copy very fast. There are two DMAs in the Game Boy. The first one is the OAM DMA, available in all Game Boy models. The second one is the GDMA/HDMA, available only in CGB/AGB/AGS in GBC mode.</text:p>
      <text:h text:style-name="P473"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19">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196">TODO: Test if the first 4 clocks are Read(0), and then every 4 clocks Read(n+1) and Write(n) are performed at the same time. It would make sense.</text:p>
      <text:p text:style-name="P172">Any written value (00h – FFh) will trigger the copy, but the copied data and the disabled memory areas depend on the source area <text:span text:style-name="T87">and the Game Boy model</text:span>.</text:p>
      <text:p text:style-name="P172">During this copy interrupts can still be triggered and the CPU can jump to interrupt vectors. This shouldn't be a problem with VBL and LCD interrupts if DMA is used during V-Blank only, but the timer, serial and joypad interrupts can still be a problem.</text:p>
      <text:p text:style-name="P259">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0"><text:span text:style-name="T122"><text:s text:c="2"/>ld <text:s/>[rDMA],a <text:s/>;Start DMA transfer. The A register has the source address.</text:span><text:line-break/> <text:s/><text:span text:style-name="T122">ld <text:s/>a,$28 <text:s text:c="4"/>;Delay...</text:span><text:line-break/>.<text:span text:style-name="T122">wait: </text:span><text:line-break/> <text:s/><text:span text:style-name="T122">dec a</text:span><text:line-break/> <text:s/><text:span text:style-name="T122">jr <text:s/>nz,.wait</text:span><text:line-break/> <text:s/><text:span text:style-name="T122">ret</text:span></text:p>
          </table:table-cell>
        </table:table-row>
      </table:table>
      <text:p text:style-name="P57"/>
      <text:p text:style-name="P172">-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0"/>
      <text:p text:style-name="P152"/>
      <text:p text:style-name="P152"/>
      <text:p text:style-name="P152"/>
      <text:p text:style-name="P197">- <text:span text:style-name="T83">Start DMA while HDMA? GDMA/HDMA while DMA?</text:span></text:p>
      <text:p text:style-name="P152"/>
      <text:h text:style-name="P473"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0">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55">Specifies the lower byte of the source address. Lower 4 bits are ignored, addresses are always aligned to 10h (16 bytes). Always returns FFh <text:span text:style-name="T79">when read</text:span>. </text:p>
      <text:h text:style-name="P473"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55">Specifies the higher byte of the destination address. Destination is always in VRAM (8000h – 9FFFh), the 3 upper bits are ignored. Always returns FFh <text:span text:style-name="T79">when read</text:span>.</text:p>
      <text:h text:style-name="P473"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55">Specifies the lower byte of the destination address. Lower 4 bits are ignored, addresses are always aligned to 10h (16 bytes). Always returns FFh when read.</text:p>
      <text:h text:style-name="P473"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19">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56">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1">A GDMA/HDMA copy cannot be interrupted by interrupts. The CPU will handle them after finishing copying. This is not a problem for HDMA (probably), but it may be a problem if the program is copying a large memory block and an important interrupt is triggered.</text:p>
      <text:p text:style-name="P156">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6">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6">Timings:</text:p>
      <text:p text:style-name="P156"><text:soft-page-break/><text:tab/>- Single speed mode: (4 + 32 <text:span text:style-name="T29">×</text:span><text:span text:style-name="T60"> blocks) clocks</text:span></text:p>
      <text:p text:style-name="P157"><text:tab/>- Double speed mode: (4 + 64 <text:span text:style-name="T29">×</text:span><text:span text:style-name="T60"> blocks) clocks</text:span></text:p>
      <text:p text:style-name="P157">The preparation time (4 clocks) is the same in single and double speed mode, but the actual transfer needs the same time in both modes, so in double speed mode it needs twice the clocks than in single speed mode.</text:p>
      <text:p text:style-name="P157">When the transfer is finished this register will return FFh.</text:p>
      <text:h text:style-name="P486" text:outline-level="3"><text:bookmark-start text:name="__RefHeading__2294_1034543206"/>HDMA – H-Blank DMA<text:bookmark-end text:name="__RefHeading__2294_1034543206"/></text:h>
      <text:p text:style-name="P157">This mode will transfer one block (16 bytes) during each H-Blank. <text:span text:style-name="T63">No data is transferred during V-Blank (LY = 143 – 153), but the transfer will continue at LY = 0. During the copy periods the CPU is stopped, the same as GDMA.</text:span></text:p>
      <text:p text:style-name="P160">Source and destination addresses may be changed during the copy.</text:p>
      <text:p text:style-name="P161">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3">- If HDMA5 is written during a HDMA copy, <text:span text:style-name="T63">the behaviour depends on the written bit 7.</text:span></text:p>
      <text:p text:style-name="P153"><text:tab/>- <text:span text:style-name="T63">New bit</text:span> 7 is 0: Stop copy. HDMA5 <text:span text:style-name="T151">new value is</text:span> <text:span text:style-name="T63">( </text:span>80h OR written_value <text:span text:style-name="T63">)</text:span>.</text:p>
      <text:p text:style-name="P153"><text:s/><text:tab/>- <text:span text:style-name="T63">New bit</text:span> 7 is <text:span text:style-name="T63">1</text:span>: Restart copy. New size is the value of written_value bits 0-6.</text:p>
      <text:p text:style-name="P154"><text:span text:style-name="T54"><text:s/></text:span><text:span text:style-name="T64">This means that HDMA can't switch to GDMA with only one write. </text:span><text:span text:style-name="T65">It must be stopped first.</text:span></text:p>
      <text:p text:style-name="P154">- I<text:span text:style-name="T63">f the CPU is in HALT or STOP modes, the HDMA copy won't happen. It also won't happen during a speed switch.</text:span></text:p>
      <text:p text:style-name="P151">- If a HDMA transfer is <text:span text:style-name="T63">started</text:span> when the screen is off, one block is copied. The transfer is continued <text:span text:style-name="T63">the first H-Blank period </text:span>after switching the screen on.</text:p>
      <text:p text:style-name="P151">-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1">- <text:span text:style-name="T79">If ROM/VRAM banks are changed the copy will continue with the new banks.</text:span></text:p>
      <text:p text:style-name="P153">- When a HDMA transfer is <text:span text:style-name="T63">started</text:span> during HBL it will start right away. There is no problem of copying while VRAM is <text:span text:style-name="T63">inaccessible</text:span>, mode 2 is long enough to allow the HDMA copy the 16 bytes.</text:p>
      <text:p text:style-name="P151">Timing<text:span text:style-name="T66">s</text:span> <text:span text:style-name="T63">(copy time per HBL)</text:span>:</text:p>
      <text:p text:style-name="P159"><text:tab/>- Single speed mode: (4 + 32<text:span text:style-name="T60">) clocks</text:span></text:p>
      <text:p text:style-name="P158"><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68">The copying circuit can't read from any memory. <text:span text:style-name="T78">Source address can be 0000h-7FFFh (ROM), A000h-BFFFh (SRAM) or C000h-DFFFh (WRAM).</text:span></text:p>
      <text:p text:style-name="P167">- Selecting an address in the range E000h-FFFFh will read addresses from A000h-BFFFh (SRAM).</text:p>
      <text:p text:style-name="P167">- Selecting an address in the range 8000<text:span text:style-name="T77">h</text:span>-9FFFh (VRAM) will read incorrect data.</text:p>
      <text:p text:style-name="P169"><text:soft-page-break/>The incorrect data read when copying from VRAM depends on the mode (GDMA/HDMA) and the hardware.</text:p>
      <text:p text:style-name="P169">- CGB/AGB: The DMA circuit copies two unknown bytes and the rest of the bytes are FFh.</text:p>
      <text:p text:style-name="P169">- AGS: The same, but only one byte.</text:p>
      <text:p text:style-name="P169">In GDMA the corrupted bytes are copied once for the whole copy. In HDMA the corrupted bytes are copied for each block.</text:p>
      <text:p text:style-name="P167"/>
      <text:p text:style-name="P167">TODO: <text:s/><text:span text:style-name="T80">In GDMA </text:span>investigate the <text:span text:style-name="T77">incorrect data</text:span> pattern <text:span text:style-name="T76">depending on the status of the LCD controller and the hardware: screen on/off, mode 0,1,2,3</text:span>.</text:p>
      <text:p text:style-name="P170"/>
      <text:p text:style-name="P166">...</text:p>
      <text:p text:style-name="P166"/>
      <text:p text:style-name="P166">…....</text:p>
      <text:p text:style-name="P166"/>
      <text:p text:style-name="P166"/>
      <text:h text:style-name="P447"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447" text:outline-level="1"><text:bookmark-start text:name="__RefHeading__797_785625829"/>The Game Boy Cartridge<text:bookmark-end text:name="__RefHeading__797_785625829"/></text:h>
      <text:h text:style-name="P474" text:outline-level="2"><text:bookmark-start text:name="__RefHeading__3851_1039843246"/>The Cartridge Header<text:bookmark-end text:name="__RefHeading__3851_1039843246"/></text:h>
      <text:p text:style-name="P190">The area at 0100h-014Fh of the ROM is reserved for some special information.</text:p>
      <text:p text:style-name="P213"><text:bookmark-start text:name="__RefHeading__3853_1039843246"/>0100h – 0103h – Start Vector<text:bookmark-end text:name="__RefHeading__3853_1039843246"/></text:p>
      <text:p text:style-name="P190">When the boot ROM is exited the <text:span text:style-name="T113">game </text:span>execution starts at 0100h. Usually, games have a “nop” <text:span text:style-name="T113">here</text:span> followed by a “jp 150h”.</text:p>
      <text:p text:style-name="P213"><text:bookmark-start text:name="__RefHeading__3855_1039843246"/>0104h – 0133h – Nintendo Logo<text:bookmark-end text:name="__RefHeading__3855_1039843246"/></text:p>
      <text:p text:style-name="P190">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0">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3"><text:bookmark-start text:name="__RefHeading__3857_1039843246"/>0134h – 0143h – Game Title<text:bookmark-end text:name="__RefHeading__3857_1039843246"/></text:p>
      <text:p text:style-name="P190">Title of the game in upper case ASCII. The unused bytes after the title are filled with 00h. The last few bytes are used for other things in GBC games. This is described below.</text:p>
      <text:p text:style-name="P213"><text:bookmark-start text:name="__RefHeading__3859_1039843246"/>013Fh – 0142h – Manufacturer Code<text:bookmark-end text:name="__RefHeading__3859_1039843246"/></text:p>
      <text:p text:style-name="P190">This is a 4 character uppercase manufacturer code.</text:p>
      <text:p text:style-name="P213"><text:bookmark-start text:name="__RefHeading__3861_1039843246"/>0143h – GBC Flag<text:bookmark-end text:name="__RefHeading__3861_1039843246"/></text:p>
      <text:p text:style-name="P192">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2"/>
      <text:p text:style-name="P194">Values with bit 7 set and bit 2 or bit 3 set will switch the GBC into a strange non-GBC-mode. TODO: CHECK THIS USING THE GBC BOOT ROM. Any value with bit 7 set seems to have the same effect, but check bits 2 and 3.</text:p>
      <text:p text:style-name="P229"/>
      <text:p text:style-name="P213"><text:bookmark-start text:name="__RefHeading__3863_1039843246"/>0144h – 0145h – New Licensee Code<text:bookmark-end text:name="__RefHeading__3863_1039843246"/></text:p>
      <text:p text:style-name="P192">A two character ASCII code that indicates the company or publisher of the game. Only used in games released after the SGB, older games use the value at 014Bh.</text:p>
      <text:p text:style-name="P213"><text:bookmark-start text:name="__RefHeading__3865_1039843246"/><text:soft-page-break/>0146h – SGB Flag<text:bookmark-end text:name="__RefHeading__3865_1039843246"/></text:p>
      <text:p text:style-name="P192">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3"><text:bookmark-start text:name="__RefHeading__3867_1039843246"/>0147h – Cartridge Type<text:bookmark-end text:name="__RefHeading__3867_1039843246"/></text:p>
      <text:p text:style-name="P193">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3"/>
      <text:p text:style-name="P213"><text:bookmark-start text:name="__RefHeading__3869_1039843246"/>0148h – ROM Size<text:bookmark-end text:name="__RefHeading__3869_1039843246"/></text:p>
      <text:p text:style-name="P52">Specifies the ROM size, calculated as “32KB &lt;&lt; NN”. <text:span text:style-name="T108">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8">5</text:span>h - 1<text:span text:style-name="T108">MB</text:span> - <text:span text:style-name="T108">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8">6</text:span>h - <text:span text:style-name="T108">2MB</text:span> - <text:span text:style-name="T108">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8">7</text:span>h - <text:span text:style-name="T108">4MB</text:span> - <text:span text:style-name="T108">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8">8</text:span>h - <text:span text:style-name="T108">8MB</text:span> - <text:span text:style-name="T108">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3"/>
      <text:p text:style-name="P213"><text:bookmark-start text:name="__RefHeading__3871_1039843246"/>0149h – RAM Size<text:bookmark-end text:name="__RefHeading__3871_1039843246"/></text:p>
      <text:p text:style-name="P53"><text:soft-page-break/>Specifies the R<text:span text:style-name="T108">A</text:span>M size <text:span text:style-name="T113">(if any):</text:span></text:p>
      <text:p text:style-name="P53"/>
      <table:table table:name="Tabla37" table:style-name="Tabla37">
        <table:table-column table:style-name="Tabla37.A"/>
        <table:table-row>
          <table:table-cell table:style-name="Tabla37.A1" office:value-type="string">
            <text:p text:style-name="P25">00h - <text:span text:style-name="T108">None</text:span></text:p>
          </table:table-cell>
        </table:table-row>
        <table:table-row>
          <table:table-cell table:style-name="Tabla37.A1" office:value-type="string">
            <text:p text:style-name="P25">01h - <text:span text:style-name="T108">2</text:span>KB</text:p>
          </table:table-cell>
        </table:table-row>
        <table:table-row>
          <table:table-cell table:style-name="Tabla37.A1" office:value-type="string">
            <text:p text:style-name="P25">02h - 8KB - <text:span text:style-name="T108">1 bank</text:span></text:p>
          </table:table-cell>
        </table:table-row>
        <table:table-row>
          <table:table-cell table:style-name="Tabla37.A1" office:value-type="string">
            <text:p text:style-name="P25">03h - <text:span text:style-name="T108">32</text:span>KB - <text:span text:style-name="T108">4</text:span> banks <text:span text:style-name="T108">of 8KB</text:span></text:p>
          </table:table-cell>
        </table:table-row>
        <table:table-row>
          <table:table-cell table:style-name="Tabla37.A1" office:value-type="string">
            <text:p text:style-name="P25">04h - <text:span text:style-name="T108">128</text:span>KB - <text:span text:style-name="T108">16</text:span> banks <text:span text:style-name="T108">of 8KB</text:span></text:p>
          </table:table-cell>
        </table:table-row>
        <table:table-row>
          <table:table-cell table:style-name="Tabla37.A1" office:value-type="string">
            <text:p text:style-name="P27">05h - 64KB - 8 banks of 8 KB. Used by “Pokémon Crystal (<text:span text:style-name="T163">J</text:span>)”.</text:p>
          </table:table-cell>
        </table:table-row>
      </table:table>
      <text:p text:style-name="P53"/>
      <text:p text:style-name="P54">In MBC2 cartridges this value is 00h, but the <text:span text:style-name="T113">MBC chip</text:span> has a<text:span text:style-name="T163">n internal</text:span> RAM of 512 <text:span text:style-name="T29">× 4 bit.</text:span></text:p>
      <text:p text:style-name="P54"/>
      <text:p text:style-name="P213"><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3"><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3"><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3"><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3"><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75" text:outline-level="2"><text:bookmark-start text:name="__RefHeading__3883_1039843246"/>Memory Bank Controller<text:span text:style-name="T107">s</text:span><text:bookmark-end text:name="__RefHeading__3883_1039843246"/></text:h>
      <text:p text:style-name="P208">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9">Addresses at 0000h-7FFFh and A000h-BFFF can be used to read from cartridge hardware and to write to it. ROM addresses are used to switch ROM and RAM banks and enable or disable RAM, and RAM addresses are used to control extra hardware.</text:p>
      <text:p text:style-name="P209">Disabled RAM will ignore any writes, and it will return FFh when read. If there is no RAM, any <text:soft-page-break/>reads from this area will also return FFh. RAM should be disabled when it's not being used to protect the data. RAM is disabled on reset.</text:p>
      <text:p text:style-name="P209">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208">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209">This is the first MBC chip, used in most DMG and SGB games. <text:span text:style-name="T109">This cartridge has a special register <text:s/>that selects the upper bits of the ROM bank number or the RAM bank number, but can't specify both at the same time.</text:span></text:p>
      <text:p text:style-name="P214">0000h-3FFFh – ROM Bank 0 (Read)</text:p>
      <text:p text:style-name="P209">This area contains the first 16KB of the ROM.</text:p>
      <text:p text:style-name="P214">4000h-7FFFh – Switchable ROM bank (Read)</text:p>
      <text:p text:style-name="P209">This area may contain any 16KB ROM bank. Bank numbers 00h, 20h, 40h, <text:span text:style-name="T109">60h</text:span> cannot be used and the following bank (01h, 21h, 41h, <text:span text:style-name="T109">61h</text:span>) will be selected instead!</text:p>
      <text:p text:style-name="P214">A000h-BFFFh – Switchable RAM bank (Read/Write)</text:p>
      <text:p text:style-name="P209">This area is used to read and write from external RAM (if any). External RAM is often battery buffered so its values are stored even if the Game Boy is turned off or the cartridge is removed. </text:p>
      <text:p text:style-name="P214">0000h-1FFFh – RAM Enable (Write)</text:p>
      <text:p text:style-name="P210">Writing <text:span text:style-name="T109">to this address range </text:span>any value with 0Ah in the lower 4 bits enables RAM, and any other value disables it. Usually, 00h is used to disable RAM and 0Ah is used to enable it.</text:p>
      <text:p text:style-name="P215"><text:span text:style-name="T109">2</text:span>000h-<text:span text:style-name="T109">3</text:span>FFFh – R<text:span text:style-name="T109">O</text:span>M <text:span text:style-name="T109">Bank</text:span> (Write)</text:p>
      <text:p text:style-name="P227">This address range is used to select the lower 5 bits of ROM bank number (01h-1Fh). Writing 00h will be translated to 01h. This will make banks 00h, 20h, 40h and 60h impossible to map, and banks 01h, 21h, 41h and 61h will be selected instead.</text:p>
      <text:p text:style-name="P215"><text:span text:style-name="T109">4</text:span>000h-<text:span text:style-name="T109">5</text:span>FFFh – R<text:span text:style-name="T109">A</text:span>M <text:span text:style-name="T109">Bank/Upper bits of ROM Bank </text:span>(Write)</text:p>
      <text:p text:style-name="P227">This is a 2 bit register that can select RAM banks 0 – 3 or can specify the upper 2 bits of ROM bank, depending on the cartridge mode (see below).</text:p>
      <text:p text:style-name="P215"><text:span text:style-name="T109">6</text:span>000h-<text:span text:style-name="T109">7F</text:span>FFh – <text:span text:style-name="T109">ROM/RAM Mode (Write)</text:span></text:p>
      <text:p text:style-name="P227">This is a 1 bit register that selects if the two bits in register at 4000h-5FFFh are used to select the two upper bits of the ROM bank number or the RAM bank number.</text:p>
      <text:p text:style-name="P227">Mode 0 will enable ROM Banking Mode (enabled by default). Only RAM bank 0 can be accessed in this mode, even if the mapped bank before the mode change wasn't bank 0.</text:p>
      <text:p text:style-name="P227"><text:soft-page-break/>Mode 1 will enable RAM Banking Mode, and only ROM banks 01h-1Fh will be able to be accessed. If other ROM bank is selected, ROM bank will be changed to the corresponding in 01h-1Fh by clearing the upper 2 bits.</text:p>
      <text:h text:style-name="P487"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227">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215">0000h-3FFFh – ROM Bank 0 (Read)</text:p>
      <text:p text:style-name="P210">This area contains the first 16KB of the ROM.</text:p>
      <text:p text:style-name="P215">4000h-7FFFh – Switchable ROM bank (Read)</text:p>
      <text:p text:style-name="P210">This area may contain any 16KB ROM bank <text:span text:style-name="T109">except for bank 0.</text:span></text:p>
      <text:p text:style-name="P215">A000h-<text:span text:style-name="T112">A1FF</text:span>h – RAM (Read/Write)</text:p>
      <text:p text:style-name="P210">This area is used to read and write from <text:span text:style-name="T112">MBC2 RAM. Only the 4 lower bits are used, the upper bits should be ignored when reading and will be ignored when writing. They probably return '1' when read.</text:span></text:p>
      <text:p text:style-name="P215">0000h-1FFFh – RAM Enable (Write)</text:p>
      <text:p text:style-name="P211">Writing to this address range any value with 0Ah in the lower 4 bits enables RAM, and any other value disables it. Usually, 00h is used to disable RAM and 0Ah is used to enable it.</text:p>
      <text:p text:style-name="P191">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210"><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28">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488" text:outline-level="3"><text:bookmark-start text:name="__RefHeading__3891_1039843246"/>MBC<text:span text:style-name="T112">3</text:span> <text:span text:style-name="T108">(2MB ROM. 64KB RAM. RTC. DMG, SGB, CGB)</text:span><text:bookmark-end text:name="__RefHeading__3891_1039843246"/></text:h>
      <text:p text:style-name="P247">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216">0000h-3FFFh – ROM Bank 0 (Read)</text:p>
      <text:p text:style-name="P211">This area contains the first 16KB of the ROM.</text:p>
      <text:p text:style-name="P216"><text:soft-page-break/>4000h-7FFFh – Switchable ROM bank (Read)</text:p>
      <text:p text:style-name="P211">This area may contain any 16KB ROM bank, <text:span text:style-name="T114">including banks 20h, 40h and 60h (but not bank 00h).</text:span></text:p>
      <text:p text:style-name="P216">A000h-<text:span text:style-name="T114">BFFF</text:span>h – RAM <text:span text:style-name="T117">Bank</text:span>/<text:span text:style-name="T114">RTC Register</text:span> (Read/Write)</text:p>
      <text:p text:style-name="P249">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6">0000h-1FFFh – RAM <text:span text:style-name="T114">and RTC Registers </text:span>Enable (Write)</text:p>
      <text:p text:style-name="P211">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211"><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49">The 7 lower bits of the value written here is the ROM bank that will be mapped to 4000h-3FFFh. Writing a 00h here will select bank 01h instead. Any other value will select the corresponding bank.</text:p>
      <text:p text:style-name="P216"><text:span text:style-name="T109">4</text:span>000h-<text:span text:style-name="T109">5</text:span>FFFh – R<text:span text:style-name="T109">A</text:span>M <text:span text:style-name="T109">Bank</text:span>/<text:span text:style-name="T114">RTC Register </text:span>(Write)</text:p>
      <text:p text:style-name="P249">This will select the RAM bank or RTC register to map to A000h-BFFFh.</text:p>
      <text:p text:style-name="P216"><text:span text:style-name="T109">6</text:span>000h-<text:span text:style-name="T109">7F</text:span>FFh – <text:span text:style-name="T114">Latch Clock Data (Write)</text:span></text:p>
      <text:p text:style-name="P255">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55">Some games like “Pokémon Crystal” write 00h, then 01h and then 00h. Other games like “Cardcaptor Sakura - Itsumo Sakura-chan to Issho (Japan)” write 01h most times, and 00h to 01h very few times.</text:p>
      <text:p text:style-name="P255">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0">The Halt Flag <text:span text:style-name="T118">should be set</text:span> before writing to the RTC Registers.</text:p>
      <text:p text:style-name="P255">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0">When accessing the RTC Registers it is recommended to execute a 4 <text:span text:style-name="T118">c</text:span>ycles <text:span text:style-name="T118">delay (normal speed </text:span><text:soft-page-break/><text:span text:style-name="T118">mode) </text:span>between the separate accesses <text:span text:style-name="T118">due to a slow hardware</text:span>.</text:p>
      <text:h text:style-name="P489" text:outline-level="3"><text:bookmark-start text:name="__RefHeading__4730_1402274307"/>MBC5 (8MB ROM. 128KB RAM. DMG, SGB, CGB)<text:bookmark-end text:name="__RefHeading__4730_1402274307"/></text:h>
      <text:p text:style-name="P248">This MBC <text:span text:style-name="T117">is the one used by most GBC games. Some MBC5 cartridges have an electric motor used for rumble. </text:span></text:p>
      <text:p text:style-name="P217">0000h-3FFFh – ROM Bank 0 (Read)</text:p>
      <text:p text:style-name="P212">This area contains the first 16KB of the ROM.</text:p>
      <text:p text:style-name="P217">4000h-7FFFh – Switchable ROM bank (Read)</text:p>
      <text:p text:style-name="P212">This area may contain any 16KB ROM bank <text:span text:style-name="T117">(including bank 00h?).</text:span></text:p>
      <text:p text:style-name="P217">A000h-<text:span text:style-name="T114">BFFF</text:span>h – RAM <text:span text:style-name="T117">Bank</text:span> (Read/Write)</text:p>
      <text:p text:style-name="P254">This contains the selected RAM bank.</text:p>
      <text:p text:style-name="P217">0000h-1FFFh – RAM<text:span text:style-name="T114"> </text:span>Enable (Write)</text:p>
      <text:p text:style-name="P212">Writing <text:span text:style-name="T109">to this address range </text:span>any value with 0Ah in the lower 4 bits enables RAM, any other value disables <text:span text:style-name="T117">it</text:span>.</text:p>
      <text:p text:style-name="P212"><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50">The <text:span text:style-name="T117">value</text:span> written here is <text:span text:style-name="T117">the lower 8 bits of the</text:span> ROM bank <text:span text:style-name="T117">number.</text:span></text:p>
      <text:p text:style-name="P212"><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51">The <text:span text:style-name="T117">value</text:span> written here is <text:span text:style-name="T117">the higher 8 bits of the</text:span> ROM bank <text:span text:style-name="T117">number. There is only one game with more than 256 ROM banks (“Densha de Go! 2 (Japan)” with an 8MB ROM), so only bit 0 is used. In games that use 256 banks or less this register selects the lower 8 bits of the ROM bank too (?).</text:span></text:p>
      <text:p text:style-name="P198">TODO: CHECK THIS AGAIN</text:p>
      <text:p text:style-name="P217"><text:span text:style-name="T109">4</text:span>000h-<text:span text:style-name="T109">5</text:span>FFFh – R<text:span text:style-name="T109">A</text:span>M <text:span text:style-name="T109">Bank</text:span>/<text:span text:style-name="T117">Enable Rumble </text:span>(Write)</text:p>
      <text:p text:style-name="P250">This will select the RAM bank or RTC register to map to A000h-BFFFh. <text:span text:style-name="T117">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490" text:outline-level="3"><text:bookmark-start text:name="__RefHeading__15242_21323066"/><text:span text:style-name="T163">Pocket Camera</text:span><text:bookmark-end text:name="__RefHeading__15242_21323066"/></text:h>
      <text:p text:style-name="P545">This is only used by 3 versions of the Game Boy camera ROM: “Pocket Camera (J)”, “Game Boy Camera (U, E)” and “Game Boy Camera Gold (U)”.</text:p>
      <text:p text:style-name="P545">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545"><text:a xlink:type="simple" xlink:href="https://github.com/AntonioND/gbcam-rev-engineer" text:style-name="Internet_20_link" text:visited-style-name="Visited_20_Internet_20_Link">https://github.com/AntonioND/gbcam-rev-engineer</text:a></text:p>
      <text:h text:style-name="P452" text:outline-level="1"><text:bookmark-start text:name="__RefHeading__448_1297581768"/>Credits<text:bookmark-end text:name="__RefHeading__448_1297581768"/></text:h>
      <text:p text:style-name="P127">- <text:span text:style-name="T20">Pan Docs, by “Pan of Anthrox”, with contributions from Marat Fayzullin, Pascal Felber, Paul Robson, “kOOPa” and (a lot from) Martin Korth “nocash”.</text:span></text:p>
      <text:p text:style-name="P126">- <text:span text:style-name="T21">The people at the IRC channel #gbdev in EFnet. Specially beware, for BGB emulator, which was really useful when designing test ROMs before checking them in real hardware.</text:span></text:p>
      <text:p text:style-name="P128">- Jonathan Gevaryahu “Lord Nightmare” for GBSOUND.txt.</text:p>
      <text:p text:style-name="P128">- Carsten Sorensen for RGBDS and Anthony J. Bentley for maintaining it in Github.</text:p>
      <text:p text:style-name="P128">- Sindre Aamås for Gambatte and its source code.</text:p>
      <text:p text:style-name="P128">- GeeBee for the GB DEV FAQs.</text:p>
      <text:p text:style-name="P128">- Otaku No Zoku for the Gameboy Crib Sheet.</text:p>
      <text:h text:style-name="P447" text:outline-level="1"><text:bookmark-start text:name="__RefHeading__3568_1397632328"/>Changelog<text:bookmark-end text:name="__RefHeading__3568_1397632328"/></text:h>
      <text:p text:style-name="P180">First version <text:span text:style-name="T152">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3-17T17:13:55.540000000</dc:date>
    <meta:editing-duration>PT16H27M28S</meta:editing-duration>
    <meta:editing-cycles>220</meta:editing-cycles>
    <meta:generator>LibreOffice/4.4.1.2$Windows_x86 LibreOffice_project/45e2de17089c24a1fa810c8f975a7171ba4cd432</meta:generator>
    <meta:document-statistic meta:table-count="97" meta:image-count="7" meta:object-count="0" meta:page-count="58" meta:paragraph-count="4189" meta:word-count="16536" meta:character-count="79840" meta:non-whitespace-character-count="66276"/>
  </office:meta>
</office:document-meta>
</file>